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3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8950">
            <text:p>8950</text:p>
          </table:table-cell>
          <table:table-cell table:formula="of:=[.A1]*[.B1]" office:value-type="float" office:value="8950">
            <text:p>8950</text:p>
          </table:table-cell>
          <table:table-cell office:value-type="float" office:value="8950">
            <text:p>895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8950">
            <text:p>8950</text:p>
          </table:table-cell>
          <table:table-cell table:formula="of:=[.A2]*[.B2]" office:value-type="float" office:value="17900">
            <text:p>179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8950">
            <text:p>8950</text:p>
          </table:table-cell>
          <table:table-cell table:formula="of:=[.A3]*[.B3]" office:value-type="float" office:value="26850">
            <text:p>2685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8950">
            <text:p>8950</text:p>
          </table:table-cell>
          <table:table-cell table:formula="of:=[.A4]*[.B4]" office:value-type="float" office:value="35800">
            <text:p>358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8950">
            <text:p>8950</text:p>
          </table:table-cell>
          <table:table-cell table:formula="of:=[.A5]*[.B5]" office:value-type="float" office:value="44750">
            <text:p>4475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8950">
            <text:p>8950</text:p>
          </table:table-cell>
          <table:table-cell table:formula="of:=[.A6]*[.B6]" office:value-type="float" office:value="53700">
            <text:p>537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8950">
            <text:p>8950</text:p>
          </table:table-cell>
          <table:table-cell table:formula="of:=[.A7]*[.B7]" office:value-type="float" office:value="62650">
            <text:p>6265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8950">
            <text:p>8950</text:p>
          </table:table-cell>
          <table:table-cell table:formula="of:=[.A8]*[.B8]" office:value-type="float" office:value="71600">
            <text:p>716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8950">
            <text:p>8950</text:p>
          </table:table-cell>
          <table:table-cell table:formula="of:=[.A9]*[.B9]" office:value-type="float" office:value="80550">
            <text:p>805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8950">
            <text:p>8950</text:p>
          </table:table-cell>
          <table:table-cell table:formula="of:=[.A10]*[.B10]" office:value-type="float" office:value="89500">
            <text:p>895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8950">
            <text:p>8950</text:p>
          </table:table-cell>
          <table:table-cell table:formula="of:=[.A11]*[.B11]" office:value-type="float" office:value="98450">
            <text:p>984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8950">
            <text:p>8950</text:p>
          </table:table-cell>
          <table:table-cell table:formula="of:=[.A12]*[.B12]" office:value-type="float" office:value="107400">
            <text:p>1074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8950">
            <text:p>8950</text:p>
          </table:table-cell>
          <table:table-cell table:formula="of:=[.A13]*[.B13]" office:value-type="float" office:value="116350">
            <text:p>1163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8950">
            <text:p>8950</text:p>
          </table:table-cell>
          <table:table-cell table:formula="of:=[.A14]*[.B14]" office:value-type="float" office:value="125300">
            <text:p>1253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8950">
            <text:p>8950</text:p>
          </table:table-cell>
          <table:table-cell table:formula="of:=[.A15]*[.B15]" office:value-type="float" office:value="134250">
            <text:p>1342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8950">
            <text:p>8950</text:p>
          </table:table-cell>
          <table:table-cell table:formula="of:=[.A16]*[.B16]" office:value-type="float" office:value="143200">
            <text:p>1432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8950">
            <text:p>8950</text:p>
          </table:table-cell>
          <table:table-cell table:formula="of:=[.A17]*[.B17]" office:value-type="float" office:value="152150">
            <text:p>1521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8950">
            <text:p>8950</text:p>
          </table:table-cell>
          <table:table-cell table:formula="of:=[.A18]*[.B18]" office:value-type="float" office:value="161100">
            <text:p>1611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8950">
            <text:p>8950</text:p>
          </table:table-cell>
          <table:table-cell table:formula="of:=[.A19]*[.B19]" office:value-type="float" office:value="170050">
            <text:p>17005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8950">
            <text:p>8950</text:p>
          </table:table-cell>
          <table:table-cell table:formula="of:=[.A20]*[.B20]" office:value-type="float" office:value="179000">
            <text:p>179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8950">
            <text:p>8950</text:p>
          </table:table-cell>
          <table:table-cell table:formula="of:=[.A21]*[.B21]" office:value-type="float" office:value="187950">
            <text:p>1879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8950">
            <text:p>8950</text:p>
          </table:table-cell>
          <table:table-cell table:formula="of:=[.A22]*[.B22]" office:value-type="float" office:value="196900">
            <text:p>1969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8950">
            <text:p>8950</text:p>
          </table:table-cell>
          <table:table-cell table:formula="of:=[.A23]*[.B23]" office:value-type="float" office:value="205850">
            <text:p>20585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8950">
            <text:p>8950</text:p>
          </table:table-cell>
          <table:table-cell table:formula="of:=[.A24]*[.B24]" office:value-type="float" office:value="214800">
            <text:p>2148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8950">
            <text:p>8950</text:p>
          </table:table-cell>
          <table:table-cell table:formula="of:=[.A25]*[.B25]" office:value-type="float" office:value="223750">
            <text:p>22375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8932.1">
            <text:p>8932,1</text:p>
          </table:table-cell>
          <table:table-cell table:formula="of:=[.A26]*[.B26]" office:value-type="float" office:value="232234.6">
            <text:p>232234,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8914.2358">
            <text:p>8914,2358</text:p>
          </table:table-cell>
          <table:table-cell table:formula="of:=[.A27]*[.B27]" office:value-type="float" office:value="240684.3666">
            <text:p>240684,366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8896.4073284">
            <text:p>8896,4073284</text:p>
          </table:table-cell>
          <table:table-cell table:formula="of:=[.A28]*[.B28]" office:value-type="float" office:value="249099.4051952">
            <text:p>249099,405195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8878.6145137432">
            <text:p>8878,6145137432</text:p>
          </table:table-cell>
          <table:table-cell table:formula="of:=[.A29]*[.B29]" office:value-type="float" office:value="257479.820898553">
            <text:p>257479,82089855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8860.85728471572">
            <text:p>8860,8572847157</text:p>
          </table:table-cell>
          <table:table-cell table:formula="of:=[.A30]*[.B30]" office:value-type="float" office:value="265825.718541471">
            <text:p>265825,71854147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8843.13557014628">
            <text:p>8843,1355701463</text:p>
          </table:table-cell>
          <table:table-cell table:formula="of:=[.A31]*[.B31]" office:value-type="float" office:value="274137.202674535">
            <text:p>274137,20267453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8825.44929900599">
            <text:p>8825,449299006</text:p>
          </table:table-cell>
          <table:table-cell table:formula="of:=[.A32]*[.B32]" office:value-type="float" office:value="282414.377568192">
            <text:p>282414,37756819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8807.79840040798">
            <text:p>8807,798400408</text:p>
          </table:table-cell>
          <table:table-cell table:formula="of:=[.A33]*[.B33]" office:value-type="float" office:value="290657.347213463">
            <text:p>290657,347213463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8790.18280360716">
            <text:p>8790,1828036072</text:p>
          </table:table-cell>
          <table:table-cell table:formula="of:=[.A34]*[.B34]" office:value-type="float" office:value="298866.215322644">
            <text:p>298866,21532264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8772.60243799995">
            <text:p>8772,602438</text:p>
          </table:table-cell>
          <table:table-cell table:formula="of:=[.A35]*[.B35]" office:value-type="float" office:value="307041.085329998">
            <text:p>307041,08532999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8755.05723312395">
            <text:p>8755,057233124</text:p>
          </table:table-cell>
          <table:table-cell table:formula="of:=[.A36]*[.B36]" office:value-type="float" office:value="315182.060392462">
            <text:p>315182,06039246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8737.5471186577">
            <text:p>8737,5471186577</text:p>
          </table:table-cell>
          <table:table-cell table:formula="of:=[.A37]*[.B37]" office:value-type="float" office:value="323289.243390335">
            <text:p>323289,24339033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8720.07202442039">
            <text:p>8720,0720244204</text:p>
          </table:table-cell>
          <table:table-cell table:formula="of:=[.A38]*[.B38]" office:value-type="float" office:value="331362.736927975">
            <text:p>331362,73692797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8702.63188037155">
            <text:p>8702,6318803716</text:p>
          </table:table-cell>
          <table:table-cell table:formula="of:=[.A39]*[.B39]" office:value-type="float" office:value="339402.64333449">
            <text:p>339402,6433344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8685.2266166108">
            <text:p>8685,2266166108</text:p>
          </table:table-cell>
          <table:table-cell table:formula="of:=[.A40]*[.B40]" office:value-type="float" office:value="347409.064664432">
            <text:p>347409,06466443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8667.85616337758">
            <text:p>8667,8561633776</text:p>
          </table:table-cell>
          <table:table-cell table:formula="of:=[.A41]*[.B41]" office:value-type="float" office:value="355382.102698481">
            <text:p>355382,10269848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8650.52045105083">
            <text:p>8650,5204510508</text:p>
          </table:table-cell>
          <table:table-cell table:formula="of:=[.A42]*[.B42]" office:value-type="float" office:value="363321.858944135">
            <text:p>363321,858944135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8633.21941014872">
            <text:p>8633,2194101487</text:p>
          </table:table-cell>
          <table:table-cell table:formula="of:=[.A43]*[.B43]" office:value-type="float" office:value="371228.434636395">
            <text:p>371228,43463639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8615.95297132843">
            <text:p>8615,9529713284</text:p>
          </table:table-cell>
          <table:table-cell table:formula="of:=[.A44]*[.B44]" office:value-type="float" office:value="379101.930738451">
            <text:p>379101,930738451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8598.72106538577">
            <text:p>8598,7210653858</text:p>
          </table:table-cell>
          <table:table-cell table:formula="of:=[.A45]*[.B45]" office:value-type="float" office:value="386942.44794236">
            <text:p>386942,44794236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8581.523623255">
            <text:p>8581,523623255</text:p>
          </table:table-cell>
          <table:table-cell table:formula="of:=[.A46]*[.B46]" office:value-type="float" office:value="394750.08666973">
            <text:p>394750,0866697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8564.36057600849">
            <text:p>8564,3605760085</text:p>
          </table:table-cell>
          <table:table-cell table:formula="of:=[.A47]*[.B47]" office:value-type="float" office:value="402524.947072399">
            <text:p>402524,94707239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8547.23185485647">
            <text:p>8547,2318548565</text:p>
          </table:table-cell>
          <table:table-cell table:formula="of:=[.A48]*[.B48]" office:value-type="float" office:value="410267.129033111">
            <text:p>410267,129033111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8530.13739114676">
            <text:p>8530,1373911468</text:p>
          </table:table-cell>
          <table:table-cell table:formula="of:=[.A49]*[.B49]" office:value-type="float" office:value="417976.732166191">
            <text:p>417976,73216619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8513.07711636446">
            <text:p>8513,0771163645</text:p>
          </table:table-cell>
          <table:table-cell table:formula="of:=[.A50]*[.B50]" office:value-type="float" office:value="425653.855818223">
            <text:p>425653,855818223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8496.05096213173">
            <text:p>8496,0509621317</text:p>
          </table:table-cell>
          <table:table-cell table:formula="of:=[.A51]*[.B51]" office:value-type="float" office:value="433298.599068718">
            <text:p>433298,599068718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8479.05886020747">
            <text:p>8479,0588602075</text:p>
          </table:table-cell>
          <table:table-cell table:formula="of:=[.A52]*[.B52]" office:value-type="float" office:value="440911.060730789">
            <text:p>440911,060730789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8462.10074248706">
            <text:p>8462,1007424871</text:p>
          </table:table-cell>
          <table:table-cell table:formula="of:=[.A53]*[.B53]" office:value-type="float" office:value="448491.339351814">
            <text:p>448491,33935181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8445.17654100208">
            <text:p>8445,1765410021</text:p>
          </table:table-cell>
          <table:table-cell table:formula="of:=[.A54]*[.B54]" office:value-type="float" office:value="456039.533214113">
            <text:p>456039,533214113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8428.28618792008">
            <text:p>8428,2861879201</text:p>
          </table:table-cell>
          <table:table-cell table:formula="of:=[.A55]*[.B55]" office:value-type="float" office:value="463555.740335604">
            <text:p>463555,740335604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8411.42961554424">
            <text:p>8411,4296155442</text:p>
          </table:table-cell>
          <table:table-cell table:formula="of:=[.A56]*[.B56]" office:value-type="float" office:value="471040.058470477">
            <text:p>471040,05847047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8394.60675631315">
            <text:p>8394,6067563132</text:p>
          </table:table-cell>
          <table:table-cell table:formula="of:=[.A57]*[.B57]" office:value-type="float" office:value="478492.58510985">
            <text:p>478492,58510985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8377.81754280053">
            <text:p>8377,8175428005</text:p>
          </table:table-cell>
          <table:table-cell table:formula="of:=[.A58]*[.B58]" office:value-type="float" office:value="485913.41748243">
            <text:p>485913,41748243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8361.06190771493">
            <text:p>8361,0619077149</text:p>
          </table:table-cell>
          <table:table-cell table:formula="of:=[.A59]*[.B59]" office:value-type="float" office:value="493302.652555181">
            <text:p>493302,65255518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8344.33978389949">
            <text:p>8344,3397838995</text:p>
          </table:table-cell>
          <table:table-cell table:formula="of:=[.A60]*[.B60]" office:value-type="float" office:value="500660.38703397">
            <text:p>500660,38703397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8327.6511043317">
            <text:p>8327,6511043317</text:p>
          </table:table-cell>
          <table:table-cell table:formula="of:=[.A61]*[.B61]" office:value-type="float" office:value="507986.717364233">
            <text:p>507986,717364233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8310.99580212303">
            <text:p>8310,995802123</text:p>
          </table:table-cell>
          <table:table-cell table:formula="of:=[.A62]*[.B62]" office:value-type="float" office:value="515281.739731628">
            <text:p>515281,739731628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8294.37381051879">
            <text:p>8294,3738105188</text:p>
          </table:table-cell>
          <table:table-cell table:formula="of:=[.A63]*[.B63]" office:value-type="float" office:value="522545.550062684">
            <text:p>522545,55006268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8277.78506289775">
            <text:p>8277,7850628978</text:p>
          </table:table-cell>
          <table:table-cell table:formula="of:=[.A64]*[.B64]" office:value-type="float" office:value="529778.244025456">
            <text:p>529778,244025456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8261.22949277195">
            <text:p>8261,229492772</text:p>
          </table:table-cell>
          <table:table-cell table:formula="of:=[.A65]*[.B65]" office:value-type="float" office:value="536979.917030177">
            <text:p>536979,917030177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8244.70703378641">
            <text:p>8244,7070337864</text:p>
          </table:table-cell>
          <table:table-cell table:formula="of:=[.A66]*[.B66]" office:value-type="float" office:value="544150.664229903">
            <text:p>544150,664229903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8228.21761971884">
            <text:p>8228,2176197188</text:p>
          </table:table-cell>
          <table:table-cell table:formula="of:=[.A67]*[.B67]" office:value-type="float" office:value="551290.580521162">
            <text:p>551290,580521162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8211.7611844794">
            <text:p>8211,7611844794</text:p>
          </table:table-cell>
          <table:table-cell table:formula="of:=[.A68]*[.B68]" office:value-type="float" office:value="558399.760544599">
            <text:p>558399,760544599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8195.33766211044">
            <text:p>8195,3376621104</text:p>
          </table:table-cell>
          <table:table-cell table:formula="of:=[.A69]*[.B69]" office:value-type="float" office:value="565478.29868562">
            <text:p>565478,2986856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8178.94698678622">
            <text:p>8178,9469867862</text:p>
          </table:table-cell>
          <table:table-cell table:formula="of:=[.A70]*[.B70]" office:value-type="float" office:value="572526.289075035">
            <text:p>572526,289075035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8162.58909281265">
            <text:p>8162,5890928127</text:p>
          </table:table-cell>
          <table:table-cell table:formula="of:=[.A71]*[.B71]" office:value-type="float" office:value="579543.825589698">
            <text:p>579543,82558969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8146.26391462702">
            <text:p>8146,263914627</text:p>
          </table:table-cell>
          <table:table-cell table:formula="of:=[.A72]*[.B72]" office:value-type="float" office:value="586531.001853145">
            <text:p>586531,001853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8129.97138679777">
            <text:p>8129,9713867978</text:p>
          </table:table-cell>
          <table:table-cell table:formula="of:=[.A73]*[.B73]" office:value-type="float" office:value="593487.911236237">
            <text:p>593487,911236237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8113.71144402417">
            <text:p>8113,7114440242</text:p>
          </table:table-cell>
          <table:table-cell table:formula="of:=[.A74]*[.B74]" office:value-type="float" office:value="600414.646857789">
            <text:p>600414,64685778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8097.48402113612">
            <text:p>8097,4840211361</text:p>
          </table:table-cell>
          <table:table-cell table:formula="of:=[.A75]*[.B75]" office:value-type="float" office:value="607311.301585209">
            <text:p>607311,301585209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8081.28905309385">
            <text:p>8081,2890530939</text:p>
          </table:table-cell>
          <table:table-cell table:formula="of:=[.A76]*[.B76]" office:value-type="float" office:value="614177.968035133">
            <text:p>614177,968035133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8065.12647498766">
            <text:p>8065,1264749877</text:p>
          </table:table-cell>
          <table:table-cell table:formula="of:=[.A77]*[.B77]" office:value-type="float" office:value="621014.73857405">
            <text:p>621014,73857405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8048.99622203769">
            <text:p>8048,9962220377</text:p>
          </table:table-cell>
          <table:table-cell table:formula="of:=[.A78]*[.B78]" office:value-type="float" office:value="627821.70531894">
            <text:p>627821,70531894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8032.89822959361">
            <text:p>8032,8982295936</text:p>
          </table:table-cell>
          <table:table-cell table:formula="of:=[.A79]*[.B79]" office:value-type="float" office:value="634598.960137895">
            <text:p>634598,96013789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8016.83243313442">
            <text:p>8016,8324331344</text:p>
          </table:table-cell>
          <table:table-cell table:formula="of:=[.A80]*[.B80]" office:value-type="float" office:value="641346.594650754">
            <text:p>641346,594650754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8000.79876826815">
            <text:p>8000,7987682682</text:p>
          </table:table-cell>
          <table:table-cell table:formula="of:=[.A81]*[.B81]" office:value-type="float" office:value="648064.70022972">
            <text:p>648064,70022972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7984.79717073162">
            <text:p>7984,7971707316</text:p>
          </table:table-cell>
          <table:table-cell table:formula="of:=[.A82]*[.B82]" office:value-type="float" office:value="654753.367999993">
            <text:p>654753,367999993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7968.82757639015">
            <text:p>7968,8275763902</text:p>
          </table:table-cell>
          <table:table-cell table:formula="of:=[.A83]*[.B83]" office:value-type="float" office:value="661412.688840383">
            <text:p>661412,688840383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7952.88992123737">
            <text:p>7952,8899212374</text:p>
          </table:table-cell>
          <table:table-cell table:formula="of:=[.A84]*[.B84]" office:value-type="float" office:value="668042.75338394">
            <text:p>668042,7533839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7936.9841413949">
            <text:p>7936,9841413949</text:p>
          </table:table-cell>
          <table:table-cell table:formula="of:=[.A85]*[.B85]" office:value-type="float" office:value="674643.652018567">
            <text:p>674643,652018567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7921.11017311211">
            <text:p>7921,1101731121</text:p>
          </table:table-cell>
          <table:table-cell table:formula="of:=[.A86]*[.B86]" office:value-type="float" office:value="681215.474887642">
            <text:p>681215,474887642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7905.26795276589">
            <text:p>7905,2679527659</text:p>
          </table:table-cell>
          <table:table-cell table:formula="of:=[.A87]*[.B87]" office:value-type="float" office:value="687758.311890632">
            <text:p>687758,311890632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7889.45741686035">
            <text:p>7889,4574168604</text:p>
          </table:table-cell>
          <table:table-cell table:formula="of:=[.A88]*[.B88]" office:value-type="float" office:value="694272.252683711">
            <text:p>694272,25268371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7873.67850202663">
            <text:p>7873,6785020266</text:p>
          </table:table-cell>
          <table:table-cell table:formula="of:=[.A89]*[.B89]" office:value-type="float" office:value="700757.38668037">
            <text:p>700757,3866803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7857.93114502258">
            <text:p>7857,9311450226</text:p>
          </table:table-cell>
          <table:table-cell table:formula="of:=[.A90]*[.B90]" office:value-type="float" office:value="707213.803052032">
            <text:p>707213,80305203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7842.21528273254">
            <text:p>7842,2152827325</text:p>
          </table:table-cell>
          <table:table-cell table:formula="of:=[.A91]*[.B91]" office:value-type="float" office:value="713641.590728661">
            <text:p>713641,59072866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7826.53085216707">
            <text:p>7826,5308521671</text:p>
          </table:table-cell>
          <table:table-cell table:formula="of:=[.A92]*[.B92]" office:value-type="float" office:value="720040.838399371">
            <text:p>720040,83839937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7810.87779046274">
            <text:p>7810,8777904627</text:p>
          </table:table-cell>
          <table:table-cell table:formula="of:=[.A93]*[.B93]" office:value-type="float" office:value="726411.634513035">
            <text:p>726411,634513035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7795.25603488181">
            <text:p>7795,2560348818</text:p>
          </table:table-cell>
          <table:table-cell table:formula="of:=[.A94]*[.B94]" office:value-type="float" office:value="732754.06727889">
            <text:p>732754,06727889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7779.66552281205">
            <text:p>7779,6655228121</text:p>
          </table:table-cell>
          <table:table-cell table:formula="of:=[.A95]*[.B95]" office:value-type="float" office:value="739068.224667145">
            <text:p>739068,224667145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7764.10619176642">
            <text:p>7764,1061917664</text:p>
          </table:table-cell>
          <table:table-cell table:formula="of:=[.A96]*[.B96]" office:value-type="float" office:value="745354.194409577">
            <text:p>745354,194409577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7748.57797938289">
            <text:p>7748,5779793829</text:p>
          </table:table-cell>
          <table:table-cell table:formula="of:=[.A97]*[.B97]" office:value-type="float" office:value="751612.06400014">
            <text:p>751612,06400014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7733.08082342412">
            <text:p>7733,0808234241</text:p>
          </table:table-cell>
          <table:table-cell table:formula="of:=[.A98]*[.B98]" office:value-type="float" office:value="757841.920695564">
            <text:p>757841,92069556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7717.61466177728">
            <text:p>7717,6146617773</text:p>
          </table:table-cell>
          <table:table-cell table:formula="of:=[.A99]*[.B99]" office:value-type="float" office:value="764043.85151595">
            <text:p>764043,8515159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7702.17943245372">
            <text:p>7702,1794324537</text:p>
          </table:table-cell>
          <table:table-cell table:formula="of:=[.A100]*[.B100]" office:value-type="float" office:value="770217.943245372">
            <text:p>770217,94324537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7686.77507358881">
            <text:p>7686,7750735888</text:p>
          </table:table-cell>
          <table:table-cell table:formula="of:=[.A101]*[.B101]" office:value-type="float" office:value="776364.28243247">
            <text:p>776364,28243247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7671.40152344164">
            <text:p>7671,4015234416</text:p>
          </table:table-cell>
          <table:table-cell table:formula="of:=[.A102]*[.B102]" office:value-type="float" office:value="782482.955391047">
            <text:p>782482,955391047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7656.05872039475">
            <text:p>7656,0587203948</text:p>
          </table:table-cell>
          <table:table-cell table:formula="of:=[.A103]*[.B103]" office:value-type="float" office:value="788574.04820066">
            <text:p>788574,04820066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7640.74660295396">
            <text:p>7640,746602954</text:p>
          </table:table-cell>
          <table:table-cell table:formula="of:=[.A104]*[.B104]" office:value-type="float" office:value="794637.646707212">
            <text:p>794637,64670721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7625.46510974806">
            <text:p>7625,4651097481</text:p>
          </table:table-cell>
          <table:table-cell table:formula="of:=[.A105]*[.B105]" office:value-type="float" office:value="800673.836523546">
            <text:p>800673,836523546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7610.21417952856">
            <text:p>7610,2141795286</text:p>
          </table:table-cell>
          <table:table-cell table:formula="of:=[.A106]*[.B106]" office:value-type="float" office:value="806682.703030027">
            <text:p>806682,703030027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7594.9937511695">
            <text:p>7594,9937511695</text:p>
          </table:table-cell>
          <table:table-cell table:formula="of:=[.A107]*[.B107]" office:value-type="float" office:value="812664.331375137">
            <text:p>812664,331375137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7579.80376366716">
            <text:p>7579,8037636672</text:p>
          </table:table-cell>
          <table:table-cell table:formula="of:=[.A108]*[.B108]" office:value-type="float" office:value="818618.806476054">
            <text:p>818618,806476054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7564.64415613983">
            <text:p>7564,6441561398</text:p>
          </table:table-cell>
          <table:table-cell table:formula="of:=[.A109]*[.B109]" office:value-type="float" office:value="824546.213019241">
            <text:p>824546,213019241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7549.51486782755">
            <text:p>7549,5148678276</text:p>
          </table:table-cell>
          <table:table-cell table:formula="of:=[.A110]*[.B110]" office:value-type="float" office:value="830446.63546103">
            <text:p>830446,63546103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7534.41583809189">
            <text:p>7534,4158380919</text:p>
          </table:table-cell>
          <table:table-cell table:formula="of:=[.A111]*[.B111]" office:value-type="float" office:value="836320.1580282">
            <text:p>836320,158028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7519.34700641571">
            <text:p>7519,3470064157</text:p>
          </table:table-cell>
          <table:table-cell table:formula="of:=[.A112]*[.B112]" office:value-type="float" office:value="842166.86471856">
            <text:p>842166,86471856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7504.30831240288">
            <text:p>7504,3083124029</text:p>
          </table:table-cell>
          <table:table-cell table:formula="of:=[.A113]*[.B113]" office:value-type="float" office:value="847986.839301525">
            <text:p>847986,839301525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7489.29969577807">
            <text:p>7489,2996957781</text:p>
          </table:table-cell>
          <table:table-cell table:formula="of:=[.A114]*[.B114]" office:value-type="float" office:value="853780.165318701">
            <text:p>853780,165318701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7474.32109638652">
            <text:p>7474,3210963865</text:p>
          </table:table-cell>
          <table:table-cell table:formula="of:=[.A115]*[.B115]" office:value-type="float" office:value="859546.92608445">
            <text:p>859546,92608445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7459.37245419374">
            <text:p>7459,3724541938</text:p>
          </table:table-cell>
          <table:table-cell table:formula="of:=[.A116]*[.B116]" office:value-type="float" office:value="865287.204686474">
            <text:p>865287,204686474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7444.45370928536">
            <text:p>7444,4537092854</text:p>
          </table:table-cell>
          <table:table-cell table:formula="of:=[.A117]*[.B117]" office:value-type="float" office:value="871001.083986387">
            <text:p>871001,083986387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7429.56480186679">
            <text:p>7429,5648018668</text:p>
          </table:table-cell>
          <table:table-cell table:formula="of:=[.A118]*[.B118]" office:value-type="float" office:value="876688.646620281">
            <text:p>876688,646620281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7414.70567226305">
            <text:p>7414,7056722631</text:p>
          </table:table-cell>
          <table:table-cell table:formula="of:=[.A119]*[.B119]" office:value-type="float" office:value="882349.974999303">
            <text:p>882349,974999303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7399.87626091853">
            <text:p>7399,8762609185</text:p>
          </table:table-cell>
          <table:table-cell table:formula="of:=[.A120]*[.B120]" office:value-type="float" office:value="887985.151310223">
            <text:p>887985,151310223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7385.07650839669">
            <text:p>7385,0765083967</text:p>
          </table:table-cell>
          <table:table-cell table:formula="of:=[.A121]*[.B121]" office:value-type="float" office:value="893594.257515999">
            <text:p>893594,257515999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7370.3063553799">
            <text:p>7370,3063553799</text:p>
          </table:table-cell>
          <table:table-cell table:formula="of:=[.A122]*[.B122]" office:value-type="float" office:value="899177.375356347">
            <text:p>899177,375356347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7355.56574266914">
            <text:p>7355,5657426691</text:p>
          </table:table-cell>
          <table:table-cell table:formula="of:=[.A123]*[.B123]" office:value-type="float" office:value="904734.586348304">
            <text:p>904734,586348304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7340.8546111838">
            <text:p>7340,8546111838</text:p>
          </table:table-cell>
          <table:table-cell table:formula="of:=[.A124]*[.B124]" office:value-type="float" office:value="910265.971786791">
            <text:p>910265,97178679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7326.17290196143">
            <text:p>7326,1729019614</text:p>
          </table:table-cell>
          <table:table-cell table:formula="of:=[.A125]*[.B125]" office:value-type="float" office:value="915771.612745179">
            <text:p>915771,612745179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7311.52055615751">
            <text:p>7311,5205561575</text:p>
          </table:table-cell>
          <table:table-cell table:formula="of:=[.A126]*[.B126]" office:value-type="float" office:value="921251.590075846">
            <text:p>921251,590075846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7296.89751504519">
            <text:p>7296,8975150452</text:p>
          </table:table-cell>
          <table:table-cell table:formula="of:=[.A127]*[.B127]" office:value-type="float" office:value="926705.984410739">
            <text:p>926705,984410739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7282.3037200151">
            <text:p>7282,3037200151</text:p>
          </table:table-cell>
          <table:table-cell table:formula="of:=[.A128]*[.B128]" office:value-type="float" office:value="932134.876161933">
            <text:p>932134,876161933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7267.73911257507">
            <text:p>7267,7391125751</text:p>
          </table:table-cell>
          <table:table-cell table:formula="of:=[.A129]*[.B129]" office:value-type="float" office:value="937538.345522184">
            <text:p>937538,345522184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7253.20363434992">
            <text:p>7253,2036343499</text:p>
          </table:table-cell>
          <table:table-cell table:formula="of:=[.A130]*[.B130]" office:value-type="float" office:value="942916.47246549">
            <text:p>942916,47246549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7238.69722708122">
            <text:p>7238,6972270812</text:p>
          </table:table-cell>
          <table:table-cell table:formula="of:=[.A131]*[.B131]" office:value-type="float" office:value="948269.33674764">
            <text:p>948269,33674764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7224.21983262706">
            <text:p>7224,2198326271</text:p>
          </table:table-cell>
          <table:table-cell table:formula="of:=[.A132]*[.B132]" office:value-type="float" office:value="953597.017906772">
            <text:p>953597,017906772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7209.77139296181">
            <text:p>7209,7713929618</text:p>
          </table:table-cell>
          <table:table-cell table:formula="of:=[.A133]*[.B133]" office:value-type="float" office:value="958899.59526392">
            <text:p>958899,59526392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7195.35185017588">
            <text:p>7195,3518501759</text:p>
          </table:table-cell>
          <table:table-cell table:formula="of:=[.A134]*[.B134]" office:value-type="float" office:value="964177.147923568">
            <text:p>964177,147923568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7180.96114647553">
            <text:p>7180,9611464755</text:p>
          </table:table-cell>
          <table:table-cell table:formula="of:=[.A135]*[.B135]" office:value-type="float" office:value="969429.754774197">
            <text:p>969429,754774197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7166.59922418258">
            <text:p>7166,5992241826</text:p>
          </table:table-cell>
          <table:table-cell table:formula="of:=[.A136]*[.B136]" office:value-type="float" office:value="974657.494488831">
            <text:p>974657,494488831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7152.26602573421">
            <text:p>7152,2660257342</text:p>
          </table:table-cell>
          <table:table-cell table:formula="of:=[.A137]*[.B137]" office:value-type="float" office:value="979860.445525587">
            <text:p>979860,445525587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7137.96149368275">
            <text:p>7137,9614936828</text:p>
          </table:table-cell>
          <table:table-cell table:formula="of:=[.A138]*[.B138]" office:value-type="float" office:value="985038.686128219">
            <text:p>985038,686128219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7123.68557069538">
            <text:p>7123,6855706954</text:p>
          </table:table-cell>
          <table:table-cell table:formula="of:=[.A139]*[.B139]" office:value-type="float" office:value="990192.294326658">
            <text:p>990192,294326658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7109.43819955399">
            <text:p>7109,438199554</text:p>
          </table:table-cell>
          <table:table-cell table:formula="of:=[.A140]*[.B140]" office:value-type="float" office:value="995321.347937559">
            <text:p>995321,347937559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7095.21932315488">
            <text:p>7095,2193231549</text:p>
          </table:table-cell>
          <table:table-cell table:formula="of:=[.A141]*[.B141]" office:value-type="float" office:value="1000425.92456484">
            <text:p>1000425,92456484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7081.02888450857">
            <text:p>7081,0288845086</text:p>
          </table:table-cell>
          <table:table-cell table:formula="of:=[.A142]*[.B142]" office:value-type="float" office:value="1005506.10160022">
            <text:p>1005506,10160022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7066.86682673955">
            <text:p>7066,8668267396</text:p>
          </table:table-cell>
          <table:table-cell table:formula="of:=[.A143]*[.B143]" office:value-type="float" office:value="1010561.95622376">
            <text:p>1010561,95622376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7052.73309308608">
            <text:p>7052,7330930861</text:p>
          </table:table-cell>
          <table:table-cell table:formula="of:=[.A144]*[.B144]" office:value-type="float" office:value="1015593.56540439">
            <text:p>1015593,5654043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038.6276268999">
            <text:p>7038,6276268999</text:p>
          </table:table-cell>
          <table:table-cell table:formula="of:=[.A145]*[.B145]" office:value-type="float" office:value="1020601.00590049">
            <text:p>1020601,00590049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024.5503716461">
            <text:p>7024,5503716461</text:p>
          </table:table-cell>
          <table:table-cell table:formula="of:=[.A146]*[.B146]" office:value-type="float" office:value="1025584.35426033">
            <text:p>1025584,35426033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010.50127090281">
            <text:p>7010,5012709028</text:p>
          </table:table-cell>
          <table:table-cell table:formula="of:=[.A147]*[.B147]" office:value-type="float" office:value="1030543.68682271">
            <text:p>1030543,68682271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6996.48026836101">
            <text:p>6996,480268361</text:p>
          </table:table-cell>
          <table:table-cell table:formula="of:=[.A148]*[.B148]" office:value-type="float" office:value="1035479.07971743">
            <text:p>1035479,07971743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6982.48730782428">
            <text:p>6982,4873078243</text:p>
          </table:table-cell>
          <table:table-cell table:formula="of:=[.A149]*[.B149]" office:value-type="float" office:value="1040390.60886582">
            <text:p>1040390,6088658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6968.52233320864">
            <text:p>6968,5223332086</text:p>
          </table:table-cell>
          <table:table-cell table:formula="of:=[.A150]*[.B150]" office:value-type="float" office:value="1045278.3499813">
            <text:p>1045278,3499813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6954.58528854222">
            <text:p>6954,5852885422</text:p>
          </table:table-cell>
          <table:table-cell table:formula="of:=[.A151]*[.B151]" office:value-type="float" office:value="1050142.37856988">
            <text:p>1050142,37856988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6940.67611796513">
            <text:p>6940,6761179651</text:p>
          </table:table-cell>
          <table:table-cell table:formula="of:=[.A152]*[.B152]" office:value-type="float" office:value="1054982.7699307">
            <text:p>1054982,7699307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6926.7947657292">
            <text:p>6926,7947657292</text:p>
          </table:table-cell>
          <table:table-cell table:formula="of:=[.A153]*[.B153]" office:value-type="float" office:value="1059799.59915657">
            <text:p>1059799,59915657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6912.94117619775">
            <text:p>6912,9411761978</text:p>
          </table:table-cell>
          <table:table-cell table:formula="of:=[.A154]*[.B154]" office:value-type="float" office:value="1064592.94113445">
            <text:p>1064592,94113445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6899.11529384535">
            <text:p>6899,1152938454</text:p>
          </table:table-cell>
          <table:table-cell table:formula="of:=[.A155]*[.B155]" office:value-type="float" office:value="1069362.87054603">
            <text:p>1069362,87054603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6885.31706325766">
            <text:p>6885,3170632577</text:p>
          </table:table-cell>
          <table:table-cell table:formula="of:=[.A156]*[.B156]" office:value-type="float" office:value="1074109.46186819">
            <text:p>1074109,46186819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871.54642913114">
            <text:p>6871,5464291312</text:p>
          </table:table-cell>
          <table:table-cell table:formula="of:=[.A157]*[.B157]" office:value-type="float" office:value="1078832.78937359">
            <text:p>1078832,78937359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857.80333627288">
            <text:p>6857,8033362729</text:p>
          </table:table-cell>
          <table:table-cell table:formula="of:=[.A158]*[.B158]" office:value-type="float" office:value="1083532.92713112">
            <text:p>1083532,92713112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6844.08772960034">
            <text:p>6844,0877296003</text:p>
          </table:table-cell>
          <table:table-cell table:formula="of:=[.A159]*[.B159]" office:value-type="float" office:value="1088209.94900645">
            <text:p>1088209,94900645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6830.39955414113">
            <text:p>6830,3995541411</text:p>
          </table:table-cell>
          <table:table-cell table:formula="of:=[.A160]*[.B160]" office:value-type="float" office:value="1092863.92866258">
            <text:p>1092863,92866258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6816.73875503285">
            <text:p>6816,7387550329</text:p>
          </table:table-cell>
          <table:table-cell table:formula="of:=[.A161]*[.B161]" office:value-type="float" office:value="1097494.93956029">
            <text:p>1097494,93956029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6803.10527752279">
            <text:p>6803,1052775228</text:p>
          </table:table-cell>
          <table:table-cell table:formula="of:=[.A162]*[.B162]" office:value-type="float" office:value="1102103.05495869">
            <text:p>1102103,05495869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6789.49906696774">
            <text:p>6789,4990669678</text:p>
          </table:table-cell>
          <table:table-cell table:formula="of:=[.A163]*[.B163]" office:value-type="float" office:value="1106688.34791574">
            <text:p>1106688,34791574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6775.92006883381">
            <text:p>6775,9200688338</text:p>
          </table:table-cell>
          <table:table-cell table:formula="of:=[.A164]*[.B164]" office:value-type="float" office:value="1111250.89128874">
            <text:p>1111250,89128874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6762.36822869614">
            <text:p>6762,3682286961</text:p>
          </table:table-cell>
          <table:table-cell table:formula="of:=[.A165]*[.B165]" office:value-type="float" office:value="1115790.75773486">
            <text:p>1115790,75773486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6748.84349223875">
            <text:p>6748,8434922388</text:p>
          </table:table-cell>
          <table:table-cell table:formula="of:=[.A166]*[.B166]" office:value-type="float" office:value="1120308.01971163">
            <text:p>1120308,01971163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6735.34580525427">
            <text:p>6735,3458052543</text:p>
          </table:table-cell>
          <table:table-cell table:formula="of:=[.A167]*[.B167]" office:value-type="float" office:value="1124802.74947746">
            <text:p>1124802,74947746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6721.87511364376">
            <text:p>6721,8751136438</text:p>
          </table:table-cell>
          <table:table-cell table:formula="of:=[.A168]*[.B168]" office:value-type="float" office:value="1129275.01909215">
            <text:p>1129275,01909215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6708.43136341647">
            <text:p>6708,4313634165</text:p>
          </table:table-cell>
          <table:table-cell table:formula="of:=[.A169]*[.B169]" office:value-type="float" office:value="1133724.90041738">
            <text:p>1133724,90041738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6695.01450068964">
            <text:p>6695,0145006896</text:p>
          </table:table-cell>
          <table:table-cell table:formula="of:=[.A170]*[.B170]" office:value-type="float" office:value="1138152.46511724">
            <text:p>1138152,46511724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6681.62447168826">
            <text:p>6681,6244716883</text:p>
          </table:table-cell>
          <table:table-cell table:formula="of:=[.A171]*[.B171]" office:value-type="float" office:value="1142557.78465869">
            <text:p>1142557,78465869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6668.26122274488">
            <text:p>6668,2612227449</text:p>
          </table:table-cell>
          <table:table-cell table:formula="of:=[.A172]*[.B172]" office:value-type="float" office:value="1146940.93031212">
            <text:p>1146940,93031212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6654.92470029939">
            <text:p>6654,9247002994</text:p>
          </table:table-cell>
          <table:table-cell table:formula="of:=[.A173]*[.B173]" office:value-type="float" office:value="1151301.9731518">
            <text:p>1151301,9731518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6641.61485089879">
            <text:p>6641,6148508988</text:p>
          </table:table-cell>
          <table:table-cell table:formula="of:=[.A174]*[.B174]" office:value-type="float" office:value="1155640.98405639">
            <text:p>1155640,9840563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6628.331621197">
            <text:p>6628,331621197</text:p>
          </table:table-cell>
          <table:table-cell table:formula="of:=[.A175]*[.B175]" office:value-type="float" office:value="1159958.03370947">
            <text:p>1159958,03370947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6615.0749579546">
            <text:p>6615,0749579546</text:p>
          </table:table-cell>
          <table:table-cell table:formula="of:=[.A176]*[.B176]" office:value-type="float" office:value="1164253.19260001">
            <text:p>1164253,19260001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6601.84480803869">
            <text:p>6601,8448080387</text:p>
          </table:table-cell>
          <table:table-cell table:formula="of:=[.A177]*[.B177]" office:value-type="float" office:value="1168526.53102285">
            <text:p>1168526,53102285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6588.64111842262">
            <text:p>6588,6411184226</text:p>
          </table:table-cell>
          <table:table-cell table:formula="of:=[.A178]*[.B178]" office:value-type="float" office:value="1172778.11907923">
            <text:p>1172778,11907923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6575.46383618577">
            <text:p>6575,4638361858</text:p>
          </table:table-cell>
          <table:table-cell table:formula="of:=[.A179]*[.B179]" office:value-type="float" office:value="1177008.02667725">
            <text:p>1177008,02667725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6562.3129085134">
            <text:p>6562,3129085134</text:p>
          </table:table-cell>
          <table:table-cell table:formula="of:=[.A180]*[.B180]" office:value-type="float" office:value="1181216.32353241">
            <text:p>1181216,32353241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6549.18828269637">
            <text:p>6549,1882826964</text:p>
          </table:table-cell>
          <table:table-cell table:formula="of:=[.A181]*[.B181]" office:value-type="float" office:value="1185403.07916804">
            <text:p>1185403,07916804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6536.08990613098">
            <text:p>6536,089906131</text:p>
          </table:table-cell>
          <table:table-cell table:formula="of:=[.A182]*[.B182]" office:value-type="float" office:value="1189568.36291584">
            <text:p>1189568,36291584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6523.01772631872">
            <text:p>6523,0177263187</text:p>
          </table:table-cell>
          <table:table-cell table:formula="of:=[.A183]*[.B183]" office:value-type="float" office:value="1193712.24391633">
            <text:p>1193712,24391633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6509.97169086608">
            <text:p>6509,9716908661</text:p>
          </table:table-cell>
          <table:table-cell table:formula="of:=[.A184]*[.B184]" office:value-type="float" office:value="1197834.79111936">
            <text:p>1197834,79111936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6496.95174748435">
            <text:p>6496,9517474844</text:p>
          </table:table-cell>
          <table:table-cell table:formula="of:=[.A185]*[.B185]" office:value-type="float" office:value="1201936.0732846">
            <text:p>1201936,0732846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6483.95784398938">
            <text:p>6483,9578439894</text:p>
          </table:table-cell>
          <table:table-cell table:formula="of:=[.A186]*[.B186]" office:value-type="float" office:value="1206016.15898202">
            <text:p>1206016,15898202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6470.9899283014">
            <text:p>6470,9899283014</text:p>
          </table:table-cell>
          <table:table-cell table:formula="of:=[.A187]*[.B187]" office:value-type="float" office:value="1210075.11659236">
            <text:p>1210075,11659236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6458.0479484448">
            <text:p>6458,0479484448</text:p>
          </table:table-cell>
          <table:table-cell table:formula="of:=[.A188]*[.B188]" office:value-type="float" office:value="1214113.01430762">
            <text:p>1214113,01430762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6445.13185254791">
            <text:p>6445,1318525479</text:p>
          </table:table-cell>
          <table:table-cell table:formula="of:=[.A189]*[.B189]" office:value-type="float" office:value="1218129.92013155">
            <text:p>1218129,92013155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6432.24158884281">
            <text:p>6432,2415888428</text:p>
          </table:table-cell>
          <table:table-cell table:formula="of:=[.A190]*[.B190]" office:value-type="float" office:value="1222125.90188013">
            <text:p>1222125,90188013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6419.37710566513">
            <text:p>6419,3771056651</text:p>
          </table:table-cell>
          <table:table-cell table:formula="of:=[.A191]*[.B191]" office:value-type="float" office:value="1226101.02718204">
            <text:p>1226101,02718204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6406.5383514538">
            <text:p>6406,5383514538</text:p>
          </table:table-cell>
          <table:table-cell table:formula="of:=[.A192]*[.B192]" office:value-type="float" office:value="1230055.36347913">
            <text:p>1230055,36347913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6393.72527475089">
            <text:p>6393,7252747509</text:p>
          </table:table-cell>
          <table:table-cell table:formula="of:=[.A193]*[.B193]" office:value-type="float" office:value="1233988.97802692">
            <text:p>1233988,97802692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6380.93782420139">
            <text:p>6380,9378242014</text:p>
          </table:table-cell>
          <table:table-cell table:formula="of:=[.A194]*[.B194]" office:value-type="float" office:value="1237901.93789507">
            <text:p>1237901,93789507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6368.17594855298">
            <text:p>6368,175948553</text:p>
          </table:table-cell>
          <table:table-cell table:formula="of:=[.A195]*[.B195]" office:value-type="float" office:value="1241794.30996783">
            <text:p>1241794,30996783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6355.43959665588">
            <text:p>6355,4395966559</text:p>
          </table:table-cell>
          <table:table-cell table:formula="of:=[.A196]*[.B196]" office:value-type="float" office:value="1245666.16094455">
            <text:p>1245666,16094455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6342.72871746257">
            <text:p>6342,7287174626</text:p>
          </table:table-cell>
          <table:table-cell table:formula="of:=[.A197]*[.B197]" office:value-type="float" office:value="1249517.55734013">
            <text:p>1249517,55734013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6330.04326002764">
            <text:p>6330,0432600276</text:p>
          </table:table-cell>
          <table:table-cell table:formula="of:=[.A198]*[.B198]" office:value-type="float" office:value="1253348.56548547">
            <text:p>1253348,56548547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6317.38317350759">
            <text:p>6317,3831735076</text:p>
          </table:table-cell>
          <table:table-cell table:formula="of:=[.A199]*[.B199]" office:value-type="float" office:value="1257159.25152801">
            <text:p>1257159,2515280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6304.74840716057">
            <text:p>6304,7484071606</text:p>
          </table:table-cell>
          <table:table-cell table:formula="of:=[.A200]*[.B200]" office:value-type="float" office:value="1260949.68143211">
            <text:p>1260949,68143211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6292.13891034625">
            <text:p>6292,1389103463</text:p>
          </table:table-cell>
          <table:table-cell table:formula="of:=[.A201]*[.B201]" office:value-type="float" office:value="1264719.9209796">
            <text:p>1264719,9209796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6279.55463252556">
            <text:p>6279,5546325256</text:p>
          </table:table-cell>
          <table:table-cell table:formula="of:=[.A202]*[.B202]" office:value-type="float" office:value="1268470.03577016">
            <text:p>1268470,03577016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6266.99552326051">
            <text:p>6266,9955232605</text:p>
          </table:table-cell>
          <table:table-cell table:formula="of:=[.A203]*[.B203]" office:value-type="float" office:value="1272200.09122188">
            <text:p>1272200,09122188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6254.46153221398">
            <text:p>6254,461532214</text:p>
          </table:table-cell>
          <table:table-cell table:formula="of:=[.A204]*[.B204]" office:value-type="float" office:value="1275910.15257165">
            <text:p>1275910,15257165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6241.95260914956">
            <text:p>6241,9526091496</text:p>
          </table:table-cell>
          <table:table-cell table:formula="of:=[.A205]*[.B205]" office:value-type="float" office:value="1279600.28487566">
            <text:p>1279600,28487566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6229.46870393126">
            <text:p>6229,4687039313</text:p>
          </table:table-cell>
          <table:table-cell table:formula="of:=[.A206]*[.B206]" office:value-type="float" office:value="1283270.55300984">
            <text:p>1283270,55300984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6217.0097665234">
            <text:p>6217,0097665234</text:p>
          </table:table-cell>
          <table:table-cell table:formula="of:=[.A207]*[.B207]" office:value-type="float" office:value="1286921.02167034">
            <text:p>1286921,02167034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6204.57574699035">
            <text:p>6204,5757469904</text:p>
          </table:table-cell>
          <table:table-cell table:formula="of:=[.A208]*[.B208]" office:value-type="float" office:value="1290551.75537399">
            <text:p>1290551,75537399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6192.16659549637">
            <text:p>6192,1665954964</text:p>
          </table:table-cell>
          <table:table-cell table:formula="of:=[.A209]*[.B209]" office:value-type="float" office:value="1294162.81845874">
            <text:p>1294162,81845874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6179.78226230537">
            <text:p>6179,7822623054</text:p>
          </table:table-cell>
          <table:table-cell table:formula="of:=[.A210]*[.B210]" office:value-type="float" office:value="1297754.27508413">
            <text:p>1297754,27508413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6167.42269778076">
            <text:p>6167,4226977808</text:p>
          </table:table-cell>
          <table:table-cell table:formula="of:=[.A211]*[.B211]" office:value-type="float" office:value="1301326.18923174">
            <text:p>1301326,18923174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6155.0878523852">
            <text:p>6155,0878523852</text:p>
          </table:table-cell>
          <table:table-cell table:formula="of:=[.A212]*[.B212]" office:value-type="float" office:value="1304878.62470566">
            <text:p>1304878,62470566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6142.77767668043">
            <text:p>6142,7776766804</text:p>
          </table:table-cell>
          <table:table-cell table:formula="of:=[.A213]*[.B213]" office:value-type="float" office:value="1308411.64513293">
            <text:p>1308411,64513293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6130.49212132707">
            <text:p>6130,4921213271</text:p>
          </table:table-cell>
          <table:table-cell table:formula="of:=[.A214]*[.B214]" office:value-type="float" office:value="1311925.31396399">
            <text:p>1311925,31396399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6118.23113708442">
            <text:p>6118,2311370844</text:p>
          </table:table-cell>
          <table:table-cell table:formula="of:=[.A215]*[.B215]" office:value-type="float" office:value="1315419.69447315">
            <text:p>1315419,69447315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6105.99467481025">
            <text:p>6105,9946748103</text:p>
          </table:table-cell>
          <table:table-cell table:formula="of:=[.A216]*[.B216]" office:value-type="float" office:value="1318894.84975901">
            <text:p>1318894,84975901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6093.78268546063">
            <text:p>6093,7826854606</text:p>
          </table:table-cell>
          <table:table-cell table:formula="of:=[.A217]*[.B217]" office:value-type="float" office:value="1322350.84274496">
            <text:p>1322350,84274496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6081.59512008971">
            <text:p>6081,5951200897</text:p>
          </table:table-cell>
          <table:table-cell table:formula="of:=[.A218]*[.B218]" office:value-type="float" office:value="1325787.73617956">
            <text:p>1325787,73617956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6069.43192984953">
            <text:p>6069,4319298495</text:p>
          </table:table-cell>
          <table:table-cell table:formula="of:=[.A219]*[.B219]" office:value-type="float" office:value="1329205.59263705">
            <text:p>1329205,59263705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6057.29306598983">
            <text:p>6057,2930659898</text:p>
          </table:table-cell>
          <table:table-cell table:formula="of:=[.A220]*[.B220]" office:value-type="float" office:value="1332604.47451776">
            <text:p>1332604,47451776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6045.17847985785">
            <text:p>6045,1784798579</text:p>
          </table:table-cell>
          <table:table-cell table:formula="of:=[.A221]*[.B221]" office:value-type="float" office:value="1335984.44404858">
            <text:p>1335984,44404858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6033.08812289813">
            <text:p>6033,0881228981</text:p>
          </table:table-cell>
          <table:table-cell table:formula="of:=[.A222]*[.B222]" office:value-type="float" office:value="1339345.56328339">
            <text:p>1339345,56328339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6021.02194665233">
            <text:p>6021,0219466523</text:p>
          </table:table-cell>
          <table:table-cell table:formula="of:=[.A223]*[.B223]" office:value-type="float" office:value="1342687.89410347">
            <text:p>1342687,89410347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6008.97990275903">
            <text:p>6008,979902759</text:p>
          </table:table-cell>
          <table:table-cell table:formula="of:=[.A224]*[.B224]" office:value-type="float" office:value="1346011.49821802">
            <text:p>1346011,49821802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5996.96194295351">
            <text:p>5996,9619429535</text:p>
          </table:table-cell>
          <table:table-cell table:formula="of:=[.A225]*[.B225]" office:value-type="float" office:value="1349316.43716454">
            <text:p>1349316,43716454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5984.96801906761">
            <text:p>5984,9680190676</text:p>
          </table:table-cell>
          <table:table-cell table:formula="of:=[.A226]*[.B226]" office:value-type="float" office:value="1352602.77230928">
            <text:p>1352602,77230928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5972.99808302947">
            <text:p>5972,9980830295</text:p>
          </table:table-cell>
          <table:table-cell table:formula="of:=[.A227]*[.B227]" office:value-type="float" office:value="1355870.56484769">
            <text:p>1355870,56484769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5961.05208686341">
            <text:p>5961,0520868634</text:p>
          </table:table-cell>
          <table:table-cell table:formula="of:=[.A228]*[.B228]" office:value-type="float" office:value="1359119.87580486">
            <text:p>1359119,87580486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5949.12998268968">
            <text:p>5949,1299826897</text:p>
          </table:table-cell>
          <table:table-cell table:formula="of:=[.A229]*[.B229]" office:value-type="float" office:value="1362350.76603594">
            <text:p>1362350,76603594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5937.23172272431">
            <text:p>5937,2317227243</text:p>
          </table:table-cell>
          <table:table-cell table:formula="of:=[.A230]*[.B230]" office:value-type="float" office:value="1365563.29622659">
            <text:p>1365563,29622659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5925.35725927886">
            <text:p>5925,3572592789</text:p>
          </table:table-cell>
          <table:table-cell table:formula="of:=[.A231]*[.B231]" office:value-type="float" office:value="1368757.52689342">
            <text:p>1368757,52689342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5913.5065447603">
            <text:p>5913,5065447603</text:p>
          </table:table-cell>
          <table:table-cell table:formula="of:=[.A232]*[.B232]" office:value-type="float" office:value="1371933.51838439">
            <text:p>1371933,51838439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5901.67953167078">
            <text:p>5901,6795316708</text:p>
          </table:table-cell>
          <table:table-cell table:formula="of:=[.A233]*[.B233]" office:value-type="float" office:value="1375091.33087929">
            <text:p>1375091,33087929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5889.87617260744">
            <text:p>5889,8761726074</text:p>
          </table:table-cell>
          <table:table-cell table:formula="of:=[.A234]*[.B234]" office:value-type="float" office:value="1378231.02439014">
            <text:p>1378231,02439014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5878.09642026222">
            <text:p>5878,0964202622</text:p>
          </table:table-cell>
          <table:table-cell table:formula="of:=[.A235]*[.B235]" office:value-type="float" office:value="1381352.65876162">
            <text:p>1381352,65876162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5866.3402274217">
            <text:p>5866,3402274217</text:p>
          </table:table-cell>
          <table:table-cell table:formula="of:=[.A236]*[.B236]" office:value-type="float" office:value="1384456.29367152">
            <text:p>1384456,29367152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5854.60754696685">
            <text:p>5854,6075469669</text:p>
          </table:table-cell>
          <table:table-cell table:formula="of:=[.A237]*[.B237]" office:value-type="float" office:value="1387541.98863114">
            <text:p>1387541,98863114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5842.89833187292">
            <text:p>5842,8983318729</text:p>
          </table:table-cell>
          <table:table-cell table:formula="of:=[.A238]*[.B238]" office:value-type="float" office:value="1390609.80298576">
            <text:p>1390609,80298576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5831.21253520917">
            <text:p>5831,2125352092</text:p>
          </table:table-cell>
          <table:table-cell table:formula="of:=[.A239]*[.B239]" office:value-type="float" office:value="1393659.79591499">
            <text:p>1393659,79591499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5819.55011013876">
            <text:p>5819,5501101388</text:p>
          </table:table-cell>
          <table:table-cell table:formula="of:=[.A240]*[.B240]" office:value-type="float" office:value="1396692.0264333">
            <text:p>1396692,0264333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5807.91100991848">
            <text:p>5807,9110099185</text:p>
          </table:table-cell>
          <table:table-cell table:formula="of:=[.A241]*[.B241]" office:value-type="float" office:value="1399706.55339035">
            <text:p>1399706,55339035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5796.29518789864">
            <text:p>5796,2951878987</text:p>
          </table:table-cell>
          <table:table-cell table:formula="of:=[.A242]*[.B242]" office:value-type="float" office:value="1402703.43547147">
            <text:p>1402703,43547147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5784.70259752285">
            <text:p>5784,7025975229</text:p>
          </table:table-cell>
          <table:table-cell table:formula="of:=[.A243]*[.B243]" office:value-type="float" office:value="1405682.73119805">
            <text:p>1405682,73119805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5773.1331923278">
            <text:p>5773,1331923278</text:p>
          </table:table-cell>
          <table:table-cell table:formula="of:=[.A244]*[.B244]" office:value-type="float" office:value="1408644.49892798">
            <text:p>1408644,49892798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5761.58692594314">
            <text:p>5761,5869259432</text:p>
          </table:table-cell>
          <table:table-cell table:formula="of:=[.A245]*[.B245]" office:value-type="float" office:value="1411588.79685607">
            <text:p>1411588,79685607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5750.06375209126">
            <text:p>5750,0637520913</text:p>
          </table:table-cell>
          <table:table-cell table:formula="of:=[.A246]*[.B246]" office:value-type="float" office:value="1414515.68301445">
            <text:p>1414515,68301445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5738.56362458708">
            <text:p>5738,5636245871</text:p>
          </table:table-cell>
          <table:table-cell table:formula="of:=[.A247]*[.B247]" office:value-type="float" office:value="1417425.21527301">
            <text:p>1417425,21527301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5727.0864973379">
            <text:p>5727,0864973379</text:p>
          </table:table-cell>
          <table:table-cell table:formula="of:=[.A248]*[.B248]" office:value-type="float" office:value="1420317.4513398">
            <text:p>1420317,4513398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5715.63232434323">
            <text:p>5715,6323243432</text:p>
          </table:table-cell>
          <table:table-cell table:formula="of:=[.A249]*[.B249]" office:value-type="float" office:value="1423192.44876146">
            <text:p>1423192,44876146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5704.20105969454">
            <text:p>5704,2010596945</text:p>
          </table:table-cell>
          <table:table-cell table:formula="of:=[.A250]*[.B250]" office:value-type="float" office:value="1426050.26492363">
            <text:p>1426050,2649236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5692.79265757515">
            <text:p>5692,7926575752</text:p>
          </table:table-cell>
          <table:table-cell table:formula="of:=[.A251]*[.B251]" office:value-type="float" office:value="1428890.95705136">
            <text:p>1428890,95705136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5681.40707226">
            <text:p>5681,40707226</text:p>
          </table:table-cell>
          <table:table-cell table:formula="of:=[.A252]*[.B252]" office:value-type="float" office:value="1431714.58220952">
            <text:p>1431714,58220952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5670.04425811548">
            <text:p>5670,0442581155</text:p>
          </table:table-cell>
          <table:table-cell table:formula="of:=[.A253]*[.B253]" office:value-type="float" office:value="1434521.19730322">
            <text:p>1434521,19730322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5658.70416959925">
            <text:p>5658,7041695993</text:p>
          </table:table-cell>
          <table:table-cell table:formula="of:=[.A254]*[.B254]" office:value-type="float" office:value="1437310.85907821">
            <text:p>1437310,85907821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5647.38676126005">
            <text:p>5647,3867612601</text:p>
          </table:table-cell>
          <table:table-cell table:formula="of:=[.A255]*[.B255]" office:value-type="float" office:value="1440083.62412131">
            <text:p>1440083,62412131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5636.09198773753">
            <text:p>5636,0919877375</text:p>
          </table:table-cell>
          <table:table-cell table:formula="of:=[.A256]*[.B256]" office:value-type="float" office:value="1442839.54886081">
            <text:p>1442839,54886081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5624.81980376206">
            <text:p>5624,8198037621</text:p>
          </table:table-cell>
          <table:table-cell table:formula="of:=[.A257]*[.B257]" office:value-type="float" office:value="1445578.68956685">
            <text:p>1445578,6895668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5613.57016415453">
            <text:p>5613,5701641545</text:p>
          </table:table-cell>
          <table:table-cell table:formula="of:=[.A258]*[.B258]" office:value-type="float" office:value="1448301.10235187">
            <text:p>1448301,10235187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5602.34302382622">
            <text:p>5602,3430238262</text:p>
          </table:table-cell>
          <table:table-cell table:formula="of:=[.A259]*[.B259]" office:value-type="float" office:value="1451006.84317099">
            <text:p>1451006,84317099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5591.13833777857">
            <text:p>5591,1383377786</text:p>
          </table:table-cell>
          <table:table-cell table:formula="of:=[.A260]*[.B260]" office:value-type="float" office:value="1453695.96782243">
            <text:p>1453695,96782243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5579.95606110301">
            <text:p>5579,956061103</text:p>
          </table:table-cell>
          <table:table-cell table:formula="of:=[.A261]*[.B261]" office:value-type="float" office:value="1456368.53194789">
            <text:p>1456368,53194789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5568.79614898081">
            <text:p>5568,7961489808</text:p>
          </table:table-cell>
          <table:table-cell table:formula="of:=[.A262]*[.B262]" office:value-type="float" office:value="1459024.59103297">
            <text:p>1459024,59103297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5557.65855668285">
            <text:p>5557,6585566829</text:p>
          </table:table-cell>
          <table:table-cell table:formula="of:=[.A263]*[.B263]" office:value-type="float" office:value="1461664.20040759">
            <text:p>1461664,20040759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5546.54323956948">
            <text:p>5546,5432395695</text:p>
          </table:table-cell>
          <table:table-cell table:formula="of:=[.A264]*[.B264]" office:value-type="float" office:value="1464287.41524634">
            <text:p>1464287,41524634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5535.45015309034">
            <text:p>5535,4501530904</text:p>
          </table:table-cell>
          <table:table-cell table:formula="of:=[.A265]*[.B265]" office:value-type="float" office:value="1466894.29056894">
            <text:p>1466894,29056894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5524.37925278416">
            <text:p>5524,3792527842</text:p>
          </table:table-cell>
          <table:table-cell table:formula="of:=[.A266]*[.B266]" office:value-type="float" office:value="1469484.88124059">
            <text:p>1469484,88124059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5513.33049427859">
            <text:p>5513,3304942786</text:p>
          </table:table-cell>
          <table:table-cell table:formula="of:=[.A267]*[.B267]" office:value-type="float" office:value="1472059.24197238">
            <text:p>1472059,24197238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5502.30383329004">
            <text:p>5502,30383329</text:p>
          </table:table-cell>
          <table:table-cell table:formula="of:=[.A268]*[.B268]" office:value-type="float" office:value="1474617.42732173">
            <text:p>1474617,42732173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5491.29922562346">
            <text:p>5491,2992256235</text:p>
          </table:table-cell>
          <table:table-cell table:formula="of:=[.A269]*[.B269]" office:value-type="float" office:value="1477159.49169271">
            <text:p>1477159,49169271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5480.31662717221">
            <text:p>5480,3166271722</text:p>
          </table:table-cell>
          <table:table-cell table:formula="of:=[.A270]*[.B270]" office:value-type="float" office:value="1479685.4893365">
            <text:p>1479685,4893365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5469.35599391786">
            <text:p>5469,3559939179</text:p>
          </table:table-cell>
          <table:table-cell table:formula="of:=[.A271]*[.B271]" office:value-type="float" office:value="1482195.47435174">
            <text:p>1482195,47435174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5458.41728193003">
            <text:p>5458,41728193</text:p>
          </table:table-cell>
          <table:table-cell table:formula="of:=[.A272]*[.B272]" office:value-type="float" office:value="1484689.50068497">
            <text:p>1484689,50068497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5447.50044736617">
            <text:p>5447,5004473662</text:p>
          </table:table-cell>
          <table:table-cell table:formula="of:=[.A273]*[.B273]" office:value-type="float" office:value="1487167.62213096">
            <text:p>1487167,62213096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5436.60544647144">
            <text:p>5436,6054464714</text:p>
          </table:table-cell>
          <table:table-cell table:formula="of:=[.A274]*[.B274]" office:value-type="float" office:value="1489629.89233317">
            <text:p>1489629,89233317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5425.73223557849">
            <text:p>5425,7322355785</text:p>
          </table:table-cell>
          <table:table-cell table:formula="of:=[.A275]*[.B275]" office:value-type="float" office:value="1492076.36478409">
            <text:p>1492076,36478409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5414.88077110734">
            <text:p>5414,8807711073</text:p>
          </table:table-cell>
          <table:table-cell table:formula="of:=[.A276]*[.B276]" office:value-type="float" office:value="1494507.09282562">
            <text:p>1494507,09282562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5404.05100956512">
            <text:p>5404,0510095651</text:p>
          </table:table-cell>
          <table:table-cell table:formula="of:=[.A277]*[.B277]" office:value-type="float" office:value="1496922.12964954">
            <text:p>1496922,12964954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5393.24290754599">
            <text:p>5393,242907546</text:p>
          </table:table-cell>
          <table:table-cell table:formula="of:=[.A278]*[.B278]" office:value-type="float" office:value="1499321.52829779">
            <text:p>1499321,52829779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5382.4564217309">
            <text:p>5382,4564217309</text:p>
          </table:table-cell>
          <table:table-cell table:formula="of:=[.A279]*[.B279]" office:value-type="float" office:value="1501705.34166292">
            <text:p>1501705,34166292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5371.69150888744">
            <text:p>5371,6915088874</text:p>
          </table:table-cell>
          <table:table-cell table:formula="of:=[.A280]*[.B280]" office:value-type="float" office:value="1504073.62248848">
            <text:p>1504073,62248848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5360.94812586966">
            <text:p>5360,9481258697</text:p>
          </table:table-cell>
          <table:table-cell table:formula="of:=[.A281]*[.B281]" office:value-type="float" office:value="1506426.42336938">
            <text:p>1506426,42336938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5350.22622961792">
            <text:p>5350,2262296179</text:p>
          </table:table-cell>
          <table:table-cell table:formula="of:=[.A282]*[.B282]" office:value-type="float" office:value="1508763.79675225">
            <text:p>1508763,79675225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5339.52577715869">
            <text:p>5339,5257771587</text:p>
          </table:table-cell>
          <table:table-cell table:formula="of:=[.A283]*[.B283]" office:value-type="float" office:value="1511085.79493591">
            <text:p>1511085,79493591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5328.84672560437">
            <text:p>5328,8467256044</text:p>
          </table:table-cell>
          <table:table-cell table:formula="of:=[.A284]*[.B284]" office:value-type="float" office:value="1513392.47007164">
            <text:p>1513392,47007164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5318.18903215316">
            <text:p>5318,1890321532</text:p>
          </table:table-cell>
          <table:table-cell table:formula="of:=[.A285]*[.B285]" office:value-type="float" office:value="1515683.87416365">
            <text:p>1515683,87416365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5307.55265408886">
            <text:p>5307,5526540889</text:p>
          </table:table-cell>
          <table:table-cell table:formula="of:=[.A286]*[.B286]" office:value-type="float" office:value="1517960.05906941">
            <text:p>1517960,05906941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5296.93754878068">
            <text:p>5296,9375487807</text:p>
          </table:table-cell>
          <table:table-cell table:formula="of:=[.A287]*[.B287]" office:value-type="float" office:value="1520221.07650005">
            <text:p>1520221,07650005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5286.34367368312">
            <text:p>5286,3436736831</text:p>
          </table:table-cell>
          <table:table-cell table:formula="of:=[.A288]*[.B288]" office:value-type="float" office:value="1522466.97802074">
            <text:p>1522466,97802074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5275.77098633575">
            <text:p>5275,7709863358</text:p>
          </table:table-cell>
          <table:table-cell table:formula="of:=[.A289]*[.B289]" office:value-type="float" office:value="1524697.81505103">
            <text:p>1524697,81505103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5265.21944436308">
            <text:p>5265,2194443631</text:p>
          </table:table-cell>
          <table:table-cell table:formula="of:=[.A290]*[.B290]" office:value-type="float" office:value="1526913.63886529">
            <text:p>1526913,63886529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5254.68900547435">
            <text:p>5254,6890054744</text:p>
          </table:table-cell>
          <table:table-cell table:formula="of:=[.A291]*[.B291]" office:value-type="float" office:value="1529114.50059304">
            <text:p>1529114,50059304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5244.17962746341">
            <text:p>5244,1796274634</text:p>
          </table:table-cell>
          <table:table-cell table:formula="of:=[.A292]*[.B292]" office:value-type="float" office:value="1531300.45121931">
            <text:p>1531300,45121931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5233.69126820848">
            <text:p>5233,6912682085</text:p>
          </table:table-cell>
          <table:table-cell table:formula="of:=[.A293]*[.B293]" office:value-type="float" office:value="1533471.54158508">
            <text:p>1533471,54158508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5223.22388567206">
            <text:p>5223,2238856721</text:p>
          </table:table-cell>
          <table:table-cell table:formula="of:=[.A294]*[.B294]" office:value-type="float" office:value="1535627.82238759">
            <text:p>1535627,82238759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5212.77743790072">
            <text:p>5212,7774379007</text:p>
          </table:table-cell>
          <table:table-cell table:formula="of:=[.A295]*[.B295]" office:value-type="float" office:value="1537769.34418071">
            <text:p>1537769,34418071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5202.35188302492">
            <text:p>5202,3518830249</text:p>
          </table:table-cell>
          <table:table-cell table:formula="of:=[.A296]*[.B296]" office:value-type="float" office:value="1539896.15737537">
            <text:p>1539896,15737537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5191.94717925886">
            <text:p>5191,9471792589</text:p>
          </table:table-cell>
          <table:table-cell table:formula="of:=[.A297]*[.B297]" office:value-type="float" office:value="1542008.31223988">
            <text:p>1542008,31223988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5181.56328490035">
            <text:p>5181,5632849004</text:p>
          </table:table-cell>
          <table:table-cell table:formula="of:=[.A298]*[.B298]" office:value-type="float" office:value="1544105.8589003">
            <text:p>1544105,8589003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5171.20015833055">
            <text:p>5171,2001583306</text:p>
          </table:table-cell>
          <table:table-cell table:formula="of:=[.A299]*[.B299]" office:value-type="float" office:value="1546188.84734083">
            <text:p>1546188,84734083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5160.85775801389">
            <text:p>5160,8577580139</text:p>
          </table:table-cell>
          <table:table-cell table:formula="of:=[.A300]*[.B300]" office:value-type="float" office:value="1548257.32740417">
            <text:p>1548257,32740417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5150.53604249786">
            <text:p>5150,5360424979</text:p>
          </table:table-cell>
          <table:table-cell table:formula="of:=[.A301]*[.B301]" office:value-type="float" office:value="1550311.34879186">
            <text:p>1550311,34879186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5140.23497041286">
            <text:p>5140,2349704129</text:p>
          </table:table-cell>
          <table:table-cell table:formula="of:=[.A302]*[.B302]" office:value-type="float" office:value="1552350.96106468">
            <text:p>1552350,96106468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5129.95450047204">
            <text:p>5129,954500472</text:p>
          </table:table-cell>
          <table:table-cell table:formula="of:=[.A303]*[.B303]" office:value-type="float" office:value="1554376.21364303">
            <text:p>1554376,21364303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5119.69459147109">
            <text:p>5119,6945914711</text:p>
          </table:table-cell>
          <table:table-cell table:formula="of:=[.A304]*[.B304]" office:value-type="float" office:value="1556387.15580721">
            <text:p>1556387,15580721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5109.45520228815">
            <text:p>5109,4552022882</text:p>
          </table:table-cell>
          <table:table-cell table:formula="of:=[.A305]*[.B305]" office:value-type="float" office:value="1558383.83669789">
            <text:p>1558383,83669789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5099.23629188357">
            <text:p>5099,2362918836</text:p>
          </table:table-cell>
          <table:table-cell table:formula="of:=[.A306]*[.B306]" office:value-type="float" office:value="1560366.30531637">
            <text:p>1560366,30531637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5089.0378192998">
            <text:p>5089,0378192998</text:p>
          </table:table-cell>
          <table:table-cell table:formula="of:=[.A307]*[.B307]" office:value-type="float" office:value="1562334.61052504">
            <text:p>1562334,61052504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5078.8597436612">
            <text:p>5078,8597436612</text:p>
          </table:table-cell>
          <table:table-cell table:formula="of:=[.A308]*[.B308]" office:value-type="float" office:value="1564288.80104765">
            <text:p>1564288,80104765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5068.70202417388">
            <text:p>5068,7020241739</text:p>
          </table:table-cell>
          <table:table-cell table:formula="of:=[.A309]*[.B309]" office:value-type="float" office:value="1566228.92546973">
            <text:p>1566228,92546973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5058.56462012553">
            <text:p>5058,5646201255</text:p>
          </table:table-cell>
          <table:table-cell table:formula="of:=[.A310]*[.B310]" office:value-type="float" office:value="1568155.03223892">
            <text:p>1568155,03223892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5048.44749088528">
            <text:p>5048,4474908853</text:p>
          </table:table-cell>
          <table:table-cell table:formula="of:=[.A311]*[.B311]" office:value-type="float" office:value="1570067.16966532">
            <text:p>1570067,16966532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5038.35059590351">
            <text:p>5038,3505959035</text:p>
          </table:table-cell>
          <table:table-cell table:formula="of:=[.A312]*[.B312]" office:value-type="float" office:value="1571965.3859219">
            <text:p>1571965,3859219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5028.27389471171">
            <text:p>5028,2738947117</text:p>
          </table:table-cell>
          <table:table-cell table:formula="of:=[.A313]*[.B313]" office:value-type="float" office:value="1573849.72904476">
            <text:p>1573849,72904476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5018.21734692228">
            <text:p>5018,2173469223</text:p>
          </table:table-cell>
          <table:table-cell table:formula="of:=[.A314]*[.B314]" office:value-type="float" office:value="1575720.2469336">
            <text:p>1575720,2469336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5008.18091222844">
            <text:p>5008,1809122284</text:p>
          </table:table-cell>
          <table:table-cell table:formula="of:=[.A315]*[.B315]" office:value-type="float" office:value="1577576.98735196">
            <text:p>1577576,98735196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4998.16455040398">
            <text:p>4998,164550404</text:p>
          </table:table-cell>
          <table:table-cell table:formula="of:=[.A316]*[.B316]" office:value-type="float" office:value="1579419.99792766">
            <text:p>1579419,99792766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4988.16822130317">
            <text:p>4988,1682213032</text:p>
          </table:table-cell>
          <table:table-cell table:formula="of:=[.A317]*[.B317]" office:value-type="float" office:value="1581249.32615311">
            <text:p>1581249,32615311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4978.19188486057">
            <text:p>4978,1918848606</text:p>
          </table:table-cell>
          <table:table-cell table:formula="of:=[.A318]*[.B318]" office:value-type="float" office:value="1583065.01938566">
            <text:p>1583065,01938566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4968.23550109084">
            <text:p>4968,2355010909</text:p>
          </table:table-cell>
          <table:table-cell table:formula="of:=[.A319]*[.B319]" office:value-type="float" office:value="1584867.12484798">
            <text:p>1584867,12484798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4958.29903008866">
            <text:p>4958,2990300887</text:p>
          </table:table-cell>
          <table:table-cell table:formula="of:=[.A320]*[.B320]" office:value-type="float" office:value="1586655.68962837">
            <text:p>1586655,68962837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4948.38243202848">
            <text:p>4948,3824320285</text:p>
          </table:table-cell>
          <table:table-cell table:formula="of:=[.A321]*[.B321]" office:value-type="float" office:value="1588430.76068114">
            <text:p>1588430,76068114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4938.48566716443">
            <text:p>4938,4856671644</text:p>
          </table:table-cell>
          <table:table-cell table:formula="of:=[.A322]*[.B322]" office:value-type="float" office:value="1590192.38482695">
            <text:p>1590192,38482695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4928.6086958301">
            <text:p>4928,6086958301</text:p>
          </table:table-cell>
          <table:table-cell table:formula="of:=[.A323]*[.B323]" office:value-type="float" office:value="1591940.60875312">
            <text:p>1591940,60875312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4918.75147843844">
            <text:p>4918,7514784384</text:p>
          </table:table-cell>
          <table:table-cell table:formula="of:=[.A324]*[.B324]" office:value-type="float" office:value="1593675.47901405">
            <text:p>1593675,47901405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4908.91397548156">
            <text:p>4908,9139754816</text:p>
          </table:table-cell>
          <table:table-cell table:formula="of:=[.A325]*[.B325]" office:value-type="float" office:value="1595397.04203151">
            <text:p>1595397,04203151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4899.0961475306">
            <text:p>4899,0961475306</text:p>
          </table:table-cell>
          <table:table-cell table:formula="of:=[.A326]*[.B326]" office:value-type="float" office:value="1597105.34409498">
            <text:p>1597105,34409498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4889.29795523554">
            <text:p>4889,2979552355</text:p>
          </table:table-cell>
          <table:table-cell table:formula="of:=[.A327]*[.B327]" office:value-type="float" office:value="1598800.43136202">
            <text:p>1598800,43136202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4879.51935932507">
            <text:p>4879,5193593251</text:p>
          </table:table-cell>
          <table:table-cell table:formula="of:=[.A328]*[.B328]" office:value-type="float" office:value="1600482.34985862">
            <text:p>1600482,34985862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4869.76032060642">
            <text:p>4869,7603206064</text:p>
          </table:table-cell>
          <table:table-cell table:formula="of:=[.A329]*[.B329]" office:value-type="float" office:value="1602151.14547951">
            <text:p>1602151,14547951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4860.0207999652">
            <text:p>4860,0207999652</text:p>
          </table:table-cell>
          <table:table-cell table:formula="of:=[.A330]*[.B330]" office:value-type="float" office:value="1603806.86398852">
            <text:p>1603806,86398852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4850.30075836527">
            <text:p>4850,3007583653</text:p>
          </table:table-cell>
          <table:table-cell table:formula="of:=[.A331]*[.B331]" office:value-type="float" office:value="1605449.55101891">
            <text:p>1605449,55101891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4840.60015684854">
            <text:p>4840,6001568486</text:p>
          </table:table-cell>
          <table:table-cell table:formula="of:=[.A332]*[.B332]" office:value-type="float" office:value="1607079.25207372">
            <text:p>1607079,25207372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4830.91895653484">
            <text:p>4830,9189565349</text:p>
          </table:table-cell>
          <table:table-cell table:formula="of:=[.A333]*[.B333]" office:value-type="float" office:value="1608696.0125261">
            <text:p>1608696,0125261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4821.25711862178">
            <text:p>4821,2571186218</text:p>
          </table:table-cell>
          <table:table-cell table:formula="of:=[.A334]*[.B334]" office:value-type="float" office:value="1610299.87761967">
            <text:p>1610299,87761967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4811.61460438453">
            <text:p>4811,6146043845</text:p>
          </table:table-cell>
          <table:table-cell table:formula="of:=[.A335]*[.B335]" office:value-type="float" office:value="1611890.89246882">
            <text:p>1611890,89246882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4801.99137517576">
            <text:p>4801,9913751758</text:p>
          </table:table-cell>
          <table:table-cell table:formula="of:=[.A336]*[.B336]" office:value-type="float" office:value="1613469.10205906">
            <text:p>1613469,10205906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4792.38739242541">
            <text:p>4792,3873924254</text:p>
          </table:table-cell>
          <table:table-cell table:formula="of:=[.A337]*[.B337]" office:value-type="float" office:value="1615034.55124736">
            <text:p>1615034,55124736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4782.80261764056">
            <text:p>4782,8026176406</text:p>
          </table:table-cell>
          <table:table-cell table:formula="of:=[.A338]*[.B338]" office:value-type="float" office:value="1616587.28476251">
            <text:p>1616587,28476251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4773.23701240528">
            <text:p>4773,2370124053</text:p>
          </table:table-cell>
          <table:table-cell table:formula="of:=[.A339]*[.B339]" office:value-type="float" office:value="1618127.34720539">
            <text:p>1618127,34720539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4763.69053838047">
            <text:p>4763,6905383805</text:p>
          </table:table-cell>
          <table:table-cell table:formula="of:=[.A340]*[.B340]" office:value-type="float" office:value="1619654.78304936">
            <text:p>1619654,78304936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4754.16315730371">
            <text:p>4754,1631573037</text:p>
          </table:table-cell>
          <table:table-cell table:formula="of:=[.A341]*[.B341]" office:value-type="float" office:value="1621169.63664056">
            <text:p>1621169,63664056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4744.6548309891">
            <text:p>4744,6548309891</text:p>
          </table:table-cell>
          <table:table-cell table:formula="of:=[.A342]*[.B342]" office:value-type="float" office:value="1622671.95219827">
            <text:p>1622671,95219827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4735.16552132712">
            <text:p>4735,1655213271</text:p>
          </table:table-cell>
          <table:table-cell table:formula="of:=[.A343]*[.B343]" office:value-type="float" office:value="1624161.7738152">
            <text:p>1624161,7738152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4725.69519028447">
            <text:p>4725,6951902845</text:p>
          </table:table-cell>
          <table:table-cell table:formula="of:=[.A344]*[.B344]" office:value-type="float" office:value="1625639.14545786">
            <text:p>1625639,14545786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4716.2437999039">
            <text:p>4716,2437999039</text:p>
          </table:table-cell>
          <table:table-cell table:formula="of:=[.A345]*[.B345]" office:value-type="float" office:value="1627104.11096684">
            <text:p>1627104,11096684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4706.81131230409">
            <text:p>4706,8113123041</text:p>
          </table:table-cell>
          <table:table-cell table:formula="of:=[.A346]*[.B346]" office:value-type="float" office:value="1628556.71405722">
            <text:p>1628556,71405722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4697.39768967948">
            <text:p>4697,3976896795</text:p>
          </table:table-cell>
          <table:table-cell table:formula="of:=[.A347]*[.B347]" office:value-type="float" office:value="1629996.99831878">
            <text:p>1629996,99831878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4688.00289430012">
            <text:p>4688,0028943001</text:p>
          </table:table-cell>
          <table:table-cell table:formula="of:=[.A348]*[.B348]" office:value-type="float" office:value="1631425.00721644">
            <text:p>1631425,00721644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4678.62688851152">
            <text:p>4678,6268885115</text:p>
          </table:table-cell>
          <table:table-cell table:formula="of:=[.A349]*[.B349]" office:value-type="float" office:value="1632840.78409052">
            <text:p>1632840,78409052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4669.2696347345">
            <text:p>4669,2696347345</text:p>
          </table:table-cell>
          <table:table-cell table:formula="of:=[.A350]*[.B350]" office:value-type="float" office:value="1634244.37215707">
            <text:p>1634244,37215707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4659.93109546503">
            <text:p>4659,931095465</text:p>
          </table:table-cell>
          <table:table-cell table:formula="of:=[.A351]*[.B351]" office:value-type="float" office:value="1635635.81450823">
            <text:p>1635635,81450823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4650.6112332741">
            <text:p>4650,6112332741</text:p>
          </table:table-cell>
          <table:table-cell table:formula="of:=[.A352]*[.B352]" office:value-type="float" office:value="1637015.15411248">
            <text:p>1637015,15411248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4641.31001080755">
            <text:p>4641,3100108076</text:p>
          </table:table-cell>
          <table:table-cell table:formula="of:=[.A353]*[.B353]" office:value-type="float" office:value="1638382.43381507">
            <text:p>1638382,43381507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4632.02739078594">
            <text:p>4632,0273907859</text:p>
          </table:table-cell>
          <table:table-cell table:formula="of:=[.A354]*[.B354]" office:value-type="float" office:value="1639737.69633822">
            <text:p>1639737,69633822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4622.76333600437">
            <text:p>4622,7633360044</text:p>
          </table:table-cell>
          <table:table-cell table:formula="of:=[.A355]*[.B355]" office:value-type="float" office:value="1641080.98428155">
            <text:p>1641080,98428155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4613.51780933236">
            <text:p>4613,5178093324</text:p>
          </table:table-cell>
          <table:table-cell table:formula="of:=[.A356]*[.B356]" office:value-type="float" office:value="1642412.34012232">
            <text:p>1642412,34012232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4604.29077371369">
            <text:p>4604,2907737137</text:p>
          </table:table-cell>
          <table:table-cell table:formula="of:=[.A357]*[.B357]" office:value-type="float" office:value="1643731.80621579">
            <text:p>1643731,80621579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4595.08219216626">
            <text:p>4595,0821921663</text:p>
          </table:table-cell>
          <table:table-cell table:formula="of:=[.A358]*[.B358]" office:value-type="float" office:value="1645039.42479552">
            <text:p>1645039,42479552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4585.89202778193">
            <text:p>4585,8920277819</text:p>
          </table:table-cell>
          <table:table-cell table:formula="of:=[.A359]*[.B359]" office:value-type="float" office:value="1646335.23797371">
            <text:p>1646335,23797371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4576.72024372637">
            <text:p>4576,7202437264</text:p>
          </table:table-cell>
          <table:table-cell table:formula="of:=[.A360]*[.B360]" office:value-type="float" office:value="1647619.28774149">
            <text:p>1647619,28774149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4567.56680323892">
            <text:p>4567,5668032389</text:p>
          </table:table-cell>
          <table:table-cell table:formula="of:=[.A361]*[.B361]" office:value-type="float" office:value="1648891.61596925">
            <text:p>1648891,61596925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4558.43166963244">
            <text:p>4558,4316696324</text:p>
          </table:table-cell>
          <table:table-cell table:formula="of:=[.A362]*[.B362]" office:value-type="float" office:value="1650152.26440694">
            <text:p>1650152,26440694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4549.31480629317">
            <text:p>4549,3148062932</text:p>
          </table:table-cell>
          <table:table-cell table:formula="of:=[.A363]*[.B363]" office:value-type="float" office:value="1651401.27468442">
            <text:p>1651401,27468442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4540.21617668059">
            <text:p>4540,2161766806</text:p>
          </table:table-cell>
          <table:table-cell table:formula="of:=[.A364]*[.B364]" office:value-type="float" office:value="1652638.68831173">
            <text:p>1652638,68831173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4531.13574432722">
            <text:p>4531,1357443272</text:p>
          </table:table-cell>
          <table:table-cell table:formula="of:=[.A365]*[.B365]" office:value-type="float" office:value="1653864.54667944">
            <text:p>1653864,54667944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4522.07347283857">
            <text:p>4522,0734728386</text:p>
          </table:table-cell>
          <table:table-cell table:formula="of:=[.A366]*[.B366]" office:value-type="float" office:value="1655078.89105892">
            <text:p>1655078,89105892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4513.02932589289">
            <text:p>4513,0293258929</text:p>
          </table:table-cell>
          <table:table-cell table:formula="of:=[.A367]*[.B367]" office:value-type="float" office:value="1656281.76260269">
            <text:p>1656281,76260269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4504.00326724111">
            <text:p>4504,0032672411</text:p>
          </table:table-cell>
          <table:table-cell table:formula="of:=[.A368]*[.B368]" office:value-type="float" office:value="1657473.20234473">
            <text:p>1657473,20234473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4494.99526070663">
            <text:p>4494,9952607066</text:p>
          </table:table-cell>
          <table:table-cell table:formula="of:=[.A369]*[.B369]" office:value-type="float" office:value="1658653.25120074">
            <text:p>1658653,25120074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4486.00527018521">
            <text:p>4486,0052701852</text:p>
          </table:table-cell>
          <table:table-cell table:formula="of:=[.A370]*[.B370]" office:value-type="float" office:value="1659821.94996853">
            <text:p>1659821,94996853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4477.03325964484">
            <text:p>4477,0332596448</text:p>
          </table:table-cell>
          <table:table-cell table:formula="of:=[.A371]*[.B371]" office:value-type="float" office:value="1660979.33932824">
            <text:p>1660979,33932824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4468.07919312555">
            <text:p>4468,0791931256</text:p>
          </table:table-cell>
          <table:table-cell table:formula="of:=[.A372]*[.B372]" office:value-type="float" office:value="1662125.45984271">
            <text:p>1662125,45984271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4459.1430347393">
            <text:p>4459,1430347393</text:p>
          </table:table-cell>
          <table:table-cell table:formula="of:=[.A373]*[.B373]" office:value-type="float" office:value="1663260.35195776">
            <text:p>1663260,35195776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4450.22474866982">
            <text:p>4450,2247486698</text:p>
          </table:table-cell>
          <table:table-cell table:formula="of:=[.A374]*[.B374]" office:value-type="float" office:value="1664384.05600251">
            <text:p>1664384,05600251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4441.32429917248">
            <text:p>4441,3242991725</text:p>
          </table:table-cell>
          <table:table-cell table:formula="of:=[.A375]*[.B375]" office:value-type="float" office:value="1665496.61218968">
            <text:p>1665496,61218968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4432.44165057414">
            <text:p>4432,4416505741</text:p>
          </table:table-cell>
          <table:table-cell table:formula="of:=[.A376]*[.B376]" office:value-type="float" office:value="1666598.06061588">
            <text:p>1666598,06061588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4423.57676727299">
            <text:p>4423,576767273</text:p>
          </table:table-cell>
          <table:table-cell table:formula="of:=[.A377]*[.B377]" office:value-type="float" office:value="1667688.44126192">
            <text:p>1667688,44126192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4414.72961373844">
            <text:p>4414,7296137385</text:p>
          </table:table-cell>
          <table:table-cell table:formula="of:=[.A378]*[.B378]" office:value-type="float" office:value="1668767.79399313">
            <text:p>1668767,79399313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4405.90015451097">
            <text:p>4405,900154511</text:p>
          </table:table-cell>
          <table:table-cell table:formula="of:=[.A379]*[.B379]" office:value-type="float" office:value="1669836.15855966">
            <text:p>1669836,15855966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4397.08835420194">
            <text:p>4397,088354202</text:p>
          </table:table-cell>
          <table:table-cell table:formula="of:=[.A380]*[.B380]" office:value-type="float" office:value="1670893.57459674">
            <text:p>1670893,57459674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4388.29417749354">
            <text:p>4388,2941774935</text:p>
          </table:table-cell>
          <table:table-cell table:formula="of:=[.A381]*[.B381]" office:value-type="float" office:value="1671940.08162504">
            <text:p>1671940,08162504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4379.51758913855">
            <text:p>4379,5175891386</text:p>
          </table:table-cell>
          <table:table-cell table:formula="of:=[.A382]*[.B382]" office:value-type="float" office:value="1672975.71905093">
            <text:p>1672975,71905093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4370.75855396028">
            <text:p>4370,7585539603</text:p>
          </table:table-cell>
          <table:table-cell table:formula="of:=[.A383]*[.B383]" office:value-type="float" office:value="1674000.52616679">
            <text:p>1674000,52616679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4362.01703685236">
            <text:p>4362,0170368524</text:p>
          </table:table-cell>
          <table:table-cell table:formula="of:=[.A384]*[.B384]" office:value-type="float" office:value="1675014.5421513">
            <text:p>1675014,5421513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4353.29300277865">
            <text:p>4353,2930027787</text:p>
          </table:table-cell>
          <table:table-cell table:formula="of:=[.A385]*[.B385]" office:value-type="float" office:value="1676017.80606978">
            <text:p>1676017,80606978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4344.58641677309">
            <text:p>4344,5864167731</text:p>
          </table:table-cell>
          <table:table-cell table:formula="of:=[.A386]*[.B386]" office:value-type="float" office:value="1677010.35687441">
            <text:p>1677010,35687441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4335.89724393955">
            <text:p>4335,8972439396</text:p>
          </table:table-cell>
          <table:table-cell table:formula="of:=[.A387]*[.B387]" office:value-type="float" office:value="1677992.23340461">
            <text:p>1677992,23340461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4327.22544945167">
            <text:p>4327,2254494517</text:p>
          </table:table-cell>
          <table:table-cell table:formula="of:=[.A388]*[.B388]" office:value-type="float" office:value="1678963.47438725">
            <text:p>1678963,47438725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4318.57099855277">
            <text:p>4318,5709985528</text:p>
          </table:table-cell>
          <table:table-cell table:formula="of:=[.A389]*[.B389]" office:value-type="float" office:value="1679924.11843703">
            <text:p>1679924,11843703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4309.93385655566">
            <text:p>4309,9338565557</text:p>
          </table:table-cell>
          <table:table-cell table:formula="of:=[.A390]*[.B390]" office:value-type="float" office:value="1680874.20405671">
            <text:p>1680874,20405671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4301.31398884255">
            <text:p>4301,3139888426</text:p>
          </table:table-cell>
          <table:table-cell table:formula="of:=[.A391]*[.B391]" office:value-type="float" office:value="1681813.76963744">
            <text:p>1681813,76963744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4292.71136086486">
            <text:p>4292,7113608649</text:p>
          </table:table-cell>
          <table:table-cell table:formula="of:=[.A392]*[.B392]" office:value-type="float" office:value="1682742.85345903">
            <text:p>1682742,85345903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4284.12593814313">
            <text:p>4284,1259381431</text:p>
          </table:table-cell>
          <table:table-cell table:formula="of:=[.A393]*[.B393]" office:value-type="float" office:value="1683661.49369025">
            <text:p>1683661,49369025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4275.55768626685">
            <text:p>4275,5576862669</text:p>
          </table:table-cell>
          <table:table-cell table:formula="of:=[.A394]*[.B394]" office:value-type="float" office:value="1684569.72838914">
            <text:p>1684569,72838914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4267.00657089431">
            <text:p>4267,0065708943</text:p>
          </table:table-cell>
          <table:table-cell table:formula="of:=[.A395]*[.B395]" office:value-type="float" office:value="1685467.59550325">
            <text:p>1685467,5955032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4258.47255775253">
            <text:p>4258,4725577525</text:p>
          </table:table-cell>
          <table:table-cell table:formula="of:=[.A396]*[.B396]" office:value-type="float" office:value="1686355.13287">
            <text:p>1686355,13287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4249.95561263702">
            <text:p>4249,955612637</text:p>
          </table:table-cell>
          <table:table-cell table:formula="of:=[.A397]*[.B397]" office:value-type="float" office:value="1687232.3782169">
            <text:p>1687232,3782169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4241.45570141175">
            <text:p>4241,4557014118</text:p>
          </table:table-cell>
          <table:table-cell table:formula="of:=[.A398]*[.B398]" office:value-type="float" office:value="1688099.36916187">
            <text:p>1688099,36916187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4232.97279000892">
            <text:p>4232,9727900089</text:p>
          </table:table-cell>
          <table:table-cell table:formula="of:=[.A399]*[.B399]" office:value-type="float" office:value="1688956.14321356">
            <text:p>1688956,14321356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4224.5068444289">
            <text:p>4224,5068444289</text:p>
          </table:table-cell>
          <table:table-cell table:formula="of:=[.A400]*[.B400]" office:value-type="float" office:value="1689802.73777156">
            <text:p>1689802,73777156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4216.05783074005">
            <text:p>4216,0578307401</text:p>
          </table:table-cell>
          <table:table-cell table:formula="of:=[.A401]*[.B401]" office:value-type="float" office:value="1690639.19012676">
            <text:p>1690639,19012676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4207.62571507857">
            <text:p>4207,6257150786</text:p>
          </table:table-cell>
          <table:table-cell table:formula="of:=[.A402]*[.B402]" office:value-type="float" office:value="1691465.53746158">
            <text:p>1691465,53746158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4199.21046364841">
            <text:p>4199,2104636484</text:p>
          </table:table-cell>
          <table:table-cell table:formula="of:=[.A403]*[.B403]" office:value-type="float" office:value="1692281.81685031">
            <text:p>1692281,81685031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4190.81204272111">
            <text:p>4190,8120427211</text:p>
          </table:table-cell>
          <table:table-cell table:formula="of:=[.A404]*[.B404]" office:value-type="float" office:value="1693088.06525933">
            <text:p>1693088,06525933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4182.43041863567">
            <text:p>4182,4304186357</text:p>
          </table:table-cell>
          <table:table-cell table:formula="of:=[.A405]*[.B405]" office:value-type="float" office:value="1693884.31954745">
            <text:p>1693884,31954745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4174.0655577984">
            <text:p>4174,0655577984</text:p>
          </table:table-cell>
          <table:table-cell table:formula="of:=[.A406]*[.B406]" office:value-type="float" office:value="1694670.61646615">
            <text:p>1694670,61646615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4165.7174266828">
            <text:p>4165,7174266828</text:p>
          </table:table-cell>
          <table:table-cell table:formula="of:=[.A407]*[.B407]" office:value-type="float" office:value="1695446.9926599">
            <text:p>1695446,9926599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4157.38599182944">
            <text:p>4157,3859918294</text:p>
          </table:table-cell>
          <table:table-cell table:formula="of:=[.A408]*[.B408]" office:value-type="float" office:value="1696213.48466641">
            <text:p>1696213,48466641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4149.07121984578">
            <text:p>4149,0712198458</text:p>
          </table:table-cell>
          <table:table-cell table:formula="of:=[.A409]*[.B409]" office:value-type="float" office:value="1696970.12891692">
            <text:p>1696970,12891692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4140.77307740609">
            <text:p>4140,7730774061</text:p>
          </table:table-cell>
          <table:table-cell table:formula="of:=[.A410]*[.B410]" office:value-type="float" office:value="1697716.9617365">
            <text:p>1697716,9617365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4132.49153125128">
            <text:p>4132,4915312513</text:p>
          </table:table-cell>
          <table:table-cell table:formula="of:=[.A411]*[.B411]" office:value-type="float" office:value="1698454.01934427">
            <text:p>1698454,01934427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4124.22654818877">
            <text:p>4124,2265481888</text:p>
          </table:table-cell>
          <table:table-cell table:formula="of:=[.A412]*[.B412]" office:value-type="float" office:value="1699181.33785377">
            <text:p>1699181,33785377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4115.9780950924">
            <text:p>4115,9780950924</text:p>
          </table:table-cell>
          <table:table-cell table:formula="of:=[.A413]*[.B413]" office:value-type="float" office:value="1699898.95327316">
            <text:p>1699898,95327316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4107.74613890221">
            <text:p>4107,7461389022</text:p>
          </table:table-cell>
          <table:table-cell table:formula="of:=[.A414]*[.B414]" office:value-type="float" office:value="1700606.90150552">
            <text:p>1700606,90150552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4099.53064662441">
            <text:p>4099,5306466244</text:p>
          </table:table-cell>
          <table:table-cell table:formula="of:=[.A415]*[.B415]" office:value-type="float" office:value="1701305.21834913">
            <text:p>1701305,21834913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4091.33158533116">
            <text:p>4091,3315853312</text:p>
          </table:table-cell>
          <table:table-cell table:formula="of:=[.A416]*[.B416]" office:value-type="float" office:value="1701993.93949776">
            <text:p>1701993,93949776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4083.1489221605">
            <text:p>4083,1489221605</text:p>
          </table:table-cell>
          <table:table-cell table:formula="of:=[.A417]*[.B417]" office:value-type="float" office:value="1702673.10054093">
            <text:p>1702673,10054093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4074.98262431617">
            <text:p>4074,9826243162</text:p>
          </table:table-cell>
          <table:table-cell table:formula="of:=[.A418]*[.B418]" office:value-type="float" office:value="1703342.73696416">
            <text:p>1703342,73696416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4066.83265906754">
            <text:p>4066,8326590676</text:p>
          </table:table-cell>
          <table:table-cell table:formula="of:=[.A419]*[.B419]" office:value-type="float" office:value="1704002.8841493">
            <text:p>1704002,8841493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4058.69899374941">
            <text:p>4058,6989937494</text:p>
          </table:table-cell>
          <table:table-cell table:formula="of:=[.A420]*[.B420]" office:value-type="float" office:value="1704653.57737475">
            <text:p>1704653,57737475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4050.58159576191">
            <text:p>4050,5815957619</text:p>
          </table:table-cell>
          <table:table-cell table:formula="of:=[.A421]*[.B421]" office:value-type="float" office:value="1705294.85181576">
            <text:p>1705294,85181576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4042.48043257038">
            <text:p>4042,4804325704</text:p>
          </table:table-cell>
          <table:table-cell table:formula="of:=[.A422]*[.B422]" office:value-type="float" office:value="1705926.7425447">
            <text:p>1705926,7425447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4034.39547170524">
            <text:p>4034,3954717053</text:p>
          </table:table-cell>
          <table:table-cell table:formula="of:=[.A423]*[.B423]" office:value-type="float" office:value="1706549.28453132">
            <text:p>1706549,28453132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4026.32668076183">
            <text:p>4026,3266807618</text:p>
          </table:table-cell>
          <table:table-cell table:formula="of:=[.A424]*[.B424]" office:value-type="float" office:value="1707162.51264302">
            <text:p>1707162,51264302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4018.27402740031">
            <text:p>4018,2740274003</text:p>
          </table:table-cell>
          <table:table-cell table:formula="of:=[.A425]*[.B425]" office:value-type="float" office:value="1707766.46164513">
            <text:p>1707766,46164513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4010.23747934551">
            <text:p>4010,2374793455</text:p>
          </table:table-cell>
          <table:table-cell table:formula="of:=[.A426]*[.B426]" office:value-type="float" office:value="1708361.16620119">
            <text:p>1708361,16620119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4002.21700438682">
            <text:p>4002,2170043868</text:p>
          </table:table-cell>
          <table:table-cell table:formula="of:=[.A427]*[.B427]" office:value-type="float" office:value="1708946.66087317">
            <text:p>1708946,66087317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3994.21257037804">
            <text:p>3994,2125703781</text:p>
          </table:table-cell>
          <table:table-cell table:formula="of:=[.A428]*[.B428]" office:value-type="float" office:value="1709522.9801218">
            <text:p>1709522,9801218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3986.22414523729">
            <text:p>3986,2241452373</text:p>
          </table:table-cell>
          <table:table-cell table:formula="of:=[.A429]*[.B429]" office:value-type="float" office:value="1710090.1583068">
            <text:p>1710090,1583068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3978.25169694681">
            <text:p>3978,2516969468</text:p>
          </table:table-cell>
          <table:table-cell table:formula="of:=[.A430]*[.B430]" office:value-type="float" office:value="1710648.22968713">
            <text:p>1710648,22968713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3970.29519355292">
            <text:p>3970,2951935529</text:p>
          </table:table-cell>
          <table:table-cell table:formula="of:=[.A431]*[.B431]" office:value-type="float" office:value="1711197.22842131">
            <text:p>1711197,22842131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3962.35460316581">
            <text:p>3962,3546031658</text:p>
          </table:table-cell>
          <table:table-cell table:formula="of:=[.A432]*[.B432]" office:value-type="float" office:value="1711737.18856763">
            <text:p>1711737,18856763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3954.42989395948">
            <text:p>3954,4298939595</text:p>
          </table:table-cell>
          <table:table-cell table:formula="of:=[.A433]*[.B433]" office:value-type="float" office:value="1712268.14408446">
            <text:p>1712268,14408446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3946.52103417156">
            <text:p>3946,5210341716</text:p>
          </table:table-cell>
          <table:table-cell table:formula="of:=[.A434]*[.B434]" office:value-type="float" office:value="1712790.12883046">
            <text:p>1712790,12883046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3938.62799210322">
            <text:p>3938,6279921032</text:p>
          </table:table-cell>
          <table:table-cell table:formula="of:=[.A435]*[.B435]" office:value-type="float" office:value="1713303.1765649">
            <text:p>1713303,1765649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3930.75073611901">
            <text:p>3930,750736119</text:p>
          </table:table-cell>
          <table:table-cell table:formula="of:=[.A436]*[.B436]" office:value-type="float" office:value="1713807.32094789">
            <text:p>1713807,32094789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3922.88923464677">
            <text:p>3922,8892346468</text:p>
          </table:table-cell>
          <table:table-cell table:formula="of:=[.A437]*[.B437]" office:value-type="float" office:value="1714302.59554064">
            <text:p>1714302,59554064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3915.04345617748">
            <text:p>3915,0434561775</text:p>
          </table:table-cell>
          <table:table-cell table:formula="of:=[.A438]*[.B438]" office:value-type="float" office:value="1714789.03380574">
            <text:p>1714789,03380574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3907.21336926513">
            <text:p>3907,2133692651</text:p>
          </table:table-cell>
          <table:table-cell table:formula="of:=[.A439]*[.B439]" office:value-type="float" office:value="1715266.66910739">
            <text:p>1715266,66910739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3899.3989425266">
            <text:p>3899,3989425266</text:p>
          </table:table-cell>
          <table:table-cell table:formula="of:=[.A440]*[.B440]" office:value-type="float" office:value="1715735.5347117">
            <text:p>1715735,5347117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3891.60014464154">
            <text:p>3891,6001446416</text:p>
          </table:table-cell>
          <table:table-cell table:formula="of:=[.A441]*[.B441]" office:value-type="float" office:value="1716195.66378692">
            <text:p>1716195,66378692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3883.81694435226">
            <text:p>3883,8169443523</text:p>
          </table:table-cell>
          <table:table-cell table:formula="of:=[.A442]*[.B442]" office:value-type="float" office:value="1716647.0894037">
            <text:p>1716647,0894037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3876.04931046355">
            <text:p>3876,0493104636</text:p>
          </table:table-cell>
          <table:table-cell table:formula="of:=[.A443]*[.B443]" office:value-type="float" office:value="1717089.84453535">
            <text:p>1717089,84453535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3868.29721184263">
            <text:p>3868,2972118426</text:p>
          </table:table-cell>
          <table:table-cell table:formula="of:=[.A444]*[.B444]" office:value-type="float" office:value="1717523.96205813">
            <text:p>1717523,96205813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3860.56061741894">
            <text:p>3860,560617419</text:p>
          </table:table-cell>
          <table:table-cell table:formula="of:=[.A445]*[.B445]" office:value-type="float" office:value="1717949.47475143">
            <text:p>1717949,47475143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3852.8394961841">
            <text:p>3852,8394961841</text:p>
          </table:table-cell>
          <table:table-cell table:formula="of:=[.A446]*[.B446]" office:value-type="float" office:value="1718366.41529811">
            <text:p>1718366,41529811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3845.13381719174">
            <text:p>3845,1338171917</text:p>
          </table:table-cell>
          <table:table-cell table:formula="of:=[.A447]*[.B447]" office:value-type="float" office:value="1718774.81628471">
            <text:p>1718774,81628471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3837.44354955735">
            <text:p>3837,4435495574</text:p>
          </table:table-cell>
          <table:table-cell table:formula="of:=[.A448]*[.B448]" office:value-type="float" office:value="1719174.71020169">
            <text:p>1719174,71020169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3829.76866245824">
            <text:p>3829,7686624582</text:p>
          </table:table-cell>
          <table:table-cell table:formula="of:=[.A449]*[.B449]" office:value-type="float" office:value="1719566.12944375">
            <text:p>1719566,12944375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3822.10912513332">
            <text:p>3822,1091251333</text:p>
          </table:table-cell>
          <table:table-cell table:formula="of:=[.A450]*[.B450]" office:value-type="float" office:value="1719949.10630999">
            <text:p>1719949,10630999</text:p>
          </table:table-cell>
          <table:table-cell table:number-columns-repeated="2"/>
        </table:table-row>
      </table:table>
      <table:table table:name="2014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308">
            <text:p>9308</text:p>
          </table:table-cell>
          <table:table-cell table:formula="of:=[.A1]*[.B1]" office:value-type="float" office:value="9308">
            <text:p>9308</text:p>
          </table:table-cell>
          <table:table-cell office:value-type="float" office:value="9308">
            <text:p>9308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308">
            <text:p>9308</text:p>
          </table:table-cell>
          <table:table-cell table:formula="of:=[.A2]*[.B2]" office:value-type="float" office:value="18616">
            <text:p>1861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308">
            <text:p>9308</text:p>
          </table:table-cell>
          <table:table-cell table:formula="of:=[.A3]*[.B3]" office:value-type="float" office:value="27924">
            <text:p>2792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308">
            <text:p>9308</text:p>
          </table:table-cell>
          <table:table-cell table:formula="of:=[.A4]*[.B4]" office:value-type="float" office:value="37232">
            <text:p>3723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308">
            <text:p>9308</text:p>
          </table:table-cell>
          <table:table-cell table:formula="of:=[.A5]*[.B5]" office:value-type="float" office:value="46540">
            <text:p>4654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308">
            <text:p>9308</text:p>
          </table:table-cell>
          <table:table-cell table:formula="of:=[.A6]*[.B6]" office:value-type="float" office:value="55848">
            <text:p>5584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308">
            <text:p>9308</text:p>
          </table:table-cell>
          <table:table-cell table:formula="of:=[.A7]*[.B7]" office:value-type="float" office:value="65156">
            <text:p>6515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308">
            <text:p>9308</text:p>
          </table:table-cell>
          <table:table-cell table:formula="of:=[.A8]*[.B8]" office:value-type="float" office:value="74464">
            <text:p>7446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308">
            <text:p>9308</text:p>
          </table:table-cell>
          <table:table-cell table:formula="of:=[.A9]*[.B9]" office:value-type="float" office:value="83772">
            <text:p>8377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308">
            <text:p>9308</text:p>
          </table:table-cell>
          <table:table-cell table:formula="of:=[.A10]*[.B10]" office:value-type="float" office:value="93080">
            <text:p>9308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308">
            <text:p>9308</text:p>
          </table:table-cell>
          <table:table-cell table:formula="of:=[.A11]*[.B11]" office:value-type="float" office:value="102388">
            <text:p>10238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308">
            <text:p>9308</text:p>
          </table:table-cell>
          <table:table-cell table:formula="of:=[.A12]*[.B12]" office:value-type="float" office:value="111696">
            <text:p>1116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308">
            <text:p>9308</text:p>
          </table:table-cell>
          <table:table-cell table:formula="of:=[.A13]*[.B13]" office:value-type="float" office:value="121004">
            <text:p>12100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308">
            <text:p>9308</text:p>
          </table:table-cell>
          <table:table-cell table:formula="of:=[.A14]*[.B14]" office:value-type="float" office:value="130312">
            <text:p>13031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308">
            <text:p>9308</text:p>
          </table:table-cell>
          <table:table-cell table:formula="of:=[.A15]*[.B15]" office:value-type="float" office:value="139620">
            <text:p>13962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308">
            <text:p>9308</text:p>
          </table:table-cell>
          <table:table-cell table:formula="of:=[.A16]*[.B16]" office:value-type="float" office:value="148928">
            <text:p>14892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308">
            <text:p>9308</text:p>
          </table:table-cell>
          <table:table-cell table:formula="of:=[.A17]*[.B17]" office:value-type="float" office:value="158236">
            <text:p>15823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308">
            <text:p>9308</text:p>
          </table:table-cell>
          <table:table-cell table:formula="of:=[.A18]*[.B18]" office:value-type="float" office:value="167544">
            <text:p>1675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308">
            <text:p>9308</text:p>
          </table:table-cell>
          <table:table-cell table:formula="of:=[.A19]*[.B19]" office:value-type="float" office:value="176852">
            <text:p>17685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308">
            <text:p>9308</text:p>
          </table:table-cell>
          <table:table-cell table:formula="of:=[.A20]*[.B20]" office:value-type="float" office:value="186160">
            <text:p>18616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308">
            <text:p>9308</text:p>
          </table:table-cell>
          <table:table-cell table:formula="of:=[.A21]*[.B21]" office:value-type="float" office:value="195468">
            <text:p>19546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308">
            <text:p>9308</text:p>
          </table:table-cell>
          <table:table-cell table:formula="of:=[.A22]*[.B22]" office:value-type="float" office:value="204776">
            <text:p>20477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308">
            <text:p>9308</text:p>
          </table:table-cell>
          <table:table-cell table:formula="of:=[.A23]*[.B23]" office:value-type="float" office:value="214084">
            <text:p>21408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308">
            <text:p>9308</text:p>
          </table:table-cell>
          <table:table-cell table:formula="of:=[.A24]*[.B24]" office:value-type="float" office:value="223392">
            <text:p>22339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308">
            <text:p>9308</text:p>
          </table:table-cell>
          <table:table-cell table:formula="of:=[.A25]*[.B25]" office:value-type="float" office:value="232700">
            <text:p>2327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9289.384">
            <text:p>9289,384</text:p>
          </table:table-cell>
          <table:table-cell table:formula="of:=[.A26]*[.B26]" office:value-type="float" office:value="241523.984">
            <text:p>241523,98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9270.805232">
            <text:p>9270,805232</text:p>
          </table:table-cell>
          <table:table-cell table:formula="of:=[.A27]*[.B27]" office:value-type="float" office:value="250311.741264">
            <text:p>250311,74126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9252.263621536">
            <text:p>9252,263621536</text:p>
          </table:table-cell>
          <table:table-cell table:formula="of:=[.A28]*[.B28]" office:value-type="float" office:value="259063.381403008">
            <text:p>259063,38140300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9233.75909429293">
            <text:p>9233,7590942929</text:p>
          </table:table-cell>
          <table:table-cell table:formula="of:=[.A29]*[.B29]" office:value-type="float" office:value="267779.013734495">
            <text:p>267779,01373449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9215.29157610434">
            <text:p>9215,2915761044</text:p>
          </table:table-cell>
          <table:table-cell table:formula="of:=[.A30]*[.B30]" office:value-type="float" office:value="276458.74728313">
            <text:p>276458,7472831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9196.86099295213">
            <text:p>9196,8609929521</text:p>
          </table:table-cell>
          <table:table-cell table:formula="of:=[.A31]*[.B31]" office:value-type="float" office:value="285102.690781516">
            <text:p>285102,69078151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9178.46727096623">
            <text:p>9178,4672709662</text:p>
          </table:table-cell>
          <table:table-cell table:formula="of:=[.A32]*[.B32]" office:value-type="float" office:value="293710.952670919">
            <text:p>293710,95267091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9160.1103364243">
            <text:p>9160,1103364243</text:p>
          </table:table-cell>
          <table:table-cell table:formula="of:=[.A33]*[.B33]" office:value-type="float" office:value="302283.641102002">
            <text:p>302283,641102002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9141.79011575145">
            <text:p>9141,7901157515</text:p>
          </table:table-cell>
          <table:table-cell table:formula="of:=[.A34]*[.B34]" office:value-type="float" office:value="310820.863935549">
            <text:p>310820,86393554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9123.50653551995">
            <text:p>9123,50653552</text:p>
          </table:table-cell>
          <table:table-cell table:formula="of:=[.A35]*[.B35]" office:value-type="float" office:value="319322.728743198">
            <text:p>319322,72874319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9105.25952244891">
            <text:p>9105,2595224489</text:p>
          </table:table-cell>
          <table:table-cell table:formula="of:=[.A36]*[.B36]" office:value-type="float" office:value="327789.342808161">
            <text:p>327789,34280816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9087.04900340401">
            <text:p>9087,049003404</text:p>
          </table:table-cell>
          <table:table-cell table:formula="of:=[.A37]*[.B37]" office:value-type="float" office:value="336220.813125948">
            <text:p>336220,813125948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9068.8749053972">
            <text:p>9068,8749053972</text:p>
          </table:table-cell>
          <table:table-cell table:formula="of:=[.A38]*[.B38]" office:value-type="float" office:value="344617.246405094">
            <text:p>344617,24640509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9050.7371555864">
            <text:p>9050,7371555864</text:p>
          </table:table-cell>
          <table:table-cell table:formula="of:=[.A39]*[.B39]" office:value-type="float" office:value="352978.74906787">
            <text:p>352978,7490678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9032.63568127523">
            <text:p>9032,6356812752</text:p>
          </table:table-cell>
          <table:table-cell table:formula="of:=[.A40]*[.B40]" office:value-type="float" office:value="361305.427251009">
            <text:p>361305,427251009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9014.57040991268">
            <text:p>9014,5704099127</text:p>
          </table:table-cell>
          <table:table-cell table:formula="of:=[.A41]*[.B41]" office:value-type="float" office:value="369597.38680642">
            <text:p>369597,38680642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8996.54126909286">
            <text:p>8996,5412690929</text:p>
          </table:table-cell>
          <table:table-cell table:formula="of:=[.A42]*[.B42]" office:value-type="float" office:value="377854.7333019">
            <text:p>377854,7333019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8978.54818655467">
            <text:p>8978,5481865547</text:p>
          </table:table-cell>
          <table:table-cell table:formula="of:=[.A43]*[.B43]" office:value-type="float" office:value="386077.572021851">
            <text:p>386077,57202185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8960.59109018156">
            <text:p>8960,5910901816</text:p>
          </table:table-cell>
          <table:table-cell table:formula="of:=[.A44]*[.B44]" office:value-type="float" office:value="394266.007967989">
            <text:p>394266,00796798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8942.6699080012">
            <text:p>8942,6699080012</text:p>
          </table:table-cell>
          <table:table-cell table:formula="of:=[.A45]*[.B45]" office:value-type="float" office:value="402420.145860054">
            <text:p>402420,14586005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8924.78456818519">
            <text:p>8924,7845681852</text:p>
          </table:table-cell>
          <table:table-cell table:formula="of:=[.A46]*[.B46]" office:value-type="float" office:value="410540.090136519">
            <text:p>410540,090136519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8906.93499904882">
            <text:p>8906,9349990488</text:p>
          </table:table-cell>
          <table:table-cell table:formula="of:=[.A47]*[.B47]" office:value-type="float" office:value="418625.944955295">
            <text:p>418625,94495529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8889.12112905073">
            <text:p>8889,1211290507</text:p>
          </table:table-cell>
          <table:table-cell table:formula="of:=[.A48]*[.B48]" office:value-type="float" office:value="426677.814194435">
            <text:p>426677,81419443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8871.34288679263">
            <text:p>8871,3428867926</text:p>
          </table:table-cell>
          <table:table-cell table:formula="of:=[.A49]*[.B49]" office:value-type="float" office:value="434695.801452839">
            <text:p>434695,80145283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8853.60020101904">
            <text:p>8853,600201019</text:p>
          </table:table-cell>
          <table:table-cell table:formula="of:=[.A50]*[.B50]" office:value-type="float" office:value="442680.010050952">
            <text:p>442680,010050952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8835.893000617">
            <text:p>8835,893000617</text:p>
          </table:table-cell>
          <table:table-cell table:formula="of:=[.A51]*[.B51]" office:value-type="float" office:value="450630.543031467">
            <text:p>450630,543031467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8818.22121461577">
            <text:p>8818,2212146158</text:p>
          </table:table-cell>
          <table:table-cell table:formula="of:=[.A52]*[.B52]" office:value-type="float" office:value="458547.50316002">
            <text:p>458547,5031600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8800.58477218654">
            <text:p>8800,5847721865</text:p>
          </table:table-cell>
          <table:table-cell table:formula="of:=[.A53]*[.B53]" office:value-type="float" office:value="466430.992925887">
            <text:p>466430,992925887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8782.98360264216">
            <text:p>8782,9836026422</text:p>
          </table:table-cell>
          <table:table-cell table:formula="of:=[.A54]*[.B54]" office:value-type="float" office:value="474281.114542677">
            <text:p>474281,114542677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8765.41763543688">
            <text:p>8765,4176354369</text:p>
          </table:table-cell>
          <table:table-cell table:formula="of:=[.A55]*[.B55]" office:value-type="float" office:value="482097.969949028">
            <text:p>482097,969949028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8747.886800166">
            <text:p>8747,886800166</text:p>
          </table:table-cell>
          <table:table-cell table:formula="of:=[.A56]*[.B56]" office:value-type="float" office:value="489881.660809296">
            <text:p>489881,66080929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8730.39102656567">
            <text:p>8730,3910265657</text:p>
          </table:table-cell>
          <table:table-cell table:formula="of:=[.A57]*[.B57]" office:value-type="float" office:value="497632.288514243">
            <text:p>497632,28851424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8712.93024451254">
            <text:p>8712,9302445126</text:p>
          </table:table-cell>
          <table:table-cell table:formula="of:=[.A58]*[.B58]" office:value-type="float" office:value="505349.954181727">
            <text:p>505349,954181727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8695.50438402352">
            <text:p>8695,5043840235</text:p>
          </table:table-cell>
          <table:table-cell table:formula="of:=[.A59]*[.B59]" office:value-type="float" office:value="513034.758657387">
            <text:p>513034,758657387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8678.11337525547">
            <text:p>8678,1133752555</text:p>
          </table:table-cell>
          <table:table-cell table:formula="of:=[.A60]*[.B60]" office:value-type="float" office:value="520686.802515328">
            <text:p>520686,802515328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8660.75714850496">
            <text:p>8660,757148505</text:p>
          </table:table-cell>
          <table:table-cell table:formula="of:=[.A61]*[.B61]" office:value-type="float" office:value="528306.186058802">
            <text:p>528306,18605880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8643.43563420795">
            <text:p>8643,435634208</text:p>
          </table:table-cell>
          <table:table-cell table:formula="of:=[.A62]*[.B62]" office:value-type="float" office:value="535893.009320893">
            <text:p>535893,009320893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8626.14876293953">
            <text:p>8626,1487629395</text:p>
          </table:table-cell>
          <table:table-cell table:formula="of:=[.A63]*[.B63]" office:value-type="float" office:value="543447.372065191">
            <text:p>543447,372065191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8608.89646541365">
            <text:p>8608,8964654137</text:p>
          </table:table-cell>
          <table:table-cell table:formula="of:=[.A64]*[.B64]" office:value-type="float" office:value="550969.373786474">
            <text:p>550969,37378647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8591.67867248283">
            <text:p>8591,6786724828</text:p>
          </table:table-cell>
          <table:table-cell table:formula="of:=[.A65]*[.B65]" office:value-type="float" office:value="558459.113711384">
            <text:p>558459,113711384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8574.49531513786">
            <text:p>8574,4953151379</text:p>
          </table:table-cell>
          <table:table-cell table:formula="of:=[.A66]*[.B66]" office:value-type="float" office:value="565916.690799099">
            <text:p>565916,690799099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8557.34632450758">
            <text:p>8557,3463245076</text:p>
          </table:table-cell>
          <table:table-cell table:formula="of:=[.A67]*[.B67]" office:value-type="float" office:value="573342.203742008">
            <text:p>573342,20374200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8540.23163185857">
            <text:p>8540,2316318586</text:p>
          </table:table-cell>
          <table:table-cell table:formula="of:=[.A68]*[.B68]" office:value-type="float" office:value="580735.750966383">
            <text:p>580735,75096638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8523.15116859485">
            <text:p>8523,1511685949</text:p>
          </table:table-cell>
          <table:table-cell table:formula="of:=[.A69]*[.B69]" office:value-type="float" office:value="588097.430633045">
            <text:p>588097,430633045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8506.10486625766">
            <text:p>8506,1048662577</text:p>
          </table:table-cell>
          <table:table-cell table:formula="of:=[.A70]*[.B70]" office:value-type="float" office:value="595427.340638036">
            <text:p>595427,340638036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8489.09265652515">
            <text:p>8489,0926565252</text:p>
          </table:table-cell>
          <table:table-cell table:formula="of:=[.A71]*[.B71]" office:value-type="float" office:value="602725.578613285">
            <text:p>602725,578613285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8472.1144712121">
            <text:p>8472,1144712121</text:p>
          </table:table-cell>
          <table:table-cell table:formula="of:=[.A72]*[.B72]" office:value-type="float" office:value="609992.241927271">
            <text:p>609992,241927271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8455.17024226967">
            <text:p>8455,1702422697</text:p>
          </table:table-cell>
          <table:table-cell table:formula="of:=[.A73]*[.B73]" office:value-type="float" office:value="617227.427685686">
            <text:p>617227,42768568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8438.25990178513">
            <text:p>8438,2599017851</text:p>
          </table:table-cell>
          <table:table-cell table:formula="of:=[.A74]*[.B74]" office:value-type="float" office:value="624431.2327321">
            <text:p>624431,232732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8421.38338198156">
            <text:p>8421,3833819816</text:p>
          </table:table-cell>
          <table:table-cell table:formula="of:=[.A75]*[.B75]" office:value-type="float" office:value="631603.753648617">
            <text:p>631603,75364861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8404.5406152176">
            <text:p>8404,5406152176</text:p>
          </table:table-cell>
          <table:table-cell table:formula="of:=[.A76]*[.B76]" office:value-type="float" office:value="638745.086756538">
            <text:p>638745,08675653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8387.73153398717">
            <text:p>8387,7315339872</text:p>
          </table:table-cell>
          <table:table-cell table:formula="of:=[.A77]*[.B77]" office:value-type="float" office:value="645855.328117012">
            <text:p>645855,328117012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8370.95607091919">
            <text:p>8370,9560709192</text:p>
          </table:table-cell>
          <table:table-cell table:formula="of:=[.A78]*[.B78]" office:value-type="float" office:value="652934.573531697">
            <text:p>652934,573531697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8354.21415877735">
            <text:p>8354,2141587774</text:p>
          </table:table-cell>
          <table:table-cell table:formula="of:=[.A79]*[.B79]" office:value-type="float" office:value="659982.918543411">
            <text:p>659982,91854341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8337.5057304598">
            <text:p>8337,5057304598</text:p>
          </table:table-cell>
          <table:table-cell table:formula="of:=[.A80]*[.B80]" office:value-type="float" office:value="667000.458436784">
            <text:p>667000,458436784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8320.83071899888">
            <text:p>8320,8307189989</text:p>
          </table:table-cell>
          <table:table-cell table:formula="of:=[.A81]*[.B81]" office:value-type="float" office:value="673987.288238909">
            <text:p>673987,288238909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8304.18905756088">
            <text:p>8304,1890575609</text:p>
          </table:table-cell>
          <table:table-cell table:formula="of:=[.A82]*[.B82]" office:value-type="float" office:value="680943.502719992">
            <text:p>680943,502719992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8287.58067944576">
            <text:p>8287,5806794458</text:p>
          </table:table-cell>
          <table:table-cell table:formula="of:=[.A83]*[.B83]" office:value-type="float" office:value="687869.196393998">
            <text:p>687869,19639399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8271.00551808687">
            <text:p>8271,0055180869</text:p>
          </table:table-cell>
          <table:table-cell table:formula="of:=[.A84]*[.B84]" office:value-type="float" office:value="694764.463519297">
            <text:p>694764,463519297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8254.46350705069">
            <text:p>8254,4635070507</text:p>
          </table:table-cell>
          <table:table-cell table:formula="of:=[.A85]*[.B85]" office:value-type="float" office:value="701629.398099309">
            <text:p>701629,398099309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8237.95458003659">
            <text:p>8237,9545800366</text:p>
          </table:table-cell>
          <table:table-cell table:formula="of:=[.A86]*[.B86]" office:value-type="float" office:value="708464.093883147">
            <text:p>708464,093883147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8221.47867087652">
            <text:p>8221,4786708765</text:p>
          </table:table-cell>
          <table:table-cell table:formula="of:=[.A87]*[.B87]" office:value-type="float" office:value="715268.644366257">
            <text:p>715268,644366257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8205.03571353477">
            <text:p>8205,0357135348</text:p>
          </table:table-cell>
          <table:table-cell table:formula="of:=[.A88]*[.B88]" office:value-type="float" office:value="722043.142791059">
            <text:p>722043,142791059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8188.6256421077">
            <text:p>8188,6256421077</text:p>
          </table:table-cell>
          <table:table-cell table:formula="of:=[.A89]*[.B89]" office:value-type="float" office:value="728787.682147585">
            <text:p>728787,68214758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8172.24839082348">
            <text:p>8172,2483908235</text:p>
          </table:table-cell>
          <table:table-cell table:formula="of:=[.A90]*[.B90]" office:value-type="float" office:value="735502.355174113">
            <text:p>735502,35517411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8155.90389404184">
            <text:p>8155,9038940418</text:p>
          </table:table-cell>
          <table:table-cell table:formula="of:=[.A91]*[.B91]" office:value-type="float" office:value="742187.254357807">
            <text:p>742187,254357807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8139.59208625375">
            <text:p>8139,5920862538</text:p>
          </table:table-cell>
          <table:table-cell table:formula="of:=[.A92]*[.B92]" office:value-type="float" office:value="748842.471935345">
            <text:p>748842,471935345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8123.31290208124">
            <text:p>8123,3129020813</text:p>
          </table:table-cell>
          <table:table-cell table:formula="of:=[.A93]*[.B93]" office:value-type="float" office:value="755468.099893556">
            <text:p>755468,099893556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8107.06627627708">
            <text:p>8107,0662762771</text:p>
          </table:table-cell>
          <table:table-cell table:formula="of:=[.A94]*[.B94]" office:value-type="float" office:value="762064.229970046">
            <text:p>762064,229970046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8090.85214372453">
            <text:p>8090,8521437245</text:p>
          </table:table-cell>
          <table:table-cell table:formula="of:=[.A95]*[.B95]" office:value-type="float" office:value="768630.95365383">
            <text:p>768630,95365383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8074.67043943708">
            <text:p>8074,6704394371</text:p>
          </table:table-cell>
          <table:table-cell table:formula="of:=[.A96]*[.B96]" office:value-type="float" office:value="775168.36218596">
            <text:p>775168,36218596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8058.5210985582">
            <text:p>8058,5210985582</text:p>
          </table:table-cell>
          <table:table-cell table:formula="of:=[.A97]*[.B97]" office:value-type="float" office:value="781676.546560146">
            <text:p>781676,546560146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8042.40405636109">
            <text:p>8042,4040563611</text:p>
          </table:table-cell>
          <table:table-cell table:formula="of:=[.A98]*[.B98]" office:value-type="float" office:value="788155.597523387">
            <text:p>788155,597523387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8026.31924824837">
            <text:p>8026,3192482484</text:p>
          </table:table-cell>
          <table:table-cell table:formula="of:=[.A99]*[.B99]" office:value-type="float" office:value="794605.605576588">
            <text:p>794605,60557658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8010.26660975187">
            <text:p>8010,2666097519</text:p>
          </table:table-cell>
          <table:table-cell table:formula="of:=[.A100]*[.B100]" office:value-type="float" office:value="801026.660975187">
            <text:p>801026,660975187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7994.24607653236">
            <text:p>7994,2460765324</text:p>
          </table:table-cell>
          <table:table-cell table:formula="of:=[.A101]*[.B101]" office:value-type="float" office:value="807418.853729769">
            <text:p>807418,853729769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7978.2575843793">
            <text:p>7978,2575843793</text:p>
          </table:table-cell>
          <table:table-cell table:formula="of:=[.A102]*[.B102]" office:value-type="float" office:value="813782.273606689">
            <text:p>813782,273606689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7962.30106921054">
            <text:p>7962,3010692105</text:p>
          </table:table-cell>
          <table:table-cell table:formula="of:=[.A103]*[.B103]" office:value-type="float" office:value="820117.010128686">
            <text:p>820117,010128686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7946.37646707212">
            <text:p>7946,3764670721</text:p>
          </table:table-cell>
          <table:table-cell table:formula="of:=[.A104]*[.B104]" office:value-type="float" office:value="826423.1525755">
            <text:p>826423,1525755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7930.48371413798">
            <text:p>7930,483714138</text:p>
          </table:table-cell>
          <table:table-cell table:formula="of:=[.A105]*[.B105]" office:value-type="float" office:value="832700.789984487">
            <text:p>832700,789984487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7914.6227467097">
            <text:p>7914,6227467097</text:p>
          </table:table-cell>
          <table:table-cell table:formula="of:=[.A106]*[.B106]" office:value-type="float" office:value="838950.011151228">
            <text:p>838950,011151228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7898.79350121628">
            <text:p>7898,7935012163</text:p>
          </table:table-cell>
          <table:table-cell table:formula="of:=[.A107]*[.B107]" office:value-type="float" office:value="845170.904630142">
            <text:p>845170,90463014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7882.99591421385">
            <text:p>7882,9959142139</text:p>
          </table:table-cell>
          <table:table-cell table:formula="of:=[.A108]*[.B108]" office:value-type="float" office:value="851363.558735095">
            <text:p>851363,558735095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7867.22992238542">
            <text:p>7867,2299223854</text:p>
          </table:table-cell>
          <table:table-cell table:formula="of:=[.A109]*[.B109]" office:value-type="float" office:value="857528.061540011">
            <text:p>857528,061540011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7851.49546254065">
            <text:p>7851,4954625407</text:p>
          </table:table-cell>
          <table:table-cell table:formula="of:=[.A110]*[.B110]" office:value-type="float" office:value="863664.500879471">
            <text:p>863664,500879471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7835.79247161557">
            <text:p>7835,7924716156</text:p>
          </table:table-cell>
          <table:table-cell table:formula="of:=[.A111]*[.B111]" office:value-type="float" office:value="869772.964349328">
            <text:p>869772,964349328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7820.12088667234">
            <text:p>7820,1208866723</text:p>
          </table:table-cell>
          <table:table-cell table:formula="of:=[.A112]*[.B112]" office:value-type="float" office:value="875853.539307302">
            <text:p>875853,539307302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7804.48064489899">
            <text:p>7804,480644899</text:p>
          </table:table-cell>
          <table:table-cell table:formula="of:=[.A113]*[.B113]" office:value-type="float" office:value="881906.312873586">
            <text:p>881906,312873586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7788.87168360919">
            <text:p>7788,8716836092</text:p>
          </table:table-cell>
          <table:table-cell table:formula="of:=[.A114]*[.B114]" office:value-type="float" office:value="887931.371931448">
            <text:p>887931,371931448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7773.29394024198">
            <text:p>7773,293940242</text:p>
          </table:table-cell>
          <table:table-cell table:formula="of:=[.A115]*[.B115]" office:value-type="float" office:value="893928.803127827">
            <text:p>893928,803127827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7757.74735236149">
            <text:p>7757,7473523615</text:p>
          </table:table-cell>
          <table:table-cell table:formula="of:=[.A116]*[.B116]" office:value-type="float" office:value="899898.692873933">
            <text:p>899898,692873933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7742.23185765677">
            <text:p>7742,2318576568</text:p>
          </table:table-cell>
          <table:table-cell table:formula="of:=[.A117]*[.B117]" office:value-type="float" office:value="905841.127345842">
            <text:p>905841,127345842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7726.74739394145">
            <text:p>7726,7473939415</text:p>
          </table:table-cell>
          <table:table-cell table:formula="of:=[.A118]*[.B118]" office:value-type="float" office:value="911756.192485092">
            <text:p>911756,192485092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7711.29389915357">
            <text:p>7711,2938991536</text:p>
          </table:table-cell>
          <table:table-cell table:formula="of:=[.A119]*[.B119]" office:value-type="float" office:value="917643.973999275">
            <text:p>917643,973999275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7695.87131135526">
            <text:p>7695,8713113553</text:p>
          </table:table-cell>
          <table:table-cell table:formula="of:=[.A120]*[.B120]" office:value-type="float" office:value="923504.557362632">
            <text:p>923504,557362632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7680.47956873255">
            <text:p>7680,4795687326</text:p>
          </table:table-cell>
          <table:table-cell table:formula="of:=[.A121]*[.B121]" office:value-type="float" office:value="929338.027816639">
            <text:p>929338,027816639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7665.11860959509">
            <text:p>7665,1186095951</text:p>
          </table:table-cell>
          <table:table-cell table:formula="of:=[.A122]*[.B122]" office:value-type="float" office:value="935144.470370601">
            <text:p>935144,470370601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7649.7883723759">
            <text:p>7649,7883723759</text:p>
          </table:table-cell>
          <table:table-cell table:formula="of:=[.A123]*[.B123]" office:value-type="float" office:value="940923.969802235">
            <text:p>940923,969802235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7634.48879563115">
            <text:p>7634,4887956312</text:p>
          </table:table-cell>
          <table:table-cell table:formula="of:=[.A124]*[.B124]" office:value-type="float" office:value="946676.610658262">
            <text:p>946676,61065826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7619.21981803988">
            <text:p>7619,2198180399</text:p>
          </table:table-cell>
          <table:table-cell table:formula="of:=[.A125]*[.B125]" office:value-type="float" office:value="952402.477254985">
            <text:p>952402,47725498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7603.9813784038">
            <text:p>7603,9813784038</text:p>
          </table:table-cell>
          <table:table-cell table:formula="of:=[.A126]*[.B126]" office:value-type="float" office:value="958101.653678879">
            <text:p>958101,653678879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7588.773415647">
            <text:p>7588,773415647</text:p>
          </table:table-cell>
          <table:table-cell table:formula="of:=[.A127]*[.B127]" office:value-type="float" office:value="963774.223787169">
            <text:p>963774,223787169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7573.5958688157">
            <text:p>7573,5958688157</text:p>
          </table:table-cell>
          <table:table-cell table:formula="of:=[.A128]*[.B128]" office:value-type="float" office:value="969420.27120841">
            <text:p>969420,27120841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7558.44867707807">
            <text:p>7558,4486770781</text:p>
          </table:table-cell>
          <table:table-cell table:formula="of:=[.A129]*[.B129]" office:value-type="float" office:value="975039.879343071">
            <text:p>975039,879343071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7543.33177972392">
            <text:p>7543,3317797239</text:p>
          </table:table-cell>
          <table:table-cell table:formula="of:=[.A130]*[.B130]" office:value-type="float" office:value="980633.131364109">
            <text:p>980633,131364109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7528.24511616447">
            <text:p>7528,2451161645</text:p>
          </table:table-cell>
          <table:table-cell table:formula="of:=[.A131]*[.B131]" office:value-type="float" office:value="986200.110217545">
            <text:p>986200,11021754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7513.18862593214">
            <text:p>7513,1886259321</text:p>
          </table:table-cell>
          <table:table-cell table:formula="of:=[.A132]*[.B132]" office:value-type="float" office:value="991740.898623042">
            <text:p>991740,898623042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7498.16224868027">
            <text:p>7498,1622486803</text:p>
          </table:table-cell>
          <table:table-cell table:formula="of:=[.A133]*[.B133]" office:value-type="float" office:value="997255.579074477">
            <text:p>997255,579074477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7483.16592418291">
            <text:p>7483,1659241829</text:p>
          </table:table-cell>
          <table:table-cell table:formula="of:=[.A134]*[.B134]" office:value-type="float" office:value="1002744.23384051">
            <text:p>1002744,23384051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7468.19959233455">
            <text:p>7468,1995923346</text:p>
          </table:table-cell>
          <table:table-cell table:formula="of:=[.A135]*[.B135]" office:value-type="float" office:value="1008206.94496516">
            <text:p>1008206,94496516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7453.26319314988">
            <text:p>7453,2631931499</text:p>
          </table:table-cell>
          <table:table-cell table:formula="of:=[.A136]*[.B136]" office:value-type="float" office:value="1013643.79426838">
            <text:p>1013643,79426838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7438.35666676358">
            <text:p>7438,3566667636</text:p>
          </table:table-cell>
          <table:table-cell table:formula="of:=[.A137]*[.B137]" office:value-type="float" office:value="1019054.86334661">
            <text:p>1019054,86334661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7423.47995343005">
            <text:p>7423,4799534301</text:p>
          </table:table-cell>
          <table:table-cell table:formula="of:=[.A138]*[.B138]" office:value-type="float" office:value="1024440.23357335">
            <text:p>1024440,23357335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7408.63299352319">
            <text:p>7408,6329935232</text:p>
          </table:table-cell>
          <table:table-cell table:formula="of:=[.A139]*[.B139]" office:value-type="float" office:value="1029799.98609972">
            <text:p>1029799,98609972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7393.81572753615">
            <text:p>7393,8157275362</text:p>
          </table:table-cell>
          <table:table-cell table:formula="of:=[.A140]*[.B140]" office:value-type="float" office:value="1035134.20185506">
            <text:p>1035134,20185506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7379.02809608107">
            <text:p>7379,0280960811</text:p>
          </table:table-cell>
          <table:table-cell table:formula="of:=[.A141]*[.B141]" office:value-type="float" office:value="1040442.96154743">
            <text:p>1040442,96154743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7364.27003988891">
            <text:p>7364,2700398889</text:p>
          </table:table-cell>
          <table:table-cell table:formula="of:=[.A142]*[.B142]" office:value-type="float" office:value="1045726.34566423">
            <text:p>1045726,34566423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7349.54149980913">
            <text:p>7349,5414998091</text:p>
          </table:table-cell>
          <table:table-cell table:formula="of:=[.A143]*[.B143]" office:value-type="float" office:value="1050984.43447271">
            <text:p>1050984,4344727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7334.84241680951">
            <text:p>7334,8424168095</text:p>
          </table:table-cell>
          <table:table-cell table:formula="of:=[.A144]*[.B144]" office:value-type="float" office:value="1056217.30802057">
            <text:p>1056217,30802057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320.1727319759">
            <text:p>7320,1727319759</text:p>
          </table:table-cell>
          <table:table-cell table:formula="of:=[.A145]*[.B145]" office:value-type="float" office:value="1061425.04613651">
            <text:p>1061425,04613651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305.53238651194">
            <text:p>7305,532386512</text:p>
          </table:table-cell>
          <table:table-cell table:formula="of:=[.A146]*[.B146]" office:value-type="float" office:value="1066607.72843074">
            <text:p>1066607,72843074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290.92132173892">
            <text:p>7290,9213217389</text:p>
          </table:table-cell>
          <table:table-cell table:formula="of:=[.A147]*[.B147]" office:value-type="float" office:value="1071765.43429562">
            <text:p>1071765,43429562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276.33947909544">
            <text:p>7276,3394790955</text:p>
          </table:table-cell>
          <table:table-cell table:formula="of:=[.A148]*[.B148]" office:value-type="float" office:value="1076898.24290613">
            <text:p>1076898,24290613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261.78680013725">
            <text:p>7261,7868001373</text:p>
          </table:table-cell>
          <table:table-cell table:formula="of:=[.A149]*[.B149]" office:value-type="float" office:value="1082006.23322045">
            <text:p>1082006,2332204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247.26322653698">
            <text:p>7247,263226537</text:p>
          </table:table-cell>
          <table:table-cell table:formula="of:=[.A150]*[.B150]" office:value-type="float" office:value="1087089.48398055">
            <text:p>1087089,48398055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232.7687000839">
            <text:p>7232,7687000839</text:p>
          </table:table-cell>
          <table:table-cell table:formula="of:=[.A151]*[.B151]" office:value-type="float" office:value="1092148.07371267">
            <text:p>1092148,07371267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218.30316268373">
            <text:p>7218,3031626837</text:p>
          </table:table-cell>
          <table:table-cell table:formula="of:=[.A152]*[.B152]" office:value-type="float" office:value="1097182.08072793">
            <text:p>1097182,08072793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203.86655635837">
            <text:p>7203,8665563584</text:p>
          </table:table-cell>
          <table:table-cell table:formula="of:=[.A153]*[.B153]" office:value-type="float" office:value="1102191.58312283">
            <text:p>1102191,58312283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7189.45882324565">
            <text:p>7189,4588232457</text:p>
          </table:table-cell>
          <table:table-cell table:formula="of:=[.A154]*[.B154]" office:value-type="float" office:value="1107176.65877983">
            <text:p>1107176,65877983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7175.07990559916">
            <text:p>7175,0799055992</text:p>
          </table:table-cell>
          <table:table-cell table:formula="of:=[.A155]*[.B155]" office:value-type="float" office:value="1112137.38536787">
            <text:p>1112137,38536787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7160.72974578796">
            <text:p>7160,729745788</text:p>
          </table:table-cell>
          <table:table-cell table:formula="of:=[.A156]*[.B156]" office:value-type="float" office:value="1117073.84034292">
            <text:p>1117073,84034292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7146.40828629639">
            <text:p>7146,4082862964</text:p>
          </table:table-cell>
          <table:table-cell table:formula="of:=[.A157]*[.B157]" office:value-type="float" office:value="1121986.10094853">
            <text:p>1121986,10094853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7132.11546972379">
            <text:p>7132,1154697238</text:p>
          </table:table-cell>
          <table:table-cell table:formula="of:=[.A158]*[.B158]" office:value-type="float" office:value="1126874.24421636">
            <text:p>1126874,24421636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7117.85123878435">
            <text:p>7117,8512387844</text:p>
          </table:table-cell>
          <table:table-cell table:formula="of:=[.A159]*[.B159]" office:value-type="float" office:value="1131738.34696671">
            <text:p>1131738,34696671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7103.61553630678">
            <text:p>7103,6155363068</text:p>
          </table:table-cell>
          <table:table-cell table:formula="of:=[.A160]*[.B160]" office:value-type="float" office:value="1136578.48580908">
            <text:p>1136578,48580908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7089.40830523416">
            <text:p>7089,4083052342</text:p>
          </table:table-cell>
          <table:table-cell table:formula="of:=[.A161]*[.B161]" office:value-type="float" office:value="1141394.7371427">
            <text:p>1141394,7371427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7075.22948862369">
            <text:p>7075,2294886237</text:p>
          </table:table-cell>
          <table:table-cell table:formula="of:=[.A162]*[.B162]" office:value-type="float" office:value="1146187.17715704">
            <text:p>1146187,17715704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7061.07902964645">
            <text:p>7061,0790296465</text:p>
          </table:table-cell>
          <table:table-cell table:formula="of:=[.A163]*[.B163]" office:value-type="float" office:value="1150955.88183237">
            <text:p>1150955,88183237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7046.95687158715">
            <text:p>7046,9568715872</text:p>
          </table:table-cell>
          <table:table-cell table:formula="of:=[.A164]*[.B164]" office:value-type="float" office:value="1155700.92694029">
            <text:p>1155700,92694029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7032.86295784398">
            <text:p>7032,862957844</text:p>
          </table:table-cell>
          <table:table-cell table:formula="of:=[.A165]*[.B165]" office:value-type="float" office:value="1160422.38804426">
            <text:p>1160422,38804426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7018.79723192829">
            <text:p>7018,7972319283</text:p>
          </table:table-cell>
          <table:table-cell table:formula="of:=[.A166]*[.B166]" office:value-type="float" office:value="1165120.3405001">
            <text:p>1165120,3405001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7004.75963746444">
            <text:p>7004,7596374644</text:p>
          </table:table-cell>
          <table:table-cell table:formula="of:=[.A167]*[.B167]" office:value-type="float" office:value="1169794.85945656">
            <text:p>1169794,85945656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6990.75011818951">
            <text:p>6990,7501181895</text:p>
          </table:table-cell>
          <table:table-cell table:formula="of:=[.A168]*[.B168]" office:value-type="float" office:value="1174446.01985584">
            <text:p>1174446,01985584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6976.76861795313">
            <text:p>6976,7686179531</text:p>
          </table:table-cell>
          <table:table-cell table:formula="of:=[.A169]*[.B169]" office:value-type="float" office:value="1179073.89643408">
            <text:p>1179073,89643408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6962.81508071722">
            <text:p>6962,8150807172</text:p>
          </table:table-cell>
          <table:table-cell table:formula="of:=[.A170]*[.B170]" office:value-type="float" office:value="1183678.56372193">
            <text:p>1183678,56372193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6948.88945055579">
            <text:p>6948,8894505558</text:p>
          </table:table-cell>
          <table:table-cell table:formula="of:=[.A171]*[.B171]" office:value-type="float" office:value="1188260.09604504">
            <text:p>1188260,09604504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6934.99167165468">
            <text:p>6934,9916716547</text:p>
          </table:table-cell>
          <table:table-cell table:formula="of:=[.A172]*[.B172]" office:value-type="float" office:value="1192818.5675246">
            <text:p>1192818,567524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6921.12168831137">
            <text:p>6921,1216883114</text:p>
          </table:table-cell>
          <table:table-cell table:formula="of:=[.A173]*[.B173]" office:value-type="float" office:value="1197354.05207787">
            <text:p>1197354,05207787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6907.27944493475">
            <text:p>6907,2794449348</text:p>
          </table:table-cell>
          <table:table-cell table:formula="of:=[.A174]*[.B174]" office:value-type="float" office:value="1201866.62341865">
            <text:p>1201866,6234186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6893.46488604488">
            <text:p>6893,4648860449</text:p>
          </table:table-cell>
          <table:table-cell table:formula="of:=[.A175]*[.B175]" office:value-type="float" office:value="1206356.35505785">
            <text:p>1206356,35505785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6879.67795627279">
            <text:p>6879,6779562728</text:p>
          </table:table-cell>
          <table:table-cell table:formula="of:=[.A176]*[.B176]" office:value-type="float" office:value="1210823.32030401">
            <text:p>1210823,32030401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6865.91860036024">
            <text:p>6865,9186003602</text:p>
          </table:table-cell>
          <table:table-cell table:formula="of:=[.A177]*[.B177]" office:value-type="float" office:value="1215267.59226376">
            <text:p>1215267,59226376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6852.18676315952">
            <text:p>6852,1867631595</text:p>
          </table:table-cell>
          <table:table-cell table:formula="of:=[.A178]*[.B178]" office:value-type="float" office:value="1219689.24384239">
            <text:p>1219689,24384239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6838.4823896332">
            <text:p>6838,4823896332</text:p>
          </table:table-cell>
          <table:table-cell table:formula="of:=[.A179]*[.B179]" office:value-type="float" office:value="1224088.34774434">
            <text:p>1224088,3477443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6824.80542485394">
            <text:p>6824,8054248539</text:p>
          </table:table-cell>
          <table:table-cell table:formula="of:=[.A180]*[.B180]" office:value-type="float" office:value="1228464.97647371">
            <text:p>1228464,97647371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6811.15581400423">
            <text:p>6811,1558140042</text:p>
          </table:table-cell>
          <table:table-cell table:formula="of:=[.A181]*[.B181]" office:value-type="float" office:value="1232819.20233477">
            <text:p>1232819,20233477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6797.53350237622">
            <text:p>6797,5335023762</text:p>
          </table:table-cell>
          <table:table-cell table:formula="of:=[.A182]*[.B182]" office:value-type="float" office:value="1237151.09743247">
            <text:p>1237151,09743247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6783.93843537147">
            <text:p>6783,9384353715</text:p>
          </table:table-cell>
          <table:table-cell table:formula="of:=[.A183]*[.B183]" office:value-type="float" office:value="1241460.73367298">
            <text:p>1241460,73367298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6770.37055850072">
            <text:p>6770,3705585007</text:p>
          </table:table-cell>
          <table:table-cell table:formula="of:=[.A184]*[.B184]" office:value-type="float" office:value="1245748.18276413">
            <text:p>1245748,18276413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6756.82981738372">
            <text:p>6756,8298173837</text:p>
          </table:table-cell>
          <table:table-cell table:formula="of:=[.A185]*[.B185]" office:value-type="float" office:value="1250013.51621599">
            <text:p>1250013,51621599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6743.31615774895">
            <text:p>6743,316157749</text:p>
          </table:table-cell>
          <table:table-cell table:formula="of:=[.A186]*[.B186]" office:value-type="float" office:value="1254256.80534131">
            <text:p>1254256,80534131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6729.82952543346">
            <text:p>6729,8295254335</text:p>
          </table:table-cell>
          <table:table-cell table:formula="of:=[.A187]*[.B187]" office:value-type="float" office:value="1258478.12125606">
            <text:p>1258478,12125606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6716.36986638259">
            <text:p>6716,3698663826</text:p>
          </table:table-cell>
          <table:table-cell table:formula="of:=[.A188]*[.B188]" office:value-type="float" office:value="1262677.53487993">
            <text:p>1262677,53487993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6702.93712664982">
            <text:p>6702,9371266498</text:p>
          </table:table-cell>
          <table:table-cell table:formula="of:=[.A189]*[.B189]" office:value-type="float" office:value="1266855.11693682">
            <text:p>1266855,11693682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6689.53125239652">
            <text:p>6689,5312523965</text:p>
          </table:table-cell>
          <table:table-cell table:formula="of:=[.A190]*[.B190]" office:value-type="float" office:value="1271010.93795534">
            <text:p>1271010,93795534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6676.15218989173">
            <text:p>6676,1521898917</text:p>
          </table:table-cell>
          <table:table-cell table:formula="of:=[.A191]*[.B191]" office:value-type="float" office:value="1275145.06826932">
            <text:p>1275145,06826932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6662.79988551195">
            <text:p>6662,799885512</text:p>
          </table:table-cell>
          <table:table-cell table:formula="of:=[.A192]*[.B192]" office:value-type="float" office:value="1279257.57801829">
            <text:p>1279257,57801829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6649.47428574092">
            <text:p>6649,4742857409</text:p>
          </table:table-cell>
          <table:table-cell table:formula="of:=[.A193]*[.B193]" office:value-type="float" office:value="1283348.537148">
            <text:p>1283348,537148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6636.17533716944">
            <text:p>6636,1753371695</text:p>
          </table:table-cell>
          <table:table-cell table:formula="of:=[.A194]*[.B194]" office:value-type="float" office:value="1287418.01541087">
            <text:p>1287418,01541087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6622.9029864951">
            <text:p>6622,9029864951</text:p>
          </table:table-cell>
          <table:table-cell table:formula="of:=[.A195]*[.B195]" office:value-type="float" office:value="1291466.08236655">
            <text:p>1291466,08236655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6609.65718052211">
            <text:p>6609,6571805221</text:p>
          </table:table-cell>
          <table:table-cell table:formula="of:=[.A196]*[.B196]" office:value-type="float" office:value="1295492.80738233">
            <text:p>1295492,80738233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6596.43786616107">
            <text:p>6596,4378661611</text:p>
          </table:table-cell>
          <table:table-cell table:formula="of:=[.A197]*[.B197]" office:value-type="float" office:value="1299498.25963373">
            <text:p>1299498,25963373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6583.24499042875">
            <text:p>6583,2449904288</text:p>
          </table:table-cell>
          <table:table-cell table:formula="of:=[.A198]*[.B198]" office:value-type="float" office:value="1303482.50810489">
            <text:p>1303482,50810489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6570.07850044789">
            <text:p>6570,0785004479</text:p>
          </table:table-cell>
          <table:table-cell table:formula="of:=[.A199]*[.B199]" office:value-type="float" office:value="1307445.62158913">
            <text:p>1307445,62158913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6556.93834344699">
            <text:p>6556,938343447</text:p>
          </table:table-cell>
          <table:table-cell table:formula="of:=[.A200]*[.B200]" office:value-type="float" office:value="1311387.6686894">
            <text:p>1311387,6686894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6543.8244667601">
            <text:p>6543,8244667601</text:p>
          </table:table-cell>
          <table:table-cell table:formula="of:=[.A201]*[.B201]" office:value-type="float" office:value="1315308.71781878">
            <text:p>1315308,71781878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6530.73681782658">
            <text:p>6530,7368178266</text:p>
          </table:table-cell>
          <table:table-cell table:formula="of:=[.A202]*[.B202]" office:value-type="float" office:value="1319208.83720097">
            <text:p>1319208,83720097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6517.67534419093">
            <text:p>6517,6753441909</text:p>
          </table:table-cell>
          <table:table-cell table:formula="of:=[.A203]*[.B203]" office:value-type="float" office:value="1323088.09487076">
            <text:p>1323088,09487076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6504.63999350254">
            <text:p>6504,6399935026</text:p>
          </table:table-cell>
          <table:table-cell table:formula="of:=[.A204]*[.B204]" office:value-type="float" office:value="1326946.55867452">
            <text:p>1326946,55867452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6491.63071351554">
            <text:p>6491,6307135155</text:p>
          </table:table-cell>
          <table:table-cell table:formula="of:=[.A205]*[.B205]" office:value-type="float" office:value="1330784.29627069">
            <text:p>1330784,29627069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6478.64745208851">
            <text:p>6478,6474520885</text:p>
          </table:table-cell>
          <table:table-cell table:formula="of:=[.A206]*[.B206]" office:value-type="float" office:value="1334601.37513023">
            <text:p>1334601,37513023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6465.69015718433">
            <text:p>6465,6901571843</text:p>
          </table:table-cell>
          <table:table-cell table:formula="of:=[.A207]*[.B207]" office:value-type="float" office:value="1338397.86253716">
            <text:p>1338397,86253716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6452.75877686996">
            <text:p>6452,75877687</text:p>
          </table:table-cell>
          <table:table-cell table:formula="of:=[.A208]*[.B208]" office:value-type="float" office:value="1342173.82558895">
            <text:p>1342173,82558895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6439.85325931622">
            <text:p>6439,8532593162</text:p>
          </table:table-cell>
          <table:table-cell table:formula="of:=[.A209]*[.B209]" office:value-type="float" office:value="1345929.33119709">
            <text:p>1345929,33119709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6426.97355279759">
            <text:p>6426,9735527976</text:p>
          </table:table-cell>
          <table:table-cell table:formula="of:=[.A210]*[.B210]" office:value-type="float" office:value="1349664.44608749">
            <text:p>1349664,44608749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6414.11960569199">
            <text:p>6414,119605692</text:p>
          </table:table-cell>
          <table:table-cell table:formula="of:=[.A211]*[.B211]" office:value-type="float" office:value="1353379.23680101">
            <text:p>1353379,23680101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6401.29136648061">
            <text:p>6401,2913664806</text:p>
          </table:table-cell>
          <table:table-cell table:formula="of:=[.A212]*[.B212]" office:value-type="float" office:value="1357073.76969389">
            <text:p>1357073,76969389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6388.48878374765">
            <text:p>6388,4887837477</text:p>
          </table:table-cell>
          <table:table-cell table:formula="of:=[.A213]*[.B213]" office:value-type="float" office:value="1360748.11093825">
            <text:p>1360748,11093825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6375.71180618015">
            <text:p>6375,7118061802</text:p>
          </table:table-cell>
          <table:table-cell table:formula="of:=[.A214]*[.B214]" office:value-type="float" office:value="1364402.32652255">
            <text:p>1364402,32652255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6362.96038256779">
            <text:p>6362,9603825678</text:p>
          </table:table-cell>
          <table:table-cell table:formula="of:=[.A215]*[.B215]" office:value-type="float" office:value="1368036.48225208">
            <text:p>1368036,48225208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6350.23446180266">
            <text:p>6350,2344618027</text:p>
          </table:table-cell>
          <table:table-cell table:formula="of:=[.A216]*[.B216]" office:value-type="float" office:value="1371650.64374937">
            <text:p>1371650,64374937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6337.53399287905">
            <text:p>6337,5339928791</text:p>
          </table:table-cell>
          <table:table-cell table:formula="of:=[.A217]*[.B217]" office:value-type="float" office:value="1375244.87645475">
            <text:p>1375244,87645475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6324.85892489329">
            <text:p>6324,8589248933</text:p>
          </table:table-cell>
          <table:table-cell table:formula="of:=[.A218]*[.B218]" office:value-type="float" office:value="1378819.24562674">
            <text:p>1378819,24562674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6312.20920704351">
            <text:p>6312,2092070435</text:p>
          </table:table-cell>
          <table:table-cell table:formula="of:=[.A219]*[.B219]" office:value-type="float" office:value="1382373.81634253">
            <text:p>1382373,81634253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6299.58478862942">
            <text:p>6299,5847886294</text:p>
          </table:table-cell>
          <table:table-cell table:formula="of:=[.A220]*[.B220]" office:value-type="float" office:value="1385908.65349847">
            <text:p>1385908,65349847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6286.98561905216">
            <text:p>6286,9856190522</text:p>
          </table:table-cell>
          <table:table-cell table:formula="of:=[.A221]*[.B221]" office:value-type="float" office:value="1389423.82181053">
            <text:p>1389423,82181053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6274.41164781406">
            <text:p>6274,4116478141</text:p>
          </table:table-cell>
          <table:table-cell table:formula="of:=[.A222]*[.B222]" office:value-type="float" office:value="1392919.38581472">
            <text:p>1392919,38581472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6261.86282451843">
            <text:p>6261,8628245184</text:p>
          </table:table-cell>
          <table:table-cell table:formula="of:=[.A223]*[.B223]" office:value-type="float" office:value="1396395.40986761">
            <text:p>1396395,40986761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6249.33909886939">
            <text:p>6249,3390988694</text:p>
          </table:table-cell>
          <table:table-cell table:formula="of:=[.A224]*[.B224]" office:value-type="float" office:value="1399851.95814674">
            <text:p>1399851,95814674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6236.84042067165">
            <text:p>6236,8404206717</text:p>
          </table:table-cell>
          <table:table-cell table:formula="of:=[.A225]*[.B225]" office:value-type="float" office:value="1403289.09465112">
            <text:p>1403289,09465112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6224.36673983031">
            <text:p>6224,3667398303</text:p>
          </table:table-cell>
          <table:table-cell table:formula="of:=[.A226]*[.B226]" office:value-type="float" office:value="1406706.88320165">
            <text:p>1406706,88320165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6211.91800635065">
            <text:p>6211,9180063507</text:p>
          </table:table-cell>
          <table:table-cell table:formula="of:=[.A227]*[.B227]" office:value-type="float" office:value="1410105.3874416">
            <text:p>1410105,3874416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6199.49417033795">
            <text:p>6199,494170338</text:p>
          </table:table-cell>
          <table:table-cell table:formula="of:=[.A228]*[.B228]" office:value-type="float" office:value="1413484.67083705">
            <text:p>1413484,67083705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6187.09518199727">
            <text:p>6187,0951819973</text:p>
          </table:table-cell>
          <table:table-cell table:formula="of:=[.A229]*[.B229]" office:value-type="float" office:value="1416844.79667738">
            <text:p>1416844,79667738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6174.72099163328">
            <text:p>6174,7209916333</text:p>
          </table:table-cell>
          <table:table-cell table:formula="of:=[.A230]*[.B230]" office:value-type="float" office:value="1420185.82807565">
            <text:p>1420185,82807565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6162.37154965001">
            <text:p>6162,37154965</text:p>
          </table:table-cell>
          <table:table-cell table:formula="of:=[.A231]*[.B231]" office:value-type="float" office:value="1423507.82796915">
            <text:p>1423507,82796915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6150.04680655071">
            <text:p>6150,0468065507</text:p>
          </table:table-cell>
          <table:table-cell table:formula="of:=[.A232]*[.B232]" office:value-type="float" office:value="1426810.85911976">
            <text:p>1426810,85911976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6137.74671293761">
            <text:p>6137,7467129376</text:p>
          </table:table-cell>
          <table:table-cell table:formula="of:=[.A233]*[.B233]" office:value-type="float" office:value="1430094.98411446">
            <text:p>1430094,98411446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6125.47121951173">
            <text:p>6125,4712195117</text:p>
          </table:table-cell>
          <table:table-cell table:formula="of:=[.A234]*[.B234]" office:value-type="float" office:value="1433360.26536575">
            <text:p>1433360,26536575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6113.22027707271">
            <text:p>6113,2202770727</text:p>
          </table:table-cell>
          <table:table-cell table:formula="of:=[.A235]*[.B235]" office:value-type="float" office:value="1436606.76511209">
            <text:p>1436606,76511209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6100.99383651856">
            <text:p>6100,9938365186</text:p>
          </table:table-cell>
          <table:table-cell table:formula="of:=[.A236]*[.B236]" office:value-type="float" office:value="1439834.54541838">
            <text:p>1439834,54541838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6088.79184884553">
            <text:p>6088,7918488455</text:p>
          </table:table-cell>
          <table:table-cell table:formula="of:=[.A237]*[.B237]" office:value-type="float" office:value="1443043.66817639">
            <text:p>1443043,66817639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6076.61426514784">
            <text:p>6076,6142651478</text:p>
          </table:table-cell>
          <table:table-cell table:formula="of:=[.A238]*[.B238]" office:value-type="float" office:value="1446234.19510519">
            <text:p>1446234,19510519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6064.46103661754">
            <text:p>6064,4610366175</text:p>
          </table:table-cell>
          <table:table-cell table:formula="of:=[.A239]*[.B239]" office:value-type="float" office:value="1449406.18775159">
            <text:p>1449406,18775159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6052.33211454431">
            <text:p>6052,3321145443</text:p>
          </table:table-cell>
          <table:table-cell table:formula="of:=[.A240]*[.B240]" office:value-type="float" office:value="1452559.70749063">
            <text:p>1452559,70749063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6040.22745031522">
            <text:p>6040,2274503152</text:p>
          </table:table-cell>
          <table:table-cell table:formula="of:=[.A241]*[.B241]" office:value-type="float" office:value="1455694.81552597">
            <text:p>1455694,81552597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6028.14699541459">
            <text:p>6028,1469954146</text:p>
          </table:table-cell>
          <table:table-cell table:formula="of:=[.A242]*[.B242]" office:value-type="float" office:value="1458811.57289033">
            <text:p>1458811,57289033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6016.09070142376">
            <text:p>6016,0907014238</text:p>
          </table:table-cell>
          <table:table-cell table:formula="of:=[.A243]*[.B243]" office:value-type="float" office:value="1461910.04044597">
            <text:p>1461910,04044597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6004.05852002091">
            <text:p>6004,0585200209</text:p>
          </table:table-cell>
          <table:table-cell table:formula="of:=[.A244]*[.B244]" office:value-type="float" office:value="1464990.2788851">
            <text:p>1464990,2788851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5992.05040298087">
            <text:p>5992,0504029809</text:p>
          </table:table-cell>
          <table:table-cell table:formula="of:=[.A245]*[.B245]" office:value-type="float" office:value="1468052.34873031">
            <text:p>1468052,34873031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5980.06630217491">
            <text:p>5980,0663021749</text:p>
          </table:table-cell>
          <table:table-cell table:formula="of:=[.A246]*[.B246]" office:value-type="float" office:value="1471096.31033503">
            <text:p>1471096,31033503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5968.10616957056">
            <text:p>5968,1061695706</text:p>
          </table:table-cell>
          <table:table-cell table:formula="of:=[.A247]*[.B247]" office:value-type="float" office:value="1474122.22388393">
            <text:p>1474122,22388393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5956.16995723142">
            <text:p>5956,1699572314</text:p>
          </table:table-cell>
          <table:table-cell table:formula="of:=[.A248]*[.B248]" office:value-type="float" office:value="1477130.14939339">
            <text:p>1477130,14939339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5944.25761731695">
            <text:p>5944,257617317</text:p>
          </table:table-cell>
          <table:table-cell table:formula="of:=[.A249]*[.B249]" office:value-type="float" office:value="1480120.14671192">
            <text:p>1480120,14671192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5932.36910208232">
            <text:p>5932,3691020823</text:p>
          </table:table-cell>
          <table:table-cell table:formula="of:=[.A250]*[.B250]" office:value-type="float" office:value="1483092.27552058">
            <text:p>1483092,27552058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5920.50436387815">
            <text:p>5920,5043638782</text:p>
          </table:table-cell>
          <table:table-cell table:formula="of:=[.A251]*[.B251]" office:value-type="float" office:value="1486046.59533342">
            <text:p>1486046,59533342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5908.6633551504">
            <text:p>5908,6633551504</text:p>
          </table:table-cell>
          <table:table-cell table:formula="of:=[.A252]*[.B252]" office:value-type="float" office:value="1488983.1654979">
            <text:p>1488983,1654979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5896.8460284401">
            <text:p>5896,8460284401</text:p>
          </table:table-cell>
          <table:table-cell table:formula="of:=[.A253]*[.B253]" office:value-type="float" office:value="1491902.04519534">
            <text:p>1491902,04519534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5885.05233638322">
            <text:p>5885,0523363832</text:p>
          </table:table-cell>
          <table:table-cell table:formula="of:=[.A254]*[.B254]" office:value-type="float" office:value="1494803.29344134">
            <text:p>1494803,29344134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5873.28223171045">
            <text:p>5873,2822317105</text:p>
          </table:table-cell>
          <table:table-cell table:formula="of:=[.A255]*[.B255]" office:value-type="float" office:value="1497686.96908617">
            <text:p>1497686,96908617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5861.53566724703">
            <text:p>5861,535667247</text:p>
          </table:table-cell>
          <table:table-cell table:formula="of:=[.A256]*[.B256]" office:value-type="float" office:value="1500553.13081524">
            <text:p>1500553,13081524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5849.81259591253">
            <text:p>5849,8125959125</text:p>
          </table:table-cell>
          <table:table-cell table:formula="of:=[.A257]*[.B257]" office:value-type="float" office:value="1503401.83714952">
            <text:p>1503401,83714952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5838.11297072071">
            <text:p>5838,1129707207</text:p>
          </table:table-cell>
          <table:table-cell table:formula="of:=[.A258]*[.B258]" office:value-type="float" office:value="1506233.14644594">
            <text:p>1506233,14644594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5826.43674477927">
            <text:p>5826,4367447793</text:p>
          </table:table-cell>
          <table:table-cell table:formula="of:=[.A259]*[.B259]" office:value-type="float" office:value="1509047.11689783">
            <text:p>1509047,11689783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5814.78387128971">
            <text:p>5814,7838712897</text:p>
          </table:table-cell>
          <table:table-cell table:formula="of:=[.A260]*[.B260]" office:value-type="float" office:value="1511843.80653532">
            <text:p>1511843,80653532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5803.15430354713">
            <text:p>5803,1543035471</text:p>
          </table:table-cell>
          <table:table-cell table:formula="of:=[.A261]*[.B261]" office:value-type="float" office:value="1514623.2732258">
            <text:p>1514623,2732258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5791.54799494004">
            <text:p>5791,54799494</text:p>
          </table:table-cell>
          <table:table-cell table:formula="of:=[.A262]*[.B262]" office:value-type="float" office:value="1517385.57467429">
            <text:p>1517385,57467429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5779.96489895016">
            <text:p>5779,9648989502</text:p>
          </table:table-cell>
          <table:table-cell table:formula="of:=[.A263]*[.B263]" office:value-type="float" office:value="1520130.76842389">
            <text:p>1520130,76842389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5768.40496915225">
            <text:p>5768,4049691523</text:p>
          </table:table-cell>
          <table:table-cell table:formula="of:=[.A264]*[.B264]" office:value-type="float" office:value="1522858.9118562">
            <text:p>1522858,9118562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5756.86815921395">
            <text:p>5756,868159214</text:p>
          </table:table-cell>
          <table:table-cell table:formula="of:=[.A265]*[.B265]" office:value-type="float" office:value="1525570.0621917">
            <text:p>1525570,0621917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5745.35442289552">
            <text:p>5745,3544228955</text:p>
          </table:table-cell>
          <table:table-cell table:formula="of:=[.A266]*[.B266]" office:value-type="float" office:value="1528264.27649021">
            <text:p>1528264,27649021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5733.86371404973">
            <text:p>5733,8637140497</text:p>
          </table:table-cell>
          <table:table-cell table:formula="of:=[.A267]*[.B267]" office:value-type="float" office:value="1530941.61165128">
            <text:p>1530941,61165128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5722.39598662163">
            <text:p>5722,3959866216</text:p>
          </table:table-cell>
          <table:table-cell table:formula="of:=[.A268]*[.B268]" office:value-type="float" office:value="1533602.1244146">
            <text:p>1533602,1244146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5710.95119464839">
            <text:p>5710,9511946484</text:p>
          </table:table-cell>
          <table:table-cell table:formula="of:=[.A269]*[.B269]" office:value-type="float" office:value="1536245.87136042">
            <text:p>1536245,87136042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5699.52929225909">
            <text:p>5699,5292922591</text:p>
          </table:table-cell>
          <table:table-cell table:formula="of:=[.A270]*[.B270]" office:value-type="float" office:value="1538872.90890996">
            <text:p>1538872,90890996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5688.13023367457">
            <text:p>5688,1302336746</text:p>
          </table:table-cell>
          <table:table-cell table:formula="of:=[.A271]*[.B271]" office:value-type="float" office:value="1541483.29332581">
            <text:p>1541483,29332581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5676.75397320722">
            <text:p>5676,7539732072</text:p>
          </table:table-cell>
          <table:table-cell table:formula="of:=[.A272]*[.B272]" office:value-type="float" office:value="1544077.08071236">
            <text:p>1544077,08071236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5665.40046526081">
            <text:p>5665,4004652608</text:p>
          </table:table-cell>
          <table:table-cell table:formula="of:=[.A273]*[.B273]" office:value-type="float" office:value="1546654.3270162">
            <text:p>1546654,3270162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5654.06966433029">
            <text:p>5654,0696643303</text:p>
          </table:table-cell>
          <table:table-cell table:formula="of:=[.A274]*[.B274]" office:value-type="float" office:value="1549215.0880265">
            <text:p>1549215,0880265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5642.76152500163">
            <text:p>5642,7615250016</text:p>
          </table:table-cell>
          <table:table-cell table:formula="of:=[.A275]*[.B275]" office:value-type="float" office:value="1551759.41937545">
            <text:p>1551759,41937545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5631.47600195162">
            <text:p>5631,4760019516</text:p>
          </table:table-cell>
          <table:table-cell table:formula="of:=[.A276]*[.B276]" office:value-type="float" office:value="1554287.37653865">
            <text:p>1554287,37653865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5620.21304994772">
            <text:p>5620,2130499477</text:p>
          </table:table-cell>
          <table:table-cell table:formula="of:=[.A277]*[.B277]" office:value-type="float" office:value="1556799.01483552">
            <text:p>1556799,01483552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5608.97262384782">
            <text:p>5608,9726238478</text:p>
          </table:table-cell>
          <table:table-cell table:formula="of:=[.A278]*[.B278]" office:value-type="float" office:value="1559294.3894297">
            <text:p>1559294,3894297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5597.75467860013">
            <text:p>5597,7546786001</text:p>
          </table:table-cell>
          <table:table-cell table:formula="of:=[.A279]*[.B279]" office:value-type="float" office:value="1561773.55532944">
            <text:p>1561773,55532944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5586.55916924293">
            <text:p>5586,5591692429</text:p>
          </table:table-cell>
          <table:table-cell table:formula="of:=[.A280]*[.B280]" office:value-type="float" office:value="1564236.56738802">
            <text:p>1564236,56738802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5575.38605090444">
            <text:p>5575,3860509045</text:p>
          </table:table-cell>
          <table:table-cell table:formula="of:=[.A281]*[.B281]" office:value-type="float" office:value="1566683.48030415">
            <text:p>1566683,48030415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5564.23527880263">
            <text:p>5564,2352788026</text:p>
          </table:table-cell>
          <table:table-cell table:formula="of:=[.A282]*[.B282]" office:value-type="float" office:value="1569114.34862234">
            <text:p>1569114,34862234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5553.10680824503">
            <text:p>5553,106808245</text:p>
          </table:table-cell>
          <table:table-cell table:formula="of:=[.A283]*[.B283]" office:value-type="float" office:value="1571529.22673334">
            <text:p>1571529,22673334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5542.00059462854">
            <text:p>5542,0005946285</text:p>
          </table:table-cell>
          <table:table-cell table:formula="of:=[.A284]*[.B284]" office:value-type="float" office:value="1573928.16887451">
            <text:p>1573928,16887451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5530.91659343928">
            <text:p>5530,9165934393</text:p>
          </table:table-cell>
          <table:table-cell table:formula="of:=[.A285]*[.B285]" office:value-type="float" office:value="1576311.2291302">
            <text:p>1576311,2291302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5519.8547602524">
            <text:p>5519,8547602524</text:p>
          </table:table-cell>
          <table:table-cell table:formula="of:=[.A286]*[.B286]" office:value-type="float" office:value="1578678.46143219">
            <text:p>1578678,46143219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5508.8150507319">
            <text:p>5508,8150507319</text:p>
          </table:table-cell>
          <table:table-cell table:formula="of:=[.A287]*[.B287]" office:value-type="float" office:value="1581029.91956006">
            <text:p>1581029,91956006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5497.79742063044">
            <text:p>5497,7974206304</text:p>
          </table:table-cell>
          <table:table-cell table:formula="of:=[.A288]*[.B288]" office:value-type="float" office:value="1583365.65714157">
            <text:p>1583365,65714157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5486.80182578917">
            <text:p>5486,8018257892</text:p>
          </table:table-cell>
          <table:table-cell table:formula="of:=[.A289]*[.B289]" office:value-type="float" office:value="1585685.72765307">
            <text:p>1585685,72765307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5475.8282221376">
            <text:p>5475,8282221376</text:p>
          </table:table-cell>
          <table:table-cell table:formula="of:=[.A290]*[.B290]" office:value-type="float" office:value="1587990.1844199">
            <text:p>1587990,1844199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5464.87656569332">
            <text:p>5464,8765656933</text:p>
          </table:table-cell>
          <table:table-cell table:formula="of:=[.A291]*[.B291]" office:value-type="float" office:value="1590279.08061676">
            <text:p>1590279,08061676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5453.94681256193">
            <text:p>5453,9468125619</text:p>
          </table:table-cell>
          <table:table-cell table:formula="of:=[.A292]*[.B292]" office:value-type="float" office:value="1592552.46926808">
            <text:p>1592552,46926808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5443.03891893681">
            <text:p>5443,0389189368</text:p>
          </table:table-cell>
          <table:table-cell table:formula="of:=[.A293]*[.B293]" office:value-type="float" office:value="1594810.40324849">
            <text:p>1594810,40324849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5432.15284109894">
            <text:p>5432,1528410989</text:p>
          </table:table-cell>
          <table:table-cell table:formula="of:=[.A294]*[.B294]" office:value-type="float" office:value="1597052.93528309">
            <text:p>1597052,93528309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5421.28853541674">
            <text:p>5421,2885354167</text:p>
          </table:table-cell>
          <table:table-cell table:formula="of:=[.A295]*[.B295]" office:value-type="float" office:value="1599280.11794794">
            <text:p>1599280,11794794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5410.44595834591">
            <text:p>5410,4459583459</text:p>
          </table:table-cell>
          <table:table-cell table:formula="of:=[.A296]*[.B296]" office:value-type="float" office:value="1601492.00367039">
            <text:p>1601492,00367039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5399.62506642921">
            <text:p>5399,6250664292</text:p>
          </table:table-cell>
          <table:table-cell table:formula="of:=[.A297]*[.B297]" office:value-type="float" office:value="1603688.64472948">
            <text:p>1603688,64472948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5388.82581629636">
            <text:p>5388,8258162964</text:p>
          </table:table-cell>
          <table:table-cell table:formula="of:=[.A298]*[.B298]" office:value-type="float" office:value="1605870.09325631">
            <text:p>1605870,09325631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5378.04816466376">
            <text:p>5378,0481646638</text:p>
          </table:table-cell>
          <table:table-cell table:formula="of:=[.A299]*[.B299]" office:value-type="float" office:value="1608036.40123446">
            <text:p>1608036,40123446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5367.29206833444">
            <text:p>5367,2920683344</text:p>
          </table:table-cell>
          <table:table-cell table:formula="of:=[.A300]*[.B300]" office:value-type="float" office:value="1610187.62050033">
            <text:p>1610187,62050033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5356.55748419777">
            <text:p>5356,5574841978</text:p>
          </table:table-cell>
          <table:table-cell table:formula="of:=[.A301]*[.B301]" office:value-type="float" office:value="1612323.80274353">
            <text:p>1612323,80274353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5345.84436922937">
            <text:p>5345,8443692294</text:p>
          </table:table-cell>
          <table:table-cell table:formula="of:=[.A302]*[.B302]" office:value-type="float" office:value="1614444.99950727">
            <text:p>1614444,99950727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5335.15268049091">
            <text:p>5335,1526804909</text:p>
          </table:table-cell>
          <table:table-cell table:formula="of:=[.A303]*[.B303]" office:value-type="float" office:value="1616551.26218875">
            <text:p>1616551,26218875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5324.48237512993">
            <text:p>5324,4823751299</text:p>
          </table:table-cell>
          <table:table-cell table:formula="of:=[.A304]*[.B304]" office:value-type="float" office:value="1618642.6420395">
            <text:p>1618642,6420395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5313.83341037967">
            <text:p>5313,8334103797</text:p>
          </table:table-cell>
          <table:table-cell table:formula="of:=[.A305]*[.B305]" office:value-type="float" office:value="1620719.1901658">
            <text:p>1620719,1901658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5303.20574355891">
            <text:p>5303,2057435589</text:p>
          </table:table-cell>
          <table:table-cell table:formula="of:=[.A306]*[.B306]" office:value-type="float" office:value="1622780.95752903">
            <text:p>1622780,95752903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5292.59933207179">
            <text:p>5292,5993320718</text:p>
          </table:table-cell>
          <table:table-cell table:formula="of:=[.A307]*[.B307]" office:value-type="float" office:value="1624827.99494604">
            <text:p>1624827,99494604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5282.01413340765">
            <text:p>5282,0141334077</text:p>
          </table:table-cell>
          <table:table-cell table:formula="of:=[.A308]*[.B308]" office:value-type="float" office:value="1626860.35308956">
            <text:p>1626860,35308956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5271.45010514083">
            <text:p>5271,4501051408</text:p>
          </table:table-cell>
          <table:table-cell table:formula="of:=[.A309]*[.B309]" office:value-type="float" office:value="1628878.08248852">
            <text:p>1628878,08248852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5260.90720493055">
            <text:p>5260,9072049306</text:p>
          </table:table-cell>
          <table:table-cell table:formula="of:=[.A310]*[.B310]" office:value-type="float" office:value="1630881.23352847">
            <text:p>1630881,23352847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5250.38539052069">
            <text:p>5250,3853905207</text:p>
          </table:table-cell>
          <table:table-cell table:formula="of:=[.A311]*[.B311]" office:value-type="float" office:value="1632869.85645194">
            <text:p>1632869,85645194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5239.88461973965">
            <text:p>5239,8846197397</text:p>
          </table:table-cell>
          <table:table-cell table:formula="of:=[.A312]*[.B312]" office:value-type="float" office:value="1634844.00135877">
            <text:p>1634844,00135877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5229.40485050017">
            <text:p>5229,4048505002</text:p>
          </table:table-cell>
          <table:table-cell table:formula="of:=[.A313]*[.B313]" office:value-type="float" office:value="1636803.71820655">
            <text:p>1636803,71820655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5218.94604079917">
            <text:p>5218,9460407992</text:p>
          </table:table-cell>
          <table:table-cell table:formula="of:=[.A314]*[.B314]" office:value-type="float" office:value="1638749.05681094">
            <text:p>1638749,05681094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5208.50814871757">
            <text:p>5208,5081487176</text:p>
          </table:table-cell>
          <table:table-cell table:formula="of:=[.A315]*[.B315]" office:value-type="float" office:value="1640680.06684604">
            <text:p>1640680,06684604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5198.09113242014">
            <text:p>5198,0911324201</text:p>
          </table:table-cell>
          <table:table-cell table:formula="of:=[.A316]*[.B316]" office:value-type="float" office:value="1642596.79784476">
            <text:p>1642596,79784476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5187.6949501553">
            <text:p>5187,6949501553</text:p>
          </table:table-cell>
          <table:table-cell table:formula="of:=[.A317]*[.B317]" office:value-type="float" office:value="1644499.29919923">
            <text:p>1644499,29919923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5177.31956025499">
            <text:p>5177,319560255</text:p>
          </table:table-cell>
          <table:table-cell table:formula="of:=[.A318]*[.B318]" office:value-type="float" office:value="1646387.62016109">
            <text:p>1646387,62016109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5166.96492113448">
            <text:p>5166,9649211345</text:p>
          </table:table-cell>
          <table:table-cell table:formula="of:=[.A319]*[.B319]" office:value-type="float" office:value="1648261.8098419">
            <text:p>1648261,8098419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5156.63099129221">
            <text:p>5156,6309912922</text:p>
          </table:table-cell>
          <table:table-cell table:formula="of:=[.A320]*[.B320]" office:value-type="float" office:value="1650121.91721351">
            <text:p>1650121,91721351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5146.31772930962">
            <text:p>5146,3177293096</text:p>
          </table:table-cell>
          <table:table-cell table:formula="of:=[.A321]*[.B321]" office:value-type="float" office:value="1651967.99110839">
            <text:p>1651967,99110839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5136.025093851">
            <text:p>5136,025093851</text:p>
          </table:table-cell>
          <table:table-cell table:formula="of:=[.A322]*[.B322]" office:value-type="float" office:value="1653800.08022002">
            <text:p>1653800,08022002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5125.7530436633">
            <text:p>5125,7530436633</text:p>
          </table:table-cell>
          <table:table-cell table:formula="of:=[.A323]*[.B323]" office:value-type="float" office:value="1655618.23310325">
            <text:p>1655618,23310325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5115.50153757598">
            <text:p>5115,501537576</text:p>
          </table:table-cell>
          <table:table-cell table:formula="of:=[.A324]*[.B324]" office:value-type="float" office:value="1657422.49817462">
            <text:p>1657422,49817462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5105.27053450082">
            <text:p>5105,2705345008</text:p>
          </table:table-cell>
          <table:table-cell table:formula="of:=[.A325]*[.B325]" office:value-type="float" office:value="1659212.92371277">
            <text:p>1659212,92371277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5095.05999343182">
            <text:p>5095,0599934318</text:p>
          </table:table-cell>
          <table:table-cell table:formula="of:=[.A326]*[.B326]" office:value-type="float" office:value="1660989.55785877">
            <text:p>1660989,55785877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5084.86987344496">
            <text:p>5084,869873445</text:p>
          </table:table-cell>
          <table:table-cell table:formula="of:=[.A327]*[.B327]" office:value-type="float" office:value="1662752.4486165">
            <text:p>1662752,4486165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5074.70013369807">
            <text:p>5074,7001336981</text:p>
          </table:table-cell>
          <table:table-cell table:formula="of:=[.A328]*[.B328]" office:value-type="float" office:value="1664501.64385297">
            <text:p>1664501,64385297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5064.55073343067">
            <text:p>5064,5507334307</text:p>
          </table:table-cell>
          <table:table-cell table:formula="of:=[.A329]*[.B329]" office:value-type="float" office:value="1666237.19129869">
            <text:p>1666237,19129869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5054.42163196381">
            <text:p>5054,4216319638</text:p>
          </table:table-cell>
          <table:table-cell table:formula="of:=[.A330]*[.B330]" office:value-type="float" office:value="1667959.13854806">
            <text:p>1667959,13854806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5044.31278869988">
            <text:p>5044,3127886999</text:p>
          </table:table-cell>
          <table:table-cell table:formula="of:=[.A331]*[.B331]" office:value-type="float" office:value="1669667.53305966">
            <text:p>1669667,53305966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5034.22416312248">
            <text:p>5034,2241631225</text:p>
          </table:table-cell>
          <table:table-cell table:formula="of:=[.A332]*[.B332]" office:value-type="float" office:value="1671362.42215666">
            <text:p>1671362,42215666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5024.15571479624">
            <text:p>5024,1557147962</text:p>
          </table:table-cell>
          <table:table-cell table:formula="of:=[.A333]*[.B333]" office:value-type="float" office:value="1673043.85302715">
            <text:p>1673043,85302715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5014.10740336665">
            <text:p>5014,1074033667</text:p>
          </table:table-cell>
          <table:table-cell table:formula="of:=[.A334]*[.B334]" office:value-type="float" office:value="1674711.87272446">
            <text:p>1674711,87272446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5004.07918855991">
            <text:p>5004,0791885599</text:p>
          </table:table-cell>
          <table:table-cell table:formula="of:=[.A335]*[.B335]" office:value-type="float" office:value="1676366.52816757">
            <text:p>1676366,52816757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4994.07103018279">
            <text:p>4994,0710301828</text:p>
          </table:table-cell>
          <table:table-cell table:formula="of:=[.A336]*[.B336]" office:value-type="float" office:value="1678007.86614142">
            <text:p>1678007,86614142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4984.08288812243">
            <text:p>4984,0828881224</text:p>
          </table:table-cell>
          <table:table-cell table:formula="of:=[.A337]*[.B337]" office:value-type="float" office:value="1679635.93329726">
            <text:p>1679635,93329726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4974.11472234618">
            <text:p>4974,1147223462</text:p>
          </table:table-cell>
          <table:table-cell table:formula="of:=[.A338]*[.B338]" office:value-type="float" office:value="1681250.77615301">
            <text:p>1681250,77615301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4964.16649290149">
            <text:p>4964,1664929015</text:p>
          </table:table-cell>
          <table:table-cell table:formula="of:=[.A339]*[.B339]" office:value-type="float" office:value="1682852.44109361">
            <text:p>1682852,44109361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4954.23815991569">
            <text:p>4954,2381599157</text:p>
          </table:table-cell>
          <table:table-cell table:formula="of:=[.A340]*[.B340]" office:value-type="float" office:value="1684440.97437133">
            <text:p>1684440,97437133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4944.32968359586">
            <text:p>4944,3296835959</text:p>
          </table:table-cell>
          <table:table-cell table:formula="of:=[.A341]*[.B341]" office:value-type="float" office:value="1686016.42210619">
            <text:p>1686016,42210619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4934.44102422866">
            <text:p>4934,4410242287</text:p>
          </table:table-cell>
          <table:table-cell table:formula="of:=[.A342]*[.B342]" office:value-type="float" office:value="1687578.8302862">
            <text:p>1687578,8302862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4924.57214218021">
            <text:p>4924,5721421802</text:p>
          </table:table-cell>
          <table:table-cell table:formula="of:=[.A343]*[.B343]" office:value-type="float" office:value="1689128.24476781">
            <text:p>1689128,24476781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4914.72299789585">
            <text:p>4914,7229978959</text:p>
          </table:table-cell>
          <table:table-cell table:formula="of:=[.A344]*[.B344]" office:value-type="float" office:value="1690664.71127617">
            <text:p>1690664,71127617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4904.89355190005">
            <text:p>4904,8935519001</text:p>
          </table:table-cell>
          <table:table-cell table:formula="of:=[.A345]*[.B345]" office:value-type="float" office:value="1692188.27540552">
            <text:p>1692188,27540552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4895.08376479625">
            <text:p>4895,0837647963</text:p>
          </table:table-cell>
          <table:table-cell table:formula="of:=[.A346]*[.B346]" office:value-type="float" office:value="1693698.9826195">
            <text:p>1693698,9826195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4885.29359726666">
            <text:p>4885,2935972667</text:p>
          </table:table-cell>
          <table:table-cell table:formula="of:=[.A347]*[.B347]" office:value-type="float" office:value="1695196.87825153">
            <text:p>1695196,87825153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4875.52301007213">
            <text:p>4875,5230100721</text:p>
          </table:table-cell>
          <table:table-cell table:formula="of:=[.A348]*[.B348]" office:value-type="float" office:value="1696682.0075051">
            <text:p>1696682,0075051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4865.77196405198">
            <text:p>4865,771964052</text:p>
          </table:table-cell>
          <table:table-cell table:formula="of:=[.A349]*[.B349]" office:value-type="float" office:value="1698154.41545414">
            <text:p>1698154,41545414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4856.04042012388">
            <text:p>4856,0404201239</text:p>
          </table:table-cell>
          <table:table-cell table:formula="of:=[.A350]*[.B350]" office:value-type="float" office:value="1699614.14704336">
            <text:p>1699614,14704336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4846.32833928363">
            <text:p>4846,3283392836</text:p>
          </table:table-cell>
          <table:table-cell table:formula="of:=[.A351]*[.B351]" office:value-type="float" office:value="1701061.24708855">
            <text:p>1701061,24708855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4836.63568260507">
            <text:p>4836,6356826051</text:p>
          </table:table-cell>
          <table:table-cell table:formula="of:=[.A352]*[.B352]" office:value-type="float" office:value="1702495.76027698">
            <text:p>1702495,76027698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4826.96241123986">
            <text:p>4826,9624112399</text:p>
          </table:table-cell>
          <table:table-cell table:formula="of:=[.A353]*[.B353]" office:value-type="float" office:value="1703917.73116767">
            <text:p>1703917,73116767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4817.30848641738">
            <text:p>4817,3084864174</text:p>
          </table:table-cell>
          <table:table-cell table:formula="of:=[.A354]*[.B354]" office:value-type="float" office:value="1705327.20419175">
            <text:p>1705327,20419175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4807.67386944454">
            <text:p>4807,6738694445</text:p>
          </table:table-cell>
          <table:table-cell table:formula="of:=[.A355]*[.B355]" office:value-type="float" office:value="1706724.22365281">
            <text:p>1706724,22365281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4798.05852170565">
            <text:p>4798,0585217057</text:p>
          </table:table-cell>
          <table:table-cell table:formula="of:=[.A356]*[.B356]" office:value-type="float" office:value="1708108.83372721">
            <text:p>1708108,83372721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4788.46240466224">
            <text:p>4788,4624046622</text:p>
          </table:table-cell>
          <table:table-cell table:formula="of:=[.A357]*[.B357]" office:value-type="float" office:value="1709481.07846442">
            <text:p>1709481,07846442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4778.88547985292">
            <text:p>4778,8854798529</text:p>
          </table:table-cell>
          <table:table-cell table:formula="of:=[.A358]*[.B358]" office:value-type="float" office:value="1710841.00178734">
            <text:p>1710841,00178734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4769.32770889321">
            <text:p>4769,3277088932</text:p>
          </table:table-cell>
          <table:table-cell table:formula="of:=[.A359]*[.B359]" office:value-type="float" office:value="1712188.64749266">
            <text:p>1712188,64749266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4759.78905347542">
            <text:p>4759,7890534754</text:p>
          </table:table-cell>
          <table:table-cell table:formula="of:=[.A360]*[.B360]" office:value-type="float" office:value="1713524.05925115">
            <text:p>1713524,05925115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4750.26947536847">
            <text:p>4750,2694753685</text:p>
          </table:table-cell>
          <table:table-cell table:formula="of:=[.A361]*[.B361]" office:value-type="float" office:value="1714847.28060802">
            <text:p>1714847,28060802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4740.76893641774">
            <text:p>4740,7689364177</text:p>
          </table:table-cell>
          <table:table-cell table:formula="of:=[.A362]*[.B362]" office:value-type="float" office:value="1716158.35498322">
            <text:p>1716158,35498322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4731.2873985449">
            <text:p>4731,2873985449</text:p>
          </table:table-cell>
          <table:table-cell table:formula="of:=[.A363]*[.B363]" office:value-type="float" office:value="1717457.3256718">
            <text:p>1717457,3256718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4721.82482374781">
            <text:p>4721,8248237478</text:p>
          </table:table-cell>
          <table:table-cell table:formula="of:=[.A364]*[.B364]" office:value-type="float" office:value="1718744.2358442">
            <text:p>1718744,2358442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4712.38117410032">
            <text:p>4712,3811741003</text:p>
          </table:table-cell>
          <table:table-cell table:formula="of:=[.A365]*[.B365]" office:value-type="float" office:value="1720019.12854662">
            <text:p>1720019,12854662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4702.95641175211">
            <text:p>4702,9564117521</text:p>
          </table:table-cell>
          <table:table-cell table:formula="of:=[.A366]*[.B366]" office:value-type="float" office:value="1721282.04670127">
            <text:p>1721282,04670127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4693.55049892861">
            <text:p>4693,5504989286</text:p>
          </table:table-cell>
          <table:table-cell table:formula="of:=[.A367]*[.B367]" office:value-type="float" office:value="1722533.0331068">
            <text:p>1722533,0331068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4684.16339793075">
            <text:p>4684,1633979308</text:p>
          </table:table-cell>
          <table:table-cell table:formula="of:=[.A368]*[.B368]" office:value-type="float" office:value="1723772.13043852">
            <text:p>1723772,13043852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4674.79507113489">
            <text:p>4674,7950711349</text:p>
          </table:table-cell>
          <table:table-cell table:formula="of:=[.A369]*[.B369]" office:value-type="float" office:value="1724999.38124878">
            <text:p>1724999,38124878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4665.44548099262">
            <text:p>4665,4454809926</text:p>
          </table:table-cell>
          <table:table-cell table:formula="of:=[.A370]*[.B370]" office:value-type="float" office:value="1726214.82796727">
            <text:p>1726214,82796727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4656.11459003064">
            <text:p>4656,1145900306</text:p>
          </table:table-cell>
          <table:table-cell table:formula="of:=[.A371]*[.B371]" office:value-type="float" office:value="1727418.51290137">
            <text:p>1727418,51290137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4646.80236085058">
            <text:p>4646,8023608506</text:p>
          </table:table-cell>
          <table:table-cell table:formula="of:=[.A372]*[.B372]" office:value-type="float" office:value="1728610.47823641">
            <text:p>1728610,47823641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4637.50875612887">
            <text:p>4637,5087561289</text:p>
          </table:table-cell>
          <table:table-cell table:formula="of:=[.A373]*[.B373]" office:value-type="float" office:value="1729790.76603607">
            <text:p>1729790,76603607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4628.23373861662">
            <text:p>4628,2337386166</text:p>
          </table:table-cell>
          <table:table-cell table:formula="of:=[.A374]*[.B374]" office:value-type="float" office:value="1730959.41824262">
            <text:p>1730959,41824262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4618.97727113938">
            <text:p>4618,9772711394</text:p>
          </table:table-cell>
          <table:table-cell table:formula="of:=[.A375]*[.B375]" office:value-type="float" office:value="1732116.47667727">
            <text:p>1732116,47667727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4609.73931659711">
            <text:p>4609,7393165971</text:p>
          </table:table-cell>
          <table:table-cell table:formula="of:=[.A376]*[.B376]" office:value-type="float" office:value="1733261.98304051">
            <text:p>1733261,98304051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4600.51983796391">
            <text:p>4600,5198379639</text:p>
          </table:table-cell>
          <table:table-cell table:formula="of:=[.A377]*[.B377]" office:value-type="float" office:value="1734395.97891239">
            <text:p>1734395,97891239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4591.31879828798">
            <text:p>4591,318798288</text:p>
          </table:table-cell>
          <table:table-cell table:formula="of:=[.A378]*[.B378]" office:value-type="float" office:value="1735518.50575286">
            <text:p>1735518,50575286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4582.13616069141">
            <text:p>4582,1361606914</text:p>
          </table:table-cell>
          <table:table-cell table:formula="of:=[.A379]*[.B379]" office:value-type="float" office:value="1736629.60490204">
            <text:p>1736629,60490204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4572.97188837003">
            <text:p>4572,97188837</text:p>
          </table:table-cell>
          <table:table-cell table:formula="of:=[.A380]*[.B380]" office:value-type="float" office:value="1737729.31758061">
            <text:p>1737729,31758061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4563.82594459329">
            <text:p>4563,8259445933</text:p>
          </table:table-cell>
          <table:table-cell table:formula="of:=[.A381]*[.B381]" office:value-type="float" office:value="1738817.68489004">
            <text:p>1738817,68489004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4554.6982927041">
            <text:p>4554,6982927041</text:p>
          </table:table-cell>
          <table:table-cell table:formula="of:=[.A382]*[.B382]" office:value-type="float" office:value="1739894.74781297">
            <text:p>1739894,74781297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4545.58889611869">
            <text:p>4545,5888961187</text:p>
          </table:table-cell>
          <table:table-cell table:formula="of:=[.A383]*[.B383]" office:value-type="float" office:value="1740960.54721346">
            <text:p>1740960,54721346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4536.49771832645">
            <text:p>4536,4977183265</text:p>
          </table:table-cell>
          <table:table-cell table:formula="of:=[.A384]*[.B384]" office:value-type="float" office:value="1742015.12383736">
            <text:p>1742015,12383736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4527.4247228898">
            <text:p>4527,4247228898</text:p>
          </table:table-cell>
          <table:table-cell table:formula="of:=[.A385]*[.B385]" office:value-type="float" office:value="1743058.51831257">
            <text:p>1743058,51831257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4518.36987344402">
            <text:p>4518,369873444</text:p>
          </table:table-cell>
          <table:table-cell table:formula="of:=[.A386]*[.B386]" office:value-type="float" office:value="1744090.77114939">
            <text:p>1744090,77114939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4509.33313369713">
            <text:p>4509,3331336971</text:p>
          </table:table-cell>
          <table:table-cell table:formula="of:=[.A387]*[.B387]" office:value-type="float" office:value="1745111.92274079">
            <text:p>1745111,92274079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4500.31446742974">
            <text:p>4500,3144674297</text:p>
          </table:table-cell>
          <table:table-cell table:formula="of:=[.A388]*[.B388]" office:value-type="float" office:value="1746122.01336274">
            <text:p>1746122,01336274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4491.31383849488">
            <text:p>4491,3138384949</text:p>
          </table:table-cell>
          <table:table-cell table:formula="of:=[.A389]*[.B389]" office:value-type="float" office:value="1747121.08317451">
            <text:p>1747121,08317451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4482.33121081789">
            <text:p>4482,3312108179</text:p>
          </table:table-cell>
          <table:table-cell table:formula="of:=[.A390]*[.B390]" office:value-type="float" office:value="1748109.17221898">
            <text:p>1748109,17221898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4473.36654839625">
            <text:p>4473,3665483963</text:p>
          </table:table-cell>
          <table:table-cell table:formula="of:=[.A391]*[.B391]" office:value-type="float" office:value="1749086.32042294">
            <text:p>1749086,32042294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4464.41981529946">
            <text:p>4464,4198152995</text:p>
          </table:table-cell>
          <table:table-cell table:formula="of:=[.A392]*[.B392]" office:value-type="float" office:value="1750052.56759739">
            <text:p>1750052,56759739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4455.49097566886">
            <text:p>4455,4909756689</text:p>
          </table:table-cell>
          <table:table-cell table:formula="of:=[.A393]*[.B393]" office:value-type="float" office:value="1751007.95343786">
            <text:p>1751007,95343786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4446.57999371752">
            <text:p>4446,5799937175</text:p>
          </table:table-cell>
          <table:table-cell table:formula="of:=[.A394]*[.B394]" office:value-type="float" office:value="1751952.5175247">
            <text:p>1751952,5175247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4437.68683373009">
            <text:p>4437,6868337301</text:p>
          </table:table-cell>
          <table:table-cell table:formula="of:=[.A395]*[.B395]" office:value-type="float" office:value="1752886.29932339">
            <text:p>1752886,29932339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4428.81146006263">
            <text:p>4428,8114600626</text:p>
          </table:table-cell>
          <table:table-cell table:formula="of:=[.A396]*[.B396]" office:value-type="float" office:value="1753809.3381848">
            <text:p>1753809,3381848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4419.9538371425">
            <text:p>4419,9538371425</text:p>
          </table:table-cell>
          <table:table-cell table:formula="of:=[.A397]*[.B397]" office:value-type="float" office:value="1754721.67334557">
            <text:p>1754721,67334557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4411.11392946822">
            <text:p>4411,1139294682</text:p>
          </table:table-cell>
          <table:table-cell table:formula="of:=[.A398]*[.B398]" office:value-type="float" office:value="1755623.34392835">
            <text:p>1755623,34392835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4402.29170160928">
            <text:p>4402,2917016093</text:p>
          </table:table-cell>
          <table:table-cell table:formula="of:=[.A399]*[.B399]" office:value-type="float" office:value="1756514.3889421">
            <text:p>1756514,3889421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4393.48711820606">
            <text:p>4393,4871182061</text:p>
          </table:table-cell>
          <table:table-cell table:formula="of:=[.A400]*[.B400]" office:value-type="float" office:value="1757394.84728243">
            <text:p>1757394,84728243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4384.70014396965">
            <text:p>4384,7001439697</text:p>
          </table:table-cell>
          <table:table-cell table:formula="of:=[.A401]*[.B401]" office:value-type="float" office:value="1758264.75773183">
            <text:p>1758264,75773183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4375.93074368171">
            <text:p>4375,9307436817</text:p>
          </table:table-cell>
          <table:table-cell table:formula="of:=[.A402]*[.B402]" office:value-type="float" office:value="1759124.15896005">
            <text:p>1759124,15896005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4367.17888219435">
            <text:p>4367,1788821944</text:p>
          </table:table-cell>
          <table:table-cell table:formula="of:=[.A403]*[.B403]" office:value-type="float" office:value="1759973.08952432">
            <text:p>1759973,08952432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4358.44452442996">
            <text:p>4358,44452443</text:p>
          </table:table-cell>
          <table:table-cell table:formula="of:=[.A404]*[.B404]" office:value-type="float" office:value="1760811.5878697">
            <text:p>1760811,5878697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4349.7276353811">
            <text:p>4349,7276353811</text:p>
          </table:table-cell>
          <table:table-cell table:formula="of:=[.A405]*[.B405]" office:value-type="float" office:value="1761639.69232935">
            <text:p>1761639,69232935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4341.02818011034">
            <text:p>4341,0281801103</text:p>
          </table:table-cell>
          <table:table-cell table:formula="of:=[.A406]*[.B406]" office:value-type="float" office:value="1762457.4411248">
            <text:p>1762457,4411248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4332.34612375012">
            <text:p>4332,3461237501</text:p>
          </table:table-cell>
          <table:table-cell table:formula="of:=[.A407]*[.B407]" office:value-type="float" office:value="1763264.8723663">
            <text:p>1763264,8723663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4323.68143150262">
            <text:p>4323,6814315026</text:p>
          </table:table-cell>
          <table:table-cell table:formula="of:=[.A408]*[.B408]" office:value-type="float" office:value="1764062.02405307">
            <text:p>1764062,02405307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4315.03406863961">
            <text:p>4315,0340686396</text:p>
          </table:table-cell>
          <table:table-cell table:formula="of:=[.A409]*[.B409]" office:value-type="float" office:value="1764848.9340736">
            <text:p>1764848,9340736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4306.40400050233">
            <text:p>4306,4040005023</text:p>
          </table:table-cell>
          <table:table-cell table:formula="of:=[.A410]*[.B410]" office:value-type="float" office:value="1765625.64020596">
            <text:p>1765625,64020596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4297.79119250133">
            <text:p>4297,7911925013</text:p>
          </table:table-cell>
          <table:table-cell table:formula="of:=[.A411]*[.B411]" office:value-type="float" office:value="1766392.18011805">
            <text:p>1766392,18011805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4289.19561011633">
            <text:p>4289,1956101163</text:p>
          </table:table-cell>
          <table:table-cell table:formula="of:=[.A412]*[.B412]" office:value-type="float" office:value="1767148.59136793">
            <text:p>1767148,59136793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4280.61721889609">
            <text:p>4280,6172188961</text:p>
          </table:table-cell>
          <table:table-cell table:formula="of:=[.A413]*[.B413]" office:value-type="float" office:value="1767894.91140409">
            <text:p>1767894,91140409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4272.0559844583">
            <text:p>4272,0559844583</text:p>
          </table:table-cell>
          <table:table-cell table:formula="of:=[.A414]*[.B414]" office:value-type="float" office:value="1768631.17756574">
            <text:p>1768631,17756574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4263.51187248939">
            <text:p>4263,5118724894</text:p>
          </table:table-cell>
          <table:table-cell table:formula="of:=[.A415]*[.B415]" office:value-type="float" office:value="1769357.42708309">
            <text:p>1769357,42708309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4254.98484874441">
            <text:p>4254,9848487444</text:p>
          </table:table-cell>
          <table:table-cell table:formula="of:=[.A416]*[.B416]" office:value-type="float" office:value="1770073.69707767">
            <text:p>1770073,69707767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4246.47487904692">
            <text:p>4246,4748790469</text:p>
          </table:table-cell>
          <table:table-cell table:formula="of:=[.A417]*[.B417]" office:value-type="float" office:value="1770780.02456256">
            <text:p>1770780,02456256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4237.98192928882">
            <text:p>4237,9819292888</text:p>
          </table:table-cell>
          <table:table-cell table:formula="of:=[.A418]*[.B418]" office:value-type="float" office:value="1771476.44644273">
            <text:p>1771476,44644273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4229.50596543025">
            <text:p>4229,5059654303</text:p>
          </table:table-cell>
          <table:table-cell table:formula="of:=[.A419]*[.B419]" office:value-type="float" office:value="1772162.99951527">
            <text:p>1772162,99951527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4221.04695349939">
            <text:p>4221,0469534994</text:p>
          </table:table-cell>
          <table:table-cell table:formula="of:=[.A420]*[.B420]" office:value-type="float" office:value="1772839.72046974">
            <text:p>1772839,72046974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4212.60485959239">
            <text:p>4212,6048595924</text:p>
          </table:table-cell>
          <table:table-cell table:formula="of:=[.A421]*[.B421]" office:value-type="float" office:value="1773506.64588839">
            <text:p>1773506,64588839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4204.1796498732">
            <text:p>4204,1796498732</text:p>
          </table:table-cell>
          <table:table-cell table:formula="of:=[.A422]*[.B422]" office:value-type="float" office:value="1774163.81224649">
            <text:p>1774163,81224649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4195.77129057346">
            <text:p>4195,7712905735</text:p>
          </table:table-cell>
          <table:table-cell table:formula="of:=[.A423]*[.B423]" office:value-type="float" office:value="1774811.25591257">
            <text:p>1774811,25591257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4187.37974799231">
            <text:p>4187,3797479923</text:p>
          </table:table-cell>
          <table:table-cell table:formula="of:=[.A424]*[.B424]" office:value-type="float" office:value="1775449.01314874">
            <text:p>1775449,01314874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4179.00498849632">
            <text:p>4179,0049884963</text:p>
          </table:table-cell>
          <table:table-cell table:formula="of:=[.A425]*[.B425]" office:value-type="float" office:value="1776077.12011094">
            <text:p>1776077,12011094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4170.64697851933">
            <text:p>4170,6469785193</text:p>
          </table:table-cell>
          <table:table-cell table:formula="of:=[.A426]*[.B426]" office:value-type="float" office:value="1776695.61284924">
            <text:p>1776695,61284924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4162.30568456229">
            <text:p>4162,3056845623</text:p>
          </table:table-cell>
          <table:table-cell table:formula="of:=[.A427]*[.B427]" office:value-type="float" office:value="1777304.5273081">
            <text:p>1777304,5273081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4153.98107319317">
            <text:p>4153,9810731932</text:p>
          </table:table-cell>
          <table:table-cell table:formula="of:=[.A428]*[.B428]" office:value-type="float" office:value="1777903.89932668">
            <text:p>1777903,89932668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4145.67311104678">
            <text:p>4145,6731110468</text:p>
          </table:table-cell>
          <table:table-cell table:formula="of:=[.A429]*[.B429]" office:value-type="float" office:value="1778493.76463907">
            <text:p>1778493,76463907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4137.38176482469">
            <text:p>4137,3817648247</text:p>
          </table:table-cell>
          <table:table-cell table:formula="of:=[.A430]*[.B430]" office:value-type="float" office:value="1779074.15887462">
            <text:p>1779074,15887462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4129.10700129504">
            <text:p>4129,107001295</text:p>
          </table:table-cell>
          <table:table-cell table:formula="of:=[.A431]*[.B431]" office:value-type="float" office:value="1779645.11755816">
            <text:p>1779645,11755816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4120.84878729245">
            <text:p>4120,8487872925</text:p>
          </table:table-cell>
          <table:table-cell table:formula="of:=[.A432]*[.B432]" office:value-type="float" office:value="1780206.67611034">
            <text:p>1780206,67611034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4112.60708971786">
            <text:p>4112,6070897179</text:p>
          </table:table-cell>
          <table:table-cell table:formula="of:=[.A433]*[.B433]" office:value-type="float" office:value="1780758.86984784">
            <text:p>1780758,86984784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4104.38187553843">
            <text:p>4104,3818755384</text:p>
          </table:table-cell>
          <table:table-cell table:formula="of:=[.A434]*[.B434]" office:value-type="float" office:value="1781301.73398368">
            <text:p>1781301,73398368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4096.17311178735">
            <text:p>4096,1731117874</text:p>
          </table:table-cell>
          <table:table-cell table:formula="of:=[.A435]*[.B435]" office:value-type="float" office:value="1781835.3036275">
            <text:p>1781835,3036275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4087.98076556378">
            <text:p>4087,9807655638</text:p>
          </table:table-cell>
          <table:table-cell table:formula="of:=[.A436]*[.B436]" office:value-type="float" office:value="1782359.61378581">
            <text:p>1782359,61378581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4079.80480403265">
            <text:p>4079,8048040327</text:p>
          </table:table-cell>
          <table:table-cell table:formula="of:=[.A437]*[.B437]" office:value-type="float" office:value="1782874.69936227">
            <text:p>1782874,69936227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4071.64519442458">
            <text:p>4071,6451944246</text:p>
          </table:table-cell>
          <table:table-cell table:formula="of:=[.A438]*[.B438]" office:value-type="float" office:value="1783380.59515797">
            <text:p>1783380,59515797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4063.50190403574">
            <text:p>4063,5019040357</text:p>
          </table:table-cell>
          <table:table-cell table:formula="of:=[.A439]*[.B439]" office:value-type="float" office:value="1783877.33587169">
            <text:p>1783877,33587169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4055.37490022766">
            <text:p>4055,3749002277</text:p>
          </table:table-cell>
          <table:table-cell table:formula="of:=[.A440]*[.B440]" office:value-type="float" office:value="1784364.95610017">
            <text:p>1784364,95610017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4047.26415042721">
            <text:p>4047,2641504272</text:p>
          </table:table-cell>
          <table:table-cell table:formula="of:=[.A441]*[.B441]" office:value-type="float" office:value="1784843.4903384">
            <text:p>1784843,4903384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4039.16962212635">
            <text:p>4039,1696221264</text:p>
          </table:table-cell>
          <table:table-cell table:formula="of:=[.A442]*[.B442]" office:value-type="float" office:value="1785312.97297985">
            <text:p>1785312,97297985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4031.0912828821">
            <text:p>4031,0912828821</text:p>
          </table:table-cell>
          <table:table-cell table:formula="of:=[.A443]*[.B443]" office:value-type="float" office:value="1785773.43831677">
            <text:p>1785773,43831677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4023.02910031634">
            <text:p>4023,0291003163</text:p>
          </table:table-cell>
          <table:table-cell table:formula="of:=[.A444]*[.B444]" office:value-type="float" office:value="1786224.92054045">
            <text:p>1786224,92054045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4014.9830421157">
            <text:p>4014,9830421157</text:p>
          </table:table-cell>
          <table:table-cell table:formula="of:=[.A445]*[.B445]" office:value-type="float" office:value="1786667.45374149">
            <text:p>1786667,45374149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4006.95307603147">
            <text:p>4006,9530760315</text:p>
          </table:table-cell>
          <table:table-cell table:formula="of:=[.A446]*[.B446]" office:value-type="float" office:value="1787101.07191004">
            <text:p>1787101,07191004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3998.93916987941">
            <text:p>3998,9391698794</text:p>
          </table:table-cell>
          <table:table-cell table:formula="of:=[.A447]*[.B447]" office:value-type="float" office:value="1787525.8089361">
            <text:p>1787525,8089361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3990.94129153965">
            <text:p>3990,9412915397</text:p>
          </table:table-cell>
          <table:table-cell table:formula="of:=[.A448]*[.B448]" office:value-type="float" office:value="1787941.69860976">
            <text:p>1787941,69860976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3982.95940895657">
            <text:p>3982,9594089566</text:p>
          </table:table-cell>
          <table:table-cell table:formula="of:=[.A449]*[.B449]" office:value-type="float" office:value="1788348.7746215">
            <text:p>1788348,7746215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3974.99349013866">
            <text:p>3974,9934901387</text:p>
          </table:table-cell>
          <table:table-cell table:formula="of:=[.A450]*[.B450]" office:value-type="float" office:value="1788747.0705624">
            <text:p>1788747,0705624</text:p>
          </table:table-cell>
          <table:table-cell table:number-columns-repeated="2"/>
        </table:table-row>
      </table:table>
      <table:table table:name="2015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680">
            <text:p>9680</text:p>
          </table:table-cell>
          <table:table-cell table:formula="of:=[.A1]*[.B1]" office:value-type="float" office:value="9680">
            <text:p>9680</text:p>
          </table:table-cell>
          <table:table-cell office:value-type="float" office:value="9680">
            <text:p>968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680">
            <text:p>9680</text:p>
          </table:table-cell>
          <table:table-cell table:formula="of:=[.A2]*[.B2]" office:value-type="float" office:value="19360">
            <text:p>1936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680">
            <text:p>9680</text:p>
          </table:table-cell>
          <table:table-cell table:formula="of:=[.A3]*[.B3]" office:value-type="float" office:value="29040">
            <text:p>2904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680">
            <text:p>9680</text:p>
          </table:table-cell>
          <table:table-cell table:formula="of:=[.A4]*[.B4]" office:value-type="float" office:value="38720">
            <text:p>3872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680">
            <text:p>9680</text:p>
          </table:table-cell>
          <table:table-cell table:formula="of:=[.A5]*[.B5]" office:value-type="float" office:value="48400">
            <text:p>484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680">
            <text:p>9680</text:p>
          </table:table-cell>
          <table:table-cell table:formula="of:=[.A6]*[.B6]" office:value-type="float" office:value="58080">
            <text:p>5808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680">
            <text:p>9680</text:p>
          </table:table-cell>
          <table:table-cell table:formula="of:=[.A7]*[.B7]" office:value-type="float" office:value="67760">
            <text:p>6776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680">
            <text:p>9680</text:p>
          </table:table-cell>
          <table:table-cell table:formula="of:=[.A8]*[.B8]" office:value-type="float" office:value="77440">
            <text:p>7744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680">
            <text:p>9680</text:p>
          </table:table-cell>
          <table:table-cell table:formula="of:=[.A9]*[.B9]" office:value-type="float" office:value="87120">
            <text:p>8712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680">
            <text:p>9680</text:p>
          </table:table-cell>
          <table:table-cell table:formula="of:=[.A10]*[.B10]" office:value-type="float" office:value="96800">
            <text:p>968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680">
            <text:p>9680</text:p>
          </table:table-cell>
          <table:table-cell table:formula="of:=[.A11]*[.B11]" office:value-type="float" office:value="106480">
            <text:p>10648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680">
            <text:p>9680</text:p>
          </table:table-cell>
          <table:table-cell table:formula="of:=[.A12]*[.B12]" office:value-type="float" office:value="116160">
            <text:p>11616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680">
            <text:p>9680</text:p>
          </table:table-cell>
          <table:table-cell table:formula="of:=[.A13]*[.B13]" office:value-type="float" office:value="125840">
            <text:p>12584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680">
            <text:p>9680</text:p>
          </table:table-cell>
          <table:table-cell table:formula="of:=[.A14]*[.B14]" office:value-type="float" office:value="135520">
            <text:p>13552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680">
            <text:p>9680</text:p>
          </table:table-cell>
          <table:table-cell table:formula="of:=[.A15]*[.B15]" office:value-type="float" office:value="145200">
            <text:p>1452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680">
            <text:p>9680</text:p>
          </table:table-cell>
          <table:table-cell table:formula="of:=[.A16]*[.B16]" office:value-type="float" office:value="154880">
            <text:p>15488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680">
            <text:p>9680</text:p>
          </table:table-cell>
          <table:table-cell table:formula="of:=[.A17]*[.B17]" office:value-type="float" office:value="164560">
            <text:p>16456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680">
            <text:p>9680</text:p>
          </table:table-cell>
          <table:table-cell table:formula="of:=[.A18]*[.B18]" office:value-type="float" office:value="174240">
            <text:p>17424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680">
            <text:p>9680</text:p>
          </table:table-cell>
          <table:table-cell table:formula="of:=[.A19]*[.B19]" office:value-type="float" office:value="183920">
            <text:p>18392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680">
            <text:p>9680</text:p>
          </table:table-cell>
          <table:table-cell table:formula="of:=[.A20]*[.B20]" office:value-type="float" office:value="193600">
            <text:p>1936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680">
            <text:p>9680</text:p>
          </table:table-cell>
          <table:table-cell table:formula="of:=[.A21]*[.B21]" office:value-type="float" office:value="203280">
            <text:p>20328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680">
            <text:p>9680</text:p>
          </table:table-cell>
          <table:table-cell table:formula="of:=[.A22]*[.B22]" office:value-type="float" office:value="212960">
            <text:p>21296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680">
            <text:p>9680</text:p>
          </table:table-cell>
          <table:table-cell table:formula="of:=[.A23]*[.B23]" office:value-type="float" office:value="222640">
            <text:p>22264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680">
            <text:p>9680</text:p>
          </table:table-cell>
          <table:table-cell table:formula="of:=[.A24]*[.B24]" office:value-type="float" office:value="232320">
            <text:p>23232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680">
            <text:p>9680</text:p>
          </table:table-cell>
          <table:table-cell table:formula="of:=[.A25]*[.B25]" office:value-type="float" office:value="242000">
            <text:p>242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9660.64">
            <text:p>9660,64</text:p>
          </table:table-cell>
          <table:table-cell table:formula="of:=[.A26]*[.B26]" office:value-type="float" office:value="251176.64">
            <text:p>251176,6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9641.31872">
            <text:p>9641,31872</text:p>
          </table:table-cell>
          <table:table-cell table:formula="of:=[.A27]*[.B27]" office:value-type="float" office:value="260315.60544">
            <text:p>260315,6054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9622.03608256">
            <text:p>9622,03608256</text:p>
          </table:table-cell>
          <table:table-cell table:formula="of:=[.A28]*[.B28]" office:value-type="float" office:value="269417.01031168">
            <text:p>269417,0103116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9602.79201039488">
            <text:p>9602,7920103949</text:p>
          </table:table-cell>
          <table:table-cell table:formula="of:=[.A29]*[.B29]" office:value-type="float" office:value="278480.968301452">
            <text:p>278480,96830145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9583.58642637409">
            <text:p>9583,5864263741</text:p>
          </table:table-cell>
          <table:table-cell table:formula="of:=[.A30]*[.B30]" office:value-type="float" office:value="287507.592791223">
            <text:p>287507,59279122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9564.41925352134">
            <text:p>9564,4192535213</text:p>
          </table:table-cell>
          <table:table-cell table:formula="of:=[.A31]*[.B31]" office:value-type="float" office:value="296496.996859162">
            <text:p>296496,996859162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9545.2904150143">
            <text:p>9545,2904150143</text:p>
          </table:table-cell>
          <table:table-cell table:formula="of:=[.A32]*[.B32]" office:value-type="float" office:value="305449.293280458">
            <text:p>305449,29328045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9526.19983418427">
            <text:p>9526,1998341843</text:p>
          </table:table-cell>
          <table:table-cell table:formula="of:=[.A33]*[.B33]" office:value-type="float" office:value="314364.594528081">
            <text:p>314364,59452808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9507.1474345159">
            <text:p>9507,1474345159</text:p>
          </table:table-cell>
          <table:table-cell table:formula="of:=[.A34]*[.B34]" office:value-type="float" office:value="323243.012773541">
            <text:p>323243,01277354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9488.13313964687">
            <text:p>9488,1331396469</text:p>
          </table:table-cell>
          <table:table-cell table:formula="of:=[.A35]*[.B35]" office:value-type="float" office:value="332084.65988764">
            <text:p>332084,65988764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9469.15687336758">
            <text:p>9469,1568733676</text:p>
          </table:table-cell>
          <table:table-cell table:formula="of:=[.A36]*[.B36]" office:value-type="float" office:value="340889.647441233">
            <text:p>340889,647441233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9450.21855962084">
            <text:p>9450,2185596208</text:p>
          </table:table-cell>
          <table:table-cell table:formula="of:=[.A37]*[.B37]" office:value-type="float" office:value="349658.086705971">
            <text:p>349658,086705971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9431.3181225016">
            <text:p>9431,3181225016</text:p>
          </table:table-cell>
          <table:table-cell table:formula="of:=[.A38]*[.B38]" office:value-type="float" office:value="358390.088655061">
            <text:p>358390,088655061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9412.4554862566">
            <text:p>9412,4554862566</text:p>
          </table:table-cell>
          <table:table-cell table:formula="of:=[.A39]*[.B39]" office:value-type="float" office:value="367085.763964007">
            <text:p>367085,76396400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9393.63057528408">
            <text:p>9393,6305752841</text:p>
          </table:table-cell>
          <table:table-cell table:formula="of:=[.A40]*[.B40]" office:value-type="float" office:value="375745.223011363">
            <text:p>375745,223011363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9374.84331413351">
            <text:p>9374,8433141335</text:p>
          </table:table-cell>
          <table:table-cell table:formula="of:=[.A41]*[.B41]" office:value-type="float" office:value="384368.575879474">
            <text:p>384368,57587947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9356.09362750525">
            <text:p>9356,0936275053</text:p>
          </table:table-cell>
          <table:table-cell table:formula="of:=[.A42]*[.B42]" office:value-type="float" office:value="392955.93235522">
            <text:p>392955,9323552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9337.38144025024">
            <text:p>9337,3814402502</text:p>
          </table:table-cell>
          <table:table-cell table:formula="of:=[.A43]*[.B43]" office:value-type="float" office:value="401507.40193076">
            <text:p>401507,40193076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9318.70667736974">
            <text:p>9318,7066773697</text:p>
          </table:table-cell>
          <table:table-cell table:formula="of:=[.A44]*[.B44]" office:value-type="float" office:value="410023.093804268">
            <text:p>410023,09380426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9300.069264015">
            <text:p>9300,069264015</text:p>
          </table:table-cell>
          <table:table-cell table:formula="of:=[.A45]*[.B45]" office:value-type="float" office:value="418503.116880675">
            <text:p>418503,11688067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9281.46912548696">
            <text:p>9281,469125487</text:p>
          </table:table-cell>
          <table:table-cell table:formula="of:=[.A46]*[.B46]" office:value-type="float" office:value="426947.5797724">
            <text:p>426947,5797724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9262.90618723599">
            <text:p>9262,906187236</text:p>
          </table:table-cell>
          <table:table-cell table:formula="of:=[.A47]*[.B47]" office:value-type="float" office:value="435356.590800092">
            <text:p>435356,590800092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9244.38037486152">
            <text:p>9244,3803748615</text:p>
          </table:table-cell>
          <table:table-cell table:formula="of:=[.A48]*[.B48]" office:value-type="float" office:value="443730.257993353">
            <text:p>443730,257993353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9225.8916141118">
            <text:p>9225,8916141118</text:p>
          </table:table-cell>
          <table:table-cell table:formula="of:=[.A49]*[.B49]" office:value-type="float" office:value="452068.689091478">
            <text:p>452068,68909147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9207.43983088357">
            <text:p>9207,4398308836</text:p>
          </table:table-cell>
          <table:table-cell table:formula="of:=[.A50]*[.B50]" office:value-type="float" office:value="460371.991544179">
            <text:p>460371,99154417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9189.02495122181">
            <text:p>9189,0249512218</text:p>
          </table:table-cell>
          <table:table-cell table:formula="of:=[.A51]*[.B51]" office:value-type="float" office:value="468640.272512312">
            <text:p>468640,272512312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9170.64690131936">
            <text:p>9170,6469013194</text:p>
          </table:table-cell>
          <table:table-cell table:formula="of:=[.A52]*[.B52]" office:value-type="float" office:value="476873.638868607">
            <text:p>476873,638868607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9152.30560751672">
            <text:p>9152,3056075167</text:p>
          </table:table-cell>
          <table:table-cell table:formula="of:=[.A53]*[.B53]" office:value-type="float" office:value="485072.197198386">
            <text:p>485072,197198386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9134.00099630169">
            <text:p>9134,0009963017</text:p>
          </table:table-cell>
          <table:table-cell table:formula="of:=[.A54]*[.B54]" office:value-type="float" office:value="493236.053800291">
            <text:p>493236,053800291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9115.73299430909">
            <text:p>9115,7329943091</text:p>
          </table:table-cell>
          <table:table-cell table:formula="of:=[.A55]*[.B55]" office:value-type="float" office:value="501365.314687">
            <text:p>501365,31468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9097.50152832047">
            <text:p>9097,5015283205</text:p>
          </table:table-cell>
          <table:table-cell table:formula="of:=[.A56]*[.B56]" office:value-type="float" office:value="509460.085585946">
            <text:p>509460,08558594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9079.30652526383">
            <text:p>9079,3065252638</text:p>
          </table:table-cell>
          <table:table-cell table:formula="of:=[.A57]*[.B57]" office:value-type="float" office:value="517520.471940038">
            <text:p>517520,4719400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9061.1479122133">
            <text:p>9061,1479122133</text:p>
          </table:table-cell>
          <table:table-cell table:formula="of:=[.A58]*[.B58]" office:value-type="float" office:value="525546.578908371">
            <text:p>525546,578908371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9043.02561638887">
            <text:p>9043,0256163889</text:p>
          </table:table-cell>
          <table:table-cell table:formula="of:=[.A59]*[.B59]" office:value-type="float" office:value="533538.511366943">
            <text:p>533538,51136694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9024.9395651561">
            <text:p>9024,9395651561</text:p>
          </table:table-cell>
          <table:table-cell table:formula="of:=[.A60]*[.B60]" office:value-type="float" office:value="541496.373909366">
            <text:p>541496,373909366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9006.88968602578">
            <text:p>9006,8896860258</text:p>
          </table:table-cell>
          <table:table-cell table:formula="of:=[.A61]*[.B61]" office:value-type="float" office:value="549420.270847573">
            <text:p>549420,270847573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8988.87590665373">
            <text:p>8988,8759066537</text:p>
          </table:table-cell>
          <table:table-cell table:formula="of:=[.A62]*[.B62]" office:value-type="float" office:value="557310.306212531">
            <text:p>557310,306212531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8970.89815484043">
            <text:p>8970,8981548404</text:p>
          </table:table-cell>
          <table:table-cell table:formula="of:=[.A63]*[.B63]" office:value-type="float" office:value="565166.583754947">
            <text:p>565166,583754947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8952.95635853075">
            <text:p>8952,9563585308</text:p>
          </table:table-cell>
          <table:table-cell table:formula="of:=[.A64]*[.B64]" office:value-type="float" office:value="572989.206945968">
            <text:p>572989,206945968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8935.05044581368">
            <text:p>8935,0504458137</text:p>
          </table:table-cell>
          <table:table-cell table:formula="of:=[.A65]*[.B65]" office:value-type="float" office:value="580778.278977889">
            <text:p>580778,278977889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8917.18034492206">
            <text:p>8917,1803449221</text:p>
          </table:table-cell>
          <table:table-cell table:formula="of:=[.A66]*[.B66]" office:value-type="float" office:value="588533.902764856">
            <text:p>588533,90276485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8899.34598423221">
            <text:p>8899,3459842322</text:p>
          </table:table-cell>
          <table:table-cell table:formula="of:=[.A67]*[.B67]" office:value-type="float" office:value="596256.180943558">
            <text:p>596256,18094355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8881.54729226375">
            <text:p>8881,5472922638</text:p>
          </table:table-cell>
          <table:table-cell table:formula="of:=[.A68]*[.B68]" office:value-type="float" office:value="603945.215873935">
            <text:p>603945,215873935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8863.78419767922">
            <text:p>8863,7841976792</text:p>
          </table:table-cell>
          <table:table-cell table:formula="of:=[.A69]*[.B69]" office:value-type="float" office:value="611601.109639866">
            <text:p>611601,109639866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8846.05662928386">
            <text:p>8846,0566292839</text:p>
          </table:table-cell>
          <table:table-cell table:formula="of:=[.A70]*[.B70]" office:value-type="float" office:value="619223.96404987">
            <text:p>619223,96404987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8828.36451602529">
            <text:p>8828,3645160253</text:p>
          </table:table-cell>
          <table:table-cell table:formula="of:=[.A71]*[.B71]" office:value-type="float" office:value="626813.880637796">
            <text:p>626813,880637796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8810.70778699324">
            <text:p>8810,7077869933</text:p>
          </table:table-cell>
          <table:table-cell table:formula="of:=[.A72]*[.B72]" office:value-type="float" office:value="634370.960663514">
            <text:p>634370,96066351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8793.08637141926">
            <text:p>8793,0863714193</text:p>
          </table:table-cell>
          <table:table-cell table:formula="of:=[.A73]*[.B73]" office:value-type="float" office:value="641895.305113606">
            <text:p>641895,30511360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8775.50019867642">
            <text:p>8775,5001986764</text:p>
          </table:table-cell>
          <table:table-cell table:formula="of:=[.A74]*[.B74]" office:value-type="float" office:value="649387.014702055">
            <text:p>649387,01470205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8757.94919827907">
            <text:p>8757,9491982791</text:p>
          </table:table-cell>
          <table:table-cell table:formula="of:=[.A75]*[.B75]" office:value-type="float" office:value="656846.18987093">
            <text:p>656846,1898709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8740.43329988251">
            <text:p>8740,4332998825</text:p>
          </table:table-cell>
          <table:table-cell table:formula="of:=[.A76]*[.B76]" office:value-type="float" office:value="664272.930791071">
            <text:p>664272,930791071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8722.95243328274">
            <text:p>8722,9524332828</text:p>
          </table:table-cell>
          <table:table-cell table:formula="of:=[.A77]*[.B77]" office:value-type="float" office:value="671667.337362771">
            <text:p>671667,337362771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8705.50652841618">
            <text:p>8705,5065284162</text:p>
          </table:table-cell>
          <table:table-cell table:formula="of:=[.A78]*[.B78]" office:value-type="float" office:value="679029.509216462">
            <text:p>679029,509216462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8688.09551535935">
            <text:p>8688,0955153594</text:p>
          </table:table-cell>
          <table:table-cell table:formula="of:=[.A79]*[.B79]" office:value-type="float" office:value="686359.545713388">
            <text:p>686359,545713388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8670.71932432863">
            <text:p>8670,7193243286</text:p>
          </table:table-cell>
          <table:table-cell table:formula="of:=[.A80]*[.B80]" office:value-type="float" office:value="693657.54594629">
            <text:p>693657,54594629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8653.37788567997">
            <text:p>8653,37788568</text:p>
          </table:table-cell>
          <table:table-cell table:formula="of:=[.A81]*[.B81]" office:value-type="float" office:value="700923.608740078">
            <text:p>700923,60874007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8636.07112990861">
            <text:p>8636,0711299086</text:p>
          </table:table-cell>
          <table:table-cell table:formula="of:=[.A82]*[.B82]" office:value-type="float" office:value="708157.832652506">
            <text:p>708157,832652506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8618.7989876488">
            <text:p>8618,7989876488</text:p>
          </table:table-cell>
          <table:table-cell table:formula="of:=[.A83]*[.B83]" office:value-type="float" office:value="715360.31597485">
            <text:p>715360,31597485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8601.5613896735">
            <text:p>8601,5613896735</text:p>
          </table:table-cell>
          <table:table-cell table:formula="of:=[.A84]*[.B84]" office:value-type="float" office:value="722531.156732574">
            <text:p>722531,15673257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8584.35826689415">
            <text:p>8584,3582668942</text:p>
          </table:table-cell>
          <table:table-cell table:formula="of:=[.A85]*[.B85]" office:value-type="float" office:value="729670.452686003">
            <text:p>729670,452686003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8567.18955036036">
            <text:p>8567,1895503604</text:p>
          </table:table-cell>
          <table:table-cell table:formula="of:=[.A86]*[.B86]" office:value-type="float" office:value="736778.301330991">
            <text:p>736778,301330991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8550.05517125964">
            <text:p>8550,0551712597</text:p>
          </table:table-cell>
          <table:table-cell table:formula="of:=[.A87]*[.B87]" office:value-type="float" office:value="743854.799899589">
            <text:p>743854,799899589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8532.95506091712">
            <text:p>8532,9550609171</text:p>
          </table:table-cell>
          <table:table-cell table:formula="of:=[.A88]*[.B88]" office:value-type="float" office:value="750900.045360707">
            <text:p>750900,045360707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8515.88915079529">
            <text:p>8515,8891507953</text:p>
          </table:table-cell>
          <table:table-cell table:formula="of:=[.A89]*[.B89]" office:value-type="float" office:value="757914.134420781">
            <text:p>757914,134420781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8498.8573724937">
            <text:p>8498,8573724937</text:p>
          </table:table-cell>
          <table:table-cell table:formula="of:=[.A90]*[.B90]" office:value-type="float" office:value="764897.163524433">
            <text:p>764897,16352443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8481.85965774871">
            <text:p>8481,8596577487</text:p>
          </table:table-cell>
          <table:table-cell table:formula="of:=[.A91]*[.B91]" office:value-type="float" office:value="771849.228855133">
            <text:p>771849,228855133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8464.89593843321">
            <text:p>8464,8959384332</text:p>
          </table:table-cell>
          <table:table-cell table:formula="of:=[.A92]*[.B92]" office:value-type="float" office:value="778770.426335856">
            <text:p>778770,426335856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8447.96614655635">
            <text:p>8447,9661465564</text:p>
          </table:table-cell>
          <table:table-cell table:formula="of:=[.A93]*[.B93]" office:value-type="float" office:value="785660.85162974">
            <text:p>785660,8516297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8431.07021426324">
            <text:p>8431,0702142632</text:p>
          </table:table-cell>
          <table:table-cell table:formula="of:=[.A94]*[.B94]" office:value-type="float" office:value="792520.600140744">
            <text:p>792520,60014074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8414.20807383471">
            <text:p>8414,2080738347</text:p>
          </table:table-cell>
          <table:table-cell table:formula="of:=[.A95]*[.B95]" office:value-type="float" office:value="799349.767014297">
            <text:p>799349,767014297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8397.37965768704">
            <text:p>8397,379657687</text:p>
          </table:table-cell>
          <table:table-cell table:formula="of:=[.A96]*[.B96]" office:value-type="float" office:value="806148.447137956">
            <text:p>806148,447137956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8380.58489837166">
            <text:p>8380,5848983717</text:p>
          </table:table-cell>
          <table:table-cell table:formula="of:=[.A97]*[.B97]" office:value-type="float" office:value="812916.735142052">
            <text:p>812916,73514205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8363.82372857492">
            <text:p>8363,8237285749</text:p>
          </table:table-cell>
          <table:table-cell table:formula="of:=[.A98]*[.B98]" office:value-type="float" office:value="819654.725400342">
            <text:p>819654,725400342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8347.09608111777">
            <text:p>8347,0960811178</text:p>
          </table:table-cell>
          <table:table-cell table:formula="of:=[.A99]*[.B99]" office:value-type="float" office:value="826362.512030659">
            <text:p>826362,51203065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8330.40188895554">
            <text:p>8330,4018889555</text:p>
          </table:table-cell>
          <table:table-cell table:formula="of:=[.A100]*[.B100]" office:value-type="float" office:value="833040.188895554">
            <text:p>833040,188895554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8313.74108517762">
            <text:p>8313,7410851776</text:p>
          </table:table-cell>
          <table:table-cell table:formula="of:=[.A101]*[.B101]" office:value-type="float" office:value="839687.84960294">
            <text:p>839687,84960294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8297.11360300727">
            <text:p>8297,1136030073</text:p>
          </table:table-cell>
          <table:table-cell table:formula="of:=[.A102]*[.B102]" office:value-type="float" office:value="846305.587506742">
            <text:p>846305,587506742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8280.51937580125">
            <text:p>8280,5193758013</text:p>
          </table:table-cell>
          <table:table-cell table:formula="of:=[.A103]*[.B103]" office:value-type="float" office:value="852893.495707529">
            <text:p>852893,495707529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8263.95833704965">
            <text:p>8263,9583370497</text:p>
          </table:table-cell>
          <table:table-cell table:formula="of:=[.A104]*[.B104]" office:value-type="float" office:value="859451.667053164">
            <text:p>859451,667053164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8247.43042037555">
            <text:p>8247,4304203756</text:p>
          </table:table-cell>
          <table:table-cell table:formula="of:=[.A105]*[.B105]" office:value-type="float" office:value="865980.194139433">
            <text:p>865980,19413943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8230.9355595348">
            <text:p>8230,9355595348</text:p>
          </table:table-cell>
          <table:table-cell table:formula="of:=[.A106]*[.B106]" office:value-type="float" office:value="872479.169310689">
            <text:p>872479,169310689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8214.47368841573">
            <text:p>8214,4736884157</text:p>
          </table:table-cell>
          <table:table-cell table:formula="of:=[.A107]*[.B107]" office:value-type="float" office:value="878948.684660483">
            <text:p>878948,684660483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8198.0447410389">
            <text:p>8198,0447410389</text:p>
          </table:table-cell>
          <table:table-cell table:formula="of:=[.A108]*[.B108]" office:value-type="float" office:value="885388.832032201">
            <text:p>885388,832032201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8181.64865155682">
            <text:p>8181,6486515568</text:p>
          </table:table-cell>
          <table:table-cell table:formula="of:=[.A109]*[.B109]" office:value-type="float" office:value="891799.703019694">
            <text:p>891799,703019694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8165.28535425371">
            <text:p>8165,2853542537</text:p>
          </table:table-cell>
          <table:table-cell table:formula="of:=[.A110]*[.B110]" office:value-type="float" office:value="898181.388967908">
            <text:p>898181,388967908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8148.9547835452">
            <text:p>8148,9547835452</text:p>
          </table:table-cell>
          <table:table-cell table:formula="of:=[.A111]*[.B111]" office:value-type="float" office:value="904533.980973517">
            <text:p>904533,980973517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8132.65687397811">
            <text:p>8132,6568739781</text:p>
          </table:table-cell>
          <table:table-cell table:formula="of:=[.A112]*[.B112]" office:value-type="float" office:value="910857.569885548">
            <text:p>910857,569885548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8116.39156023016">
            <text:p>8116,3915602302</text:p>
          </table:table-cell>
          <table:table-cell table:formula="of:=[.A113]*[.B113]" office:value-type="float" office:value="917152.246306008">
            <text:p>917152,246306008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8100.15877710969">
            <text:p>8100,1587771097</text:p>
          </table:table-cell>
          <table:table-cell table:formula="of:=[.A114]*[.B114]" office:value-type="float" office:value="923418.100590505">
            <text:p>923418,100590505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8083.95845955548">
            <text:p>8083,9584595555</text:p>
          </table:table-cell>
          <table:table-cell table:formula="of:=[.A115]*[.B115]" office:value-type="float" office:value="929655.22284888">
            <text:p>929655,22284888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8067.79054263637">
            <text:p>8067,7905426364</text:p>
          </table:table-cell>
          <table:table-cell table:formula="of:=[.A116]*[.B116]" office:value-type="float" office:value="935863.702945818">
            <text:p>935863,702945818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8051.65496155109">
            <text:p>8051,6549615511</text:p>
          </table:table-cell>
          <table:table-cell table:formula="of:=[.A117]*[.B117]" office:value-type="float" office:value="942043.630501478">
            <text:p>942043,630501478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8035.55165162799">
            <text:p>8035,551651628</text:p>
          </table:table-cell>
          <table:table-cell table:formula="of:=[.A118]*[.B118]" office:value-type="float" office:value="948195.094892103">
            <text:p>948195,094892103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8019.48054832473">
            <text:p>8019,4805483247</text:p>
          </table:table-cell>
          <table:table-cell table:formula="of:=[.A119]*[.B119]" office:value-type="float" office:value="954318.185250643">
            <text:p>954318,185250643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8003.44158722808">
            <text:p>8003,4415872281</text:p>
          </table:table-cell>
          <table:table-cell table:formula="of:=[.A120]*[.B120]" office:value-type="float" office:value="960412.99046737">
            <text:p>960412,99046737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7987.43470405363">
            <text:p>7987,4347040536</text:p>
          </table:table-cell>
          <table:table-cell table:formula="of:=[.A121]*[.B121]" office:value-type="float" office:value="966479.599190489">
            <text:p>966479,599190489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7971.45983464552">
            <text:p>7971,4598346455</text:p>
          </table:table-cell>
          <table:table-cell table:formula="of:=[.A122]*[.B122]" office:value-type="float" office:value="972518.099826753">
            <text:p>972518,099826753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7955.51691497623">
            <text:p>7955,5169149762</text:p>
          </table:table-cell>
          <table:table-cell table:formula="of:=[.A123]*[.B123]" office:value-type="float" office:value="978528.580542076">
            <text:p>978528,580542076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7939.60588114628">
            <text:p>7939,6058811463</text:p>
          </table:table-cell>
          <table:table-cell table:formula="of:=[.A124]*[.B124]" office:value-type="float" office:value="984511.129262138">
            <text:p>984511,129262138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7923.72666938398">
            <text:p>7923,726669384</text:p>
          </table:table-cell>
          <table:table-cell table:formula="of:=[.A125]*[.B125]" office:value-type="float" office:value="990465.833672998">
            <text:p>990465,833672998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7907.87921604522">
            <text:p>7907,8792160452</text:p>
          </table:table-cell>
          <table:table-cell table:formula="of:=[.A126]*[.B126]" office:value-type="float" office:value="996392.781221697">
            <text:p>996392,781221697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7892.06345761313">
            <text:p>7892,0634576131</text:p>
          </table:table-cell>
          <table:table-cell table:formula="of:=[.A127]*[.B127]" office:value-type="float" office:value="1002292.05911687">
            <text:p>1002292,05911687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7876.2793306979">
            <text:p>7876,2793306979</text:p>
          </table:table-cell>
          <table:table-cell table:formula="of:=[.A128]*[.B128]" office:value-type="float" office:value="1008163.75432933">
            <text:p>1008163,75432933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7860.5267720365">
            <text:p>7860,5267720365</text:p>
          </table:table-cell>
          <table:table-cell table:formula="of:=[.A129]*[.B129]" office:value-type="float" office:value="1014007.95359271">
            <text:p>1014007,95359271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7844.80571849243">
            <text:p>7844,8057184924</text:p>
          </table:table-cell>
          <table:table-cell table:formula="of:=[.A130]*[.B130]" office:value-type="float" office:value="1019824.74340402">
            <text:p>1019824,74340402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7829.11610705545">
            <text:p>7829,1161070555</text:p>
          </table:table-cell>
          <table:table-cell table:formula="of:=[.A131]*[.B131]" office:value-type="float" office:value="1025614.21002426">
            <text:p>1025614,21002426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7813.45787484134">
            <text:p>7813,4578748413</text:p>
          </table:table-cell>
          <table:table-cell table:formula="of:=[.A132]*[.B132]" office:value-type="float" office:value="1031376.43947906">
            <text:p>1031376,43947906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7797.83095909165">
            <text:p>7797,8309590917</text:p>
          </table:table-cell>
          <table:table-cell table:formula="of:=[.A133]*[.B133]" office:value-type="float" office:value="1037111.51755919">
            <text:p>1037111,51755919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7782.23529717347">
            <text:p>7782,2352971735</text:p>
          </table:table-cell>
          <table:table-cell table:formula="of:=[.A134]*[.B134]" office:value-type="float" office:value="1042819.52982124">
            <text:p>1042819,52982124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7766.67082657912">
            <text:p>7766,6708265791</text:p>
          </table:table-cell>
          <table:table-cell table:formula="of:=[.A135]*[.B135]" office:value-type="float" office:value="1048500.56158818">
            <text:p>1048500,56158818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7751.13748492596">
            <text:p>7751,137484926</text:p>
          </table:table-cell>
          <table:table-cell table:formula="of:=[.A136]*[.B136]" office:value-type="float" office:value="1054154.69794993">
            <text:p>1054154,69794993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7735.63520995611">
            <text:p>7735,6352099561</text:p>
          </table:table-cell>
          <table:table-cell table:formula="of:=[.A137]*[.B137]" office:value-type="float" office:value="1059782.02376399">
            <text:p>1059782,02376399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7720.1639395362">
            <text:p>7720,1639395362</text:p>
          </table:table-cell>
          <table:table-cell table:formula="of:=[.A138]*[.B138]" office:value-type="float" office:value="1065382.623656">
            <text:p>1065382,623656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7704.72361165713">
            <text:p>7704,7236116571</text:p>
          </table:table-cell>
          <table:table-cell table:formula="of:=[.A139]*[.B139]" office:value-type="float" office:value="1070956.58202034">
            <text:p>1070956,58202034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7689.31416443381">
            <text:p>7689,3141644338</text:p>
          </table:table-cell>
          <table:table-cell table:formula="of:=[.A140]*[.B140]" office:value-type="float" office:value="1076503.98302073">
            <text:p>1076503,98302073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7673.93553610495">
            <text:p>7673,935536105</text:p>
          </table:table-cell>
          <table:table-cell table:formula="of:=[.A141]*[.B141]" office:value-type="float" office:value="1082024.9105908">
            <text:p>1082024,9105908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7658.58766503274">
            <text:p>7658,5876650327</text:p>
          </table:table-cell>
          <table:table-cell table:formula="of:=[.A142]*[.B142]" office:value-type="float" office:value="1087519.44843465">
            <text:p>1087519,44843465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7643.27048970267">
            <text:p>7643,2704897027</text:p>
          </table:table-cell>
          <table:table-cell table:formula="of:=[.A143]*[.B143]" office:value-type="float" office:value="1092987.68002748">
            <text:p>1092987,68002748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7627.98394872326">
            <text:p>7627,9839487233</text:p>
          </table:table-cell>
          <table:table-cell table:formula="of:=[.A144]*[.B144]" office:value-type="float" office:value="1098429.68861615">
            <text:p>1098429,68861615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612.72798082582">
            <text:p>7612,7279808258</text:p>
          </table:table-cell>
          <table:table-cell table:formula="of:=[.A145]*[.B145]" office:value-type="float" office:value="1103845.55721974">
            <text:p>1103845,55721974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597.50252486417">
            <text:p>7597,5025248642</text:p>
          </table:table-cell>
          <table:table-cell table:formula="of:=[.A146]*[.B146]" office:value-type="float" office:value="1109235.36863017">
            <text:p>1109235,36863017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582.30751981444">
            <text:p>7582,3075198144</text:p>
          </table:table-cell>
          <table:table-cell table:formula="of:=[.A147]*[.B147]" office:value-type="float" office:value="1114599.20541272">
            <text:p>1114599,20541272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567.14290477481">
            <text:p>7567,1429047748</text:p>
          </table:table-cell>
          <table:table-cell table:formula="of:=[.A148]*[.B148]" office:value-type="float" office:value="1119937.14990667">
            <text:p>1119937,14990667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552.00861896526">
            <text:p>7552,0086189653</text:p>
          </table:table-cell>
          <table:table-cell table:formula="of:=[.A149]*[.B149]" office:value-type="float" office:value="1125249.28422582">
            <text:p>1125249,2842258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536.90460172733">
            <text:p>7536,9046017273</text:p>
          </table:table-cell>
          <table:table-cell table:formula="of:=[.A150]*[.B150]" office:value-type="float" office:value="1130535.6902591">
            <text:p>1130535,6902591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521.83079252387">
            <text:p>7521,8307925239</text:p>
          </table:table-cell>
          <table:table-cell table:formula="of:=[.A151]*[.B151]" office:value-type="float" office:value="1135796.44967111">
            <text:p>1135796,44967111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506.78713093883">
            <text:p>7506,7871309388</text:p>
          </table:table-cell>
          <table:table-cell table:formula="of:=[.A152]*[.B152]" office:value-type="float" office:value="1141031.6439027">
            <text:p>1141031,6439027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491.77355667695">
            <text:p>7491,773556677</text:p>
          </table:table-cell>
          <table:table-cell table:formula="of:=[.A153]*[.B153]" office:value-type="float" office:value="1146241.35417157">
            <text:p>1146241,35417157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7476.79000956359">
            <text:p>7476,7900095636</text:p>
          </table:table-cell>
          <table:table-cell table:formula="of:=[.A154]*[.B154]" office:value-type="float" office:value="1151425.66147279">
            <text:p>1151425,66147279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7461.83642954447">
            <text:p>7461,8364295445</text:p>
          </table:table-cell>
          <table:table-cell table:formula="of:=[.A155]*[.B155]" office:value-type="float" office:value="1156584.64657939">
            <text:p>1156584,64657939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7446.91275668538">
            <text:p>7446,9127566854</text:p>
          </table:table-cell>
          <table:table-cell table:formula="of:=[.A156]*[.B156]" office:value-type="float" office:value="1161718.39004292">
            <text:p>1161718,39004292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7432.01893117201">
            <text:p>7432,018931172</text:p>
          </table:table-cell>
          <table:table-cell table:formula="of:=[.A157]*[.B157]" office:value-type="float" office:value="1166826.97219401">
            <text:p>1166826,97219401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7417.15489330966">
            <text:p>7417,1548933097</text:p>
          </table:table-cell>
          <table:table-cell table:formula="of:=[.A158]*[.B158]" office:value-type="float" office:value="1171910.47314293">
            <text:p>1171910,47314293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7402.32058352305">
            <text:p>7402,3205835231</text:p>
          </table:table-cell>
          <table:table-cell table:formula="of:=[.A159]*[.B159]" office:value-type="float" office:value="1176968.97278016">
            <text:p>1176968,97278016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7387.515942356">
            <text:p>7387,515942356</text:p>
          </table:table-cell>
          <table:table-cell table:formula="of:=[.A160]*[.B160]" office:value-type="float" office:value="1182002.55077696">
            <text:p>1182002,55077696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7372.74091047129">
            <text:p>7372,7409104713</text:p>
          </table:table-cell>
          <table:table-cell table:formula="of:=[.A161]*[.B161]" office:value-type="float" office:value="1187011.28658588">
            <text:p>1187011,28658588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7357.99542865035">
            <text:p>7357,9954286504</text:p>
          </table:table-cell>
          <table:table-cell table:formula="of:=[.A162]*[.B162]" office:value-type="float" office:value="1191995.25944136">
            <text:p>1191995,25944136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7343.27943779305">
            <text:p>7343,2794377931</text:p>
          </table:table-cell>
          <table:table-cell table:formula="of:=[.A163]*[.B163]" office:value-type="float" office:value="1196954.54836027">
            <text:p>1196954,54836027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7328.59287891746">
            <text:p>7328,5928789175</text:p>
          </table:table-cell>
          <table:table-cell table:formula="of:=[.A164]*[.B164]" office:value-type="float" office:value="1201889.23214246">
            <text:p>1201889,23214246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7313.93569315962">
            <text:p>7313,9356931596</text:p>
          </table:table-cell>
          <table:table-cell table:formula="of:=[.A165]*[.B165]" office:value-type="float" office:value="1206799.38937134">
            <text:p>1206799,38937134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7299.3078217733">
            <text:p>7299,3078217733</text:p>
          </table:table-cell>
          <table:table-cell table:formula="of:=[.A166]*[.B166]" office:value-type="float" office:value="1211685.09841437">
            <text:p>1211685,09841437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7284.70920612976">
            <text:p>7284,7092061298</text:p>
          </table:table-cell>
          <table:table-cell table:formula="of:=[.A167]*[.B167]" office:value-type="float" office:value="1216546.43742367">
            <text:p>1216546,43742367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7270.1397877175">
            <text:p>7270,1397877175</text:p>
          </table:table-cell>
          <table:table-cell table:formula="of:=[.A168]*[.B168]" office:value-type="float" office:value="1221383.48433654">
            <text:p>1221383,48433654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7255.59950814206">
            <text:p>7255,5995081421</text:p>
          </table:table-cell>
          <table:table-cell table:formula="of:=[.A169]*[.B169]" office:value-type="float" office:value="1226196.31687601">
            <text:p>1226196,31687601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7241.08830912578">
            <text:p>7241,0883091258</text:p>
          </table:table-cell>
          <table:table-cell table:formula="of:=[.A170]*[.B170]" office:value-type="float" office:value="1230985.01255138">
            <text:p>1230985,01255138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7226.60613250753">
            <text:p>7226,6061325075</text:p>
          </table:table-cell>
          <table:table-cell table:formula="of:=[.A171]*[.B171]" office:value-type="float" office:value="1235749.64865879">
            <text:p>1235749,64865879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7212.15292024251">
            <text:p>7212,1529202425</text:p>
          </table:table-cell>
          <table:table-cell table:formula="of:=[.A172]*[.B172]" office:value-type="float" office:value="1240490.30228171">
            <text:p>1240490,30228171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7197.72861440203">
            <text:p>7197,728614402</text:p>
          </table:table-cell>
          <table:table-cell table:formula="of:=[.A173]*[.B173]" office:value-type="float" office:value="1245207.05029155">
            <text:p>1245207,05029155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7183.33315717322">
            <text:p>7183,3331571732</text:p>
          </table:table-cell>
          <table:table-cell table:formula="of:=[.A174]*[.B174]" office:value-type="float" office:value="1249899.96934814">
            <text:p>1249899,96934814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7168.96649085888">
            <text:p>7168,9664908589</text:p>
          </table:table-cell>
          <table:table-cell table:formula="of:=[.A175]*[.B175]" office:value-type="float" office:value="1254569.1359003">
            <text:p>1254569,1359003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7154.62855787716">
            <text:p>7154,6285578772</text:p>
          </table:table-cell>
          <table:table-cell table:formula="of:=[.A176]*[.B176]" office:value-type="float" office:value="1259214.62618638">
            <text:p>1259214,62618638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7140.3193007614">
            <text:p>7140,3193007614</text:p>
          </table:table-cell>
          <table:table-cell table:formula="of:=[.A177]*[.B177]" office:value-type="float" office:value="1263836.51623477">
            <text:p>1263836,51623477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7126.03866215988">
            <text:p>7126,0386621599</text:p>
          </table:table-cell>
          <table:table-cell table:formula="of:=[.A178]*[.B178]" office:value-type="float" office:value="1268434.88186446">
            <text:p>1268434,88186446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7111.78658483556">
            <text:p>7111,7865848356</text:p>
          </table:table-cell>
          <table:table-cell table:formula="of:=[.A179]*[.B179]" office:value-type="float" office:value="1273009.79868557">
            <text:p>1273009,79868557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7097.56301166589">
            <text:p>7097,5630116659</text:p>
          </table:table-cell>
          <table:table-cell table:formula="of:=[.A180]*[.B180]" office:value-type="float" office:value="1277561.34209986">
            <text:p>1277561,34209986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7083.36788564256">
            <text:p>7083,3678856426</text:p>
          </table:table-cell>
          <table:table-cell table:formula="of:=[.A181]*[.B181]" office:value-type="float" office:value="1282089.5873013">
            <text:p>1282089,5873013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7069.20114987127">
            <text:p>7069,2011498713</text:p>
          </table:table-cell>
          <table:table-cell table:formula="of:=[.A182]*[.B182]" office:value-type="float" office:value="1286594.60927657">
            <text:p>1286594,60927657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7055.06274757153">
            <text:p>7055,0627475715</text:p>
          </table:table-cell>
          <table:table-cell table:formula="of:=[.A183]*[.B183]" office:value-type="float" office:value="1291076.48280559">
            <text:p>1291076,48280559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7040.95262207639">
            <text:p>7040,9526220764</text:p>
          </table:table-cell>
          <table:table-cell table:formula="of:=[.A184]*[.B184]" office:value-type="float" office:value="1295535.28246206">
            <text:p>1295535,28246206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7026.87071683224">
            <text:p>7026,8707168322</text:p>
          </table:table-cell>
          <table:table-cell table:formula="of:=[.A185]*[.B185]" office:value-type="float" office:value="1299971.08261396">
            <text:p>1299971,08261396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7012.81697539857">
            <text:p>7012,8169753986</text:p>
          </table:table-cell>
          <table:table-cell table:formula="of:=[.A186]*[.B186]" office:value-type="float" office:value="1304383.95742413">
            <text:p>1304383,95742413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6998.79134144778">
            <text:p>6998,7913414478</text:p>
          </table:table-cell>
          <table:table-cell table:formula="of:=[.A187]*[.B187]" office:value-type="float" office:value="1308773.98085073">
            <text:p>1308773,98085073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6984.79375876488">
            <text:p>6984,7937587649</text:p>
          </table:table-cell>
          <table:table-cell table:formula="of:=[.A188]*[.B188]" office:value-type="float" office:value="1313141.2266478">
            <text:p>1313141,2266478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6970.82417124735">
            <text:p>6970,8241712474</text:p>
          </table:table-cell>
          <table:table-cell table:formula="of:=[.A189]*[.B189]" office:value-type="float" office:value="1317485.76836575">
            <text:p>1317485,76836575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6956.88252290486">
            <text:p>6956,8825229049</text:p>
          </table:table-cell>
          <table:table-cell table:formula="of:=[.A190]*[.B190]" office:value-type="float" office:value="1321807.67935192">
            <text:p>1321807,67935192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6942.96875785905">
            <text:p>6942,9687578591</text:p>
          </table:table-cell>
          <table:table-cell table:formula="of:=[.A191]*[.B191]" office:value-type="float" office:value="1326107.03275108">
            <text:p>1326107,03275108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6929.08282034333">
            <text:p>6929,0828203433</text:p>
          </table:table-cell>
          <table:table-cell table:formula="of:=[.A192]*[.B192]" office:value-type="float" office:value="1330383.90150592">
            <text:p>1330383,90150592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6915.22465470264">
            <text:p>6915,2246547026</text:p>
          </table:table-cell>
          <table:table-cell table:formula="of:=[.A193]*[.B193]" office:value-type="float" office:value="1334638.35835761">
            <text:p>1334638,35835761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6901.39420539324">
            <text:p>6901,3942053932</text:p>
          </table:table-cell>
          <table:table-cell table:formula="of:=[.A194]*[.B194]" office:value-type="float" office:value="1338870.47584629">
            <text:p>1338870,47584629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6887.59141698245">
            <text:p>6887,5914169825</text:p>
          </table:table-cell>
          <table:table-cell table:formula="of:=[.A195]*[.B195]" office:value-type="float" office:value="1343080.32631158">
            <text:p>1343080,32631158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6873.81623414848">
            <text:p>6873,8162341485</text:p>
          </table:table-cell>
          <table:table-cell table:formula="of:=[.A196]*[.B196]" office:value-type="float" office:value="1347267.9818931">
            <text:p>1347267,9818931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6860.06860168019">
            <text:p>6860,0686016802</text:p>
          </table:table-cell>
          <table:table-cell table:formula="of:=[.A197]*[.B197]" office:value-type="float" office:value="1351433.514531">
            <text:p>1351433,514531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6846.34846447683">
            <text:p>6846,3484644768</text:p>
          </table:table-cell>
          <table:table-cell table:formula="of:=[.A198]*[.B198]" office:value-type="float" office:value="1355576.99596641">
            <text:p>1355576,99596641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6832.65576754787">
            <text:p>6832,6557675479</text:p>
          </table:table-cell>
          <table:table-cell table:formula="of:=[.A199]*[.B199]" office:value-type="float" office:value="1359698.49774203">
            <text:p>1359698,49774203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6818.99045601278">
            <text:p>6818,9904560128</text:p>
          </table:table-cell>
          <table:table-cell table:formula="of:=[.A200]*[.B200]" office:value-type="float" office:value="1363798.09120256">
            <text:p>1363798,09120256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6805.35247510075">
            <text:p>6805,3524751008</text:p>
          </table:table-cell>
          <table:table-cell table:formula="of:=[.A201]*[.B201]" office:value-type="float" office:value="1367875.84749525">
            <text:p>1367875,84749525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6791.74177015055">
            <text:p>6791,7417701506</text:p>
          </table:table-cell>
          <table:table-cell table:formula="of:=[.A202]*[.B202]" office:value-type="float" office:value="1371931.83757041">
            <text:p>1371931,83757041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6778.15828661025">
            <text:p>6778,1582866103</text:p>
          </table:table-cell>
          <table:table-cell table:formula="of:=[.A203]*[.B203]" office:value-type="float" office:value="1375966.13218188">
            <text:p>1375966,13218188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6764.60197003703">
            <text:p>6764,601970037</text:p>
          </table:table-cell>
          <table:table-cell table:formula="of:=[.A204]*[.B204]" office:value-type="float" office:value="1379978.80188755">
            <text:p>1379978,80188755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6751.07276609696">
            <text:p>6751,072766097</text:p>
          </table:table-cell>
          <table:table-cell table:formula="of:=[.A205]*[.B205]" office:value-type="float" office:value="1383969.91704988">
            <text:p>1383969,91704988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6737.57062056476">
            <text:p>6737,5706205648</text:p>
          </table:table-cell>
          <table:table-cell table:formula="of:=[.A206]*[.B206]" office:value-type="float" office:value="1387939.54783634">
            <text:p>1387939,54783634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6724.09547932363">
            <text:p>6724,0954793236</text:p>
          </table:table-cell>
          <table:table-cell table:formula="of:=[.A207]*[.B207]" office:value-type="float" office:value="1391887.76421999">
            <text:p>1391887,76421999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6710.64728836498">
            <text:p>6710,647288365</text:p>
          </table:table-cell>
          <table:table-cell table:formula="of:=[.A208]*[.B208]" office:value-type="float" office:value="1395814.63597992">
            <text:p>1395814,63597992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6697.22599378825">
            <text:p>6697,2259937883</text:p>
          </table:table-cell>
          <table:table-cell table:formula="of:=[.A209]*[.B209]" office:value-type="float" office:value="1399720.23270175">
            <text:p>1399720,23270175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6683.83154180068">
            <text:p>6683,8315418007</text:p>
          </table:table-cell>
          <table:table-cell table:formula="of:=[.A210]*[.B210]" office:value-type="float" office:value="1403604.62377814">
            <text:p>1403604,62377814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6670.46387871708">
            <text:p>6670,4638787171</text:p>
          </table:table-cell>
          <table:table-cell table:formula="of:=[.A211]*[.B211]" office:value-type="float" office:value="1407467.8784093">
            <text:p>1407467,8784093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6657.12295095964">
            <text:p>6657,1229509596</text:p>
          </table:table-cell>
          <table:table-cell table:formula="of:=[.A212]*[.B212]" office:value-type="float" office:value="1411310.06560344">
            <text:p>1411310,06560344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6643.80870505772">
            <text:p>6643,8087050577</text:p>
          </table:table-cell>
          <table:table-cell table:formula="of:=[.A213]*[.B213]" office:value-type="float" office:value="1415131.2541773">
            <text:p>1415131,2541773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6630.52108764761">
            <text:p>6630,5210876476</text:p>
          </table:table-cell>
          <table:table-cell table:formula="of:=[.A214]*[.B214]" office:value-type="float" office:value="1418931.51275659">
            <text:p>1418931,51275659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6617.26004547231">
            <text:p>6617,2600454723</text:p>
          </table:table-cell>
          <table:table-cell table:formula="of:=[.A215]*[.B215]" office:value-type="float" office:value="1422710.90977655">
            <text:p>1422710,90977655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6604.02552538137">
            <text:p>6604,0255253814</text:p>
          </table:table-cell>
          <table:table-cell table:formula="of:=[.A216]*[.B216]" office:value-type="float" office:value="1426469.51348238">
            <text:p>1426469,51348238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6590.8174743306">
            <text:p>6590,8174743306</text:p>
          </table:table-cell>
          <table:table-cell table:formula="of:=[.A217]*[.B217]" office:value-type="float" office:value="1430207.39192974">
            <text:p>1430207,39192974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6577.63583938194">
            <text:p>6577,635839382</text:p>
          </table:table-cell>
          <table:table-cell table:formula="of:=[.A218]*[.B218]" office:value-type="float" office:value="1433924.61298526">
            <text:p>1433924,61298526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6564.48056770318">
            <text:p>6564,4805677032</text:p>
          </table:table-cell>
          <table:table-cell table:formula="of:=[.A219]*[.B219]" office:value-type="float" office:value="1437621.244327">
            <text:p>1437621,244327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6551.35160656777">
            <text:p>6551,3516065678</text:p>
          </table:table-cell>
          <table:table-cell table:formula="of:=[.A220]*[.B220]" office:value-type="float" office:value="1441297.35344491">
            <text:p>1441297,35344491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6538.24890335464">
            <text:p>6538,2489033546</text:p>
          </table:table-cell>
          <table:table-cell table:formula="of:=[.A221]*[.B221]" office:value-type="float" office:value="1444953.00764137">
            <text:p>1444953,00764137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6525.17240554793">
            <text:p>6525,1724055479</text:p>
          </table:table-cell>
          <table:table-cell table:formula="of:=[.A222]*[.B222]" office:value-type="float" office:value="1448588.27403164">
            <text:p>1448588,27403164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6512.12206073683">
            <text:p>6512,1220607368</text:p>
          </table:table-cell>
          <table:table-cell table:formula="of:=[.A223]*[.B223]" office:value-type="float" office:value="1452203.21954431">
            <text:p>1452203,21954431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6499.09781661536">
            <text:p>6499,0978166154</text:p>
          </table:table-cell>
          <table:table-cell table:formula="of:=[.A224]*[.B224]" office:value-type="float" office:value="1455797.91092184">
            <text:p>1455797,91092184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6486.09962098213">
            <text:p>6486,0996209821</text:p>
          </table:table-cell>
          <table:table-cell table:formula="of:=[.A225]*[.B225]" office:value-type="float" office:value="1459372.41472098">
            <text:p>1459372,41472098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6473.12742174016">
            <text:p>6473,1274217402</text:p>
          </table:table-cell>
          <table:table-cell table:formula="of:=[.A226]*[.B226]" office:value-type="float" office:value="1462926.79731328">
            <text:p>1462926,79731328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6460.18116689668">
            <text:p>6460,1811668967</text:p>
          </table:table-cell>
          <table:table-cell table:formula="of:=[.A227]*[.B227]" office:value-type="float" office:value="1466461.12488555">
            <text:p>1466461,12488555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6447.26080456289">
            <text:p>6447,2608045629</text:p>
          </table:table-cell>
          <table:table-cell table:formula="of:=[.A228]*[.B228]" office:value-type="float" office:value="1469975.46344034">
            <text:p>1469975,46344034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6434.36628295376">
            <text:p>6434,3662829538</text:p>
          </table:table-cell>
          <table:table-cell table:formula="of:=[.A229]*[.B229]" office:value-type="float" office:value="1473469.87879641">
            <text:p>1473469,87879641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6421.49755038786">
            <text:p>6421,4975503879</text:p>
          </table:table-cell>
          <table:table-cell table:formula="of:=[.A230]*[.B230]" office:value-type="float" office:value="1476944.43658921">
            <text:p>1476944,43658921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6408.65455528708">
            <text:p>6408,6545552871</text:p>
          </table:table-cell>
          <table:table-cell table:formula="of:=[.A231]*[.B231]" office:value-type="float" office:value="1480399.20227132">
            <text:p>1480399,20227132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6395.83724617651">
            <text:p>6395,8372461765</text:p>
          </table:table-cell>
          <table:table-cell table:formula="of:=[.A232]*[.B232]" office:value-type="float" office:value="1483834.24111295">
            <text:p>1483834,24111295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6383.04557168415">
            <text:p>6383,0455716842</text:p>
          </table:table-cell>
          <table:table-cell table:formula="of:=[.A233]*[.B233]" office:value-type="float" office:value="1487249.61820241">
            <text:p>1487249,61820241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6370.27948054078">
            <text:p>6370,2794805408</text:p>
          </table:table-cell>
          <table:table-cell table:formula="of:=[.A234]*[.B234]" office:value-type="float" office:value="1490645.39844654">
            <text:p>1490645,39844654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6357.5389215797">
            <text:p>6357,5389215797</text:p>
          </table:table-cell>
          <table:table-cell table:formula="of:=[.A235]*[.B235]" office:value-type="float" office:value="1494021.64657123">
            <text:p>1494021,64657123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6344.82384373654">
            <text:p>6344,8238437366</text:p>
          </table:table-cell>
          <table:table-cell table:formula="of:=[.A236]*[.B236]" office:value-type="float" office:value="1497378.42712182">
            <text:p>1497378,42712182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6332.13419604907">
            <text:p>6332,1341960491</text:p>
          </table:table-cell>
          <table:table-cell table:formula="of:=[.A237]*[.B237]" office:value-type="float" office:value="1500715.80446363">
            <text:p>1500715,80446363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6319.46992765697">
            <text:p>6319,469927657</text:p>
          </table:table-cell>
          <table:table-cell table:formula="of:=[.A238]*[.B238]" office:value-type="float" office:value="1504033.84278236">
            <text:p>1504033,84278236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6306.83098780166">
            <text:p>6306,8309878017</text:p>
          </table:table-cell>
          <table:table-cell table:formula="of:=[.A239]*[.B239]" office:value-type="float" office:value="1507332.6060846">
            <text:p>1507332,6060846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6294.21732582605">
            <text:p>6294,2173258261</text:p>
          </table:table-cell>
          <table:table-cell table:formula="of:=[.A240]*[.B240]" office:value-type="float" office:value="1510612.15819825">
            <text:p>1510612,15819825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6281.6288911744">
            <text:p>6281,6288911744</text:p>
          </table:table-cell>
          <table:table-cell table:formula="of:=[.A241]*[.B241]" office:value-type="float" office:value="1513872.56277303">
            <text:p>1513872,56277303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6269.06563339205">
            <text:p>6269,0656333921</text:p>
          </table:table-cell>
          <table:table-cell table:formula="of:=[.A242]*[.B242]" office:value-type="float" office:value="1517113.88328088">
            <text:p>1517113,88328088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6256.52750212527">
            <text:p>6256,5275021253</text:p>
          </table:table-cell>
          <table:table-cell table:formula="of:=[.A243]*[.B243]" office:value-type="float" office:value="1520336.18301644">
            <text:p>1520336,18301644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6244.01444712102">
            <text:p>6244,014447121</text:p>
          </table:table-cell>
          <table:table-cell table:formula="of:=[.A244]*[.B244]" office:value-type="float" office:value="1523539.52509753">
            <text:p>1523539,52509753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6231.52641822678">
            <text:p>6231,5264182268</text:p>
          </table:table-cell>
          <table:table-cell table:formula="of:=[.A245]*[.B245]" office:value-type="float" office:value="1526723.97246556">
            <text:p>1526723,97246556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6219.06336539032">
            <text:p>6219,0633653903</text:p>
          </table:table-cell>
          <table:table-cell table:formula="of:=[.A246]*[.B246]" office:value-type="float" office:value="1529889.58788602">
            <text:p>1529889,58788602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6206.62523865954">
            <text:p>6206,6252386596</text:p>
          </table:table-cell>
          <table:table-cell table:formula="of:=[.A247]*[.B247]" office:value-type="float" office:value="1533036.43394891">
            <text:p>1533036,43394891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6194.21198818222">
            <text:p>6194,2119881822</text:p>
          </table:table-cell>
          <table:table-cell table:formula="of:=[.A248]*[.B248]" office:value-type="float" office:value="1536164.57306919">
            <text:p>1536164,57306919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6181.82356420586">
            <text:p>6181,8235642059</text:p>
          </table:table-cell>
          <table:table-cell table:formula="of:=[.A249]*[.B249]" office:value-type="float" office:value="1539274.06748726">
            <text:p>1539274,06748726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6169.45991707745">
            <text:p>6169,4599170775</text:p>
          </table:table-cell>
          <table:table-cell table:formula="of:=[.A250]*[.B250]" office:value-type="float" office:value="1542364.97926936">
            <text:p>1542364,97926936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6157.12099724329">
            <text:p>6157,1209972433</text:p>
          </table:table-cell>
          <table:table-cell table:formula="of:=[.A251]*[.B251]" office:value-type="float" office:value="1545437.37030807">
            <text:p>1545437,37030807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6144.80675524881">
            <text:p>6144,8067552488</text:p>
          </table:table-cell>
          <table:table-cell table:formula="of:=[.A252]*[.B252]" office:value-type="float" office:value="1548491.3023227">
            <text:p>1548491,3023227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6132.51714173831">
            <text:p>6132,5171417383</text:p>
          </table:table-cell>
          <table:table-cell table:formula="of:=[.A253]*[.B253]" office:value-type="float" office:value="1551526.83685979">
            <text:p>1551526,83685979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6120.25210745483">
            <text:p>6120,2521074548</text:p>
          </table:table-cell>
          <table:table-cell table:formula="of:=[.A254]*[.B254]" office:value-type="float" office:value="1554544.03529353">
            <text:p>1554544,03529353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6108.01160323992">
            <text:p>6108,0116032399</text:p>
          </table:table-cell>
          <table:table-cell table:formula="of:=[.A255]*[.B255]" office:value-type="float" office:value="1557542.95882618">
            <text:p>1557542,95882618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6095.79558003344">
            <text:p>6095,7955800335</text:p>
          </table:table-cell>
          <table:table-cell table:formula="of:=[.A256]*[.B256]" office:value-type="float" office:value="1560523.66848856">
            <text:p>1560523,66848856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6083.60398887337">
            <text:p>6083,6039888734</text:p>
          </table:table-cell>
          <table:table-cell table:formula="of:=[.A257]*[.B257]" office:value-type="float" office:value="1563486.22514046">
            <text:p>1563486,22514046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6071.43678089563">
            <text:p>6071,4367808956</text:p>
          </table:table-cell>
          <table:table-cell table:formula="of:=[.A258]*[.B258]" office:value-type="float" office:value="1566430.68947107">
            <text:p>1566430,68947107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6059.29390733384">
            <text:p>6059,2939073338</text:p>
          </table:table-cell>
          <table:table-cell table:formula="of:=[.A259]*[.B259]" office:value-type="float" office:value="1569357.12199946">
            <text:p>1569357,12199946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6047.17531951917">
            <text:p>6047,1753195192</text:p>
          </table:table-cell>
          <table:table-cell table:formula="of:=[.A260]*[.B260]" office:value-type="float" office:value="1572265.58307498">
            <text:p>1572265,58307498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6035.08096888013">
            <text:p>6035,0809688801</text:p>
          </table:table-cell>
          <table:table-cell table:formula="of:=[.A261]*[.B261]" office:value-type="float" office:value="1575156.13287771">
            <text:p>1575156,13287771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6023.01080694237">
            <text:p>6023,0108069424</text:p>
          </table:table-cell>
          <table:table-cell table:formula="of:=[.A262]*[.B262]" office:value-type="float" office:value="1578028.8314189">
            <text:p>1578028,8314189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6010.96478532849">
            <text:p>6010,9647853285</text:p>
          </table:table-cell>
          <table:table-cell table:formula="of:=[.A263]*[.B263]" office:value-type="float" office:value="1580883.73854139">
            <text:p>1580883,73854139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5998.94285575783">
            <text:p>5998,9428557578</text:p>
          </table:table-cell>
          <table:table-cell table:formula="of:=[.A264]*[.B264]" office:value-type="float" office:value="1583720.91392007">
            <text:p>1583720,91392007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5986.94497004631">
            <text:p>5986,9449700463</text:p>
          </table:table-cell>
          <table:table-cell table:formula="of:=[.A265]*[.B265]" office:value-type="float" office:value="1586540.41706227">
            <text:p>1586540,41706227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5974.97108010622">
            <text:p>5974,9710801062</text:p>
          </table:table-cell>
          <table:table-cell table:formula="of:=[.A266]*[.B266]" office:value-type="float" office:value="1589342.30730825">
            <text:p>1589342,30730825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5963.02113794601">
            <text:p>5963,021137946</text:p>
          </table:table-cell>
          <table:table-cell table:formula="of:=[.A267]*[.B267]" office:value-type="float" office:value="1592126.64383158">
            <text:p>1592126,64383158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5951.09509567012">
            <text:p>5951,0950956701</text:p>
          </table:table-cell>
          <table:table-cell table:formula="of:=[.A268]*[.B268]" office:value-type="float" office:value="1594893.48563959">
            <text:p>1594893,48563959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5939.19290547878">
            <text:p>5939,1929054788</text:p>
          </table:table-cell>
          <table:table-cell table:formula="of:=[.A269]*[.B269]" office:value-type="float" office:value="1597642.89157379">
            <text:p>1597642,89157379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5927.31451966782">
            <text:p>5927,3145196678</text:p>
          </table:table-cell>
          <table:table-cell table:formula="of:=[.A270]*[.B270]" office:value-type="float" office:value="1600374.92031031">
            <text:p>1600374,92031031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5915.45989062848">
            <text:p>5915,4598906285</text:p>
          </table:table-cell>
          <table:table-cell table:formula="of:=[.A271]*[.B271]" office:value-type="float" office:value="1603089.63036032">
            <text:p>1603089,63036032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5903.62897084723">
            <text:p>5903,6289708472</text:p>
          </table:table-cell>
          <table:table-cell table:formula="of:=[.A272]*[.B272]" office:value-type="float" office:value="1605787.08007045">
            <text:p>1605787,08007045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5891.82171290553">
            <text:p>5891,8217129055</text:p>
          </table:table-cell>
          <table:table-cell table:formula="of:=[.A273]*[.B273]" office:value-type="float" office:value="1608467.32762321">
            <text:p>1608467,32762321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5880.03806947972">
            <text:p>5880,0380694797</text:p>
          </table:table-cell>
          <table:table-cell table:formula="of:=[.A274]*[.B274]" office:value-type="float" office:value="1611130.43103744">
            <text:p>1611130,43103744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5868.27799334076">
            <text:p>5868,2779933408</text:p>
          </table:table-cell>
          <table:table-cell table:formula="of:=[.A275]*[.B275]" office:value-type="float" office:value="1613776.44816871">
            <text:p>1613776,44816871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5856.54143735408">
            <text:p>5856,5414373541</text:p>
          </table:table-cell>
          <table:table-cell table:formula="of:=[.A276]*[.B276]" office:value-type="float" office:value="1616405.43670973">
            <text:p>1616405,43670973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5844.82835447937">
            <text:p>5844,8283544794</text:p>
          </table:table-cell>
          <table:table-cell table:formula="of:=[.A277]*[.B277]" office:value-type="float" office:value="1619017.45419079">
            <text:p>1619017,45419079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5833.13869777041">
            <text:p>5833,1386977704</text:p>
          </table:table-cell>
          <table:table-cell table:formula="of:=[.A278]*[.B278]" office:value-type="float" office:value="1621612.55798017">
            <text:p>1621612,55798017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5821.47242037487">
            <text:p>5821,4724203749</text:p>
          </table:table-cell>
          <table:table-cell table:formula="of:=[.A279]*[.B279]" office:value-type="float" office:value="1624190.80528459">
            <text:p>1624190,80528459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5809.82947553412">
            <text:p>5809,8294755341</text:p>
          </table:table-cell>
          <table:table-cell table:formula="of:=[.A280]*[.B280]" office:value-type="float" office:value="1626752.25314955">
            <text:p>1626752,25314955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5798.20981658305">
            <text:p>5798,2098165831</text:p>
          </table:table-cell>
          <table:table-cell table:formula="of:=[.A281]*[.B281]" office:value-type="float" office:value="1629296.95845984">
            <text:p>1629296,95845984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5786.61339694989">
            <text:p>5786,6133969499</text:p>
          </table:table-cell>
          <table:table-cell table:formula="of:=[.A282]*[.B282]" office:value-type="float" office:value="1631824.97793987">
            <text:p>1631824,97793987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5775.04017015599">
            <text:p>5775,040170156</text:p>
          </table:table-cell>
          <table:table-cell table:formula="of:=[.A283]*[.B283]" office:value-type="float" office:value="1634336.36815414">
            <text:p>1634336,36815414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5763.49008981568">
            <text:p>5763,4900898157</text:p>
          </table:table-cell>
          <table:table-cell table:formula="of:=[.A284]*[.B284]" office:value-type="float" office:value="1636831.18550765">
            <text:p>1636831,18550765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5751.96310963604">
            <text:p>5751,9631096361</text:p>
          </table:table-cell>
          <table:table-cell table:formula="of:=[.A285]*[.B285]" office:value-type="float" office:value="1639309.48624627">
            <text:p>1639309,48624627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5740.45918341677">
            <text:p>5740,4591834168</text:p>
          </table:table-cell>
          <table:table-cell table:formula="of:=[.A286]*[.B286]" office:value-type="float" office:value="1641771.3264572">
            <text:p>1641771,3264572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5728.97826504994">
            <text:p>5728,9782650499</text:p>
          </table:table-cell>
          <table:table-cell table:formula="of:=[.A287]*[.B287]" office:value-type="float" office:value="1644216.76206933">
            <text:p>1644216,76206933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5717.52030851984">
            <text:p>5717,5203085198</text:p>
          </table:table-cell>
          <table:table-cell table:formula="of:=[.A288]*[.B288]" office:value-type="float" office:value="1646645.84885371">
            <text:p>1646645,84885371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5706.0852679028">
            <text:p>5706,0852679028</text:p>
          </table:table-cell>
          <table:table-cell table:formula="of:=[.A289]*[.B289]" office:value-type="float" office:value="1649058.64242391">
            <text:p>1649058,64242391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5694.67309736699">
            <text:p>5694,673097367</text:p>
          </table:table-cell>
          <table:table-cell table:formula="of:=[.A290]*[.B290]" office:value-type="float" office:value="1651455.19823643">
            <text:p>1651455,19823643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5683.28375117226">
            <text:p>5683,2837511723</text:p>
          </table:table-cell>
          <table:table-cell table:formula="of:=[.A291]*[.B291]" office:value-type="float" office:value="1653835.57159113">
            <text:p>1653835,57159113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5671.91718366991">
            <text:p>5671,9171836699</text:p>
          </table:table-cell>
          <table:table-cell table:formula="of:=[.A292]*[.B292]" office:value-type="float" office:value="1656199.81763161">
            <text:p>1656199,81763161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5660.57334930258">
            <text:p>5660,5733493026</text:p>
          </table:table-cell>
          <table:table-cell table:formula="of:=[.A293]*[.B293]" office:value-type="float" office:value="1658547.99134565">
            <text:p>1658547,99134565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5649.25220260397">
            <text:p>5649,252202604</text:p>
          </table:table-cell>
          <table:table-cell table:formula="of:=[.A294]*[.B294]" office:value-type="float" office:value="1660880.14756557">
            <text:p>1660880,14756557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5637.95369819876">
            <text:p>5637,9536981988</text:p>
          </table:table-cell>
          <table:table-cell table:formula="of:=[.A295]*[.B295]" office:value-type="float" office:value="1663196.34096864">
            <text:p>1663196,34096864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5626.67779080237">
            <text:p>5626,6777908024</text:p>
          </table:table-cell>
          <table:table-cell table:formula="of:=[.A296]*[.B296]" office:value-type="float" office:value="1665496.6260775">
            <text:p>1665496,6260775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5615.42443522076">
            <text:p>5615,4244352208</text:p>
          </table:table-cell>
          <table:table-cell table:formula="of:=[.A297]*[.B297]" office:value-type="float" office:value="1667781.05726057">
            <text:p>1667781,05726057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5604.19358635032">
            <text:p>5604,1935863503</text:p>
          </table:table-cell>
          <table:table-cell table:formula="of:=[.A298]*[.B298]" office:value-type="float" office:value="1670049.6887324">
            <text:p>1670049,6887324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5592.98519917762">
            <text:p>5592,9851991776</text:p>
          </table:table-cell>
          <table:table-cell table:formula="of:=[.A299]*[.B299]" office:value-type="float" office:value="1672302.57455411">
            <text:p>1672302,5745541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5581.79922877926">
            <text:p>5581,7992287793</text:p>
          </table:table-cell>
          <table:table-cell table:formula="of:=[.A300]*[.B300]" office:value-type="float" office:value="1674539.76863378">
            <text:p>1674539,76863378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5570.6356303217">
            <text:p>5570,6356303217</text:p>
          </table:table-cell>
          <table:table-cell table:formula="of:=[.A301]*[.B301]" office:value-type="float" office:value="1676761.32472683">
            <text:p>1676761,32472683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5559.49435906106">
            <text:p>5559,4943590611</text:p>
          </table:table-cell>
          <table:table-cell table:formula="of:=[.A302]*[.B302]" office:value-type="float" office:value="1678967.29643644">
            <text:p>1678967,29643644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5548.37537034294">
            <text:p>5548,3753703429</text:p>
          </table:table-cell>
          <table:table-cell table:formula="of:=[.A303]*[.B303]" office:value-type="float" office:value="1681157.73721391">
            <text:p>1681157,73721391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5537.27861960225">
            <text:p>5537,2786196023</text:p>
          </table:table-cell>
          <table:table-cell table:formula="of:=[.A304]*[.B304]" office:value-type="float" office:value="1683332.70035909">
            <text:p>1683332,70035909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5526.20406236305">
            <text:p>5526,2040623631</text:p>
          </table:table-cell>
          <table:table-cell table:formula="of:=[.A305]*[.B305]" office:value-type="float" office:value="1685492.23902073">
            <text:p>1685492,23902073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5515.15165423832">
            <text:p>5515,1516542383</text:p>
          </table:table-cell>
          <table:table-cell table:formula="of:=[.A306]*[.B306]" office:value-type="float" office:value="1687636.40619693">
            <text:p>1687636,40619693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5504.12135092985">
            <text:p>5504,1213509299</text:p>
          </table:table-cell>
          <table:table-cell table:formula="of:=[.A307]*[.B307]" office:value-type="float" office:value="1689765.25473546">
            <text:p>1689765,25473546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5493.11310822799">
            <text:p>5493,113108228</text:p>
          </table:table-cell>
          <table:table-cell table:formula="of:=[.A308]*[.B308]" office:value-type="float" office:value="1691878.83733422">
            <text:p>1691878,83733422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5482.12688201153">
            <text:p>5482,1268820115</text:p>
          </table:table-cell>
          <table:table-cell table:formula="of:=[.A309]*[.B309]" office:value-type="float" office:value="1693977.20654156">
            <text:p>1693977,20654156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5471.16262824751">
            <text:p>5471,1626282475</text:p>
          </table:table-cell>
          <table:table-cell table:formula="of:=[.A310]*[.B310]" office:value-type="float" office:value="1696060.41475673">
            <text:p>1696060,41475673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5460.22030299101">
            <text:p>5460,220302991</text:p>
          </table:table-cell>
          <table:table-cell table:formula="of:=[.A311]*[.B311]" office:value-type="float" office:value="1698128.51423021">
            <text:p>1698128,51423021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5449.29986238503">
            <text:p>5449,299862385</text:p>
          </table:table-cell>
          <table:table-cell table:formula="of:=[.A312]*[.B312]" office:value-type="float" office:value="1700181.55706413">
            <text:p>1700181,55706413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5438.40126266026">
            <text:p>5438,4012626603</text:p>
          </table:table-cell>
          <table:table-cell table:formula="of:=[.A313]*[.B313]" office:value-type="float" office:value="1702219.59521266">
            <text:p>1702219,59521266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5427.52446013494">
            <text:p>5427,524460135</text:p>
          </table:table-cell>
          <table:table-cell table:formula="of:=[.A314]*[.B314]" office:value-type="float" office:value="1704242.68048237">
            <text:p>1704242,68048237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5416.66941121467">
            <text:p>5416,6694112147</text:p>
          </table:table-cell>
          <table:table-cell table:formula="of:=[.A315]*[.B315]" office:value-type="float" office:value="1706250.86453262">
            <text:p>1706250,86453262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5405.83607239224">
            <text:p>5405,8360723923</text:p>
          </table:table-cell>
          <table:table-cell table:formula="of:=[.A316]*[.B316]" office:value-type="float" office:value="1708244.19887595">
            <text:p>1708244,19887595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5395.02440024746">
            <text:p>5395,0244002475</text:p>
          </table:table-cell>
          <table:table-cell table:formula="of:=[.A317]*[.B317]" office:value-type="float" office:value="1710222.73487844">
            <text:p>1710222,73487844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5384.23435144696">
            <text:p>5384,234351447</text:p>
          </table:table-cell>
          <table:table-cell table:formula="of:=[.A318]*[.B318]" office:value-type="float" office:value="1712186.52376013">
            <text:p>1712186,52376013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5373.46588274407">
            <text:p>5373,4658827441</text:p>
          </table:table-cell>
          <table:table-cell table:formula="of:=[.A319]*[.B319]" office:value-type="float" office:value="1714135.61659536">
            <text:p>1714135,61659536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5362.71895097858">
            <text:p>5362,7189509786</text:p>
          </table:table-cell>
          <table:table-cell table:formula="of:=[.A320]*[.B320]" office:value-type="float" office:value="1716070.06431315">
            <text:p>1716070,06431315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5351.99351307662">
            <text:p>5351,9935130766</text:p>
          </table:table-cell>
          <table:table-cell table:formula="of:=[.A321]*[.B321]" office:value-type="float" office:value="1717989.9176976">
            <text:p>1717989,9176976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5341.28952605047">
            <text:p>5341,2895260505</text:p>
          </table:table-cell>
          <table:table-cell table:formula="of:=[.A322]*[.B322]" office:value-type="float" office:value="1719895.22738825">
            <text:p>1719895,22738825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5330.60694699837">
            <text:p>5330,6069469984</text:p>
          </table:table-cell>
          <table:table-cell table:formula="of:=[.A323]*[.B323]" office:value-type="float" office:value="1721786.04388047">
            <text:p>1721786,04388047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5319.94573310437">
            <text:p>5319,9457331044</text:p>
          </table:table-cell>
          <table:table-cell table:formula="of:=[.A324]*[.B324]" office:value-type="float" office:value="1723662.41752582">
            <text:p>1723662,41752582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5309.30584163817">
            <text:p>5309,3058416382</text:p>
          </table:table-cell>
          <table:table-cell table:formula="of:=[.A325]*[.B325]" office:value-type="float" office:value="1725524.3985324">
            <text:p>1725524,3985324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5298.68722995489">
            <text:p>5298,6872299549</text:p>
          </table:table-cell>
          <table:table-cell table:formula="of:=[.A326]*[.B326]" office:value-type="float" office:value="1727372.03696529">
            <text:p>1727372,03696529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5288.08985549498">
            <text:p>5288,089855495</text:p>
          </table:table-cell>
          <table:table-cell table:formula="of:=[.A327]*[.B327]" office:value-type="float" office:value="1729205.38274686">
            <text:p>1729205,38274686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5277.51367578399">
            <text:p>5277,513675784</text:p>
          </table:table-cell>
          <table:table-cell table:formula="of:=[.A328]*[.B328]" office:value-type="float" office:value="1731024.48565715">
            <text:p>1731024,48565715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5266.95864843242">
            <text:p>5266,9586484324</text:p>
          </table:table-cell>
          <table:table-cell table:formula="of:=[.A329]*[.B329]" office:value-type="float" office:value="1732829.39533427">
            <text:p>1732829,39533427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5256.42473113556">
            <text:p>5256,4247311356</text:p>
          </table:table-cell>
          <table:table-cell table:formula="of:=[.A330]*[.B330]" office:value-type="float" office:value="1734620.16127473">
            <text:p>1734620,16127473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5245.91188167329">
            <text:p>5245,9118816733</text:p>
          </table:table-cell>
          <table:table-cell table:formula="of:=[.A331]*[.B331]" office:value-type="float" office:value="1736396.83283386">
            <text:p>1736396,83283386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5235.42005790994">
            <text:p>5235,4200579099</text:p>
          </table:table-cell>
          <table:table-cell table:formula="of:=[.A332]*[.B332]" office:value-type="float" office:value="1738159.4592261">
            <text:p>1738159,4592261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5224.94921779412">
            <text:p>5224,9492177941</text:p>
          </table:table-cell>
          <table:table-cell table:formula="of:=[.A333]*[.B333]" office:value-type="float" office:value="1739908.08952544">
            <text:p>1739908,08952544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5214.49931935853">
            <text:p>5214,4993193585</text:p>
          </table:table-cell>
          <table:table-cell table:formula="of:=[.A334]*[.B334]" office:value-type="float" office:value="1741642.77266575">
            <text:p>1741642,77266575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5204.07032071981">
            <text:p>5204,0703207198</text:p>
          </table:table-cell>
          <table:table-cell table:formula="of:=[.A335]*[.B335]" office:value-type="float" office:value="1743363.55744114">
            <text:p>1743363,55744114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5193.66218007837">
            <text:p>5193,6621800784</text:p>
          </table:table-cell>
          <table:table-cell table:formula="of:=[.A336]*[.B336]" office:value-type="float" office:value="1745070.49250633">
            <text:p>1745070,49250633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5183.27485571822">
            <text:p>5183,2748557182</text:p>
          </table:table-cell>
          <table:table-cell table:formula="of:=[.A337]*[.B337]" office:value-type="float" office:value="1746763.62637704">
            <text:p>1746763,62637704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5172.90830600678">
            <text:p>5172,9083060068</text:p>
          </table:table-cell>
          <table:table-cell table:formula="of:=[.A338]*[.B338]" office:value-type="float" office:value="1748443.00743029">
            <text:p>1748443,00743029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5162.56248939477">
            <text:p>5162,5624893948</text:p>
          </table:table-cell>
          <table:table-cell table:formula="of:=[.A339]*[.B339]" office:value-type="float" office:value="1750108.68390483">
            <text:p>1750108,68390483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5152.23736441598">
            <text:p>5152,237364416</text:p>
          </table:table-cell>
          <table:table-cell table:formula="of:=[.A340]*[.B340]" office:value-type="float" office:value="1751760.70390143">
            <text:p>1751760,70390143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5141.93288968715">
            <text:p>5141,9328896872</text:p>
          </table:table-cell>
          <table:table-cell table:formula="of:=[.A341]*[.B341]" office:value-type="float" office:value="1753399.11538332">
            <text:p>1753399,11538332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5131.64902390777">
            <text:p>5131,6490239078</text:p>
          </table:table-cell>
          <table:table-cell table:formula="of:=[.A342]*[.B342]" office:value-type="float" office:value="1755023.96617646">
            <text:p>1755023,96617646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5121.38572585996">
            <text:p>5121,38572586</text:p>
          </table:table-cell>
          <table:table-cell table:formula="of:=[.A343]*[.B343]" office:value-type="float" office:value="1756635.30396997">
            <text:p>1756635,30396997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5111.14295440824">
            <text:p>5111,1429544082</text:p>
          </table:table-cell>
          <table:table-cell table:formula="of:=[.A344]*[.B344]" office:value-type="float" office:value="1758233.17631643">
            <text:p>1758233,17631643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5100.92066849942">
            <text:p>5100,9206684994</text:p>
          </table:table-cell>
          <table:table-cell table:formula="of:=[.A345]*[.B345]" office:value-type="float" office:value="1759817.6306323">
            <text:p>1759817,6306323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5090.71882716242">
            <text:p>5090,7188271624</text:p>
          </table:table-cell>
          <table:table-cell table:formula="of:=[.A346]*[.B346]" office:value-type="float" office:value="1761388.7141982">
            <text:p>1761388,7141982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5080.5373895081">
            <text:p>5080,5373895081</text:p>
          </table:table-cell>
          <table:table-cell table:formula="of:=[.A347]*[.B347]" office:value-type="float" office:value="1762946.47415931">
            <text:p>1762946,47415931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5070.37631472908">
            <text:p>5070,3763147291</text:p>
          </table:table-cell>
          <table:table-cell table:formula="of:=[.A348]*[.B348]" office:value-type="float" office:value="1764490.95752572">
            <text:p>1764490,95752572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5060.23556209962">
            <text:p>5060,2355620996</text:p>
          </table:table-cell>
          <table:table-cell table:formula="of:=[.A349]*[.B349]" office:value-type="float" office:value="1766022.21117277">
            <text:p>1766022,21117277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5050.11509097542">
            <text:p>5050,1150909754</text:p>
          </table:table-cell>
          <table:table-cell table:formula="of:=[.A350]*[.B350]" office:value-type="float" office:value="1767540.2818414">
            <text:p>1767540,2818414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5040.01486079347">
            <text:p>5040,0148607935</text:p>
          </table:table-cell>
          <table:table-cell table:formula="of:=[.A351]*[.B351]" office:value-type="float" office:value="1769045.21613851">
            <text:p>1769045,21613851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5029.93483107188">
            <text:p>5029,9348310719</text:p>
          </table:table-cell>
          <table:table-cell table:formula="of:=[.A352]*[.B352]" office:value-type="float" office:value="1770537.0605373">
            <text:p>1770537,0605373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5019.87496140974">
            <text:p>5019,8749614097</text:p>
          </table:table-cell>
          <table:table-cell table:formula="of:=[.A353]*[.B353]" office:value-type="float" office:value="1772015.86137764">
            <text:p>1772015,86137764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5009.83521148692">
            <text:p>5009,8352114869</text:p>
          </table:table-cell>
          <table:table-cell table:formula="of:=[.A354]*[.B354]" office:value-type="float" office:value="1773481.66486637">
            <text:p>1773481,66486637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4999.81554106395">
            <text:p>4999,815541064</text:p>
          </table:table-cell>
          <table:table-cell table:formula="of:=[.A355]*[.B355]" office:value-type="float" office:value="1774934.5170777">
            <text:p>1774934,5170777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4989.81590998182">
            <text:p>4989,8159099818</text:p>
          </table:table-cell>
          <table:table-cell table:formula="of:=[.A356]*[.B356]" office:value-type="float" office:value="1776374.46395353">
            <text:p>1776374,46395353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4979.83627816186">
            <text:p>4979,8362781619</text:p>
          </table:table-cell>
          <table:table-cell table:formula="of:=[.A357]*[.B357]" office:value-type="float" office:value="1777801.55130378">
            <text:p>1777801,55130378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4969.87660560553">
            <text:p>4969,8766056055</text:p>
          </table:table-cell>
          <table:table-cell table:formula="of:=[.A358]*[.B358]" office:value-type="float" office:value="1779215.82480678">
            <text:p>1779215,82480678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4959.93685239432">
            <text:p>4959,9368523943</text:p>
          </table:table-cell>
          <table:table-cell table:formula="of:=[.A359]*[.B359]" office:value-type="float" office:value="1780617.33000956">
            <text:p>1780617,33000956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4950.01697868953">
            <text:p>4950,0169786895</text:p>
          </table:table-cell>
          <table:table-cell table:formula="of:=[.A360]*[.B360]" office:value-type="float" office:value="1782006.11232823">
            <text:p>1782006,11232823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4940.11694473215">
            <text:p>4940,1169447322</text:p>
          </table:table-cell>
          <table:table-cell table:formula="of:=[.A361]*[.B361]" office:value-type="float" office:value="1783382.21704831">
            <text:p>1783382,21704831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4930.23671084269">
            <text:p>4930,2367108427</text:p>
          </table:table-cell>
          <table:table-cell table:formula="of:=[.A362]*[.B362]" office:value-type="float" office:value="1784745.68932505">
            <text:p>1784745,68932505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4920.376237421">
            <text:p>4920,376237421</text:p>
          </table:table-cell>
          <table:table-cell table:formula="of:=[.A363]*[.B363]" office:value-type="float" office:value="1786096.57418382">
            <text:p>1786096,57418382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4910.53548494616">
            <text:p>4910,5354849462</text:p>
          </table:table-cell>
          <table:table-cell table:formula="of:=[.A364]*[.B364]" office:value-type="float" office:value="1787434.9165204">
            <text:p>1787434,9165204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4900.71441397627">
            <text:p>4900,7144139763</text:p>
          </table:table-cell>
          <table:table-cell table:formula="of:=[.A365]*[.B365]" office:value-type="float" office:value="1788760.76110134">
            <text:p>1788760,76110134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4890.91298514832">
            <text:p>4890,9129851483</text:p>
          </table:table-cell>
          <table:table-cell table:formula="of:=[.A366]*[.B366]" office:value-type="float" office:value="1790074.15256428">
            <text:p>1790074,15256428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4881.13115917802">
            <text:p>4881,131159178</text:p>
          </table:table-cell>
          <table:table-cell table:formula="of:=[.A367]*[.B367]" office:value-type="float" office:value="1791375.13541833">
            <text:p>1791375,13541833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4871.36889685966">
            <text:p>4871,3688968597</text:p>
          </table:table-cell>
          <table:table-cell table:formula="of:=[.A368]*[.B368]" office:value-type="float" office:value="1792663.75404436">
            <text:p>1792663,75404436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4861.62615906595">
            <text:p>4861,626159066</text:p>
          </table:table-cell>
          <table:table-cell table:formula="of:=[.A369]*[.B369]" office:value-type="float" office:value="1793940.05269533">
            <text:p>1793940,05269533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4851.90290674781">
            <text:p>4851,9029067478</text:p>
          </table:table-cell>
          <table:table-cell table:formula="of:=[.A370]*[.B370]" office:value-type="float" office:value="1795204.07549669">
            <text:p>1795204,07549669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4842.19910093432">
            <text:p>4842,1991009343</text:p>
          </table:table-cell>
          <table:table-cell table:formula="of:=[.A371]*[.B371]" office:value-type="float" office:value="1796455.86644663">
            <text:p>1796455,86644663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4832.51470273245">
            <text:p>4832,5147027325</text:p>
          </table:table-cell>
          <table:table-cell table:formula="of:=[.A372]*[.B372]" office:value-type="float" office:value="1797695.46941647">
            <text:p>1797695,46941647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4822.84967332698">
            <text:p>4822,849673327</text:p>
          </table:table-cell>
          <table:table-cell table:formula="of:=[.A373]*[.B373]" office:value-type="float" office:value="1798922.92815096">
            <text:p>1798922,92815096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4813.20397398033">
            <text:p>4813,2039739803</text:p>
          </table:table-cell>
          <table:table-cell table:formula="of:=[.A374]*[.B374]" office:value-type="float" office:value="1800138.28626864">
            <text:p>1800138,28626864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4803.57756603237">
            <text:p>4803,5775660324</text:p>
          </table:table-cell>
          <table:table-cell table:formula="of:=[.A375]*[.B375]" office:value-type="float" office:value="1801341.58726214">
            <text:p>1801341,58726214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4793.9704109003">
            <text:p>4793,9704109003</text:p>
          </table:table-cell>
          <table:table-cell table:formula="of:=[.A376]*[.B376]" office:value-type="float" office:value="1802532.87449851">
            <text:p>1802532,87449851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4784.3824700785">
            <text:p>4784,3824700785</text:p>
          </table:table-cell>
          <table:table-cell table:formula="of:=[.A377]*[.B377]" office:value-type="float" office:value="1803712.1912196">
            <text:p>1803712,1912196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4774.81370513835">
            <text:p>4774,8137051384</text:p>
          </table:table-cell>
          <table:table-cell table:formula="of:=[.A378]*[.B378]" office:value-type="float" office:value="1804879.5805423">
            <text:p>1804879,5805423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4765.26407772807">
            <text:p>4765,2640777281</text:p>
          </table:table-cell>
          <table:table-cell table:formula="of:=[.A379]*[.B379]" office:value-type="float" office:value="1806035.08545894">
            <text:p>1806035,08545894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4755.73354957261">
            <text:p>4755,7335495726</text:p>
          </table:table-cell>
          <table:table-cell table:formula="of:=[.A380]*[.B380]" office:value-type="float" office:value="1807178.74883759">
            <text:p>1807178,74883759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4746.22208247347">
            <text:p>4746,2220824735</text:p>
          </table:table-cell>
          <table:table-cell table:formula="of:=[.A381]*[.B381]" office:value-type="float" office:value="1808310.61342239">
            <text:p>1808310,61342239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4736.72963830852">
            <text:p>4736,7296383085</text:p>
          </table:table-cell>
          <table:table-cell table:formula="of:=[.A382]*[.B382]" office:value-type="float" office:value="1809430.72183385">
            <text:p>1809430,72183385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4727.2561790319">
            <text:p>4727,2561790319</text:p>
          </table:table-cell>
          <table:table-cell table:formula="of:=[.A383]*[.B383]" office:value-type="float" office:value="1810539.11656922">
            <text:p>1810539,11656922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4717.80166667384">
            <text:p>4717,8016666738</text:p>
          </table:table-cell>
          <table:table-cell table:formula="of:=[.A384]*[.B384]" office:value-type="float" office:value="1811635.84000275">
            <text:p>1811635,84000275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4708.36606334049">
            <text:p>4708,3660633405</text:p>
          </table:table-cell>
          <table:table-cell table:formula="of:=[.A385]*[.B385]" office:value-type="float" office:value="1812720.93438609">
            <text:p>1812720,93438609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4698.94933121381">
            <text:p>4698,9493312138</text:p>
          </table:table-cell>
          <table:table-cell table:formula="of:=[.A386]*[.B386]" office:value-type="float" office:value="1813794.44184853">
            <text:p>1813794,44184853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4689.55143255138">
            <text:p>4689,5514325514</text:p>
          </table:table-cell>
          <table:table-cell table:formula="of:=[.A387]*[.B387]" office:value-type="float" office:value="1814856.40439739">
            <text:p>1814856,40439739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4680.17232968628">
            <text:p>4680,1723296863</text:p>
          </table:table-cell>
          <table:table-cell table:formula="of:=[.A388]*[.B388]" office:value-type="float" office:value="1815906.86391828">
            <text:p>1815906,86391828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4670.81198502691">
            <text:p>4670,8119850269</text:p>
          </table:table-cell>
          <table:table-cell table:formula="of:=[.A389]*[.B389]" office:value-type="float" office:value="1816945.86217547">
            <text:p>1816945,86217547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4661.47036105685">
            <text:p>4661,4703610569</text:p>
          </table:table-cell>
          <table:table-cell table:formula="of:=[.A390]*[.B390]" office:value-type="float" office:value="1817973.44081217">
            <text:p>1817973,44081217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4652.14742033474">
            <text:p>4652,1474203347</text:p>
          </table:table-cell>
          <table:table-cell table:formula="of:=[.A391]*[.B391]" office:value-type="float" office:value="1818989.64135088">
            <text:p>1818989,64135088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4642.84312549407">
            <text:p>4642,8431254941</text:p>
          </table:table-cell>
          <table:table-cell table:formula="of:=[.A392]*[.B392]" office:value-type="float" office:value="1819994.50519368">
            <text:p>1819994,50519368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4633.55743924308">
            <text:p>4633,5574392431</text:p>
          </table:table-cell>
          <table:table-cell table:formula="of:=[.A393]*[.B393]" office:value-type="float" office:value="1820988.07362253">
            <text:p>1820988,07362253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4624.2903243646">
            <text:p>4624,2903243646</text:p>
          </table:table-cell>
          <table:table-cell table:formula="of:=[.A394]*[.B394]" office:value-type="float" office:value="1821970.38779965">
            <text:p>1821970,38779965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4615.04174371587">
            <text:p>4615,0417437159</text:p>
          </table:table-cell>
          <table:table-cell table:formula="of:=[.A395]*[.B395]" office:value-type="float" office:value="1822941.48876777">
            <text:p>1822941,48876777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4605.81166022844">
            <text:p>4605,8116602284</text:p>
          </table:table-cell>
          <table:table-cell table:formula="of:=[.A396]*[.B396]" office:value-type="float" office:value="1823901.41745046">
            <text:p>1823901,41745046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4596.60003690798">
            <text:p>4596,600036908</text:p>
          </table:table-cell>
          <table:table-cell table:formula="of:=[.A397]*[.B397]" office:value-type="float" office:value="1824850.21465247">
            <text:p>1824850,21465247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4587.40683683416">
            <text:p>4587,4068368342</text:p>
          </table:table-cell>
          <table:table-cell table:formula="of:=[.A398]*[.B398]" office:value-type="float" office:value="1825787.92106">
            <text:p>1825787,92106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4578.23202316049">
            <text:p>4578,2320231605</text:p>
          </table:table-cell>
          <table:table-cell table:formula="of:=[.A399]*[.B399]" office:value-type="float" office:value="1826714.57724104">
            <text:p>1826714,57724104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4569.07555911417">
            <text:p>4569,0755591142</text:p>
          </table:table-cell>
          <table:table-cell table:formula="of:=[.A400]*[.B400]" office:value-type="float" office:value="1827630.22364567">
            <text:p>1827630,22364567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4559.93740799594">
            <text:p>4559,937407996</text:p>
          </table:table-cell>
          <table:table-cell table:formula="of:=[.A401]*[.B401]" office:value-type="float" office:value="1828534.90060637">
            <text:p>1828534,90060637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4550.81753317995">
            <text:p>4550,81753318</text:p>
          </table:table-cell>
          <table:table-cell table:formula="of:=[.A402]*[.B402]" office:value-type="float" office:value="1829428.64833834">
            <text:p>1829428,64833834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4541.71589811359">
            <text:p>4541,7158981136</text:p>
          </table:table-cell>
          <table:table-cell table:formula="of:=[.A403]*[.B403]" office:value-type="float" office:value="1830311.50693978">
            <text:p>1830311,50693978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4532.63246631737">
            <text:p>4532,6324663174</text:p>
          </table:table-cell>
          <table:table-cell table:formula="of:=[.A404]*[.B404]" office:value-type="float" office:value="1831183.51639222">
            <text:p>1831183,51639222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4523.56720138473">
            <text:p>4523,5672013847</text:p>
          </table:table-cell>
          <table:table-cell table:formula="of:=[.A405]*[.B405]" office:value-type="float" office:value="1832044.71656082">
            <text:p>1832044,71656082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4514.52006698196">
            <text:p>4514,520066982</text:p>
          </table:table-cell>
          <table:table-cell table:formula="of:=[.A406]*[.B406]" office:value-type="float" office:value="1832895.14719468">
            <text:p>1832895,14719468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4505.491026848">
            <text:p>4505,491026848</text:p>
          </table:table-cell>
          <table:table-cell table:formula="of:=[.A407]*[.B407]" office:value-type="float" office:value="1833734.84792713">
            <text:p>1833734,84792713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4496.4800447943">
            <text:p>4496,4800447943</text:p>
          </table:table-cell>
          <table:table-cell table:formula="of:=[.A408]*[.B408]" office:value-type="float" office:value="1834563.85827607">
            <text:p>1834563,85827607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4487.48708470471">
            <text:p>4487,4870847047</text:p>
          </table:table-cell>
          <table:table-cell table:formula="of:=[.A409]*[.B409]" office:value-type="float" office:value="1835382.21764423">
            <text:p>1835382,21764423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4478.5121105353">
            <text:p>4478,5121105353</text:p>
          </table:table-cell>
          <table:table-cell table:formula="of:=[.A410]*[.B410]" office:value-type="float" office:value="1836189.96531947">
            <text:p>1836189,96531947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4469.55508631423">
            <text:p>4469,5550863142</text:p>
          </table:table-cell>
          <table:table-cell table:formula="of:=[.A411]*[.B411]" office:value-type="float" office:value="1836987.14047515">
            <text:p>1836987,14047515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4460.6159761416">
            <text:p>4460,6159761416</text:p>
          </table:table-cell>
          <table:table-cell table:formula="of:=[.A412]*[.B412]" office:value-type="float" office:value="1837773.78217034">
            <text:p>1837773,78217034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4451.69474418932">
            <text:p>4451,6947441893</text:p>
          </table:table-cell>
          <table:table-cell table:formula="of:=[.A413]*[.B413]" office:value-type="float" office:value="1838549.92935019">
            <text:p>1838549,92935019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4442.79135470094">
            <text:p>4442,7913547009</text:p>
          </table:table-cell>
          <table:table-cell table:formula="of:=[.A414]*[.B414]" office:value-type="float" office:value="1839315.62084619">
            <text:p>1839315,62084619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4433.90577199154">
            <text:p>4433,9057719915</text:p>
          </table:table-cell>
          <table:table-cell table:formula="of:=[.A415]*[.B415]" office:value-type="float" office:value="1840070.89537649">
            <text:p>1840070,89537649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4425.03796044756">
            <text:p>4425,0379604476</text:p>
          </table:table-cell>
          <table:table-cell table:formula="of:=[.A416]*[.B416]" office:value-type="float" office:value="1840815.79154618">
            <text:p>1840815,79154618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4416.18788452666">
            <text:p>4416,1878845267</text:p>
          </table:table-cell>
          <table:table-cell table:formula="of:=[.A417]*[.B417]" office:value-type="float" office:value="1841550.34784762">
            <text:p>1841550,34784762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4407.35550875761">
            <text:p>4407,3555087576</text:p>
          </table:table-cell>
          <table:table-cell table:formula="of:=[.A418]*[.B418]" office:value-type="float" office:value="1842274.60266068">
            <text:p>1842274,60266068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4398.54079774009">
            <text:p>4398,5407977401</text:p>
          </table:table-cell>
          <table:table-cell table:formula="of:=[.A419]*[.B419]" office:value-type="float" office:value="1842988.5942531">
            <text:p>1842988,5942531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4389.74371614461">
            <text:p>4389,7437161446</text:p>
          </table:table-cell>
          <table:table-cell table:formula="of:=[.A420]*[.B420]" office:value-type="float" office:value="1843692.36078074">
            <text:p>1843692,36078074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4380.96422871232">
            <text:p>4380,9642287123</text:p>
          </table:table-cell>
          <table:table-cell table:formula="of:=[.A421]*[.B421]" office:value-type="float" office:value="1844385.94028789">
            <text:p>1844385,94028789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4372.2023002549">
            <text:p>4372,2023002549</text:p>
          </table:table-cell>
          <table:table-cell table:formula="of:=[.A422]*[.B422]" office:value-type="float" office:value="1845069.37070757">
            <text:p>1845069,37070757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4363.45789565439">
            <text:p>4363,4578956544</text:p>
          </table:table-cell>
          <table:table-cell table:formula="of:=[.A423]*[.B423]" office:value-type="float" office:value="1845742.68986181">
            <text:p>1845742,68986181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4354.73097986308">
            <text:p>4354,7309798631</text:p>
          </table:table-cell>
          <table:table-cell table:formula="of:=[.A424]*[.B424]" office:value-type="float" office:value="1846405.93546195">
            <text:p>1846405,93546195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4346.02151790335">
            <text:p>4346,0215179034</text:p>
          </table:table-cell>
          <table:table-cell table:formula="of:=[.A425]*[.B425]" office:value-type="float" office:value="1847059.14510892">
            <text:p>1847059,14510892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4337.32947486755">
            <text:p>4337,3294748676</text:p>
          </table:table-cell>
          <table:table-cell table:formula="of:=[.A426]*[.B426]" office:value-type="float" office:value="1847702.35629357">
            <text:p>1847702,35629357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4328.65481591781">
            <text:p>4328,6548159178</text:p>
          </table:table-cell>
          <table:table-cell table:formula="of:=[.A427]*[.B427]" office:value-type="float" office:value="1848335.60639691">
            <text:p>1848335,60639691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4319.99750628598">
            <text:p>4319,997506286</text:p>
          </table:table-cell>
          <table:table-cell table:formula="of:=[.A428]*[.B428]" office:value-type="float" office:value="1848958.9326904">
            <text:p>1848958,9326904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4311.3575112734">
            <text:p>4311,3575112734</text:p>
          </table:table-cell>
          <table:table-cell table:formula="of:=[.A429]*[.B429]" office:value-type="float" office:value="1849572.37233629">
            <text:p>1849572,37233629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4302.73479625086">
            <text:p>4302,7347962509</text:p>
          </table:table-cell>
          <table:table-cell table:formula="of:=[.A430]*[.B430]" office:value-type="float" office:value="1850175.96238787">
            <text:p>1850175,96238787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4294.12932665836">
            <text:p>4294,1293266584</text:p>
          </table:table-cell>
          <table:table-cell table:formula="of:=[.A431]*[.B431]" office:value-type="float" office:value="1850769.73978975">
            <text:p>1850769,73978975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4285.54106800504">
            <text:p>4285,541068005</text:p>
          </table:table-cell>
          <table:table-cell table:formula="of:=[.A432]*[.B432]" office:value-type="float" office:value="1851353.74137818">
            <text:p>1851353,74137818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4276.96998586903">
            <text:p>4276,969985869</text:p>
          </table:table-cell>
          <table:table-cell table:formula="of:=[.A433]*[.B433]" office:value-type="float" office:value="1851928.00388129">
            <text:p>1851928,00388129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4268.41604589729">
            <text:p>4268,4160458973</text:p>
          </table:table-cell>
          <table:table-cell table:formula="of:=[.A434]*[.B434]" office:value-type="float" office:value="1852492.56391942">
            <text:p>1852492,56391942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4259.8792138055">
            <text:p>4259,8792138055</text:p>
          </table:table-cell>
          <table:table-cell table:formula="of:=[.A435]*[.B435]" office:value-type="float" office:value="1853047.45800539">
            <text:p>1853047,45800539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4251.35945537788">
            <text:p>4251,3594553779</text:p>
          </table:table-cell>
          <table:table-cell table:formula="of:=[.A436]*[.B436]" office:value-type="float" office:value="1853592.72254476">
            <text:p>1853592,72254476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4242.85673646713">
            <text:p>4242,8567364671</text:p>
          </table:table-cell>
          <table:table-cell table:formula="of:=[.A437]*[.B437]" office:value-type="float" office:value="1854128.39383614">
            <text:p>1854128,39383614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4234.37102299419">
            <text:p>4234,3710229942</text:p>
          </table:table-cell>
          <table:table-cell table:formula="of:=[.A438]*[.B438]" office:value-type="float" office:value="1854654.50807146">
            <text:p>1854654,50807146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4225.90228094821">
            <text:p>4225,9022809482</text:p>
          </table:table-cell>
          <table:table-cell table:formula="of:=[.A439]*[.B439]" office:value-type="float" office:value="1855171.10133626">
            <text:p>1855171,10133626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4217.45047638631">
            <text:p>4217,4504763863</text:p>
          </table:table-cell>
          <table:table-cell table:formula="of:=[.A440]*[.B440]" office:value-type="float" office:value="1855678.20960998">
            <text:p>1855678,20960998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4209.01557543354">
            <text:p>4209,0155754335</text:p>
          </table:table-cell>
          <table:table-cell table:formula="of:=[.A441]*[.B441]" office:value-type="float" office:value="1856175.86876619">
            <text:p>1856175,86876619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4200.59754428267">
            <text:p>4200,5975442827</text:p>
          </table:table-cell>
          <table:table-cell table:formula="of:=[.A442]*[.B442]" office:value-type="float" office:value="1856664.11457294">
            <text:p>1856664,11457294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4192.19634919411">
            <text:p>4192,1963491941</text:p>
          </table:table-cell>
          <table:table-cell table:formula="of:=[.A443]*[.B443]" office:value-type="float" office:value="1857142.98269299">
            <text:p>1857142,98269299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4183.81195649572">
            <text:p>4183,8119564957</text:p>
          </table:table-cell>
          <table:table-cell table:formula="of:=[.A444]*[.B444]" office:value-type="float" office:value="1857612.5086841">
            <text:p>1857612,5086841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4175.44433258273">
            <text:p>4175,4443325827</text:p>
          </table:table-cell>
          <table:table-cell table:formula="of:=[.A445]*[.B445]" office:value-type="float" office:value="1858072.72799931">
            <text:p>1858072,72799931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4167.09344391756">
            <text:p>4167,0934439176</text:p>
          </table:table-cell>
          <table:table-cell table:formula="of:=[.A446]*[.B446]" office:value-type="float" office:value="1858523.67598723">
            <text:p>1858523,67598723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4158.75925702972">
            <text:p>4158,7592570297</text:p>
          </table:table-cell>
          <table:table-cell table:formula="of:=[.A447]*[.B447]" office:value-type="float" office:value="1858965.38789229">
            <text:p>1858965,38789229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4150.44173851566">
            <text:p>4150,4417385157</text:p>
          </table:table-cell>
          <table:table-cell table:formula="of:=[.A448]*[.B448]" office:value-type="float" office:value="1859397.89885502">
            <text:p>1859397,89885502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4142.14085503863">
            <text:p>4142,1408550386</text:p>
          </table:table-cell>
          <table:table-cell table:formula="of:=[.A449]*[.B449]" office:value-type="float" office:value="1859821.24391235">
            <text:p>1859821,24391235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4133.85657332856">
            <text:p>4133,8565733286</text:p>
          </table:table-cell>
          <table:table-cell table:formula="of:=[.A450]*[.B450]" office:value-type="float" office:value="1860235.45799785">
            <text:p>1860235,45799785</text:p>
          </table:table-cell>
          <table:table-cell table:number-columns-repeated="2"/>
        </table:table-row>
      </table:table>
      <table:table table:name="2016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10067">
            <text:p>10067</text:p>
          </table:table-cell>
          <table:table-cell table:formula="of:=[.A1]*[.B1]" office:value-type="float" office:value="10067">
            <text:p>10067</text:p>
          </table:table-cell>
          <table:table-cell office:value-type="float" office:value="10067">
            <text:p>10067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10067">
            <text:p>10067</text:p>
          </table:table-cell>
          <table:table-cell table:formula="of:=[.A2]*[.B2]" office:value-type="float" office:value="20134">
            <text:p>2013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10067">
            <text:p>10067</text:p>
          </table:table-cell>
          <table:table-cell table:formula="of:=[.A3]*[.B3]" office:value-type="float" office:value="30201">
            <text:p>3020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10067">
            <text:p>10067</text:p>
          </table:table-cell>
          <table:table-cell table:formula="of:=[.A4]*[.B4]" office:value-type="float" office:value="40268">
            <text:p>4026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10067">
            <text:p>10067</text:p>
          </table:table-cell>
          <table:table-cell table:formula="of:=[.A5]*[.B5]" office:value-type="float" office:value="50335">
            <text:p>5033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10067">
            <text:p>10067</text:p>
          </table:table-cell>
          <table:table-cell table:formula="of:=[.A6]*[.B6]" office:value-type="float" office:value="60402">
            <text:p>6040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10067">
            <text:p>10067</text:p>
          </table:table-cell>
          <table:table-cell table:formula="of:=[.A7]*[.B7]" office:value-type="float" office:value="70469">
            <text:p>7046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10067">
            <text:p>10067</text:p>
          </table:table-cell>
          <table:table-cell table:formula="of:=[.A8]*[.B8]" office:value-type="float" office:value="80536">
            <text:p>8053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10067">
            <text:p>10067</text:p>
          </table:table-cell>
          <table:table-cell table:formula="of:=[.A9]*[.B9]" office:value-type="float" office:value="90603">
            <text:p>9060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10067">
            <text:p>10067</text:p>
          </table:table-cell>
          <table:table-cell table:formula="of:=[.A10]*[.B10]" office:value-type="float" office:value="100670">
            <text:p>10067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10067">
            <text:p>10067</text:p>
          </table:table-cell>
          <table:table-cell table:formula="of:=[.A11]*[.B11]" office:value-type="float" office:value="110737">
            <text:p>11073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10067">
            <text:p>10067</text:p>
          </table:table-cell>
          <table:table-cell table:formula="of:=[.A12]*[.B12]" office:value-type="float" office:value="120804">
            <text:p>12080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10067">
            <text:p>10067</text:p>
          </table:table-cell>
          <table:table-cell table:formula="of:=[.A13]*[.B13]" office:value-type="float" office:value="130871">
            <text:p>13087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10067">
            <text:p>10067</text:p>
          </table:table-cell>
          <table:table-cell table:formula="of:=[.A14]*[.B14]" office:value-type="float" office:value="140938">
            <text:p>14093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10067">
            <text:p>10067</text:p>
          </table:table-cell>
          <table:table-cell table:formula="of:=[.A15]*[.B15]" office:value-type="float" office:value="151005">
            <text:p>15100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10067">
            <text:p>10067</text:p>
          </table:table-cell>
          <table:table-cell table:formula="of:=[.A16]*[.B16]" office:value-type="float" office:value="161072">
            <text:p>16107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10067">
            <text:p>10067</text:p>
          </table:table-cell>
          <table:table-cell table:formula="of:=[.A17]*[.B17]" office:value-type="float" office:value="171139">
            <text:p>17113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10067">
            <text:p>10067</text:p>
          </table:table-cell>
          <table:table-cell table:formula="of:=[.A18]*[.B18]" office:value-type="float" office:value="181206">
            <text:p>1812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10067">
            <text:p>10067</text:p>
          </table:table-cell>
          <table:table-cell table:formula="of:=[.A19]*[.B19]" office:value-type="float" office:value="191273">
            <text:p>19127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10067">
            <text:p>10067</text:p>
          </table:table-cell>
          <table:table-cell table:formula="of:=[.A20]*[.B20]" office:value-type="float" office:value="201340">
            <text:p>20134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10067">
            <text:p>10067</text:p>
          </table:table-cell>
          <table:table-cell table:formula="of:=[.A21]*[.B21]" office:value-type="float" office:value="211407">
            <text:p>21140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10067">
            <text:p>10067</text:p>
          </table:table-cell>
          <table:table-cell table:formula="of:=[.A22]*[.B22]" office:value-type="float" office:value="221474">
            <text:p>221474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10067">
            <text:p>10067</text:p>
          </table:table-cell>
          <table:table-cell table:formula="of:=[.A23]*[.B23]" office:value-type="float" office:value="231541">
            <text:p>23154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10067">
            <text:p>10067</text:p>
          </table:table-cell>
          <table:table-cell table:formula="of:=[.A24]*[.B24]" office:value-type="float" office:value="241608">
            <text:p>24160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10067">
            <text:p>10067</text:p>
          </table:table-cell>
          <table:table-cell table:formula="of:=[.A25]*[.B25]" office:value-type="float" office:value="251675">
            <text:p>25167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10046.866">
            <text:p>10046,866</text:p>
          </table:table-cell>
          <table:table-cell table:formula="of:=[.A26]*[.B26]" office:value-type="float" office:value="261218.516">
            <text:p>261218,51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10026.772268">
            <text:p>10026,772268</text:p>
          </table:table-cell>
          <table:table-cell table:formula="of:=[.A27]*[.B27]" office:value-type="float" office:value="270722.851236">
            <text:p>270722,85123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10006.718723464">
            <text:p>10006,718723464</text:p>
          </table:table-cell>
          <table:table-cell table:formula="of:=[.A28]*[.B28]" office:value-type="float" office:value="280188.124256992">
            <text:p>280188,12425699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9986.70528601707">
            <text:p>9986,7052860171</text:p>
          </table:table-cell>
          <table:table-cell table:formula="of:=[.A29]*[.B29]" office:value-type="float" office:value="289614.453294495">
            <text:p>289614,45329449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9966.73187544504">
            <text:p>9966,731875445</text:p>
          </table:table-cell>
          <table:table-cell table:formula="of:=[.A30]*[.B30]" office:value-type="float" office:value="299001.956263351">
            <text:p>299001,95626335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9946.79841169415">
            <text:p>9946,7984116942</text:p>
          </table:table-cell>
          <table:table-cell table:formula="of:=[.A31]*[.B31]" office:value-type="float" office:value="308350.750762519">
            <text:p>308350,75076251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9926.90481487076">
            <text:p>9926,9048148708</text:p>
          </table:table-cell>
          <table:table-cell table:formula="of:=[.A32]*[.B32]" office:value-type="float" office:value="317660.954075864">
            <text:p>317660,954075864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9907.05100524102">
            <text:p>9907,051005241</text:p>
          </table:table-cell>
          <table:table-cell table:formula="of:=[.A33]*[.B33]" office:value-type="float" office:value="326932.683172954">
            <text:p>326932,683172954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9887.23690323054">
            <text:p>9887,2369032305</text:p>
          </table:table-cell>
          <table:table-cell table:formula="of:=[.A34]*[.B34]" office:value-type="float" office:value="336166.054709838">
            <text:p>336166,05470983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9867.46242942408">
            <text:p>9867,4624294241</text:p>
          </table:table-cell>
          <table:table-cell table:formula="of:=[.A35]*[.B35]" office:value-type="float" office:value="345361.185029843">
            <text:p>345361,185029843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9847.72750456523">
            <text:p>9847,7275045652</text:p>
          </table:table-cell>
          <table:table-cell table:formula="of:=[.A36]*[.B36]" office:value-type="float" office:value="354518.190164348">
            <text:p>354518,19016434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9828.03204955609">
            <text:p>9828,0320495561</text:p>
          </table:table-cell>
          <table:table-cell table:formula="of:=[.A37]*[.B37]" office:value-type="float" office:value="363637.185833576">
            <text:p>363637,18583357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9808.37598545698">
            <text:p>9808,375985457</text:p>
          </table:table-cell>
          <table:table-cell table:formula="of:=[.A38]*[.B38]" office:value-type="float" office:value="372718.287447365">
            <text:p>372718,28744736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9788.75923348607">
            <text:p>9788,7592334861</text:p>
          </table:table-cell>
          <table:table-cell table:formula="of:=[.A39]*[.B39]" office:value-type="float" office:value="381761.610105957">
            <text:p>381761,61010595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9769.1817150191">
            <text:p>9769,1817150191</text:p>
          </table:table-cell>
          <table:table-cell table:formula="of:=[.A40]*[.B40]" office:value-type="float" office:value="390767.268600764">
            <text:p>390767,268600764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9749.64335158906">
            <text:p>9749,6433515891</text:p>
          </table:table-cell>
          <table:table-cell table:formula="of:=[.A41]*[.B41]" office:value-type="float" office:value="399735.377415151">
            <text:p>399735,37741515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9730.14406488588">
            <text:p>9730,1440648859</text:p>
          </table:table-cell>
          <table:table-cell table:formula="of:=[.A42]*[.B42]" office:value-type="float" office:value="408666.050725207">
            <text:p>408666,050725207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9710.68377675611">
            <text:p>9710,6837767561</text:p>
          </table:table-cell>
          <table:table-cell table:formula="of:=[.A43]*[.B43]" office:value-type="float" office:value="417559.402400513">
            <text:p>417559,40240051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9691.2624092026">
            <text:p>9691,2624092026</text:p>
          </table:table-cell>
          <table:table-cell table:formula="of:=[.A44]*[.B44]" office:value-type="float" office:value="426415.546004914">
            <text:p>426415,54600491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9671.87988438419">
            <text:p>9671,8798843842</text:p>
          </table:table-cell>
          <table:table-cell table:formula="of:=[.A45]*[.B45]" office:value-type="float" office:value="435234.594797289">
            <text:p>435234,594797289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9652.53612461542">
            <text:p>9652,5361246154</text:p>
          </table:table-cell>
          <table:table-cell table:formula="of:=[.A46]*[.B46]" office:value-type="float" office:value="444016.661732309">
            <text:p>444016,661732309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9633.23105236619">
            <text:p>9633,2310523662</text:p>
          </table:table-cell>
          <table:table-cell table:formula="of:=[.A47]*[.B47]" office:value-type="float" office:value="452761.859461211">
            <text:p>452761,859461211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9613.96459026146">
            <text:p>9613,9645902615</text:p>
          </table:table-cell>
          <table:table-cell table:formula="of:=[.A48]*[.B48]" office:value-type="float" office:value="461470.30033255">
            <text:p>461470,3003325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9594.73666108094">
            <text:p>9594,7366610809</text:p>
          </table:table-cell>
          <table:table-cell table:formula="of:=[.A49]*[.B49]" office:value-type="float" office:value="470142.096392966">
            <text:p>470142,09639296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9575.54718775878">
            <text:p>9575,5471877588</text:p>
          </table:table-cell>
          <table:table-cell table:formula="of:=[.A50]*[.B50]" office:value-type="float" office:value="478777.359387939">
            <text:p>478777,35938793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9556.39609338326">
            <text:p>9556,3960933833</text:p>
          </table:table-cell>
          <table:table-cell table:formula="of:=[.A51]*[.B51]" office:value-type="float" office:value="487376.200762546">
            <text:p>487376,20076254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9537.28330119649">
            <text:p>9537,2833011965</text:p>
          </table:table-cell>
          <table:table-cell table:formula="of:=[.A52]*[.B52]" office:value-type="float" office:value="495938.731662218">
            <text:p>495938,731662218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9518.2087345941">
            <text:p>9518,2087345941</text:p>
          </table:table-cell>
          <table:table-cell table:formula="of:=[.A53]*[.B53]" office:value-type="float" office:value="504465.062933487">
            <text:p>504465,062933487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9499.17231712491">
            <text:p>9499,1723171249</text:p>
          </table:table-cell>
          <table:table-cell table:formula="of:=[.A54]*[.B54]" office:value-type="float" office:value="512955.305124745">
            <text:p>512955,30512474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9480.17397249066">
            <text:p>9480,1739724907</text:p>
          </table:table-cell>
          <table:table-cell table:formula="of:=[.A55]*[.B55]" office:value-type="float" office:value="521409.568486986">
            <text:p>521409,568486986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9461.21362454568">
            <text:p>9461,2136245457</text:p>
          </table:table-cell>
          <table:table-cell table:formula="of:=[.A56]*[.B56]" office:value-type="float" office:value="529827.962974558">
            <text:p>529827,96297455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9442.29119729659">
            <text:p>9442,2911972966</text:p>
          </table:table-cell>
          <table:table-cell table:formula="of:=[.A57]*[.B57]" office:value-type="float" office:value="538210.598245906">
            <text:p>538210,598245906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9423.40661490199">
            <text:p>9423,406614902</text:p>
          </table:table-cell>
          <table:table-cell table:formula="of:=[.A58]*[.B58]" office:value-type="float" office:value="546557.583664316">
            <text:p>546557,58366431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9404.55980167219">
            <text:p>9404,5598016722</text:p>
          </table:table-cell>
          <table:table-cell table:formula="of:=[.A59]*[.B59]" office:value-type="float" office:value="554869.028298659">
            <text:p>554869,02829865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9385.75068206885">
            <text:p>9385,7506820689</text:p>
          </table:table-cell>
          <table:table-cell table:formula="of:=[.A60]*[.B60]" office:value-type="float" office:value="563145.040924131">
            <text:p>563145,04092413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9366.97918070471">
            <text:p>9366,9791807047</text:p>
          </table:table-cell>
          <table:table-cell table:formula="of:=[.A61]*[.B61]" office:value-type="float" office:value="571385.730022987">
            <text:p>571385,73002298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9348.2452223433">
            <text:p>9348,2452223433</text:p>
          </table:table-cell>
          <table:table-cell table:formula="of:=[.A62]*[.B62]" office:value-type="float" office:value="579591.203785284">
            <text:p>579591,20378528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9329.54873189861">
            <text:p>9329,5487318986</text:p>
          </table:table-cell>
          <table:table-cell table:formula="of:=[.A63]*[.B63]" office:value-type="float" office:value="587761.570109612">
            <text:p>587761,570109612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9310.88963443481">
            <text:p>9310,8896344348</text:p>
          </table:table-cell>
          <table:table-cell table:formula="of:=[.A64]*[.B64]" office:value-type="float" office:value="595896.936603828">
            <text:p>595896,936603828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9292.26785516594">
            <text:p>9292,267855166</text:p>
          </table:table-cell>
          <table:table-cell table:formula="of:=[.A65]*[.B65]" office:value-type="float" office:value="603997.410585786">
            <text:p>603997,410585786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9273.68331945561">
            <text:p>9273,6833194556</text:p>
          </table:table-cell>
          <table:table-cell table:formula="of:=[.A66]*[.B66]" office:value-type="float" office:value="612063.09908407">
            <text:p>612063,09908407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9255.1359528167">
            <text:p>9255,1359528167</text:p>
          </table:table-cell>
          <table:table-cell table:formula="of:=[.A67]*[.B67]" office:value-type="float" office:value="620094.108838719">
            <text:p>620094,108838719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9236.62568091107">
            <text:p>9236,6256809111</text:p>
          </table:table-cell>
          <table:table-cell table:formula="of:=[.A68]*[.B68]" office:value-type="float" office:value="628090.546301953">
            <text:p>628090,54630195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9218.15242954925">
            <text:p>9218,1524295493</text:p>
          </table:table-cell>
          <table:table-cell table:formula="of:=[.A69]*[.B69]" office:value-type="float" office:value="636052.517638898">
            <text:p>636052,517638898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9199.71612469015">
            <text:p>9199,7161246902</text:p>
          </table:table-cell>
          <table:table-cell table:formula="of:=[.A70]*[.B70]" office:value-type="float" office:value="643980.12872831">
            <text:p>643980,12872831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9181.31669244077">
            <text:p>9181,3166924408</text:p>
          </table:table-cell>
          <table:table-cell table:formula="of:=[.A71]*[.B71]" office:value-type="float" office:value="651873.485163295">
            <text:p>651873,485163295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9162.95405905588">
            <text:p>9162,9540590559</text:p>
          </table:table-cell>
          <table:table-cell table:formula="of:=[.A72]*[.B72]" office:value-type="float" office:value="659732.692252024">
            <text:p>659732,69225202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9144.62815093777">
            <text:p>9144,6281509378</text:p>
          </table:table-cell>
          <table:table-cell table:formula="of:=[.A73]*[.B73]" office:value-type="float" office:value="667557.855018457">
            <text:p>667557,855018457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9126.3388946359">
            <text:p>9126,3388946359</text:p>
          </table:table-cell>
          <table:table-cell table:formula="of:=[.A74]*[.B74]" office:value-type="float" office:value="675349.078203056">
            <text:p>675349,078203056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9108.08621684662">
            <text:p>9108,0862168466</text:p>
          </table:table-cell>
          <table:table-cell table:formula="of:=[.A75]*[.B75]" office:value-type="float" office:value="683106.466263497">
            <text:p>683106,46626349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9089.87004441293">
            <text:p>9089,8700444129</text:p>
          </table:table-cell>
          <table:table-cell table:formula="of:=[.A76]*[.B76]" office:value-type="float" office:value="690830.123375383">
            <text:p>690830,123375383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9071.69030432411">
            <text:p>9071,6903043241</text:p>
          </table:table-cell>
          <table:table-cell table:formula="of:=[.A77]*[.B77]" office:value-type="float" office:value="698520.153432956">
            <text:p>698520,153432956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9053.54692371546">
            <text:p>9053,5469237155</text:p>
          </table:table-cell>
          <table:table-cell table:formula="of:=[.A78]*[.B78]" office:value-type="float" office:value="706176.660049806">
            <text:p>706176,660049806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9035.43982986803">
            <text:p>9035,439829868</text:p>
          </table:table-cell>
          <table:table-cell table:formula="of:=[.A79]*[.B79]" office:value-type="float" office:value="713799.746559574">
            <text:p>713799,746559574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9017.36895020829">
            <text:p>9017,3689502083</text:p>
          </table:table-cell>
          <table:table-cell table:formula="of:=[.A80]*[.B80]" office:value-type="float" office:value="721389.516016663">
            <text:p>721389,516016663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8999.33421230788">
            <text:p>8999,3342123079</text:p>
          </table:table-cell>
          <table:table-cell table:formula="of:=[.A81]*[.B81]" office:value-type="float" office:value="728946.071196938">
            <text:p>728946,07119693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8981.33554388326">
            <text:p>8981,3355438833</text:p>
          </table:table-cell>
          <table:table-cell table:formula="of:=[.A82]*[.B82]" office:value-type="float" office:value="736469.514598427">
            <text:p>736469,514598427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8963.37287279549">
            <text:p>8963,3728727955</text:p>
          </table:table-cell>
          <table:table-cell table:formula="of:=[.A83]*[.B83]" office:value-type="float" office:value="743959.948442026">
            <text:p>743959,948442026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8945.4461270499">
            <text:p>8945,4461270499</text:p>
          </table:table-cell>
          <table:table-cell table:formula="of:=[.A84]*[.B84]" office:value-type="float" office:value="751417.474672192">
            <text:p>751417,47467219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8927.5552347958">
            <text:p>8927,5552347958</text:p>
          </table:table-cell>
          <table:table-cell table:formula="of:=[.A85]*[.B85]" office:value-type="float" office:value="758842.194957643">
            <text:p>758842,194957643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8909.70012432621">
            <text:p>8909,7001243262</text:p>
          </table:table-cell>
          <table:table-cell table:formula="of:=[.A86]*[.B86]" office:value-type="float" office:value="766234.210692054">
            <text:p>766234,210692054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8891.88072407756">
            <text:p>8891,8807240776</text:p>
          </table:table-cell>
          <table:table-cell table:formula="of:=[.A87]*[.B87]" office:value-type="float" office:value="773593.622994748">
            <text:p>773593,622994748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8874.0969626294">
            <text:p>8874,0969626294</text:p>
          </table:table-cell>
          <table:table-cell table:formula="of:=[.A88]*[.B88]" office:value-type="float" office:value="780920.532711387">
            <text:p>780920,532711387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8856.34876870414">
            <text:p>8856,3487687041</text:p>
          </table:table-cell>
          <table:table-cell table:formula="of:=[.A89]*[.B89]" office:value-type="float" office:value="788215.040414669">
            <text:p>788215,04041466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8838.63607116673">
            <text:p>8838,6360711667</text:p>
          </table:table-cell>
          <table:table-cell table:formula="of:=[.A90]*[.B90]" office:value-type="float" office:value="795477.246405006">
            <text:p>795477,24640500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8820.9587990244">
            <text:p>8820,9587990244</text:p>
          </table:table-cell>
          <table:table-cell table:formula="of:=[.A91]*[.B91]" office:value-type="float" office:value="802707.250711221">
            <text:p>802707,25071122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8803.31688142635">
            <text:p>8803,3168814264</text:p>
          </table:table-cell>
          <table:table-cell table:formula="of:=[.A92]*[.B92]" office:value-type="float" office:value="809905.153091224">
            <text:p>809905,15309122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8785.7102476635">
            <text:p>8785,7102476635</text:p>
          </table:table-cell>
          <table:table-cell table:formula="of:=[.A93]*[.B93]" office:value-type="float" office:value="817071.053032706">
            <text:p>817071,053032706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8768.13882716817">
            <text:p>8768,1388271682</text:p>
          </table:table-cell>
          <table:table-cell table:formula="of:=[.A94]*[.B94]" office:value-type="float" office:value="824205.049753808">
            <text:p>824205,049753808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8750.60254951383">
            <text:p>8750,6025495138</text:p>
          </table:table-cell>
          <table:table-cell table:formula="of:=[.A95]*[.B95]" office:value-type="float" office:value="831307.242203814">
            <text:p>831307,242203814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8733.10134441481">
            <text:p>8733,1013444148</text:p>
          </table:table-cell>
          <table:table-cell table:formula="of:=[.A96]*[.B96]" office:value-type="float" office:value="838377.729063821">
            <text:p>838377,72906382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8715.63514172598">
            <text:p>8715,635141726</text:p>
          </table:table-cell>
          <table:table-cell table:formula="of:=[.A97]*[.B97]" office:value-type="float" office:value="845416.60874742">
            <text:p>845416,6087474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8698.20387144253">
            <text:p>8698,2038714425</text:p>
          </table:table-cell>
          <table:table-cell table:formula="of:=[.A98]*[.B98]" office:value-type="float" office:value="852423.979401367">
            <text:p>852423,979401367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8680.80746369964">
            <text:p>8680,8074636996</text:p>
          </table:table-cell>
          <table:table-cell table:formula="of:=[.A99]*[.B99]" office:value-type="float" office:value="859399.938906264">
            <text:p>859399,93890626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8663.44584877224">
            <text:p>8663,4458487723</text:p>
          </table:table-cell>
          <table:table-cell table:formula="of:=[.A100]*[.B100]" office:value-type="float" office:value="866344.584877224">
            <text:p>866344,584877224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8646.1189570747">
            <text:p>8646,1189570747</text:p>
          </table:table-cell>
          <table:table-cell table:formula="of:=[.A101]*[.B101]" office:value-type="float" office:value="873258.014664545">
            <text:p>873258,014664545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8628.82671916055">
            <text:p>8628,8267191606</text:p>
          </table:table-cell>
          <table:table-cell table:formula="of:=[.A102]*[.B102]" office:value-type="float" office:value="880140.325354376">
            <text:p>880140,325354376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8611.56906572223">
            <text:p>8611,5690657222</text:p>
          </table:table-cell>
          <table:table-cell table:formula="of:=[.A103]*[.B103]" office:value-type="float" office:value="886991.61376939">
            <text:p>886991,61376939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8594.34592759078">
            <text:p>8594,3459275908</text:p>
          </table:table-cell>
          <table:table-cell table:formula="of:=[.A104]*[.B104]" office:value-type="float" office:value="893811.976469442">
            <text:p>893811,97646944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8577.1572357356">
            <text:p>8577,1572357356</text:p>
          </table:table-cell>
          <table:table-cell table:formula="of:=[.A105]*[.B105]" office:value-type="float" office:value="900601.509752238">
            <text:p>900601,509752238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8560.00292126413">
            <text:p>8560,0029212641</text:p>
          </table:table-cell>
          <table:table-cell table:formula="of:=[.A106]*[.B106]" office:value-type="float" office:value="907360.309653998">
            <text:p>907360,309653998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8542.8829154216">
            <text:p>8542,8829154216</text:p>
          </table:table-cell>
          <table:table-cell table:formula="of:=[.A107]*[.B107]" office:value-type="float" office:value="914088.471950112">
            <text:p>914088,47195011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8525.79714959076">
            <text:p>8525,7971495908</text:p>
          </table:table-cell>
          <table:table-cell table:formula="of:=[.A108]*[.B108]" office:value-type="float" office:value="920786.092155802">
            <text:p>920786,092155802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8508.74555529158">
            <text:p>8508,7455552916</text:p>
          </table:table-cell>
          <table:table-cell table:formula="of:=[.A109]*[.B109]" office:value-type="float" office:value="927453.265526782">
            <text:p>927453,265526782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8491.728064181">
            <text:p>8491,728064181</text:p>
          </table:table-cell>
          <table:table-cell table:formula="of:=[.A110]*[.B110]" office:value-type="float" office:value="934090.087059909">
            <text:p>934090,087059909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8474.74460805263">
            <text:p>8474,7446080526</text:p>
          </table:table-cell>
          <table:table-cell table:formula="of:=[.A111]*[.B111]" office:value-type="float" office:value="940696.651493842">
            <text:p>940696,65149384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8457.79511883653">
            <text:p>8457,7951188365</text:p>
          </table:table-cell>
          <table:table-cell table:formula="of:=[.A112]*[.B112]" office:value-type="float" office:value="947273.053309691">
            <text:p>947273,053309691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8440.87952859885">
            <text:p>8440,8795285989</text:p>
          </table:table-cell>
          <table:table-cell table:formula="of:=[.A113]*[.B113]" office:value-type="float" office:value="953819.386731671">
            <text:p>953819,38673167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8423.99776954166">
            <text:p>8423,9977695417</text:p>
          </table:table-cell>
          <table:table-cell table:formula="of:=[.A114]*[.B114]" office:value-type="float" office:value="960335.745727749">
            <text:p>960335,74572774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8407.14977400257">
            <text:p>8407,1497740026</text:p>
          </table:table-cell>
          <table:table-cell table:formula="of:=[.A115]*[.B115]" office:value-type="float" office:value="966822.224010296">
            <text:p>966822,224010296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8390.33547445457">
            <text:p>8390,3354744546</text:p>
          </table:table-cell>
          <table:table-cell table:formula="of:=[.A116]*[.B116]" office:value-type="float" office:value="973278.91503673">
            <text:p>973278,91503673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8373.55480350566">
            <text:p>8373,5548035057</text:p>
          </table:table-cell>
          <table:table-cell table:formula="of:=[.A117]*[.B117]" office:value-type="float" office:value="979705.912010162">
            <text:p>979705,912010162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8356.80769389865">
            <text:p>8356,8076938987</text:p>
          </table:table-cell>
          <table:table-cell table:formula="of:=[.A118]*[.B118]" office:value-type="float" office:value="986103.307880041">
            <text:p>986103,307880041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8340.09407851085">
            <text:p>8340,0940785109</text:p>
          </table:table-cell>
          <table:table-cell table:formula="of:=[.A119]*[.B119]" office:value-type="float" office:value="992471.195342791">
            <text:p>992471,195342791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8323.41389035383">
            <text:p>8323,4138903538</text:p>
          </table:table-cell>
          <table:table-cell table:formula="of:=[.A120]*[.B120]" office:value-type="float" office:value="998809.66684246">
            <text:p>998809,6668424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8306.76706257312">
            <text:p>8306,7670625731</text:p>
          </table:table-cell>
          <table:table-cell table:formula="of:=[.A121]*[.B121]" office:value-type="float" office:value="1005118.81457135">
            <text:p>1005118,81457135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8290.15352844798">
            <text:p>8290,153528448</text:p>
          </table:table-cell>
          <table:table-cell table:formula="of:=[.A122]*[.B122]" office:value-type="float" office:value="1011398.73047065">
            <text:p>1011398,73047065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8273.57322139108">
            <text:p>8273,5732213911</text:p>
          </table:table-cell>
          <table:table-cell table:formula="of:=[.A123]*[.B123]" office:value-type="float" office:value="1017649.5062311">
            <text:p>1017649,5062311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8257.0260749483">
            <text:p>8257,0260749483</text:p>
          </table:table-cell>
          <table:table-cell table:formula="of:=[.A124]*[.B124]" office:value-type="float" office:value="1023871.23329359">
            <text:p>1023871,2332935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8240.5120227984">
            <text:p>8240,5120227984</text:p>
          </table:table-cell>
          <table:table-cell table:formula="of:=[.A125]*[.B125]" office:value-type="float" office:value="1030064.0028498">
            <text:p>1030064,0028498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8224.0309987528">
            <text:p>8224,0309987528</text:p>
          </table:table-cell>
          <table:table-cell table:formula="of:=[.A126]*[.B126]" office:value-type="float" office:value="1036227.90584285">
            <text:p>1036227,90584285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8207.5829367553">
            <text:p>8207,5829367553</text:p>
          </table:table-cell>
          <table:table-cell table:formula="of:=[.A127]*[.B127]" office:value-type="float" office:value="1042363.03296792">
            <text:p>1042363,03296792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8191.16777088179">
            <text:p>8191,1677708818</text:p>
          </table:table-cell>
          <table:table-cell table:formula="of:=[.A128]*[.B128]" office:value-type="float" office:value="1048469.47467287">
            <text:p>1048469,47467287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8174.78543534002">
            <text:p>8174,78543534</text:p>
          </table:table-cell>
          <table:table-cell table:formula="of:=[.A129]*[.B129]" office:value-type="float" office:value="1054547.32115886">
            <text:p>1054547,32115886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8158.43586446934">
            <text:p>8158,4358644694</text:p>
          </table:table-cell>
          <table:table-cell table:formula="of:=[.A130]*[.B130]" office:value-type="float" office:value="1060596.66238101">
            <text:p>1060596,66238101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8142.1189927404">
            <text:p>8142,1189927404</text:p>
          </table:table-cell>
          <table:table-cell table:formula="of:=[.A131]*[.B131]" office:value-type="float" office:value="1066617.58804899">
            <text:p>1066617,5880489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8125.83475475492">
            <text:p>8125,8347547549</text:p>
          </table:table-cell>
          <table:table-cell table:formula="of:=[.A132]*[.B132]" office:value-type="float" office:value="1072610.18762765">
            <text:p>1072610,18762765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8109.58308524541">
            <text:p>8109,5830852454</text:p>
          </table:table-cell>
          <table:table-cell table:formula="of:=[.A133]*[.B133]" office:value-type="float" office:value="1078574.55033764">
            <text:p>1078574,5503376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8093.36391907492">
            <text:p>8093,3639190749</text:p>
          </table:table-cell>
          <table:table-cell table:formula="of:=[.A134]*[.B134]" office:value-type="float" office:value="1084510.76515604">
            <text:p>1084510,76515604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8077.17719123677">
            <text:p>8077,1771912368</text:p>
          </table:table-cell>
          <table:table-cell table:formula="of:=[.A135]*[.B135]" office:value-type="float" office:value="1090418.92081696">
            <text:p>1090418,92081696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8061.0228368543">
            <text:p>8061,0228368543</text:p>
          </table:table-cell>
          <table:table-cell table:formula="of:=[.A136]*[.B136]" office:value-type="float" office:value="1096299.10581218">
            <text:p>1096299,10581218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8044.90079118059">
            <text:p>8044,9007911806</text:p>
          </table:table-cell>
          <table:table-cell table:formula="of:=[.A137]*[.B137]" office:value-type="float" office:value="1102151.40839174">
            <text:p>1102151,40839174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8028.81098959823">
            <text:p>8028,8109895982</text:p>
          </table:table-cell>
          <table:table-cell table:formula="of:=[.A138]*[.B138]" office:value-type="float" office:value="1107975.91656456">
            <text:p>1107975,91656456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8012.75336761903">
            <text:p>8012,753367619</text:p>
          </table:table-cell>
          <table:table-cell table:formula="of:=[.A139]*[.B139]" office:value-type="float" office:value="1113772.71809905">
            <text:p>1113772,71809905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7996.72786088379">
            <text:p>7996,7278608838</text:p>
          </table:table-cell>
          <table:table-cell table:formula="of:=[.A140]*[.B140]" office:value-type="float" office:value="1119541.90052373">
            <text:p>1119541,90052373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7980.73440516203">
            <text:p>7980,734405162</text:p>
          </table:table-cell>
          <table:table-cell table:formula="of:=[.A141]*[.B141]" office:value-type="float" office:value="1125283.55112785">
            <text:p>1125283,55112785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7964.7729363517">
            <text:p>7964,7729363517</text:p>
          </table:table-cell>
          <table:table-cell table:formula="of:=[.A142]*[.B142]" office:value-type="float" office:value="1130997.75696194">
            <text:p>1130997,75696194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7948.843390479">
            <text:p>7948,843390479</text:p>
          </table:table-cell>
          <table:table-cell table:formula="of:=[.A143]*[.B143]" office:value-type="float" office:value="1136684.6048385">
            <text:p>1136684,604838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7932.94570369804">
            <text:p>7932,9457036981</text:p>
          </table:table-cell>
          <table:table-cell table:formula="of:=[.A144]*[.B144]" office:value-type="float" office:value="1142344.18133252">
            <text:p>1142344,18133252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917.07981229065">
            <text:p>7917,0798122907</text:p>
          </table:table-cell>
          <table:table-cell table:formula="of:=[.A145]*[.B145]" office:value-type="float" office:value="1147976.57278214">
            <text:p>1147976,57278214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901.24565266606">
            <text:p>7901,2456526661</text:p>
          </table:table-cell>
          <table:table-cell table:formula="of:=[.A146]*[.B146]" office:value-type="float" office:value="1153581.86528925">
            <text:p>1153581,86528925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885.44316136073">
            <text:p>7885,4431613607</text:p>
          </table:table-cell>
          <table:table-cell table:formula="of:=[.A147]*[.B147]" office:value-type="float" office:value="1159160.14472003">
            <text:p>1159160,14472003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869.67227503801">
            <text:p>7869,672275038</text:p>
          </table:table-cell>
          <table:table-cell table:formula="of:=[.A148]*[.B148]" office:value-type="float" office:value="1164711.49670563">
            <text:p>1164711,49670563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853.93293048794">
            <text:p>7853,9329304879</text:p>
          </table:table-cell>
          <table:table-cell table:formula="of:=[.A149]*[.B149]" office:value-type="float" office:value="1170236.0066427">
            <text:p>1170236,006642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838.22506462696">
            <text:p>7838,225064627</text:p>
          </table:table-cell>
          <table:table-cell table:formula="of:=[.A150]*[.B150]" office:value-type="float" office:value="1175733.75969404">
            <text:p>1175733,75969404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822.5486144977">
            <text:p>7822,5486144977</text:p>
          </table:table-cell>
          <table:table-cell table:formula="of:=[.A151]*[.B151]" office:value-type="float" office:value="1181204.84078915">
            <text:p>1181204,84078915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806.90351726871">
            <text:p>7806,9035172687</text:p>
          </table:table-cell>
          <table:table-cell table:formula="of:=[.A152]*[.B152]" office:value-type="float" office:value="1186649.33462484">
            <text:p>1186649,33462484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791.28971023417">
            <text:p>7791,2897102342</text:p>
          </table:table-cell>
          <table:table-cell table:formula="of:=[.A153]*[.B153]" office:value-type="float" office:value="1192067.32566583">
            <text:p>1192067,32566583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7775.7071308137">
            <text:p>7775,7071308137</text:p>
          </table:table-cell>
          <table:table-cell table:formula="of:=[.A154]*[.B154]" office:value-type="float" office:value="1197458.89814531">
            <text:p>1197458,89814531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7760.15571655208">
            <text:p>7760,1557165521</text:p>
          </table:table-cell>
          <table:table-cell table:formula="of:=[.A155]*[.B155]" office:value-type="float" office:value="1202824.13606557">
            <text:p>1202824,13606557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7744.63540511897">
            <text:p>7744,635405119</text:p>
          </table:table-cell>
          <table:table-cell table:formula="of:=[.A156]*[.B156]" office:value-type="float" office:value="1208163.12319856">
            <text:p>1208163,12319856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7729.14613430873">
            <text:p>7729,1461343087</text:p>
          </table:table-cell>
          <table:table-cell table:formula="of:=[.A157]*[.B157]" office:value-type="float" office:value="1213475.94308647">
            <text:p>1213475,94308647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7713.68784204012">
            <text:p>7713,6878420401</text:p>
          </table:table-cell>
          <table:table-cell table:formula="of:=[.A158]*[.B158]" office:value-type="float" office:value="1218762.67904234">
            <text:p>1218762,67904234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7698.26046635604">
            <text:p>7698,260466356</text:p>
          </table:table-cell>
          <table:table-cell table:formula="of:=[.A159]*[.B159]" office:value-type="float" office:value="1224023.41415061">
            <text:p>1224023,41415061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7682.86394542332">
            <text:p>7682,8639454233</text:p>
          </table:table-cell>
          <table:table-cell table:formula="of:=[.A160]*[.B160]" office:value-type="float" office:value="1229258.23126773">
            <text:p>1229258,23126773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7667.49821753248">
            <text:p>7667,4982175325</text:p>
          </table:table-cell>
          <table:table-cell table:formula="of:=[.A161]*[.B161]" office:value-type="float" office:value="1234467.21302273">
            <text:p>1234467,21302273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7652.16322109741">
            <text:p>7652,1632210974</text:p>
          </table:table-cell>
          <table:table-cell table:formula="of:=[.A162]*[.B162]" office:value-type="float" office:value="1239650.44181778">
            <text:p>1239650,44181778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7636.85889465522">
            <text:p>7636,8588946552</text:p>
          </table:table-cell>
          <table:table-cell table:formula="of:=[.A163]*[.B163]" office:value-type="float" office:value="1244807.9998288">
            <text:p>1244807,9998288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7621.58517686591">
            <text:p>7621,5851768659</text:p>
          </table:table-cell>
          <table:table-cell table:formula="of:=[.A164]*[.B164]" office:value-type="float" office:value="1249939.96900601">
            <text:p>1249939,96900601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7606.34200651217">
            <text:p>7606,3420065122</text:p>
          </table:table-cell>
          <table:table-cell table:formula="of:=[.A165]*[.B165]" office:value-type="float" office:value="1255046.43107451">
            <text:p>1255046,43107451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7591.12932249915">
            <text:p>7591,1293224992</text:p>
          </table:table-cell>
          <table:table-cell table:formula="of:=[.A166]*[.B166]" office:value-type="float" office:value="1260127.46753486">
            <text:p>1260127,46753486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7575.94706385415">
            <text:p>7575,9470638542</text:p>
          </table:table-cell>
          <table:table-cell table:formula="of:=[.A167]*[.B167]" office:value-type="float" office:value="1265183.15966364">
            <text:p>1265183,15966364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7560.79516972644">
            <text:p>7560,7951697265</text:p>
          </table:table-cell>
          <table:table-cell table:formula="of:=[.A168]*[.B168]" office:value-type="float" office:value="1270213.58851404">
            <text:p>1270213,58851404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7545.67357938699">
            <text:p>7545,673579387</text:p>
          </table:table-cell>
          <table:table-cell table:formula="of:=[.A169]*[.B169]" office:value-type="float" office:value="1275218.8349164">
            <text:p>1275218,8349164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7530.58223222822">
            <text:p>7530,5822322282</text:p>
          </table:table-cell>
          <table:table-cell table:formula="of:=[.A170]*[.B170]" office:value-type="float" office:value="1280198.9794788">
            <text:p>1280198,9794788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7515.52106776376">
            <text:p>7515,5210677638</text:p>
          </table:table-cell>
          <table:table-cell table:formula="of:=[.A171]*[.B171]" office:value-type="float" office:value="1285154.1025876">
            <text:p>1285154,1025876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7500.49002562823">
            <text:p>7500,4900256282</text:p>
          </table:table-cell>
          <table:table-cell table:formula="of:=[.A172]*[.B172]" office:value-type="float" office:value="1290084.28440806">
            <text:p>1290084,2844080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7485.48904557698">
            <text:p>7485,489045577</text:p>
          </table:table-cell>
          <table:table-cell table:formula="of:=[.A173]*[.B173]" office:value-type="float" office:value="1294989.60488482">
            <text:p>1294989,60488482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7470.51806748582">
            <text:p>7470,5180674858</text:p>
          </table:table-cell>
          <table:table-cell table:formula="of:=[.A174]*[.B174]" office:value-type="float" office:value="1299870.14374253">
            <text:p>1299870,1437425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7455.57703135085">
            <text:p>7455,5770313509</text:p>
          </table:table-cell>
          <table:table-cell table:formula="of:=[.A175]*[.B175]" office:value-type="float" office:value="1304725.9804864">
            <text:p>1304725,9804864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7440.66587728815">
            <text:p>7440,6658772882</text:p>
          </table:table-cell>
          <table:table-cell table:formula="of:=[.A176]*[.B176]" office:value-type="float" office:value="1309557.19440271">
            <text:p>1309557,19440271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7425.78454553357">
            <text:p>7425,7845455336</text:p>
          </table:table-cell>
          <table:table-cell table:formula="of:=[.A177]*[.B177]" office:value-type="float" office:value="1314363.86455944">
            <text:p>1314363,86455944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7410.9329764425">
            <text:p>7410,9329764425</text:p>
          </table:table-cell>
          <table:table-cell table:formula="of:=[.A178]*[.B178]" office:value-type="float" office:value="1319146.06980677">
            <text:p>1319146,06980677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7396.11111048962">
            <text:p>7396,1111104896</text:p>
          </table:table-cell>
          <table:table-cell table:formula="of:=[.A179]*[.B179]" office:value-type="float" office:value="1323903.88877764">
            <text:p>1323903,8887776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7381.31888826864">
            <text:p>7381,3188882686</text:p>
          </table:table-cell>
          <table:table-cell table:formula="of:=[.A180]*[.B180]" office:value-type="float" office:value="1328637.39988836">
            <text:p>1328637,39988836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7366.5562504921">
            <text:p>7366,5562504921</text:p>
          </table:table-cell>
          <table:table-cell table:formula="of:=[.A181]*[.B181]" office:value-type="float" office:value="1333346.68133907">
            <text:p>1333346,68133907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7351.82313799112">
            <text:p>7351,8231379911</text:p>
          </table:table-cell>
          <table:table-cell table:formula="of:=[.A182]*[.B182]" office:value-type="float" office:value="1338031.81111438">
            <text:p>1338031,81111438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7337.11949171514">
            <text:p>7337,1194917151</text:p>
          </table:table-cell>
          <table:table-cell table:formula="of:=[.A183]*[.B183]" office:value-type="float" office:value="1342692.86698387">
            <text:p>1342692,86698387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7322.44525273171">
            <text:p>7322,4452527317</text:p>
          </table:table-cell>
          <table:table-cell table:formula="of:=[.A184]*[.B184]" office:value-type="float" office:value="1347329.92650263">
            <text:p>1347329,92650263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7307.80036222624">
            <text:p>7307,8003622263</text:p>
          </table:table-cell>
          <table:table-cell table:formula="of:=[.A185]*[.B185]" office:value-type="float" office:value="1351943.06701186">
            <text:p>1351943,06701186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7293.18476150179">
            <text:p>7293,1847615018</text:p>
          </table:table-cell>
          <table:table-cell table:formula="of:=[.A186]*[.B186]" office:value-type="float" office:value="1356532.36563933">
            <text:p>1356532,36563933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7278.59839197879">
            <text:p>7278,5983919788</text:p>
          </table:table-cell>
          <table:table-cell table:formula="of:=[.A187]*[.B187]" office:value-type="float" office:value="1361097.89930003">
            <text:p>1361097,89930003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7264.04119519483">
            <text:p>7264,0411951948</text:p>
          </table:table-cell>
          <table:table-cell table:formula="of:=[.A188]*[.B188]" office:value-type="float" office:value="1365639.74469663">
            <text:p>1365639,74469663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7249.51311280444">
            <text:p>7249,5131128044</text:p>
          </table:table-cell>
          <table:table-cell table:formula="of:=[.A189]*[.B189]" office:value-type="float" office:value="1370157.97832004">
            <text:p>1370157,97832004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7235.01408657883">
            <text:p>7235,0140865788</text:p>
          </table:table-cell>
          <table:table-cell table:formula="of:=[.A190]*[.B190]" office:value-type="float" office:value="1374652.67644998">
            <text:p>1374652,67644998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7220.54405840567">
            <text:p>7220,5440584057</text:p>
          </table:table-cell>
          <table:table-cell table:formula="of:=[.A191]*[.B191]" office:value-type="float" office:value="1379123.91515548">
            <text:p>1379123,91515548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7206.10297028886">
            <text:p>7206,1029702889</text:p>
          </table:table-cell>
          <table:table-cell table:formula="of:=[.A192]*[.B192]" office:value-type="float" office:value="1383571.77029546">
            <text:p>1383571,77029546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7191.69076434828">
            <text:p>7191,6907643483</text:p>
          </table:table-cell>
          <table:table-cell table:formula="of:=[.A193]*[.B193]" office:value-type="float" office:value="1387996.31751922">
            <text:p>1387996,31751922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7177.30738281959">
            <text:p>7177,3073828196</text:p>
          </table:table-cell>
          <table:table-cell table:formula="of:=[.A194]*[.B194]" office:value-type="float" office:value="1392397.632267">
            <text:p>1392397,632267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7162.95276805395">
            <text:p>7162,952768054</text:p>
          </table:table-cell>
          <table:table-cell table:formula="of:=[.A195]*[.B195]" office:value-type="float" office:value="1396775.78977052">
            <text:p>1396775,78977052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7148.62686251784">
            <text:p>7148,6268625179</text:p>
          </table:table-cell>
          <table:table-cell table:formula="of:=[.A196]*[.B196]" office:value-type="float" office:value="1401130.8650535">
            <text:p>1401130,8650535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7134.32960879281">
            <text:p>7134,3296087928</text:p>
          </table:table-cell>
          <table:table-cell table:formula="of:=[.A197]*[.B197]" office:value-type="float" office:value="1405462.93293218">
            <text:p>1405462,93293218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7120.06094957522">
            <text:p>7120,0609495752</text:p>
          </table:table-cell>
          <table:table-cell table:formula="of:=[.A198]*[.B198]" office:value-type="float" office:value="1409772.06801589">
            <text:p>1409772,06801589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7105.82082767607">
            <text:p>7105,8208276761</text:p>
          </table:table-cell>
          <table:table-cell table:formula="of:=[.A199]*[.B199]" office:value-type="float" office:value="1414058.34470754">
            <text:p>1414058,34470754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7091.60918602072">
            <text:p>7091,6091860207</text:p>
          </table:table-cell>
          <table:table-cell table:formula="of:=[.A200]*[.B200]" office:value-type="float" office:value="1418321.83720414">
            <text:p>1418321,83720414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7077.42596764868">
            <text:p>7077,4259676487</text:p>
          </table:table-cell>
          <table:table-cell table:formula="of:=[.A201]*[.B201]" office:value-type="float" office:value="1422562.61949738">
            <text:p>1422562,61949738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7063.27111571338">
            <text:p>7063,2711157134</text:p>
          </table:table-cell>
          <table:table-cell table:formula="of:=[.A202]*[.B202]" office:value-type="float" office:value="1426780.7653741">
            <text:p>1426780,7653741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7049.14457348195">
            <text:p>7049,144573482</text:p>
          </table:table-cell>
          <table:table-cell table:formula="of:=[.A203]*[.B203]" office:value-type="float" office:value="1430976.34841684">
            <text:p>1430976,34841684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7035.04628433499">
            <text:p>7035,046284335</text:p>
          </table:table-cell>
          <table:table-cell table:formula="of:=[.A204]*[.B204]" office:value-type="float" office:value="1435149.44200434">
            <text:p>1435149,44200434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7020.97619176632">
            <text:p>7020,9761917663</text:p>
          </table:table-cell>
          <table:table-cell table:formula="of:=[.A205]*[.B205]" office:value-type="float" office:value="1439300.1193121">
            <text:p>1439300,1193121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7006.93423938279">
            <text:p>7006,9342393828</text:p>
          </table:table-cell>
          <table:table-cell table:formula="of:=[.A206]*[.B206]" office:value-type="float" office:value="1443428.45331285">
            <text:p>1443428,45331285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6992.92037090402">
            <text:p>6992,920370904</text:p>
          </table:table-cell>
          <table:table-cell table:formula="of:=[.A207]*[.B207]" office:value-type="float" office:value="1447534.51677713">
            <text:p>1447534,51677713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6978.93453016221">
            <text:p>6978,9345301622</text:p>
          </table:table-cell>
          <table:table-cell table:formula="of:=[.A208]*[.B208]" office:value-type="float" office:value="1451618.38227374">
            <text:p>1451618,38227374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6964.97666110189">
            <text:p>6964,9766611019</text:p>
          </table:table-cell>
          <table:table-cell table:formula="of:=[.A209]*[.B209]" office:value-type="float" office:value="1455680.12217029">
            <text:p>1455680,12217029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6951.04670777968">
            <text:p>6951,0467077797</text:p>
          </table:table-cell>
          <table:table-cell table:formula="of:=[.A210]*[.B210]" office:value-type="float" office:value="1459719.80863373">
            <text:p>1459719,80863373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6937.14461436412">
            <text:p>6937,1446143641</text:p>
          </table:table-cell>
          <table:table-cell table:formula="of:=[.A211]*[.B211]" office:value-type="float" office:value="1463737.51363083">
            <text:p>1463737,51363083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6923.2703251354">
            <text:p>6923,2703251354</text:p>
          </table:table-cell>
          <table:table-cell table:formula="of:=[.A212]*[.B212]" office:value-type="float" office:value="1467733.3089287">
            <text:p>1467733,3089287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6909.42378448513">
            <text:p>6909,4237844851</text:p>
          </table:table-cell>
          <table:table-cell table:formula="of:=[.A213]*[.B213]" office:value-type="float" office:value="1471707.26609533">
            <text:p>1471707,26609533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6895.60493691616">
            <text:p>6895,6049369162</text:p>
          </table:table-cell>
          <table:table-cell table:formula="of:=[.A214]*[.B214]" office:value-type="float" office:value="1475659.45650006">
            <text:p>1475659,45650006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6881.81372704232">
            <text:p>6881,8137270423</text:p>
          </table:table-cell>
          <table:table-cell table:formula="of:=[.A215]*[.B215]" office:value-type="float" office:value="1479589.9513141">
            <text:p>1479589,9513141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6868.05009958824">
            <text:p>6868,0500995882</text:p>
          </table:table-cell>
          <table:table-cell table:formula="of:=[.A216]*[.B216]" office:value-type="float" office:value="1483498.82151106">
            <text:p>1483498,82151106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6854.31399938906">
            <text:p>6854,3139993891</text:p>
          </table:table-cell>
          <table:table-cell table:formula="of:=[.A217]*[.B217]" office:value-type="float" office:value="1487386.13786743">
            <text:p>1487386,13786743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6840.60537139028">
            <text:p>6840,6053713903</text:p>
          </table:table-cell>
          <table:table-cell table:formula="of:=[.A218]*[.B218]" office:value-type="float" office:value="1491251.97096308">
            <text:p>1491251,97096308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6826.9241606475">
            <text:p>6826,9241606475</text:p>
          </table:table-cell>
          <table:table-cell table:formula="of:=[.A219]*[.B219]" office:value-type="float" office:value="1495096.3911818">
            <text:p>1495096,3911818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6813.27031232621">
            <text:p>6813,2703123262</text:p>
          </table:table-cell>
          <table:table-cell table:formula="of:=[.A220]*[.B220]" office:value-type="float" office:value="1498919.46871177">
            <text:p>1498919,46871177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6799.64377170156">
            <text:p>6799,6437717016</text:p>
          </table:table-cell>
          <table:table-cell table:formula="of:=[.A221]*[.B221]" office:value-type="float" office:value="1502721.27354604">
            <text:p>1502721,27354604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6786.04448415815">
            <text:p>6786,0444841582</text:p>
          </table:table-cell>
          <table:table-cell table:formula="of:=[.A222]*[.B222]" office:value-type="float" office:value="1506501.87548311">
            <text:p>1506501,87548311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6772.47239518984">
            <text:p>6772,4723951898</text:p>
          </table:table-cell>
          <table:table-cell table:formula="of:=[.A223]*[.B223]" office:value-type="float" office:value="1510261.34412733">
            <text:p>1510261,34412733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6758.92745039946">
            <text:p>6758,9274503995</text:p>
          </table:table-cell>
          <table:table-cell table:formula="of:=[.A224]*[.B224]" office:value-type="float" office:value="1513999.74888948">
            <text:p>1513999,74888948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6745.40959549866">
            <text:p>6745,4095954987</text:p>
          </table:table-cell>
          <table:table-cell table:formula="of:=[.A225]*[.B225]" office:value-type="float" office:value="1517717.1589872">
            <text:p>1517717,1589872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6731.91877630766">
            <text:p>6731,9187763077</text:p>
          </table:table-cell>
          <table:table-cell table:formula="of:=[.A226]*[.B226]" office:value-type="float" office:value="1521413.64344553">
            <text:p>1521413,64344553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6718.45493875505">
            <text:p>6718,4549387551</text:p>
          </table:table-cell>
          <table:table-cell table:formula="of:=[.A227]*[.B227]" office:value-type="float" office:value="1525089.2710974">
            <text:p>1525089,2710974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6705.01802887754">
            <text:p>6705,0180288775</text:p>
          </table:table-cell>
          <table:table-cell table:formula="of:=[.A228]*[.B228]" office:value-type="float" office:value="1528744.11058408">
            <text:p>1528744,11058408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6691.60799281978">
            <text:p>6691,6079928198</text:p>
          </table:table-cell>
          <table:table-cell table:formula="of:=[.A229]*[.B229]" office:value-type="float" office:value="1532378.23035573">
            <text:p>1532378,23035573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6678.22477683414">
            <text:p>6678,2247768341</text:p>
          </table:table-cell>
          <table:table-cell table:formula="of:=[.A230]*[.B230]" office:value-type="float" office:value="1535991.69867185">
            <text:p>1535991,69867185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6664.86832728047">
            <text:p>6664,8683272805</text:p>
          </table:table-cell>
          <table:table-cell table:formula="of:=[.A231]*[.B231]" office:value-type="float" office:value="1539584.58360179">
            <text:p>1539584,58360179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6651.53859062591">
            <text:p>6651,5385906259</text:p>
          </table:table-cell>
          <table:table-cell table:formula="of:=[.A232]*[.B232]" office:value-type="float" office:value="1543156.95302521">
            <text:p>1543156,95302521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6638.23551344466">
            <text:p>6638,2355134447</text:p>
          </table:table-cell>
          <table:table-cell table:formula="of:=[.A233]*[.B233]" office:value-type="float" office:value="1546708.87463261">
            <text:p>1546708,87463261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6624.95904241777">
            <text:p>6624,9590424178</text:p>
          </table:table-cell>
          <table:table-cell table:formula="of:=[.A234]*[.B234]" office:value-type="float" office:value="1550240.41592576">
            <text:p>1550240,41592576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6611.70912433293">
            <text:p>6611,7091243329</text:p>
          </table:table-cell>
          <table:table-cell table:formula="of:=[.A235]*[.B235]" office:value-type="float" office:value="1553751.64421824">
            <text:p>1553751,64421824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6598.48570608427">
            <text:p>6598,4857060843</text:p>
          </table:table-cell>
          <table:table-cell table:formula="of:=[.A236]*[.B236]" office:value-type="float" office:value="1557242.62663589">
            <text:p>1557242,62663589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6585.2887346721">
            <text:p>6585,2887346721</text:p>
          </table:table-cell>
          <table:table-cell table:formula="of:=[.A237]*[.B237]" office:value-type="float" office:value="1560713.43011729">
            <text:p>1560713,43011729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6572.11815720276">
            <text:p>6572,1181572028</text:p>
          </table:table-cell>
          <table:table-cell table:formula="of:=[.A238]*[.B238]" office:value-type="float" office:value="1564164.12141426">
            <text:p>1564164,12141426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6558.97392088835">
            <text:p>6558,9739208884</text:p>
          </table:table-cell>
          <table:table-cell table:formula="of:=[.A239]*[.B239]" office:value-type="float" office:value="1567594.76709232">
            <text:p>1567594,76709232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6545.85597304657">
            <text:p>6545,8559730466</text:p>
          </table:table-cell>
          <table:table-cell table:formula="of:=[.A240]*[.B240]" office:value-type="float" office:value="1571005.43353118">
            <text:p>1571005,43353118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6532.76426110048">
            <text:p>6532,7642611005</text:p>
          </table:table-cell>
          <table:table-cell table:formula="of:=[.A241]*[.B241]" office:value-type="float" office:value="1574396.18692522">
            <text:p>1574396,18692522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6519.69873257828">
            <text:p>6519,6987325783</text:p>
          </table:table-cell>
          <table:table-cell table:formula="of:=[.A242]*[.B242]" office:value-type="float" office:value="1577767.09328394">
            <text:p>1577767,09328394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6506.65933511312">
            <text:p>6506,6593351131</text:p>
          </table:table-cell>
          <table:table-cell table:formula="of:=[.A243]*[.B243]" office:value-type="float" office:value="1581118.21843249">
            <text:p>1581118,21843249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6493.6460164429">
            <text:p>6493,6460164429</text:p>
          </table:table-cell>
          <table:table-cell table:formula="of:=[.A244]*[.B244]" office:value-type="float" office:value="1584449.62801207">
            <text:p>1584449,62801207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6480.65872441001">
            <text:p>6480,65872441</text:p>
          </table:table-cell>
          <table:table-cell table:formula="of:=[.A245]*[.B245]" office:value-type="float" office:value="1587761.38748045">
            <text:p>1587761,38748045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6467.69740696119">
            <text:p>6467,6974069612</text:p>
          </table:table-cell>
          <table:table-cell table:formula="of:=[.A246]*[.B246]" office:value-type="float" office:value="1591053.56211245">
            <text:p>1591053,56211245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6454.76201214727">
            <text:p>6454,7620121473</text:p>
          </table:table-cell>
          <table:table-cell table:formula="of:=[.A247]*[.B247]" office:value-type="float" office:value="1594326.21700038">
            <text:p>1594326,21700038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6441.85248812297">
            <text:p>6441,852488123</text:p>
          </table:table-cell>
          <table:table-cell table:formula="of:=[.A248]*[.B248]" office:value-type="float" office:value="1597579.4170545">
            <text:p>1597579,4170545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6428.96878314673">
            <text:p>6428,9687831467</text:p>
          </table:table-cell>
          <table:table-cell table:formula="of:=[.A249]*[.B249]" office:value-type="float" office:value="1600813.22700354">
            <text:p>1600813,22700354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6416.11084558043">
            <text:p>6416,1108455804</text:p>
          </table:table-cell>
          <table:table-cell table:formula="of:=[.A250]*[.B250]" office:value-type="float" office:value="1604027.71139511">
            <text:p>1604027,71139511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6403.27862388927">
            <text:p>6403,2786238893</text:p>
          </table:table-cell>
          <table:table-cell table:formula="of:=[.A251]*[.B251]" office:value-type="float" office:value="1607222.93459621">
            <text:p>1607222,9345962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6390.47206664149">
            <text:p>6390,4720666415</text:p>
          </table:table-cell>
          <table:table-cell table:formula="of:=[.A252]*[.B252]" office:value-type="float" office:value="1610398.96079366">
            <text:p>1610398,96079366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6377.69112250821">
            <text:p>6377,6911225082</text:p>
          </table:table-cell>
          <table:table-cell table:formula="of:=[.A253]*[.B253]" office:value-type="float" office:value="1613555.85399458">
            <text:p>1613555,85399458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6364.93574026319">
            <text:p>6364,9357402632</text:p>
          </table:table-cell>
          <table:table-cell table:formula="of:=[.A254]*[.B254]" office:value-type="float" office:value="1616693.67802685">
            <text:p>1616693,67802685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6352.20586878267">
            <text:p>6352,2058687827</text:p>
          </table:table-cell>
          <table:table-cell table:formula="of:=[.A255]*[.B255]" office:value-type="float" office:value="1619812.49653958">
            <text:p>1619812,49653958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6339.5014570451">
            <text:p>6339,5014570451</text:p>
          </table:table-cell>
          <table:table-cell table:formula="of:=[.A256]*[.B256]" office:value-type="float" office:value="1622912.37300355">
            <text:p>1622912,37300355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6326.82245413101">
            <text:p>6326,822454131</text:p>
          </table:table-cell>
          <table:table-cell table:formula="of:=[.A257]*[.B257]" office:value-type="float" office:value="1625993.37071167">
            <text:p>1625993,37071167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6314.16880922275">
            <text:p>6314,1688092228</text:p>
          </table:table-cell>
          <table:table-cell table:formula="of:=[.A258]*[.B258]" office:value-type="float" office:value="1629055.55277947">
            <text:p>1629055,55277947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6301.5404716043">
            <text:p>6301,5404716043</text:p>
          </table:table-cell>
          <table:table-cell table:formula="of:=[.A259]*[.B259]" office:value-type="float" office:value="1632098.98214551">
            <text:p>1632098,98214551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6288.9373906611">
            <text:p>6288,9373906611</text:p>
          </table:table-cell>
          <table:table-cell table:formula="of:=[.A260]*[.B260]" office:value-type="float" office:value="1635123.72157188">
            <text:p>1635123,72157188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6276.35951587977">
            <text:p>6276,3595158798</text:p>
          </table:table-cell>
          <table:table-cell table:formula="of:=[.A261]*[.B261]" office:value-type="float" office:value="1638129.83364462">
            <text:p>1638129,83364462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6263.80679684801">
            <text:p>6263,806796848</text:p>
          </table:table-cell>
          <table:table-cell table:formula="of:=[.A262]*[.B262]" office:value-type="float" office:value="1641117.38077418">
            <text:p>1641117,38077418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6251.27918325432">
            <text:p>6251,2791832543</text:p>
          </table:table-cell>
          <table:table-cell table:formula="of:=[.A263]*[.B263]" office:value-type="float" office:value="1644086.42519589">
            <text:p>1644086,42519589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6238.77662488781">
            <text:p>6238,7766248878</text:p>
          </table:table-cell>
          <table:table-cell table:formula="of:=[.A264]*[.B264]" office:value-type="float" office:value="1647037.02897038">
            <text:p>1647037,02897038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6226.29907163803">
            <text:p>6226,299071638</text:p>
          </table:table-cell>
          <table:table-cell table:formula="of:=[.A265]*[.B265]" office:value-type="float" office:value="1649969.25398408">
            <text:p>1649969,25398408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6213.84647349476">
            <text:p>6213,8464734948</text:p>
          </table:table-cell>
          <table:table-cell table:formula="of:=[.A266]*[.B266]" office:value-type="float" office:value="1652883.16194961">
            <text:p>1652883,16194961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6201.41878054777">
            <text:p>6201,4187805478</text:p>
          </table:table-cell>
          <table:table-cell table:formula="of:=[.A267]*[.B267]" office:value-type="float" office:value="1655778.81440625">
            <text:p>1655778,81440625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6189.01594298667">
            <text:p>6189,0159429867</text:p>
          </table:table-cell>
          <table:table-cell table:formula="of:=[.A268]*[.B268]" office:value-type="float" office:value="1658656.27272043">
            <text:p>1658656,27272043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6176.6379111007">
            <text:p>6176,6379111007</text:p>
          </table:table-cell>
          <table:table-cell table:formula="of:=[.A269]*[.B269]" office:value-type="float" office:value="1661515.59808609">
            <text:p>1661515,59808609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6164.2846352785">
            <text:p>6164,2846352785</text:p>
          </table:table-cell>
          <table:table-cell table:formula="of:=[.A270]*[.B270]" office:value-type="float" office:value="1664356.85152519">
            <text:p>1664356,85152519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6151.95606600794">
            <text:p>6151,9560660079</text:p>
          </table:table-cell>
          <table:table-cell table:formula="of:=[.A271]*[.B271]" office:value-type="float" office:value="1667180.09388815">
            <text:p>1667180,09388815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6139.65215387592">
            <text:p>6139,6521538759</text:p>
          </table:table-cell>
          <table:table-cell table:formula="of:=[.A272]*[.B272]" office:value-type="float" office:value="1669985.38585425">
            <text:p>1669985,38585425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6127.37284956817">
            <text:p>6127,3728495682</text:p>
          </table:table-cell>
          <table:table-cell table:formula="of:=[.A273]*[.B273]" office:value-type="float" office:value="1672772.78793211">
            <text:p>1672772,78793211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6115.11810386904">
            <text:p>6115,118103869</text:p>
          </table:table-cell>
          <table:table-cell table:formula="of:=[.A274]*[.B274]" office:value-type="float" office:value="1675542.36046012">
            <text:p>1675542,36046012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6102.8878676613">
            <text:p>6102,8878676613</text:p>
          </table:table-cell>
          <table:table-cell table:formula="of:=[.A275]*[.B275]" office:value-type="float" office:value="1678294.16360686">
            <text:p>1678294,16360686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6090.68209192598">
            <text:p>6090,682091926</text:p>
          </table:table-cell>
          <table:table-cell table:formula="of:=[.A276]*[.B276]" office:value-type="float" office:value="1681028.25737157">
            <text:p>1681028,25737157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6078.50072774212">
            <text:p>6078,5007277421</text:p>
          </table:table-cell>
          <table:table-cell table:formula="of:=[.A277]*[.B277]" office:value-type="float" office:value="1683744.70158457">
            <text:p>1683744,70158457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6066.34372628664">
            <text:p>6066,3437262866</text:p>
          </table:table-cell>
          <table:table-cell table:formula="of:=[.A278]*[.B278]" office:value-type="float" office:value="1686443.55590769">
            <text:p>1686443,55590769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6054.21103883407">
            <text:p>6054,2110388341</text:p>
          </table:table-cell>
          <table:table-cell table:formula="of:=[.A279]*[.B279]" office:value-type="float" office:value="1689124.8798347">
            <text:p>1689124,8798347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6042.1026167564">
            <text:p>6042,1026167564</text:p>
          </table:table-cell>
          <table:table-cell table:formula="of:=[.A280]*[.B280]" office:value-type="float" office:value="1691788.73269179">
            <text:p>1691788,73269179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6030.01841152289">
            <text:p>6030,0184115229</text:p>
          </table:table-cell>
          <table:table-cell table:formula="of:=[.A281]*[.B281]" office:value-type="float" office:value="1694435.17363793">
            <text:p>1694435,17363793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6017.95837469984">
            <text:p>6017,9583746998</text:p>
          </table:table-cell>
          <table:table-cell table:formula="of:=[.A282]*[.B282]" office:value-type="float" office:value="1697064.26166535">
            <text:p>1697064,26166535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6005.92245795044">
            <text:p>6005,9224579504</text:p>
          </table:table-cell>
          <table:table-cell table:formula="of:=[.A283]*[.B283]" office:value-type="float" office:value="1699676.05559997">
            <text:p>1699676,05559997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5993.91061303454">
            <text:p>5993,9106130345</text:p>
          </table:table-cell>
          <table:table-cell table:formula="of:=[.A284]*[.B284]" office:value-type="float" office:value="1702270.61410181">
            <text:p>1702270,61410181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5981.92279180847">
            <text:p>5981,9227918085</text:p>
          </table:table-cell>
          <table:table-cell table:formula="of:=[.A285]*[.B285]" office:value-type="float" office:value="1704847.99566541">
            <text:p>1704847,99566541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5969.95894622485">
            <text:p>5969,9589462249</text:p>
          </table:table-cell>
          <table:table-cell table:formula="of:=[.A286]*[.B286]" office:value-type="float" office:value="1707408.25862031">
            <text:p>1707408,25862031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5958.0190283324">
            <text:p>5958,0190283324</text:p>
          </table:table-cell>
          <table:table-cell table:formula="of:=[.A287]*[.B287]" office:value-type="float" office:value="1709951.4611314">
            <text:p>1709951,4611314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5946.10299027574">
            <text:p>5946,1029902757</text:p>
          </table:table-cell>
          <table:table-cell table:formula="of:=[.A288]*[.B288]" office:value-type="float" office:value="1712477.66119941">
            <text:p>1712477,66119941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5934.21078429519">
            <text:p>5934,2107842952</text:p>
          </table:table-cell>
          <table:table-cell table:formula="of:=[.A289]*[.B289]" office:value-type="float" office:value="1714986.91666131">
            <text:p>1714986,91666131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5922.3423627266">
            <text:p>5922,3423627266</text:p>
          </table:table-cell>
          <table:table-cell table:formula="of:=[.A290]*[.B290]" office:value-type="float" office:value="1717479.28519071">
            <text:p>1717479,28519071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5910.49767800114">
            <text:p>5910,4976780012</text:p>
          </table:table-cell>
          <table:table-cell table:formula="of:=[.A291]*[.B291]" office:value-type="float" office:value="1719954.82429833">
            <text:p>1719954,82429833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5898.67668264514">
            <text:p>5898,6766826451</text:p>
          </table:table-cell>
          <table:table-cell table:formula="of:=[.A292]*[.B292]" office:value-type="float" office:value="1722413.59133238">
            <text:p>1722413,59133238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5886.87932927985">
            <text:p>5886,8793292799</text:p>
          </table:table-cell>
          <table:table-cell table:formula="of:=[.A293]*[.B293]" office:value-type="float" office:value="1724855.643479">
            <text:p>1724855,643479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5875.10557062129">
            <text:p>5875,1055706213</text:p>
          </table:table-cell>
          <table:table-cell table:formula="of:=[.A294]*[.B294]" office:value-type="float" office:value="1727281.03776266">
            <text:p>1727281,03776266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5863.35535948005">
            <text:p>5863,3553594801</text:p>
          </table:table-cell>
          <table:table-cell table:formula="of:=[.A295]*[.B295]" office:value-type="float" office:value="1729689.83104661">
            <text:p>1729689,83104661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5851.62864876109">
            <text:p>5851,6286487611</text:p>
          </table:table-cell>
          <table:table-cell table:formula="of:=[.A296]*[.B296]" office:value-type="float" office:value="1732082.08003328">
            <text:p>1732082,08003328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5839.92539146357">
            <text:p>5839,9253914636</text:p>
          </table:table-cell>
          <table:table-cell table:formula="of:=[.A297]*[.B297]" office:value-type="float" office:value="1734457.84126468">
            <text:p>1734457,84126468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5828.24554068064">
            <text:p>5828,2455406806</text:p>
          </table:table-cell>
          <table:table-cell table:formula="of:=[.A298]*[.B298]" office:value-type="float" office:value="1736817.17112283">
            <text:p>1736817,17112283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5816.58904959928">
            <text:p>5816,5890495993</text:p>
          </table:table-cell>
          <table:table-cell table:formula="of:=[.A299]*[.B299]" office:value-type="float" office:value="1739160.12583018">
            <text:p>1739160,12583018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5804.95587150008">
            <text:p>5804,9558715001</text:p>
          </table:table-cell>
          <table:table-cell table:formula="of:=[.A300]*[.B300]" office:value-type="float" office:value="1741486.76145002">
            <text:p>1741486,76145002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5793.34595975708">
            <text:p>5793,3459597571</text:p>
          </table:table-cell>
          <table:table-cell table:formula="of:=[.A301]*[.B301]" office:value-type="float" office:value="1743797.13388688">
            <text:p>1743797,13388688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5781.75926783756">
            <text:p>5781,7592678376</text:p>
          </table:table-cell>
          <table:table-cell table:formula="of:=[.A302]*[.B302]" office:value-type="float" office:value="1746091.29888694">
            <text:p>1746091,29888694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5770.19574930189">
            <text:p>5770,1957493019</text:p>
          </table:table-cell>
          <table:table-cell table:formula="of:=[.A303]*[.B303]" office:value-type="float" office:value="1748369.31203847">
            <text:p>1748369,31203847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5758.65535780329">
            <text:p>5758,6553578033</text:p>
          </table:table-cell>
          <table:table-cell table:formula="of:=[.A304]*[.B304]" office:value-type="float" office:value="1750631.2287722">
            <text:p>1750631,2287722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5747.13804708768">
            <text:p>5747,1380470877</text:p>
          </table:table-cell>
          <table:table-cell table:formula="of:=[.A305]*[.B305]" office:value-type="float" office:value="1752877.10436174">
            <text:p>1752877,10436174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5735.6437709935">
            <text:p>5735,6437709935</text:p>
          </table:table-cell>
          <table:table-cell table:formula="of:=[.A306]*[.B306]" office:value-type="float" office:value="1755106.99392401">
            <text:p>1755106,99392401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5724.17248345152">
            <text:p>5724,1724834515</text:p>
          </table:table-cell>
          <table:table-cell table:formula="of:=[.A307]*[.B307]" office:value-type="float" office:value="1757320.95241962">
            <text:p>1757320,95241962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5712.72413848461">
            <text:p>5712,7241384846</text:p>
          </table:table-cell>
          <table:table-cell table:formula="of:=[.A308]*[.B308]" office:value-type="float" office:value="1759519.03465326">
            <text:p>1759519,03465326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5701.29869020764">
            <text:p>5701,2986902077</text:p>
          </table:table-cell>
          <table:table-cell table:formula="of:=[.A309]*[.B309]" office:value-type="float" office:value="1761701.29527416">
            <text:p>1761701,29527416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5689.89609282723">
            <text:p>5689,8960928272</text:p>
          </table:table-cell>
          <table:table-cell table:formula="of:=[.A310]*[.B310]" office:value-type="float" office:value="1763867.78877644">
            <text:p>1763867,78877644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5678.51630064157">
            <text:p>5678,5163006416</text:p>
          </table:table-cell>
          <table:table-cell table:formula="of:=[.A311]*[.B311]" office:value-type="float" office:value="1766018.56949953">
            <text:p>1766018,56949953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5667.15926804029">
            <text:p>5667,1592680403</text:p>
          </table:table-cell>
          <table:table-cell table:formula="of:=[.A312]*[.B312]" office:value-type="float" office:value="1768153.69162857">
            <text:p>1768153,69162857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5655.82494950421">
            <text:p>5655,8249495042</text:p>
          </table:table-cell>
          <table:table-cell table:formula="of:=[.A313]*[.B313]" office:value-type="float" office:value="1770273.20919482">
            <text:p>1770273,20919482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5644.5132996052">
            <text:p>5644,5132996052</text:p>
          </table:table-cell>
          <table:table-cell table:formula="of:=[.A314]*[.B314]" office:value-type="float" office:value="1772377.17607603">
            <text:p>1772377,17607603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5633.22427300599">
            <text:p>5633,224273006</text:p>
          </table:table-cell>
          <table:table-cell table:formula="of:=[.A315]*[.B315]" office:value-type="float" office:value="1774465.64599689">
            <text:p>1774465,64599689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5621.95782445998">
            <text:p>5621,95782446</text:p>
          </table:table-cell>
          <table:table-cell table:formula="of:=[.A316]*[.B316]" office:value-type="float" office:value="1776538.67252935">
            <text:p>1776538,67252935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5610.71390881106">
            <text:p>5610,7139088111</text:p>
          </table:table-cell>
          <table:table-cell table:formula="of:=[.A317]*[.B317]" office:value-type="float" office:value="1778596.30909311">
            <text:p>1778596,30909311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5599.49248099344">
            <text:p>5599,4924809934</text:p>
          </table:table-cell>
          <table:table-cell table:formula="of:=[.A318]*[.B318]" office:value-type="float" office:value="1780638.60895591">
            <text:p>1780638,60895591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5588.29349603145">
            <text:p>5588,2934960315</text:p>
          </table:table-cell>
          <table:table-cell table:formula="of:=[.A319]*[.B319]" office:value-type="float" office:value="1782665.62523403">
            <text:p>1782665,62523403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5577.11690903939">
            <text:p>5577,1169090394</text:p>
          </table:table-cell>
          <table:table-cell table:formula="of:=[.A320]*[.B320]" office:value-type="float" office:value="1784677.4108926">
            <text:p>1784677,4108926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5565.96267522131">
            <text:p>5565,9626752213</text:p>
          </table:table-cell>
          <table:table-cell table:formula="of:=[.A321]*[.B321]" office:value-type="float" office:value="1786674.01874604">
            <text:p>1786674,01874604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5554.83074987087">
            <text:p>5554,8307498709</text:p>
          </table:table-cell>
          <table:table-cell table:formula="of:=[.A322]*[.B322]" office:value-type="float" office:value="1788655.50145842">
            <text:p>1788655,50145842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5543.72108837112">
            <text:p>5543,7210883711</text:p>
          </table:table-cell>
          <table:table-cell table:formula="of:=[.A323]*[.B323]" office:value-type="float" office:value="1790621.91154387">
            <text:p>1790621,91154387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5532.63364619438">
            <text:p>5532,6336461944</text:p>
          </table:table-cell>
          <table:table-cell table:formula="of:=[.A324]*[.B324]" office:value-type="float" office:value="1792573.30136698">
            <text:p>1792573,30136698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5521.56837890199">
            <text:p>5521,568378902</text:p>
          </table:table-cell>
          <table:table-cell table:formula="of:=[.A325]*[.B325]" office:value-type="float" office:value="1794509.72314315">
            <text:p>1794509,72314315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5510.52524214419">
            <text:p>5510,5252421442</text:p>
          </table:table-cell>
          <table:table-cell table:formula="of:=[.A326]*[.B326]" office:value-type="float" office:value="1796431.22893901">
            <text:p>1796431,22893901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5499.5041916599">
            <text:p>5499,5041916599</text:p>
          </table:table-cell>
          <table:table-cell table:formula="of:=[.A327]*[.B327]" office:value-type="float" office:value="1798337.87067279">
            <text:p>1798337,87067279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5488.50518327658">
            <text:p>5488,5051832766</text:p>
          </table:table-cell>
          <table:table-cell table:formula="of:=[.A328]*[.B328]" office:value-type="float" office:value="1800229.70011472">
            <text:p>1800229,70011472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5477.52817291003">
            <text:p>5477,52817291</text:p>
          </table:table-cell>
          <table:table-cell table:formula="of:=[.A329]*[.B329]" office:value-type="float" office:value="1802106.7688874">
            <text:p>1802106,7688874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5466.57311656421">
            <text:p>5466,5731165642</text:p>
          </table:table-cell>
          <table:table-cell table:formula="of:=[.A330]*[.B330]" office:value-type="float" office:value="1803969.12846619">
            <text:p>1803969,12846619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5455.63997033108">
            <text:p>5455,6399703311</text:p>
          </table:table-cell>
          <table:table-cell table:formula="of:=[.A331]*[.B331]" office:value-type="float" office:value="1805816.83017959">
            <text:p>1805816,83017959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5444.72869039042">
            <text:p>5444,7286903904</text:p>
          </table:table-cell>
          <table:table-cell table:formula="of:=[.A332]*[.B332]" office:value-type="float" office:value="1807649.92520962">
            <text:p>1807649,92520962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5433.83923300964">
            <text:p>5433,8392330096</text:p>
          </table:table-cell>
          <table:table-cell table:formula="of:=[.A333]*[.B333]" office:value-type="float" office:value="1809468.46459221">
            <text:p>1809468,46459221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5422.97155454362">
            <text:p>5422,9715545436</text:p>
          </table:table-cell>
          <table:table-cell table:formula="of:=[.A334]*[.B334]" office:value-type="float" office:value="1811272.49921757">
            <text:p>1811272,49921757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5412.12561143453">
            <text:p>5412,1256114345</text:p>
          </table:table-cell>
          <table:table-cell table:formula="of:=[.A335]*[.B335]" office:value-type="float" office:value="1813062.07983057">
            <text:p>1813062,07983057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5401.30136021166">
            <text:p>5401,3013602117</text:p>
          </table:table-cell>
          <table:table-cell table:formula="of:=[.A336]*[.B336]" office:value-type="float" office:value="1814837.25703112">
            <text:p>1814837,25703112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5390.49875749124">
            <text:p>5390,4987574912</text:p>
          </table:table-cell>
          <table:table-cell table:formula="of:=[.A337]*[.B337]" office:value-type="float" office:value="1816598.08127455">
            <text:p>1816598,08127455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5379.71775997626">
            <text:p>5379,7177599763</text:p>
          </table:table-cell>
          <table:table-cell table:formula="of:=[.A338]*[.B338]" office:value-type="float" office:value="1818344.60287197">
            <text:p>1818344,60287197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5368.9583244563">
            <text:p>5368,9583244563</text:p>
          </table:table-cell>
          <table:table-cell table:formula="of:=[.A339]*[.B339]" office:value-type="float" office:value="1820076.87199069">
            <text:p>1820076,87199069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5358.22040780739">
            <text:p>5358,2204078074</text:p>
          </table:table-cell>
          <table:table-cell table:formula="of:=[.A340]*[.B340]" office:value-type="float" office:value="1821794.93865451">
            <text:p>1821794,93865451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5347.50396699178">
            <text:p>5347,5039669918</text:p>
          </table:table-cell>
          <table:table-cell table:formula="of:=[.A341]*[.B341]" office:value-type="float" office:value="1823498.8527442">
            <text:p>1823498,8527442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5336.80895905779">
            <text:p>5336,8089590578</text:p>
          </table:table-cell>
          <table:table-cell table:formula="of:=[.A342]*[.B342]" office:value-type="float" office:value="1825188.66399777">
            <text:p>1825188,66399777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5326.13534113968">
            <text:p>5326,1353411397</text:p>
          </table:table-cell>
          <table:table-cell table:formula="of:=[.A343]*[.B343]" office:value-type="float" office:value="1826864.42201091">
            <text:p>1826864,42201091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5315.4830704574">
            <text:p>5315,4830704574</text:p>
          </table:table-cell>
          <table:table-cell table:formula="of:=[.A344]*[.B344]" office:value-type="float" office:value="1828526.17623734">
            <text:p>1828526,17623734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5304.85210431648">
            <text:p>5304,8521043165</text:p>
          </table:table-cell>
          <table:table-cell table:formula="of:=[.A345]*[.B345]" office:value-type="float" office:value="1830173.97598919">
            <text:p>1830173,97598919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5294.24240010785">
            <text:p>5294,2424001079</text:p>
          </table:table-cell>
          <table:table-cell table:formula="of:=[.A346]*[.B346]" office:value-type="float" office:value="1831807.87043732">
            <text:p>1831807,87043732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5283.65391530763">
            <text:p>5283,6539153076</text:p>
          </table:table-cell>
          <table:table-cell table:formula="of:=[.A347]*[.B347]" office:value-type="float" office:value="1833427.90861175">
            <text:p>1833427,90861175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5273.08660747702">
            <text:p>5273,086607477</text:p>
          </table:table-cell>
          <table:table-cell table:formula="of:=[.A348]*[.B348]" office:value-type="float" office:value="1835034.139402">
            <text:p>1835034,139402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5262.54043426206">
            <text:p>5262,5404342621</text:p>
          </table:table-cell>
          <table:table-cell table:formula="of:=[.A349]*[.B349]" office:value-type="float" office:value="1836626.61155746">
            <text:p>1836626,61155746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5252.01535339354">
            <text:p>5252,0153533935</text:p>
          </table:table-cell>
          <table:table-cell table:formula="of:=[.A350]*[.B350]" office:value-type="float" office:value="1838205.37368774">
            <text:p>1838205,37368774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5241.51132268675">
            <text:p>5241,5113226868</text:p>
          </table:table-cell>
          <table:table-cell table:formula="of:=[.A351]*[.B351]" office:value-type="float" office:value="1839770.47426305">
            <text:p>1839770,47426305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5231.02830004138">
            <text:p>5231,0283000414</text:p>
          </table:table-cell>
          <table:table-cell table:formula="of:=[.A352]*[.B352]" office:value-type="float" office:value="1841321.96161457">
            <text:p>1841321,96161457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5220.5662434413">
            <text:p>5220,5662434413</text:p>
          </table:table-cell>
          <table:table-cell table:formula="of:=[.A353]*[.B353]" office:value-type="float" office:value="1842859.88393478">
            <text:p>1842859,88393478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5210.12511095441">
            <text:p>5210,1251109544</text:p>
          </table:table-cell>
          <table:table-cell table:formula="of:=[.A354]*[.B354]" office:value-type="float" office:value="1844384.28927786">
            <text:p>1844384,28927786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5199.7048607325">
            <text:p>5199,7048607325</text:p>
          </table:table-cell>
          <table:table-cell table:formula="of:=[.A355]*[.B355]" office:value-type="float" office:value="1845895.22556004">
            <text:p>1845895,22556004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5189.30545101104">
            <text:p>5189,305451011</text:p>
          </table:table-cell>
          <table:table-cell table:formula="of:=[.A356]*[.B356]" office:value-type="float" office:value="1847392.74055993">
            <text:p>1847392,74055993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5178.92684010902">
            <text:p>5178,926840109</text:p>
          </table:table-cell>
          <table:table-cell table:formula="of:=[.A357]*[.B357]" office:value-type="float" office:value="1848876.88191892">
            <text:p>1848876,88191892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5168.5689864288">
            <text:p>5168,5689864288</text:p>
          </table:table-cell>
          <table:table-cell table:formula="of:=[.A358]*[.B358]" office:value-type="float" office:value="1850347.69714151">
            <text:p>1850347,69714151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5158.23184845594">
            <text:p>5158,2318484559</text:p>
          </table:table-cell>
          <table:table-cell table:formula="of:=[.A359]*[.B359]" office:value-type="float" office:value="1851805.23359568">
            <text:p>1851805,23359568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5147.91538475903">
            <text:p>5147,915384759</text:p>
          </table:table-cell>
          <table:table-cell table:formula="of:=[.A360]*[.B360]" office:value-type="float" office:value="1853249.53851325">
            <text:p>1853249,53851325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5137.61955398951">
            <text:p>5137,6195539895</text:p>
          </table:table-cell>
          <table:table-cell table:formula="of:=[.A361]*[.B361]" office:value-type="float" office:value="1854680.65899021">
            <text:p>1854680,65899021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5127.34431488153">
            <text:p>5127,3443148815</text:p>
          </table:table-cell>
          <table:table-cell table:formula="of:=[.A362]*[.B362]" office:value-type="float" office:value="1856098.64198711">
            <text:p>1856098,64198711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5117.08962625177">
            <text:p>5117,0896262518</text:p>
          </table:table-cell>
          <table:table-cell table:formula="of:=[.A363]*[.B363]" office:value-type="float" office:value="1857503.53432939">
            <text:p>1857503,53432939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5106.85544699926">
            <text:p>5106,8554469993</text:p>
          </table:table-cell>
          <table:table-cell table:formula="of:=[.A364]*[.B364]" office:value-type="float" office:value="1858895.38270773">
            <text:p>1858895,38270773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5096.64173610527">
            <text:p>5096,6417361053</text:p>
          </table:table-cell>
          <table:table-cell table:formula="of:=[.A365]*[.B365]" office:value-type="float" office:value="1860274.23367842">
            <text:p>1860274,23367842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5086.44845263306">
            <text:p>5086,4484526331</text:p>
          </table:table-cell>
          <table:table-cell table:formula="of:=[.A366]*[.B366]" office:value-type="float" office:value="1861640.1336637">
            <text:p>1861640,1336637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5076.27555572779">
            <text:p>5076,2755557278</text:p>
          </table:table-cell>
          <table:table-cell table:formula="of:=[.A367]*[.B367]" office:value-type="float" office:value="1862993.1289521">
            <text:p>1862993,1289521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5066.12300461633">
            <text:p>5066,1230046163</text:p>
          </table:table-cell>
          <table:table-cell table:formula="of:=[.A368]*[.B368]" office:value-type="float" office:value="1864333.26569881">
            <text:p>1864333,26569881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5055.9907586071">
            <text:p>5055,9907586071</text:p>
          </table:table-cell>
          <table:table-cell table:formula="of:=[.A369]*[.B369]" office:value-type="float" office:value="1865660.58992602">
            <text:p>1865660,58992602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5045.87877708989">
            <text:p>5045,8787770899</text:p>
          </table:table-cell>
          <table:table-cell table:formula="of:=[.A370]*[.B370]" office:value-type="float" office:value="1866975.14752326">
            <text:p>1866975,14752326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5035.78701953571">
            <text:p>5035,7870195357</text:p>
          </table:table-cell>
          <table:table-cell table:formula="of:=[.A371]*[.B371]" office:value-type="float" office:value="1868276.98424775">
            <text:p>1868276,98424775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5025.71544549664">
            <text:p>5025,7154454966</text:p>
          </table:table-cell>
          <table:table-cell table:formula="of:=[.A372]*[.B372]" office:value-type="float" office:value="1869566.14572475">
            <text:p>1869566,14572475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5015.66401460564">
            <text:p>5015,6640146057</text:p>
          </table:table-cell>
          <table:table-cell table:formula="of:=[.A373]*[.B373]" office:value-type="float" office:value="1870842.6774479">
            <text:p>1870842,6774479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5005.63268657643">
            <text:p>5005,6326865764</text:p>
          </table:table-cell>
          <table:table-cell table:formula="of:=[.A374]*[.B374]" office:value-type="float" office:value="1872106.62477959">
            <text:p>1872106,62477959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4995.62142120328">
            <text:p>4995,6214212033</text:p>
          </table:table-cell>
          <table:table-cell table:formula="of:=[.A375]*[.B375]" office:value-type="float" office:value="1873358.03295123">
            <text:p>1873358,03295123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4985.63017836087">
            <text:p>4985,6301783609</text:p>
          </table:table-cell>
          <table:table-cell table:formula="of:=[.A376]*[.B376]" office:value-type="float" office:value="1874596.94706369">
            <text:p>1874596,94706369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4975.65891800415">
            <text:p>4975,6589180042</text:p>
          </table:table-cell>
          <table:table-cell table:formula="of:=[.A377]*[.B377]" office:value-type="float" office:value="1875823.41208756">
            <text:p>1875823,41208756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4965.70760016814">
            <text:p>4965,7076001681</text:p>
          </table:table-cell>
          <table:table-cell table:formula="of:=[.A378]*[.B378]" office:value-type="float" office:value="1877037.47286356">
            <text:p>1877037,47286356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4955.77618496781">
            <text:p>4955,7761849678</text:p>
          </table:table-cell>
          <table:table-cell table:formula="of:=[.A379]*[.B379]" office:value-type="float" office:value="1878239.1741028">
            <text:p>1878239,1741028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4945.86463259787">
            <text:p>4945,8646325979</text:p>
          </table:table-cell>
          <table:table-cell table:formula="of:=[.A380]*[.B380]" office:value-type="float" office:value="1879428.56038719">
            <text:p>1879428,56038719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4935.97290333267">
            <text:p>4935,9729033327</text:p>
          </table:table-cell>
          <table:table-cell table:formula="of:=[.A381]*[.B381]" office:value-type="float" office:value="1880605.67616975">
            <text:p>1880605,67616975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4926.10095752601">
            <text:p>4926,100957526</text:p>
          </table:table-cell>
          <table:table-cell table:formula="of:=[.A382]*[.B382]" office:value-type="float" office:value="1881770.56577494">
            <text:p>1881770,56577494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4916.24875561096">
            <text:p>4916,248755611</text:p>
          </table:table-cell>
          <table:table-cell table:formula="of:=[.A383]*[.B383]" office:value-type="float" office:value="1882923.273399">
            <text:p>1882923,273399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4906.41625809973">
            <text:p>4906,4162580997</text:p>
          </table:table-cell>
          <table:table-cell table:formula="of:=[.A384]*[.B384]" office:value-type="float" office:value="1884063.8431103">
            <text:p>1884063,8431103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4896.60342558353">
            <text:p>4896,6034255835</text:p>
          </table:table-cell>
          <table:table-cell table:formula="of:=[.A385]*[.B385]" office:value-type="float" office:value="1885192.31884966">
            <text:p>1885192,31884966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4886.81021873237">
            <text:p>4886,8102187324</text:p>
          </table:table-cell>
          <table:table-cell table:formula="of:=[.A386]*[.B386]" office:value-type="float" office:value="1886308.74443069">
            <text:p>1886308,74443069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4877.0365982949">
            <text:p>4877,0365982949</text:p>
          </table:table-cell>
          <table:table-cell table:formula="of:=[.A387]*[.B387]" office:value-type="float" office:value="1887413.16354013">
            <text:p>1887413,16354013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4867.28252509831">
            <text:p>4867,2825250983</text:p>
          </table:table-cell>
          <table:table-cell table:formula="of:=[.A388]*[.B388]" office:value-type="float" office:value="1888505.61973815">
            <text:p>1888505,61973815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4857.54796004812">
            <text:p>4857,5479600481</text:p>
          </table:table-cell>
          <table:table-cell table:formula="of:=[.A389]*[.B389]" office:value-type="float" office:value="1889586.15645872">
            <text:p>1889586,15645872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4847.83286412802">
            <text:p>4847,832864128</text:p>
          </table:table-cell>
          <table:table-cell table:formula="of:=[.A390]*[.B390]" office:value-type="float" office:value="1890654.81700993">
            <text:p>1890654,81700993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4838.13719839976">
            <text:p>4838,1371983998</text:p>
          </table:table-cell>
          <table:table-cell table:formula="of:=[.A391]*[.B391]" office:value-type="float" office:value="1891711.64457431">
            <text:p>1891711,6445743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4828.46092400296">
            <text:p>4828,460924003</text:p>
          </table:table-cell>
          <table:table-cell table:formula="of:=[.A392]*[.B392]" office:value-type="float" office:value="1892756.68220916">
            <text:p>1892756,68220916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4818.80400215496">
            <text:p>4818,804002155</text:p>
          </table:table-cell>
          <table:table-cell table:formula="of:=[.A393]*[.B393]" office:value-type="float" office:value="1893789.9728469">
            <text:p>1893789,9728469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4809.16639415065">
            <text:p>4809,1663941507</text:p>
          </table:table-cell>
          <table:table-cell table:formula="of:=[.A394]*[.B394]" office:value-type="float" office:value="1894811.55929536">
            <text:p>1894811,55929536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4799.54806136235">
            <text:p>4799,5480613624</text:p>
          </table:table-cell>
          <table:table-cell table:formula="of:=[.A395]*[.B395]" office:value-type="float" office:value="1895821.48423813">
            <text:p>1895821,48423813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4789.94896523962">
            <text:p>4789,9489652396</text:p>
          </table:table-cell>
          <table:table-cell table:formula="of:=[.A396]*[.B396]" office:value-type="float" office:value="1896819.79023489">
            <text:p>1896819,79023489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4780.36906730914">
            <text:p>4780,3690673092</text:p>
          </table:table-cell>
          <table:table-cell table:formula="of:=[.A397]*[.B397]" office:value-type="float" office:value="1897806.51972173">
            <text:p>1897806,51972173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4770.80832917453">
            <text:p>4770,8083291745</text:p>
          </table:table-cell>
          <table:table-cell table:formula="of:=[.A398]*[.B398]" office:value-type="float" office:value="1898781.71501146">
            <text:p>1898781,71501146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4761.26671251618">
            <text:p>4761,2667125162</text:p>
          </table:table-cell>
          <table:table-cell table:formula="of:=[.A399]*[.B399]" office:value-type="float" office:value="1899745.41829395">
            <text:p>1899745,41829395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4751.74417909114">
            <text:p>4751,7441790912</text:p>
          </table:table-cell>
          <table:table-cell table:formula="of:=[.A400]*[.B400]" office:value-type="float" office:value="1900697.67163646">
            <text:p>1900697,67163646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4742.24069073296">
            <text:p>4742,240690733</text:p>
          </table:table-cell>
          <table:table-cell table:formula="of:=[.A401]*[.B401]" office:value-type="float" office:value="1901638.51698392">
            <text:p>1901638,51698392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4732.75620935149">
            <text:p>4732,7562093515</text:p>
          </table:table-cell>
          <table:table-cell table:formula="of:=[.A402]*[.B402]" office:value-type="float" office:value="1902567.9961593">
            <text:p>1902567,9961593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4723.29069693279">
            <text:p>4723,2906969328</text:p>
          </table:table-cell>
          <table:table-cell table:formula="of:=[.A403]*[.B403]" office:value-type="float" office:value="1903486.15086391">
            <text:p>1903486,15086391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4713.84411553893">
            <text:p>4713,8441155389</text:p>
          </table:table-cell>
          <table:table-cell table:formula="of:=[.A404]*[.B404]" office:value-type="float" office:value="1904393.02267773">
            <text:p>1904393,02267773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4704.41642730785">
            <text:p>4704,4164273079</text:p>
          </table:table-cell>
          <table:table-cell table:formula="of:=[.A405]*[.B405]" office:value-type="float" office:value="1905288.65305968">
            <text:p>1905288,65305968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4695.00759445323">
            <text:p>4695,0075944532</text:p>
          </table:table-cell>
          <table:table-cell table:formula="of:=[.A406]*[.B406]" office:value-type="float" office:value="1906173.08334801">
            <text:p>1906173,08334801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4685.61757926433">
            <text:p>4685,6175792643</text:p>
          </table:table-cell>
          <table:table-cell table:formula="of:=[.A407]*[.B407]" office:value-type="float" office:value="1907046.35476058">
            <text:p>1907046,35476058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4676.2463441058">
            <text:p>4676,2463441058</text:p>
          </table:table-cell>
          <table:table-cell table:formula="of:=[.A408]*[.B408]" office:value-type="float" office:value="1907908.50839516">
            <text:p>1907908,50839516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4666.89385141758">
            <text:p>4666,8938514176</text:p>
          </table:table-cell>
          <table:table-cell table:formula="of:=[.A409]*[.B409]" office:value-type="float" office:value="1908759.58522979">
            <text:p>1908759,58522979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4657.56006371475">
            <text:p>4657,5600637148</text:p>
          </table:table-cell>
          <table:table-cell table:formula="of:=[.A410]*[.B410]" office:value-type="float" office:value="1909599.62612305">
            <text:p>1909599,62612305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4648.24494358732">
            <text:p>4648,2449435873</text:p>
          </table:table-cell>
          <table:table-cell table:formula="of:=[.A411]*[.B411]" office:value-type="float" office:value="1910428.67181439">
            <text:p>1910428,67181439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4638.94845370014">
            <text:p>4638,9484537002</text:p>
          </table:table-cell>
          <table:table-cell table:formula="of:=[.A412]*[.B412]" office:value-type="float" office:value="1911246.76292446">
            <text:p>1911246,76292446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4629.67055679274">
            <text:p>4629,6705567928</text:p>
          </table:table-cell>
          <table:table-cell table:formula="of:=[.A413]*[.B413]" office:value-type="float" office:value="1912053.9399554">
            <text:p>1912053,9399554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4620.41121567916">
            <text:p>4620,4112156792</text:p>
          </table:table-cell>
          <table:table-cell table:formula="of:=[.A414]*[.B414]" office:value-type="float" office:value="1912850.24329117">
            <text:p>1912850,24329117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4611.1703932478">
            <text:p>4611,1703932478</text:p>
          </table:table-cell>
          <table:table-cell table:formula="of:=[.A415]*[.B415]" office:value-type="float" office:value="1913635.71319784">
            <text:p>1913635,71319784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4601.9480524613">
            <text:p>4601,9480524613</text:p>
          </table:table-cell>
          <table:table-cell table:formula="of:=[.A416]*[.B416]" office:value-type="float" office:value="1914410.3898239">
            <text:p>1914410,3898239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4592.74415635638">
            <text:p>4592,7441563564</text:p>
          </table:table-cell>
          <table:table-cell table:formula="of:=[.A417]*[.B417]" office:value-type="float" office:value="1915174.31320061">
            <text:p>1915174,31320061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4583.55866804367">
            <text:p>4583,5586680437</text:p>
          </table:table-cell>
          <table:table-cell table:formula="of:=[.A418]*[.B418]" office:value-type="float" office:value="1915927.52324225">
            <text:p>1915927,52324225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4574.39155070758">
            <text:p>4574,3915507076</text:p>
          </table:table-cell>
          <table:table-cell table:formula="of:=[.A419]*[.B419]" office:value-type="float" office:value="1916670.05974648">
            <text:p>1916670,05974648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4565.24276760617">
            <text:p>4565,2427676062</text:p>
          </table:table-cell>
          <table:table-cell table:formula="of:=[.A420]*[.B420]" office:value-type="float" office:value="1917401.96239459">
            <text:p>1917401,96239459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4556.11228207095">
            <text:p>4556,112282071</text:p>
          </table:table-cell>
          <table:table-cell table:formula="of:=[.A421]*[.B421]" office:value-type="float" office:value="1918123.27075187">
            <text:p>1918123,27075187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4547.00005750681">
            <text:p>4547,0000575068</text:p>
          </table:table-cell>
          <table:table-cell table:formula="of:=[.A422]*[.B422]" office:value-type="float" office:value="1918834.02426787">
            <text:p>1918834,02426787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4537.9060573918">
            <text:p>4537,9060573918</text:p>
          </table:table-cell>
          <table:table-cell table:formula="of:=[.A423]*[.B423]" office:value-type="float" office:value="1919534.26227673">
            <text:p>1919534,26227673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4528.83024527701">
            <text:p>4528,830245277</text:p>
          </table:table-cell>
          <table:table-cell table:formula="of:=[.A424]*[.B424]" office:value-type="float" office:value="1920224.02399745">
            <text:p>1920224,02399745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4519.77258478646">
            <text:p>4519,7725847865</text:p>
          </table:table-cell>
          <table:table-cell table:formula="of:=[.A425]*[.B425]" office:value-type="float" office:value="1920903.34853425">
            <text:p>1920903,34853425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4510.73303961689">
            <text:p>4510,7330396169</text:p>
          </table:table-cell>
          <table:table-cell table:formula="of:=[.A426]*[.B426]" office:value-type="float" office:value="1921572.27487679">
            <text:p>1921572,27487679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4501.71157353765">
            <text:p>4501,7115735377</text:p>
          </table:table-cell>
          <table:table-cell table:formula="of:=[.A427]*[.B427]" office:value-type="float" office:value="1922230.84190058">
            <text:p>1922230,84190058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4492.70815039058">
            <text:p>4492,7081503906</text:p>
          </table:table-cell>
          <table:table-cell table:formula="of:=[.A428]*[.B428]" office:value-type="float" office:value="1922879.08836717">
            <text:p>1922879,08836717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4483.7227340898">
            <text:p>4483,7227340898</text:p>
          </table:table-cell>
          <table:table-cell table:formula="of:=[.A429]*[.B429]" office:value-type="float" office:value="1923517.05292452">
            <text:p>1923517,05292452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4474.75528862162">
            <text:p>4474,7552886216</text:p>
          </table:table-cell>
          <table:table-cell table:formula="of:=[.A430]*[.B430]" office:value-type="float" office:value="1924144.7741073">
            <text:p>1924144,7741073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4465.80577804437">
            <text:p>4465,8057780444</text:p>
          </table:table-cell>
          <table:table-cell table:formula="of:=[.A431]*[.B431]" office:value-type="float" office:value="1924762.29033712">
            <text:p>1924762,29033712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4456.87416648828">
            <text:p>4456,8741664883</text:p>
          </table:table-cell>
          <table:table-cell table:formula="of:=[.A432]*[.B432]" office:value-type="float" office:value="1925369.63992294">
            <text:p>1925369,63992294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4447.96041815531">
            <text:p>4447,9604181553</text:p>
          </table:table-cell>
          <table:table-cell table:formula="of:=[.A433]*[.B433]" office:value-type="float" office:value="1925966.86106125">
            <text:p>1925966,86106125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4439.064497319">
            <text:p>4439,064497319</text:p>
          </table:table-cell>
          <table:table-cell table:formula="of:=[.A434]*[.B434]" office:value-type="float" office:value="1926553.99183644">
            <text:p>1926553,99183644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4430.18636832436">
            <text:p>4430,1863683244</text:p>
          </table:table-cell>
          <table:table-cell table:formula="of:=[.A435]*[.B435]" office:value-type="float" office:value="1927131.0702211">
            <text:p>1927131,0702211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4421.32599558771">
            <text:p>4421,3259955877</text:p>
          </table:table-cell>
          <table:table-cell table:formula="of:=[.A436]*[.B436]" office:value-type="float" office:value="1927698.13407624">
            <text:p>1927698,13407624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4412.48334359654">
            <text:p>4412,4833435965</text:p>
          </table:table-cell>
          <table:table-cell table:formula="of:=[.A437]*[.B437]" office:value-type="float" office:value="1928255.22115169">
            <text:p>1928255,22115169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4403.65837690934">
            <text:p>4403,6583769093</text:p>
          </table:table-cell>
          <table:table-cell table:formula="of:=[.A438]*[.B438]" office:value-type="float" office:value="1928802.36908629">
            <text:p>1928802,36908629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4394.85106015552">
            <text:p>4394,8510601555</text:p>
          </table:table-cell>
          <table:table-cell table:formula="of:=[.A439]*[.B439]" office:value-type="float" office:value="1929339.61540827">
            <text:p>1929339,61540827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4386.06135803521">
            <text:p>4386,0613580352</text:p>
          </table:table-cell>
          <table:table-cell table:formula="of:=[.A440]*[.B440]" office:value-type="float" office:value="1929866.99753549">
            <text:p>1929866,99753549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4377.28923531914">
            <text:p>4377,2892353192</text:p>
          </table:table-cell>
          <table:table-cell table:formula="of:=[.A441]*[.B441]" office:value-type="float" office:value="1930384.55277574">
            <text:p>1930384,55277574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4368.5346568485">
            <text:p>4368,5346568485</text:p>
          </table:table-cell>
          <table:table-cell table:formula="of:=[.A442]*[.B442]" office:value-type="float" office:value="1930892.31832704">
            <text:p>1930892,31832704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4359.79758753481">
            <text:p>4359,7975875348</text:p>
          </table:table-cell>
          <table:table-cell table:formula="of:=[.A443]*[.B443]" office:value-type="float" office:value="1931390.33127792">
            <text:p>1931390,33127792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4351.07799235974">
            <text:p>4351,0779923597</text:p>
          </table:table-cell>
          <table:table-cell table:formula="of:=[.A444]*[.B444]" office:value-type="float" office:value="1931878.62860772">
            <text:p>1931878,62860772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4342.37583637502">
            <text:p>4342,375836375</text:p>
          </table:table-cell>
          <table:table-cell table:formula="of:=[.A445]*[.B445]" office:value-type="float" office:value="1932357.24718688">
            <text:p>1932357,24718688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4333.69108470227">
            <text:p>4333,6910847023</text:p>
          </table:table-cell>
          <table:table-cell table:formula="of:=[.A446]*[.B446]" office:value-type="float" office:value="1932826.22377721">
            <text:p>1932826,22377721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4325.02370253286">
            <text:p>4325,0237025329</text:p>
          </table:table-cell>
          <table:table-cell table:formula="of:=[.A447]*[.B447]" office:value-type="float" office:value="1933285.59503219">
            <text:p>1933285,59503219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4316.3736551278">
            <text:p>4316,3736551278</text:p>
          </table:table-cell>
          <table:table-cell table:formula="of:=[.A448]*[.B448]" office:value-type="float" office:value="1933735.39749725">
            <text:p>1933735,39749725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4307.74090781754">
            <text:p>4307,7409078175</text:p>
          </table:table-cell>
          <table:table-cell table:formula="of:=[.A449]*[.B449]" office:value-type="float" office:value="1934175.66761008">
            <text:p>1934175,66761008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4299.12542600191">
            <text:p>4299,1254260019</text:p>
          </table:table-cell>
          <table:table-cell table:formula="of:=[.A450]*[.B450]" office:value-type="float" office:value="1934606.44170086">
            <text:p>1934606,4417008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1:55:17.96</meta:creation-date>
    <dc:date>2013-02-25T12:50:57.76</dc:date>
    <meta:editing-duration>P0D</meta:editing-duration>
    <meta:editing-cycles>3</meta:editing-cycles>
    <meta:generator>LibreOffice/3.5$Windows_x86 LibreOffice_project/7e68ba2-a744ebf-1f241b7-c506db1-7d53735</meta:generator>
    <meta:document-statistic meta:table-count="4" meta:cell-count="5408" meta:object-count="0"/>
  </office:meta>
</office:document-meta>
</file>